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face style:name="Calibri" svg:font-family="Calibri" style:font-family-generic="roman"/>
    <style:font-face style:name="Liberation Serif1" svg:font-family="'Liberation Serif'"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Times New Roman2" svg:font-family="'Times New Roman'"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1" style:family="table">
      <style:table-properties style:width="13.612cm" fo:margin-left="1.293cm" table:align="left"/>
    </style:style>
    <style:style style:name="Tabel1.A" style:family="table-column">
      <style:table-column-properties style:column-width="5.498cm"/>
    </style:style>
    <style:style style:name="Tabel1.B" style:family="table-column">
      <style:table-column-properties style:column-width="4.115cm"/>
    </style:style>
    <style:style style:name="Tabel1.C" style:family="table-column">
      <style:table-column-properties style:column-width="3.999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Liberation Serif" fo:font-size="12pt" style:font-size-asian="12pt" style:font-size-complex="12pt"/>
    </style:style>
    <style:style style:name="P2" style:family="paragraph" style:parent-style-name="Standard">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officeooo:paragraph-rsid="00905d9b" style:font-size-asian="12pt" style:font-size-complex="12pt"/>
    </style:style>
    <style:style style:name="P3" style:family="paragraph" style:parent-style-name="Standard" style:list-style-name="L139">
      <style:text-properties fo:color="#000000" style:font-name="Liberation Serif" fo:font-size="12pt" officeooo:rsid="00d69a77" officeooo:paragraph-rsid="00d69a77" style:font-size-asian="12pt" style:font-size-complex="12pt"/>
    </style:style>
    <style:style style:name="P4" style:family="paragraph" style:parent-style-name="Standard" style:list-style-name="L145">
      <style:text-properties fo:color="#000000" style:font-name="Liberation Serif" fo:font-size="12pt" officeooo:rsid="0070cc32" officeooo:paragraph-rsid="0070cc32" style:font-size-asian="12pt" style:font-size-complex="12pt"/>
    </style:style>
    <style:style style:name="P5" style:family="paragraph" style:parent-style-name="Standard" style:list-style-name="L169">
      <style:text-properties fo:color="#000000" style:font-name="Liberation Serif" fo:font-size="12pt" officeooo:rsid="0076da8f" officeooo:paragraph-rsid="0076da8f" style:font-size-asian="12pt" style:font-size-complex="12pt"/>
    </style:style>
    <style:style style:name="P6" style:family="paragraph" style:parent-style-name="Standard" style:list-style-name="L174">
      <style:text-properties fo:color="#000000" style:font-name="Liberation Serif" fo:font-size="12pt" officeooo:rsid="0076da8f" officeooo:paragraph-rsid="0076da8f" style:font-size-asian="12pt" style:font-size-complex="12pt"/>
    </style:style>
    <style:style style:name="P7" style:family="paragraph" style:parent-style-name="Standard" style:list-style-name="L206">
      <style:text-properties fo:color="#000000" style:font-name="Liberation Serif" fo:font-size="12pt" style:font-size-asian="12pt" style:font-size-complex="12pt"/>
    </style:style>
    <style:style style:name="P8" style:family="paragraph" style:parent-style-name="Standard" style:list-style-name="L20">
      <style:paragraph-properties fo:text-align="start" style:justify-single-word="false" fo:orphans="2" fo:widows="2" style:vertical-align="auto"/>
      <style:text-properties fo:color="#000000" style:font-name="Liberation Serif" fo:font-size="12pt" fo:language="nl" fo:country="NL" style:text-underline-style="solid" style:text-underline-width="auto" style:text-underline-color="font-color" style:font-size-asian="12pt" style:language-asian="nl" style:country-asian="NL" style:font-name-complex="Arial1" style:font-size-complex="12pt" style:language-complex="ar" style:country-complex="SA"/>
    </style:style>
    <style:style style:name="P9" style:family="paragraph" style:parent-style-name="Standard" style:list-style-name="L184">
      <style:paragraph-properties fo:text-align="start" style:justify-single-word="false" fo:orphans="2" fo:widows="2" style:vertical-align="auto"/>
      <style:text-properties fo:color="#000000" style:font-name="Liberation Serif" fo:font-size="12pt" fo:language="nl" fo:country="NL" officeooo:paragraph-rsid="00b2c36a" style:font-size-asian="12pt" style:language-asian="nl" style:country-asian="NL" style:font-name-complex="Arial1" style:font-size-complex="12pt" style:language-complex="ar" style:country-complex="SA"/>
    </style:style>
    <style:style style:name="P10" style:family="paragraph" style:parent-style-name="Standard" style:list-style-name="L184">
      <style:paragraph-properties fo:text-align="start" style:justify-single-word="false" fo:orphans="2" fo:widows="2" style:vertical-align="auto"/>
      <style:text-properties fo:color="#000000" style:font-name="Liberation Serif" fo:font-size="12pt" fo:language="nl" fo:country="NL" officeooo:paragraph-rsid="00b54e2c" style:font-size-asian="12pt" style:language-asian="nl" style:country-asian="NL" style:font-name-complex="Arial1" style:font-size-complex="12pt" style:language-complex="ar" style:country-complex="SA"/>
    </style:style>
    <style:style style:name="P11" style:family="paragraph" style:parent-style-name="Standard" style:list-style-name="L150">
      <style:text-properties fo:color="#000000" style:font-name="Liberation Serif" fo:font-size="12pt" fo:language="nl" fo:country="NL" officeooo:rsid="0076da8f" officeooo:paragraph-rsid="00e104a9" style:font-size-asian="12pt" style:language-asian="nl" style:country-asian="NL" style:font-name-complex="Arial1" style:font-size-complex="12pt" style:language-complex="ar" style:country-complex="SA"/>
    </style:style>
    <style:style style:name="P12" style:family="paragraph" style:parent-style-name="Standard" style:list-style-name="L105">
      <style:text-properties fo:color="#000000" style:font-name="Calibri" fo:font-size="12pt" fo:language="nl" fo:country="NL" officeooo:rsid="00d0fa83" officeooo:paragraph-rsid="00d0fa83" style:font-size-asian="12pt" style:language-asian="nl" style:country-asian="NL" style:font-name-complex="Calibri1" style:font-size-complex="12pt" style:language-complex="ar" style:country-complex="SA"/>
    </style:style>
    <style:style style:name="P13" style:family="paragraph" style:parent-style-name="Standard">
      <style:text-properties fo:color="#000000" style:font-name="Liberation Serif" fo:font-size="12pt" style:font-size-asian="12pt" style:font-size-complex="12pt"/>
    </style:style>
    <style:style style:name="P14" style:family="paragraph" style:parent-style-name="Standard">
      <style:text-properties fo:color="#000000" style:font-name="Liberation Serif" fo:font-size="12pt" officeooo:paragraph-rsid="001c09c5" style:font-size-asian="12pt" style:font-size-complex="12pt"/>
    </style:style>
    <style:style style:name="P15" style:family="paragraph" style:parent-style-name="Standard">
      <style:text-properties fo:color="#000000" style:font-name="Liberation Serif" fo:font-size="12pt" officeooo:rsid="001d4392" officeooo:paragraph-rsid="001d4392" style:font-size-asian="12pt" style:font-size-complex="12pt"/>
    </style:style>
    <style:style style:name="P16" style:family="paragraph" style:parent-style-name="Standard" style:list-style-name="L197">
      <style:text-properties fo:color="#000000" style:font-name="Liberation Serif" fo:font-size="12pt" officeooo:rsid="01044ecf" officeooo:paragraph-rsid="01044ecf" style:font-size-asian="12pt" style:font-size-complex="12pt"/>
    </style:style>
    <style:style style:name="P17" style:family="paragraph" style:parent-style-name="Standard" style:list-style-name="L198">
      <style:text-properties fo:color="#000000" style:font-name="Liberation Serif" fo:font-size="12pt" officeooo:rsid="01044ecf" officeooo:paragraph-rsid="01044ecf" style:font-size-asian="12pt" style:font-size-complex="12pt"/>
    </style:style>
    <style:style style:name="P18" style:family="paragraph" style:parent-style-name="Standard" style:list-style-name="L2">
      <style:text-properties fo:color="#000000" style:font-name="Liberation Serif" fo:font-size="12pt" officeooo:rsid="0104ae10" officeooo:paragraph-rsid="0104ae10" style:font-size-asian="12pt" style:font-size-complex="12pt"/>
    </style:style>
    <style:style style:name="P19" style:family="paragraph" style:parent-style-name="Standard" style:list-style-name="L199">
      <style:text-properties fo:color="#000000" style:font-name="Liberation Serif" fo:font-size="12pt" officeooo:rsid="0104ae10" officeooo:paragraph-rsid="0104ae10" style:font-size-asian="12pt" style:font-size-complex="12pt"/>
    </style:style>
    <style:style style:name="P20" style:family="paragraph" style:parent-style-name="Standard" style:list-style-name="L200">
      <style:text-properties fo:color="#000000" style:font-name="Liberation Serif" fo:font-size="12pt" officeooo:rsid="0104ae10" officeooo:paragraph-rsid="0104ae10" style:font-size-asian="12pt" style:font-size-complex="12pt"/>
    </style:style>
    <style:style style:name="P21" style:family="paragraph" style:parent-style-name="Standard">
      <style:text-properties fo:color="#000000" style:font-name="Liberation Serif" fo:font-size="12pt" officeooo:rsid="0104ae10" officeooo:paragraph-rsid="0104ae10" style:font-size-asian="12pt" style:font-size-complex="12pt"/>
    </style:style>
    <style:style style:name="P22" style:family="paragraph" style:parent-style-name="Standard" style:list-style-name="L62">
      <style:text-properties fo:color="#000000" style:font-name="Liberation Serif" fo:font-size="12pt" officeooo:rsid="0104ae10" officeooo:paragraph-rsid="0104ae10" style:font-size-asian="12pt" style:font-size-complex="12pt"/>
    </style:style>
    <style:style style:name="P23" style:family="paragraph" style:parent-style-name="Standard" style:list-style-name="L201">
      <style:text-properties fo:color="#000000" style:font-name="Liberation Serif" fo:font-size="12pt" officeooo:rsid="0104ae10" officeooo:paragraph-rsid="0104ae10" style:font-size-asian="12pt" style:font-size-complex="12pt"/>
    </style:style>
    <style:style style:name="P24" style:family="paragraph" style:parent-style-name="Standard" style:list-style-name="L2">
      <style:text-properties fo:color="#000000" style:font-name="Liberation Serif" fo:font-size="12pt" officeooo:rsid="010e4ac0" officeooo:paragraph-rsid="010e4ac0" style:font-size-asian="12pt" style:font-size-complex="12pt"/>
    </style:style>
    <style:style style:name="P25" style:family="paragraph" style:parent-style-name="Standard">
      <style:text-properties fo:color="#000000" style:font-name="Liberation Serif" fo:font-size="12pt" officeooo:rsid="010e4ac0" officeooo:paragraph-rsid="010e4ac0" style:font-size-asian="12pt" style:font-size-complex="12pt"/>
    </style:style>
    <style:style style:name="P26" style:family="paragraph" style:parent-style-name="Standard" style:list-style-name="L203">
      <style:text-properties fo:color="#000000" style:font-name="Liberation Serif" fo:font-size="12pt" officeooo:rsid="010e4ac0" officeooo:paragraph-rsid="010e4ac0" style:font-size-asian="12pt" style:font-size-complex="12pt"/>
    </style:style>
    <style:style style:name="P27" style:family="paragraph" style:parent-style-name="Standard" style:list-style-name="L204">
      <style:text-properties fo:color="#000000" style:font-name="Liberation Serif" fo:font-size="12pt" officeooo:rsid="010e4ac0" officeooo:paragraph-rsid="010e4ac0" style:font-size-asian="12pt" style:font-size-complex="12pt"/>
    </style:style>
    <style:style style:name="P28" style:family="paragraph" style:parent-style-name="Standard" style:list-style-name="L205">
      <style:text-properties fo:color="#000000" style:font-name="Liberation Serif" fo:font-size="12pt" officeooo:rsid="010e4ac0" officeooo:paragraph-rsid="010e4ac0" style:font-size-asian="12pt" style:font-size-complex="12pt"/>
    </style:style>
    <style:style style:name="P29" style:family="paragraph" style:parent-style-name="Standard">
      <style:text-properties fo:color="#000000" style:font-name="Liberation Serif" fo:font-size="12pt" officeooo:rsid="00116fdf" style:font-size-asian="12pt" style:font-size-complex="12pt"/>
    </style:style>
    <style:style style:name="P30" style:family="paragraph" style:parent-style-name="Standard" style:list-style-name="L3">
      <style:text-properties fo:color="#000000" style:font-name="Liberation Serif" fo:font-size="12pt" officeooo:rsid="00116fdf" officeooo:paragraph-rsid="00116fdf" style:font-size-asian="12pt" style:font-size-complex="12pt"/>
    </style:style>
    <style:style style:name="P31" style:family="paragraph" style:parent-style-name="Standard" style:list-style-name="L3">
      <style:text-properties fo:color="#000000" style:font-name="Liberation Serif" fo:font-size="12pt" officeooo:rsid="00116fdf" officeooo:paragraph-rsid="005ec306" style:font-size-asian="12pt" style:font-size-complex="12pt"/>
    </style:style>
    <style:style style:name="P32" style:family="paragraph" style:parent-style-name="Standard" style:list-style-name="L3">
      <style:text-properties fo:color="#000000" style:font-name="Liberation Serif" fo:font-size="12pt" officeooo:rsid="00116fdf" officeooo:paragraph-rsid="0060ca84" style:font-size-asian="12pt" style:font-size-complex="12pt"/>
    </style:style>
    <style:style style:name="P33" style:family="paragraph" style:parent-style-name="Standard">
      <style:text-properties fo:color="#000000" style:font-name="Liberation Serif" fo:font-size="12pt" officeooo:rsid="00116fdf" officeooo:paragraph-rsid="00116fdf" style:font-size-asian="12pt" style:font-size-complex="12pt"/>
    </style:style>
    <style:style style:name="P34" style:family="paragraph" style:parent-style-name="Standard" style:list-style-name="L4">
      <style:text-properties fo:color="#000000" style:font-name="Liberation Serif" fo:font-size="12pt" officeooo:rsid="00116fdf" officeooo:paragraph-rsid="00116fdf" style:font-size-asian="12pt" style:font-size-complex="12pt"/>
    </style:style>
    <style:style style:name="P35" style:family="paragraph" style:parent-style-name="Standard" style:list-style-name="L5">
      <style:text-properties fo:color="#000000" style:font-name="Liberation Serif" fo:font-size="12pt" officeooo:rsid="00116fdf" officeooo:paragraph-rsid="00116fdf" style:font-size-asian="12pt" style:font-size-complex="12pt"/>
    </style:style>
    <style:style style:name="P36" style:family="paragraph" style:parent-style-name="Standard" style:list-style-name="L6">
      <style:text-properties fo:color="#000000" style:font-name="Liberation Serif" fo:font-size="12pt" officeooo:rsid="00116fdf" officeooo:paragraph-rsid="00116fdf" style:font-size-asian="12pt" style:font-size-complex="12pt"/>
    </style:style>
    <style:style style:name="P37" style:family="paragraph" style:parent-style-name="Standard" style:list-style-name="L7">
      <style:text-properties fo:color="#000000" style:font-name="Liberation Serif" fo:font-size="12pt" officeooo:rsid="00116fdf" officeooo:paragraph-rsid="00116fdf" style:font-size-asian="12pt" style:font-size-complex="12pt"/>
    </style:style>
    <style:style style:name="P38" style:family="paragraph" style:parent-style-name="Standard" style:list-style-name="L8">
      <style:text-properties fo:color="#000000" style:font-name="Liberation Serif" fo:font-size="12pt" officeooo:rsid="00116fdf" officeooo:paragraph-rsid="00116fdf" style:font-size-asian="12pt" style:font-size-complex="12pt"/>
    </style:style>
    <style:style style:name="P39" style:family="paragraph" style:parent-style-name="Standard" style:list-style-name="L9">
      <style:text-properties fo:color="#000000" style:font-name="Liberation Serif" fo:font-size="12pt" officeooo:rsid="00116fdf" officeooo:paragraph-rsid="00116fdf" style:font-size-asian="12pt" style:font-size-complex="12pt"/>
    </style:style>
    <style:style style:name="P40" style:family="paragraph" style:parent-style-name="Standard" style:list-style-name="L10">
      <style:text-properties fo:color="#000000" style:font-name="Liberation Serif" fo:font-size="12pt" officeooo:rsid="00116fdf" officeooo:paragraph-rsid="00116fdf" style:font-size-asian="12pt" style:font-size-complex="12pt"/>
    </style:style>
    <style:style style:name="P41" style:family="paragraph" style:parent-style-name="Standard" style:list-style-name="L11">
      <style:text-properties fo:color="#000000" style:font-name="Liberation Serif" fo:font-size="12pt" officeooo:rsid="00116fdf" officeooo:paragraph-rsid="00116fdf" style:font-size-asian="12pt" style:font-size-complex="12pt"/>
    </style:style>
    <style:style style:name="P42" style:family="paragraph" style:parent-style-name="Standard" style:list-style-name="L53">
      <style:text-properties fo:color="#000000" style:font-name="Liberation Serif" fo:font-size="12pt" officeooo:rsid="00116fdf" officeooo:paragraph-rsid="005ec306" style:font-size-asian="12pt" style:font-size-complex="12pt"/>
    </style:style>
    <style:style style:name="P43" style:family="paragraph" style:parent-style-name="Standard">
      <style:text-properties fo:color="#000000" style:font-name="Liberation Serif" fo:font-size="12pt" officeooo:rsid="00116fdf" officeooo:paragraph-rsid="005ec306" style:font-size-asian="12pt" style:font-size-complex="12pt"/>
    </style:style>
    <style:style style:name="P44" style:family="paragraph" style:parent-style-name="Standard" style:list-style-name="L71">
      <style:text-properties fo:color="#000000" style:font-name="Liberation Serif" fo:font-size="12pt" officeooo:rsid="00116fdf" officeooo:paragraph-rsid="0064afd5" style:font-size-asian="12pt" style:font-size-complex="12pt"/>
    </style:style>
    <style:style style:name="P45" style:family="paragraph" style:parent-style-name="Standard" style:list-style-name="L72">
      <style:text-properties fo:color="#000000" style:font-name="Liberation Serif" fo:font-size="12pt" officeooo:rsid="00116fdf" officeooo:paragraph-rsid="0064afd5" style:font-size-asian="12pt" style:font-size-complex="12pt"/>
    </style:style>
    <style:style style:name="P46" style:family="paragraph" style:parent-style-name="Standard" style:list-style-name="L73">
      <style:text-properties fo:color="#000000" style:font-name="Liberation Serif" fo:font-size="12pt" officeooo:rsid="00116fdf" officeooo:paragraph-rsid="0064afd5" style:font-size-asian="12pt" style:font-size-complex="12pt"/>
    </style:style>
    <style:style style:name="P47" style:family="paragraph" style:parent-style-name="Standard" style:list-style-name="L10">
      <style:text-properties fo:color="#000000" style:font-name="Liberation Serif" fo:font-size="12pt" officeooo:rsid="00119411" officeooo:paragraph-rsid="00119411" style:font-size-asian="12pt" style:font-size-complex="12pt"/>
    </style:style>
    <style:style style:name="P48" style:family="paragraph" style:parent-style-name="Standard" style:list-style-name="L11">
      <style:text-properties fo:color="#000000" style:font-name="Liberation Serif" fo:font-size="12pt" officeooo:rsid="00119411" officeooo:paragraph-rsid="00119411" style:font-size-asian="12pt" style:font-size-complex="12pt"/>
    </style:style>
    <style:style style:name="P49" style:family="paragraph" style:parent-style-name="Standard">
      <style:text-properties fo:color="#000000" style:font-name="Liberation Serif" fo:font-size="12pt" officeooo:rsid="00119411" officeooo:paragraph-rsid="00119411" style:font-size-asian="12pt" style:font-size-complex="12pt"/>
    </style:style>
    <style:style style:name="P50" style:family="paragraph" style:parent-style-name="Standard">
      <style:text-properties fo:color="#000000" style:font-name="Liberation Serif" fo:font-size="12pt" officeooo:rsid="001375ae" officeooo:paragraph-rsid="001375ae" style:font-size-asian="12pt" style:font-size-complex="12pt"/>
    </style:style>
    <style:style style:name="P51" style:family="paragraph" style:parent-style-name="Standard">
      <style:text-properties fo:color="#000000" style:font-name="Liberation Serif" fo:font-size="12pt" officeooo:rsid="001458de" officeooo:paragraph-rsid="001458de" style:font-size-asian="12pt" style:font-size-complex="12pt"/>
    </style:style>
    <style:style style:name="P52" style:family="paragraph" style:parent-style-name="Standard">
      <style:text-properties fo:color="#000000" style:font-name="Liberation Serif" fo:font-size="12pt" officeooo:rsid="001d6e71" officeooo:paragraph-rsid="001d6e71" style:font-size-asian="12pt" style:font-size-complex="12pt"/>
    </style:style>
    <style:style style:name="P53" style:family="paragraph" style:parent-style-name="Standard" style:list-style-name="L17">
      <style:text-properties fo:color="#000000" style:font-name="Liberation Serif" fo:font-size="12pt" officeooo:rsid="001d6e71" officeooo:paragraph-rsid="0087de38" style:font-size-asian="12pt" style:font-size-complex="12pt"/>
    </style:style>
    <style:style style:name="P54" style:family="paragraph" style:parent-style-name="Standard" style:list-style-name="L21">
      <style:text-properties fo:color="#000000" style:font-name="Liberation Serif" fo:font-size="12pt" officeooo:rsid="001d6e71" officeooo:paragraph-rsid="001eaa65" style:font-size-asian="12pt" style:font-size-complex="12pt"/>
    </style:style>
    <style:style style:name="P55" style:family="paragraph" style:parent-style-name="Standard" style:list-style-name="L17">
      <style:text-properties fo:color="#000000" style:font-name="Liberation Serif" fo:font-size="12pt" officeooo:rsid="0087de38" officeooo:paragraph-rsid="0087de38" style:font-size-asian="12pt" style:font-size-complex="12pt"/>
    </style:style>
    <style:style style:name="P56" style:family="paragraph" style:parent-style-name="Standard" style:list-style-name="L18">
      <style:text-properties fo:color="#000000" style:font-name="Liberation Serif" fo:font-size="12pt" officeooo:rsid="0087de38" officeooo:paragraph-rsid="0087de38" style:font-size-asian="12pt" style:font-size-complex="12pt"/>
    </style:style>
    <style:style style:name="P57" style:family="paragraph" style:parent-style-name="Standard" style:list-style-name="L19">
      <style:text-properties fo:color="#000000" style:font-name="Liberation Serif" fo:font-size="12pt" officeooo:rsid="0087de38" officeooo:paragraph-rsid="0087de38" style:font-size-asian="12pt" style:font-size-complex="12pt"/>
    </style:style>
    <style:style style:name="P58" style:family="paragraph" style:parent-style-name="Standard">
      <style:text-properties fo:color="#000000" style:font-name="Liberation Serif" fo:font-size="12pt" officeooo:paragraph-rsid="001d6e71" style:font-size-asian="12pt" style:font-size-complex="12pt"/>
    </style:style>
    <style:style style:name="P59" style:family="paragraph" style:parent-style-name="Standard">
      <style:text-properties fo:color="#000000" style:font-name="Liberation Serif" fo:font-size="12pt" officeooo:rsid="001da6d8" officeooo:paragraph-rsid="001da6d8" style:font-size-asian="12pt" style:font-size-complex="12pt"/>
    </style:style>
    <style:style style:name="P60" style:family="paragraph" style:parent-style-name="Standard" style:list-style-name="L22">
      <style:text-properties fo:color="#000000" style:font-name="Liberation Serif" fo:font-size="12pt" officeooo:rsid="001da6d8" officeooo:paragraph-rsid="001da6d8" style:font-size-asian="12pt" style:font-size-complex="12pt"/>
    </style:style>
    <style:style style:name="P61" style:family="paragraph" style:parent-style-name="Standard" style:list-style-name="L23">
      <style:text-properties fo:color="#000000" style:font-name="Liberation Serif" fo:font-size="12pt" officeooo:rsid="001ff2b0" officeooo:paragraph-rsid="001ff2b0" style:font-size-asian="12pt" style:font-size-complex="12pt"/>
    </style:style>
    <style:style style:name="P62" style:family="paragraph" style:parent-style-name="Standard" style:list-style-name="L23">
      <style:text-properties fo:color="#000000" style:font-name="Liberation Serif" fo:font-size="12pt" officeooo:rsid="00204fb5" officeooo:paragraph-rsid="00853bb9" style:font-size-asian="12pt" style:font-size-complex="12pt"/>
    </style:style>
    <style:style style:name="P63" style:family="paragraph" style:parent-style-name="Standard">
      <style:text-properties fo:color="#000000" style:font-name="Liberation Serif" fo:font-size="12pt" officeooo:rsid="001eaa65" officeooo:paragraph-rsid="001eaa65" style:font-size-asian="12pt" style:font-size-complex="12pt"/>
    </style:style>
    <style:style style:name="P64" style:family="paragraph" style:parent-style-name="Standard">
      <style:text-properties fo:color="#000000" style:font-name="Liberation Serif" fo:font-size="12pt" officeooo:rsid="001eaa65" officeooo:paragraph-rsid="00853bb9" style:font-size-asian="12pt" style:font-size-complex="12pt"/>
    </style:style>
    <style:style style:name="P65" style:family="paragraph" style:parent-style-name="Standard" style:list-style-name="L26">
      <style:text-properties fo:color="#000000" style:font-name="Liberation Serif" fo:font-size="12pt" officeooo:rsid="008608af" officeooo:paragraph-rsid="008608af" style:font-size-asian="12pt" style:font-size-complex="12pt"/>
    </style:style>
    <style:style style:name="P66" style:family="paragraph" style:parent-style-name="Standard" style:list-style-name="L27">
      <style:text-properties fo:color="#000000" style:font-name="Liberation Serif" fo:font-size="12pt" officeooo:paragraph-rsid="0030f90f" style:font-size-asian="12pt" style:font-size-complex="12pt"/>
    </style:style>
    <style:style style:name="P67" style:family="paragraph" style:parent-style-name="Standard">
      <style:text-properties fo:color="#000000" style:font-name="Liberation Serif" fo:font-size="12pt" officeooo:rsid="00320b62" officeooo:paragraph-rsid="00320b62" style:font-size-asian="12pt" style:font-size-complex="12pt"/>
    </style:style>
    <style:style style:name="P68" style:family="paragraph" style:parent-style-name="Standard" style:list-style-name="L29">
      <style:text-properties fo:color="#000000" style:font-name="Liberation Serif" fo:font-size="12pt" officeooo:paragraph-rsid="00320b62" style:font-size-asian="12pt" style:font-size-complex="12pt"/>
    </style:style>
    <style:style style:name="P69" style:family="paragraph" style:parent-style-name="Standard" style:list-style-name="L30">
      <style:text-properties fo:color="#000000" style:font-name="Liberation Serif" fo:font-size="12pt" officeooo:rsid="008acd09" officeooo:paragraph-rsid="008acd09" style:font-size-asian="12pt" style:font-size-complex="12pt"/>
    </style:style>
    <style:style style:name="P70" style:family="paragraph" style:parent-style-name="Standard" style:list-style-name="L31">
      <style:text-properties fo:color="#000000" style:font-name="Liberation Serif" fo:font-size="12pt" officeooo:paragraph-rsid="00320b62" style:font-size-asian="12pt" style:font-size-complex="12pt"/>
    </style:style>
    <style:style style:name="P71" style:family="paragraph" style:parent-style-name="Standard">
      <style:text-properties fo:color="#000000" style:font-name="Liberation Serif" fo:font-size="12pt" officeooo:rsid="00399741" officeooo:paragraph-rsid="00399741" style:font-size-asian="12pt" style:font-size-complex="12pt"/>
    </style:style>
    <style:style style:name="P72" style:family="paragraph" style:parent-style-name="Standard" style:list-style-name="L35">
      <style:text-properties fo:color="#000000" style:font-name="Liberation Serif" fo:font-size="12pt" officeooo:rsid="00399741" officeooo:paragraph-rsid="00399741" style:font-size-asian="12pt" style:font-size-complex="12pt"/>
    </style:style>
    <style:style style:name="P73" style:family="paragraph" style:parent-style-name="Standard">
      <style:text-properties fo:color="#000000" style:font-name="Liberation Serif" fo:font-size="12pt" officeooo:rsid="00399741" officeooo:paragraph-rsid="003a1719" style:font-size-asian="12pt" style:font-size-complex="12pt"/>
    </style:style>
    <style:style style:name="P74" style:family="paragraph" style:parent-style-name="Standard" style:list-style-name="L34">
      <style:text-properties fo:color="#000000" style:font-name="Liberation Serif" fo:font-size="12pt" officeooo:paragraph-rsid="004122ad" style:font-size-asian="12pt" style:font-size-complex="12pt"/>
    </style:style>
    <style:style style:name="P75" style:family="paragraph" style:parent-style-name="Standard">
      <style:text-properties fo:color="#000000" style:font-name="Liberation Serif" fo:font-size="12pt" officeooo:rsid="001523b4" officeooo:paragraph-rsid="001523b4" style:font-size-asian="12pt" style:font-size-complex="12pt"/>
    </style:style>
    <style:style style:name="P76" style:family="paragraph" style:parent-style-name="Standard" style:list-style-name="L37">
      <style:text-properties fo:color="#000000" style:font-name="Liberation Serif" fo:font-size="12pt" officeooo:paragraph-rsid="004929b3" style:font-size-asian="12pt" style:font-size-complex="12pt"/>
    </style:style>
    <style:style style:name="P77" style:family="paragraph" style:parent-style-name="Standard" style:list-style-name="L38">
      <style:text-properties fo:color="#000000" style:font-name="Liberation Serif" fo:font-size="12pt" officeooo:paragraph-rsid="004a9a0d" style:font-size-asian="12pt" style:font-size-complex="12pt"/>
    </style:style>
    <style:style style:name="P78" style:family="paragraph" style:parent-style-name="Standard" style:list-style-name="L38">
      <style:text-properties fo:color="#000000" style:font-name="Liberation Serif" fo:font-size="12pt" officeooo:paragraph-rsid="001cfc9f" style:font-size-asian="12pt" style:font-size-complex="12pt"/>
    </style:style>
    <style:style style:name="P79" style:family="paragraph" style:parent-style-name="Standard" style:list-style-name="L38">
      <style:text-properties fo:color="#000000" style:font-name="Liberation Serif" fo:font-size="12pt" officeooo:rsid="001cfc9f" officeooo:paragraph-rsid="001cfc9f" style:font-size-asian="12pt" style:font-size-complex="12pt"/>
    </style:style>
    <style:style style:name="P80" style:family="paragraph" style:parent-style-name="Standard" style:list-style-name="L41">
      <style:text-properties fo:color="#000000" style:font-name="Liberation Serif" fo:font-size="12pt" style:font-size-asian="12pt" style:font-size-complex="12pt"/>
    </style:style>
    <style:style style:name="P81" style:family="paragraph" style:parent-style-name="Standard" style:list-style-name="L41">
      <style:text-properties fo:color="#000000" style:font-name="Liberation Serif" fo:font-size="12pt" officeooo:paragraph-rsid="00520c6a" style:font-size-asian="12pt" style:font-size-complex="12pt"/>
    </style:style>
    <style:style style:name="P82" style:family="paragraph" style:parent-style-name="Standard" style:list-style-name="L42">
      <style:text-properties fo:color="#000000" style:font-name="Liberation Serif" fo:font-size="12pt" officeooo:paragraph-rsid="0053eb9a" style:font-size-asian="12pt" style:font-size-complex="12pt"/>
    </style:style>
    <style:style style:name="P83" style:family="paragraph" style:parent-style-name="Standard" style:list-style-name="L43">
      <style:text-properties fo:color="#000000" style:font-name="Liberation Serif" fo:font-size="12pt" style:font-size-asian="12pt" style:font-size-complex="12pt"/>
    </style:style>
    <style:style style:name="P84" style:family="paragraph" style:parent-style-name="Standard">
      <style:text-properties fo:color="#000000" style:font-name="Liberation Serif" fo:font-size="12pt" officeooo:rsid="0054e4c4" officeooo:paragraph-rsid="0054e4c4" style:font-size-asian="12pt" style:font-size-complex="12pt"/>
    </style:style>
    <style:style style:name="P85" style:family="paragraph" style:parent-style-name="Standard" style:list-style-name="L45">
      <style:text-properties fo:color="#000000" style:font-name="Liberation Serif" fo:font-size="12pt" officeooo:rsid="0054e4c4" officeooo:paragraph-rsid="00570274" style:font-size-asian="12pt" style:font-size-complex="12pt"/>
    </style:style>
    <style:style style:name="P86" style:family="paragraph" style:parent-style-name="Standard" style:list-style-name="L45">
      <style:text-properties fo:color="#000000" style:font-name="Liberation Serif" fo:font-size="12pt" officeooo:rsid="0054e4c4" officeooo:paragraph-rsid="0054e4c4" style:font-size-asian="12pt" style:font-size-complex="12pt"/>
    </style:style>
    <style:style style:name="P87" style:family="paragraph" style:parent-style-name="Standard" style:list-style-name="L46">
      <style:text-properties fo:color="#000000" style:font-name="Liberation Serif" fo:font-size="12pt" officeooo:rsid="0054e4c4" officeooo:paragraph-rsid="0057e960" style:font-size-asian="12pt" style:font-size-complex="12pt"/>
    </style:style>
    <style:style style:name="P88" style:family="paragraph" style:parent-style-name="Standard" style:list-style-name="L45">
      <style:text-properties fo:color="#000000" style:font-name="Liberation Serif" fo:font-size="12pt" officeooo:paragraph-rsid="00570274" style:font-size-asian="12pt" style:font-size-complex="12pt"/>
    </style:style>
    <style:style style:name="P89" style:family="paragraph" style:parent-style-name="Standard" style:list-style-name="L46">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officeooo:paragraph-rsid="0057e960" style:font-size-asian="12pt" style:font-size-complex="12pt"/>
    </style:style>
    <style:style style:name="P90" style:family="paragraph" style:parent-style-name="Standard" style:list-style-name="L173">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officeooo:paragraph-rsid="00b07583" style:font-size-asian="12pt" style:font-size-complex="12pt"/>
    </style:style>
    <style:style style:name="P91" style:family="paragraph" style:parent-style-name="Standard" style:list-style-name="L189">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officeooo:paragraph-rsid="00ba972b" style:font-size-asian="12pt" style:font-size-complex="12pt"/>
    </style:style>
    <style:style style:name="P92" style:family="paragraph" style:parent-style-name="Standard" style:list-style-name="L149">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officeooo:paragraph-rsid="00e2b487" style:font-size-asian="12pt" style:font-size-complex="12pt"/>
    </style:style>
    <style:style style:name="P93" style:family="paragraph" style:parent-style-name="Standard" style:list-style-name="L168">
      <style:paragraph-properties fo:text-align="start" style:justify-single-word="false" fo:orphans="2" fo:widows="2" style:vertical-align="auto">
        <style:tab-stops>
          <style:tab-stop style:position="2.54cm"/>
        </style:tab-stops>
      </style:paragraph-properties>
      <style:text-properties fo:color="#000000" style:font-name="Liberation Serif" fo:font-size="12pt" officeooo:paragraph-rsid="00ae8308" style:font-size-asian="12pt" style:font-size-complex="12pt"/>
    </style:style>
    <style:style style:name="P94" style:family="paragraph" style:parent-style-name="Standard" style:list-style-name="L17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officeooo:paragraph-rsid="00b26723" style:font-size-asian="12pt" style:font-size-complex="12pt"/>
    </style:style>
    <style:style style:name="P95" style:family="paragraph" style:parent-style-name="Standard" style:list-style-name="L178">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style:font-size-asian="12pt" style:font-size-complex="12pt"/>
    </style:style>
    <style:style style:name="P96" style:family="paragraph" style:parent-style-name="Standard" style:list-style-name="L183">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style:font-size-asian="12pt" style:font-size-complex="12pt"/>
    </style:style>
    <style:style style:name="P97" style:family="paragraph" style:parent-style-name="Standard" style:list-style-name="L178">
      <style:paragraph-properties fo:text-align="start" style:justify-single-word="false" fo:orphans="2" fo:widows="2" style:vertical-align="baseline">
        <style:tab-stops>
          <style:tab-stop style:position="3.81cm"/>
        </style:tab-stops>
      </style:paragraph-properties>
      <style:text-properties fo:color="#000000" style:font-name="Liberation Serif" fo:font-size="12pt" officeooo:paragraph-rsid="00b2c36a" style:font-size-asian="12pt" style:font-size-complex="12pt"/>
    </style:style>
    <style:style style:name="P98" style:family="paragraph" style:parent-style-name="Standard" style:list-style-name="L46">
      <style:text-properties fo:color="#000000" style:font-name="Liberation Serif" fo:font-size="12pt" officeooo:paragraph-rsid="0057e960" style:font-size-asian="12pt" style:font-size-complex="12pt"/>
    </style:style>
    <style:style style:name="P99" style:family="paragraph" style:parent-style-name="Standard">
      <style:text-properties fo:color="#000000" style:font-name="Liberation Serif" fo:font-size="12pt" officeooo:rsid="005955d2" officeooo:paragraph-rsid="005955d2" style:font-size-asian="12pt" style:font-size-complex="12pt"/>
    </style:style>
    <style:style style:name="P100" style:family="paragraph" style:parent-style-name="Standard">
      <style:text-properties fo:color="#000000" style:font-name="Liberation Serif" fo:font-size="12pt" officeooo:rsid="005ec306" officeooo:paragraph-rsid="005ec306" style:font-size-asian="12pt" style:font-size-complex="12pt"/>
    </style:style>
    <style:style style:name="P101" style:family="paragraph" style:parent-style-name="Standard" style:list-style-name="L54">
      <style:text-properties fo:color="#000000" style:font-name="Liberation Serif" fo:font-size="12pt" style:font-size-asian="12pt" style:font-size-complex="12pt"/>
    </style:style>
    <style:style style:name="P102" style:family="paragraph" style:parent-style-name="Standard" style:list-style-name="L55">
      <style:text-properties fo:color="#000000" style:font-name="Liberation Serif" fo:font-size="12pt" style:font-size-asian="12pt" style:font-size-complex="12pt"/>
    </style:style>
    <style:style style:name="P103" style:family="paragraph" style:parent-style-name="Standard" style:list-style-name="L56">
      <style:text-properties fo:color="#000000" style:font-name="Liberation Serif" fo:font-size="12pt" style:font-size-asian="12pt" style:font-size-complex="12pt"/>
    </style:style>
    <style:style style:name="P104" style:family="paragraph" style:parent-style-name="Standard" style:list-style-name="L57">
      <style:text-properties fo:color="#000000" style:font-name="Liberation Serif" fo:font-size="12pt" officeooo:paragraph-rsid="005f0545" style:font-size-asian="12pt" style:font-size-complex="12pt"/>
    </style:style>
    <style:style style:name="P105" style:family="paragraph" style:parent-style-name="Standard">
      <style:text-properties fo:color="#000000" style:font-name="Liberation Serif" fo:font-size="12pt" officeooo:rsid="0060ca84" officeooo:paragraph-rsid="0060ca84" style:font-size-asian="12pt" style:font-size-complex="12pt"/>
    </style:style>
    <style:style style:name="P106" style:family="paragraph" style:parent-style-name="Standard" style:list-style-name="L58">
      <style:text-properties fo:color="#000000" style:font-name="Liberation Serif" fo:font-size="12pt" style:font-size-asian="12pt" style:font-size-complex="12pt"/>
    </style:style>
    <style:style style:name="P107" style:family="paragraph" style:parent-style-name="Standard" style:list-style-name="L59">
      <style:text-properties fo:color="#000000" style:font-name="Liberation Serif" fo:font-size="12pt" style:font-size-asian="12pt" style:font-size-complex="12pt"/>
    </style:style>
    <style:style style:name="P108" style:family="paragraph" style:parent-style-name="Standard" style:list-style-name="L60">
      <style:text-properties fo:color="#000000" style:font-name="Liberation Serif" fo:font-size="12pt" style:font-size-asian="12pt" style:font-size-complex="12pt"/>
    </style:style>
    <style:style style:name="P109" style:family="paragraph" style:parent-style-name="Standard" style:list-style-name="L62">
      <style:text-properties fo:color="#000000" style:font-name="Liberation Serif" fo:font-size="12pt" style:font-size-asian="12pt" style:font-size-complex="12pt"/>
    </style:style>
    <style:style style:name="P110" style:family="paragraph" style:parent-style-name="Standard">
      <style:text-properties fo:color="#000000" style:font-name="Liberation Serif" fo:font-size="12pt" officeooo:rsid="0061126d" officeooo:paragraph-rsid="0061126d" style:font-size-asian="12pt" style:font-size-complex="12pt"/>
    </style:style>
    <style:style style:name="P111" style:family="paragraph" style:parent-style-name="Standard" style:list-style-name="L63">
      <style:text-properties fo:color="#000000" style:font-name="Liberation Serif" fo:font-size="12pt" officeooo:rsid="0061126d" officeooo:paragraph-rsid="0061126d" style:font-size-asian="12pt" style:font-size-complex="12pt"/>
    </style:style>
    <style:style style:name="P112" style:family="paragraph" style:parent-style-name="Standard" style:list-style-name="L64">
      <style:text-properties fo:color="#000000" style:font-name="Liberation Serif" fo:font-size="12pt" officeooo:rsid="00630a42" officeooo:paragraph-rsid="00630a42" style:font-size-asian="12pt" style:font-size-complex="12pt"/>
    </style:style>
    <style:style style:name="P113" style:family="paragraph" style:parent-style-name="Standard" style:list-style-name="L67">
      <style:text-properties fo:color="#000000" style:font-name="Liberation Serif" fo:font-size="12pt" style:font-size-asian="12pt" style:font-size-complex="12pt"/>
    </style:style>
    <style:style style:name="P114" style:family="paragraph" style:parent-style-name="Standard" style:list-style-name="L68">
      <style:text-properties fo:color="#000000" style:font-name="Liberation Serif" fo:font-size="12pt" style:font-size-asian="12pt" style:font-size-complex="12pt"/>
    </style:style>
    <style:style style:name="P115" style:family="paragraph" style:parent-style-name="Standard" style:list-style-name="L69">
      <style:text-properties fo:color="#000000" style:font-name="Liberation Serif" fo:font-size="12pt" style:font-size-asian="12pt" style:font-size-complex="12pt"/>
    </style:style>
    <style:style style:name="P116" style:family="paragraph" style:parent-style-name="Standard">
      <style:text-properties fo:color="#000000" style:font-name="Liberation Serif" fo:font-size="12pt" officeooo:rsid="0064afd5" officeooo:paragraph-rsid="0064afd5" style:font-size-asian="12pt" style:font-size-complex="12pt"/>
    </style:style>
    <style:style style:name="P117" style:family="paragraph" style:parent-style-name="Standard" style:list-style-name="L74">
      <style:text-properties fo:color="#000000" style:font-name="Liberation Serif" fo:font-size="12pt" style:font-size-asian="12pt" style:font-size-complex="12pt"/>
    </style:style>
    <style:style style:name="P118" style:family="paragraph" style:parent-style-name="Standard" style:list-style-name="L75">
      <style:text-properties fo:color="#000000" style:font-name="Liberation Serif" fo:font-size="12pt" style:font-size-asian="12pt" style:font-size-complex="12pt"/>
    </style:style>
    <style:style style:name="P119" style:family="paragraph" style:parent-style-name="Standard" style:list-style-name="L76">
      <style:text-properties fo:color="#000000" style:font-name="Liberation Serif" fo:font-size="12pt" style:font-size-asian="12pt" style:font-size-complex="12pt"/>
    </style:style>
    <style:style style:name="P120" style:family="paragraph" style:parent-style-name="Standard" style:list-style-name="L77">
      <style:text-properties fo:color="#000000" style:font-name="Liberation Serif" fo:font-size="12pt" style:font-size-asian="12pt" style:font-size-complex="12pt"/>
    </style:style>
    <style:style style:name="P121" style:family="paragraph" style:parent-style-name="Standard" style:list-style-name="L78">
      <style:text-properties fo:color="#000000" style:font-name="Liberation Serif" fo:font-size="12pt" style:font-size-asian="12pt" style:font-size-complex="12pt"/>
    </style:style>
    <style:style style:name="P122" style:family="paragraph" style:parent-style-name="Standard" style:list-style-name="L79">
      <style:text-properties fo:color="#000000" style:font-name="Liberation Serif" fo:font-size="12pt" style:font-size-asian="12pt" style:font-size-complex="12pt"/>
    </style:style>
    <style:style style:name="P123" style:family="paragraph" style:parent-style-name="Standard" style:list-style-name="L80">
      <style:text-properties fo:color="#000000" style:font-name="Liberation Serif" fo:font-size="12pt" style:font-size-asian="12pt" style:font-size-complex="12pt"/>
    </style:style>
    <style:style style:name="P124" style:family="paragraph" style:parent-style-name="Standard" style:list-style-name="L82">
      <style:text-properties fo:color="#000000" style:font-name="Liberation Serif" fo:font-size="12pt" style:font-size-asian="12pt" style:font-size-complex="12pt"/>
    </style:style>
    <style:style style:name="P125" style:family="paragraph" style:parent-style-name="Standard" style:list-style-name="L82">
      <style:text-properties fo:color="#000000" style:font-name="Liberation Serif" fo:font-size="12pt" officeooo:paragraph-rsid="0066a5d9" style:font-size-asian="12pt" style:font-size-complex="12pt"/>
    </style:style>
    <style:style style:name="P126" style:family="paragraph" style:parent-style-name="Standard" style:list-style-name="L83">
      <style:text-properties fo:color="#000000" style:font-name="Liberation Serif" fo:font-size="12pt" style:font-size-asian="12pt" style:font-size-complex="12pt"/>
    </style:style>
    <style:style style:name="P127" style:family="paragraph" style:parent-style-name="Standard" style:list-style-name="L84">
      <style:text-properties fo:color="#000000" style:font-name="Liberation Serif" fo:font-size="12pt" style:font-size-asian="12pt" style:font-size-complex="12pt"/>
    </style:style>
    <style:style style:name="P128" style:family="paragraph" style:parent-style-name="Standard" style:list-style-name="L84">
      <style:text-properties fo:color="#000000" style:font-name="Liberation Serif" fo:font-size="12pt" officeooo:rsid="0066a5d9" officeooo:paragraph-rsid="0066a5d9" style:font-size-asian="12pt" style:font-size-complex="12pt"/>
    </style:style>
    <style:style style:name="P129" style:family="paragraph" style:parent-style-name="Standard" style:list-style-name="L85">
      <style:text-properties fo:color="#000000" style:font-name="Liberation Serif" fo:font-size="12pt" style:font-size-asian="12pt" style:font-size-complex="12pt"/>
    </style:style>
    <style:style style:name="P130" style:family="paragraph" style:parent-style-name="Standard" style:list-style-name="L86">
      <style:text-properties fo:color="#000000" style:font-name="Liberation Serif" fo:font-size="12pt" style:font-size-asian="12pt" style:font-size-complex="12pt"/>
    </style:style>
    <style:style style:name="P131" style:family="paragraph" style:parent-style-name="Standard" style:list-style-name="L86">
      <style:text-properties fo:color="#000000" style:font-name="Liberation Serif" fo:font-size="12pt" officeooo:paragraph-rsid="00688520" style:font-size-asian="12pt" style:font-size-complex="12pt"/>
    </style:style>
    <style:style style:name="P132" style:family="paragraph" style:parent-style-name="Standard" style:list-style-name="L87">
      <style:text-properties fo:color="#000000" style:font-name="Liberation Serif" fo:font-size="12pt" style:font-size-asian="12pt" style:font-size-complex="12pt"/>
    </style:style>
    <style:style style:name="P133" style:family="paragraph" style:parent-style-name="Standard" style:list-style-name="L88">
      <style:text-properties fo:color="#000000" style:font-name="Liberation Serif" fo:font-size="12pt" style:font-size-asian="12pt" style:font-size-complex="12pt"/>
    </style:style>
    <style:style style:name="P134" style:family="paragraph" style:parent-style-name="Standard" style:list-style-name="L90">
      <style:text-properties fo:color="#000000" style:font-name="Liberation Serif" fo:font-size="12pt" style:font-size-asian="12pt" style:font-size-complex="12pt"/>
    </style:style>
    <style:style style:name="P135" style:family="paragraph" style:parent-style-name="Standard" style:list-style-name="L90">
      <style:text-properties fo:color="#000000" style:font-name="Liberation Serif" fo:font-size="12pt" officeooo:paragraph-rsid="00688520" style:font-size-asian="12pt" style:font-size-complex="12pt"/>
    </style:style>
    <style:style style:name="P136" style:family="paragraph" style:parent-style-name="Standard" style:list-style-name="L91">
      <style:text-properties fo:color="#000000" style:font-name="Liberation Serif" fo:font-size="12pt" style:font-size-asian="12pt" style:font-size-complex="12pt"/>
    </style:style>
    <style:style style:name="P137" style:family="paragraph" style:parent-style-name="Standard" style:list-style-name="L94">
      <style:text-properties fo:color="#000000" style:font-name="Liberation Serif" fo:font-size="12pt" style:font-size-asian="12pt" style:font-size-complex="12pt"/>
    </style:style>
    <style:style style:name="P138" style:family="paragraph" style:parent-style-name="Standard" style:list-style-name="L95">
      <style:text-properties fo:color="#000000" style:font-name="Liberation Serif" fo:font-size="12pt" style:font-size-asian="12pt" style:font-size-complex="12pt"/>
    </style:style>
    <style:style style:name="P139" style:family="paragraph" style:parent-style-name="Standard" style:list-style-name="L96">
      <style:text-properties fo:color="#000000" style:font-name="Liberation Serif" fo:font-size="12pt" style:font-size-asian="12pt" style:font-size-complex="12pt"/>
    </style:style>
    <style:style style:name="P140" style:family="paragraph" style:parent-style-name="Standard">
      <style:text-properties fo:color="#000000" style:font-name="Liberation Serif" fo:font-size="12pt" officeooo:rsid="00cf0e3e" officeooo:paragraph-rsid="00cf0e3e" style:font-size-asian="12pt" style:font-size-complex="12pt"/>
    </style:style>
    <style:style style:name="P141" style:family="paragraph" style:parent-style-name="Standard">
      <style:text-properties fo:color="#000000" style:font-name="Liberation Serif" fo:font-size="12pt" officeooo:rsid="00d00d32" officeooo:paragraph-rsid="00d00d32" style:font-size-asian="12pt" style:font-size-complex="12pt"/>
    </style:style>
    <style:style style:name="P142" style:family="paragraph" style:parent-style-name="Standard">
      <style:text-properties fo:color="#000000" style:font-name="Liberation Serif" fo:font-size="12pt" officeooo:rsid="00d05c2e" officeooo:paragraph-rsid="00d05c2e" style:font-size-asian="12pt" style:font-size-complex="12pt"/>
    </style:style>
    <style:style style:name="P143" style:family="paragraph" style:parent-style-name="Standard" style:list-style-name="L102">
      <style:text-properties fo:color="#000000" style:font-name="Liberation Serif" fo:font-size="12pt" officeooo:rsid="00d05c2e" officeooo:paragraph-rsid="00d05c2e" style:font-size-asian="12pt" style:font-size-complex="12pt"/>
    </style:style>
    <style:style style:name="P144" style:family="paragraph" style:parent-style-name="Standard">
      <style:text-properties fo:color="#000000" style:font-name="Liberation Serif" fo:font-size="12pt" officeooo:rsid="00d05c2e" officeooo:paragraph-rsid="00d181b0" style:font-size-asian="12pt" style:font-size-complex="12pt"/>
    </style:style>
    <style:style style:name="P145" style:family="paragraph" style:parent-style-name="Standard" style:list-style-name="L103">
      <style:text-properties fo:color="#000000" style:font-name="Liberation Serif" fo:font-size="12pt" officeooo:rsid="00d05c2e" officeooo:paragraph-rsid="00d05c2e" style:font-size-asian="12pt" style:font-size-complex="12pt"/>
    </style:style>
    <style:style style:name="P146" style:family="paragraph" style:parent-style-name="Standard" style:list-style-name="L103">
      <style:text-properties fo:color="#000000" style:font-name="Liberation Serif" fo:font-size="12pt" officeooo:rsid="00d05c2e" officeooo:paragraph-rsid="00e6b8da" style:font-size-asian="12pt" style:font-size-complex="12pt"/>
    </style:style>
    <style:style style:name="P147" style:family="paragraph" style:parent-style-name="Standard" style:list-style-name="L102">
      <style:text-properties fo:color="#000000" style:font-name="Liberation Serif" fo:font-size="12pt" officeooo:paragraph-rsid="00d05c2e" style:font-size-asian="12pt" style:font-size-complex="12pt"/>
    </style:style>
    <style:style style:name="P148" style:family="paragraph" style:parent-style-name="Standard" style:list-style-name="L102">
      <style:text-properties fo:color="#000000" style:font-name="Liberation Serif" fo:font-size="12pt" officeooo:paragraph-rsid="00d183b5" style:font-size-asian="12pt" style:font-size-complex="12pt"/>
    </style:style>
    <style:style style:name="P149" style:family="paragraph" style:parent-style-name="Standard" style:list-style-name="L102">
      <style:text-properties fo:color="#000000" style:font-name="Liberation Serif" fo:font-size="12pt" officeooo:rsid="00d0fa83" officeooo:paragraph-rsid="00d0fa83" style:font-size-asian="12pt" style:font-size-complex="12pt"/>
    </style:style>
    <style:style style:name="P150" style:family="paragraph" style:parent-style-name="Standard" style:list-style-name="L104">
      <style:text-properties fo:color="#000000" style:font-name="Liberation Serif" fo:font-size="12pt" officeooo:rsid="00d0fa83" officeooo:paragraph-rsid="00d0fa83" style:font-size-asian="12pt" style:font-size-complex="12pt"/>
    </style:style>
    <style:style style:name="P151" style:family="paragraph" style:parent-style-name="Standard">
      <style:text-properties fo:color="#000000" style:font-name="Liberation Serif" fo:font-size="12pt" officeooo:rsid="00d0fa83" officeooo:paragraph-rsid="00d0fa83" style:font-size-asian="12pt" style:font-size-complex="12pt"/>
    </style:style>
    <style:style style:name="P152" style:family="paragraph" style:parent-style-name="Standard" style:list-style-name="L105">
      <style:text-properties fo:color="#000000" style:font-name="Liberation Serif" fo:font-size="12pt" officeooo:rsid="00d0fa83" officeooo:paragraph-rsid="00d0fa83" style:font-size-asian="12pt" style:font-size-complex="12pt"/>
    </style:style>
    <style:style style:name="P153" style:family="paragraph" style:parent-style-name="Standard" style:list-style-name="L102">
      <style:text-properties fo:color="#000000" style:font-name="Liberation Serif" fo:font-size="12pt" officeooo:rsid="00d181b0" officeooo:paragraph-rsid="00d181b0" style:font-size-asian="12pt" style:font-size-complex="12pt"/>
    </style:style>
    <style:style style:name="P154" style:family="paragraph" style:parent-style-name="Standard" style:list-style-name="L103">
      <style:text-properties fo:color="#000000" style:font-name="Liberation Serif" fo:font-size="12pt" officeooo:paragraph-rsid="00e6b8da" style:font-size-asian="12pt" style:font-size-complex="12pt"/>
    </style:style>
    <style:style style:name="P155" style:family="paragraph" style:parent-style-name="Standard" style:list-style-name="L104">
      <style:text-properties fo:color="#000000" style:font-name="Liberation Serif" fo:font-size="12pt" officeooo:paragraph-rsid="00d0fa83" style:font-size-asian="12pt" style:font-size-complex="12pt"/>
    </style:style>
    <style:style style:name="P156" style:family="paragraph" style:parent-style-name="Standard" style:list-style-name="L104">
      <style:text-properties fo:color="#000000" style:font-name="Liberation Serif" fo:font-size="12pt" officeooo:paragraph-rsid="00d558b0" style:font-size-asian="12pt" style:font-size-complex="12pt"/>
    </style:style>
    <style:style style:name="P157" style:family="paragraph" style:parent-style-name="Standard">
      <style:text-properties fo:color="#000000" style:font-name="Liberation Serif" fo:font-size="12pt" officeooo:rsid="006a72f8" officeooo:paragraph-rsid="006a72f8" style:font-size-asian="12pt" style:font-size-complex="12pt"/>
    </style:style>
    <style:style style:name="P158" style:family="paragraph" style:parent-style-name="Standard" style:list-style-name="L106">
      <style:text-properties fo:color="#000000" style:font-name="Liberation Serif" fo:font-size="12pt" officeooo:rsid="006a72f8" officeooo:paragraph-rsid="006a72f8" style:font-size-asian="12pt" style:font-size-complex="12pt"/>
    </style:style>
    <style:style style:name="P159" style:family="paragraph" style:parent-style-name="Standard" style:list-style-name="L107">
      <style:text-properties fo:color="#000000" style:font-name="Liberation Serif" fo:font-size="12pt" officeooo:rsid="006a72f8" officeooo:paragraph-rsid="006a72f8" style:font-size-asian="12pt" style:font-size-complex="12pt"/>
    </style:style>
    <style:style style:name="P160" style:family="paragraph" style:parent-style-name="Standard" style:list-style-name="L108">
      <style:text-properties fo:color="#000000" style:font-name="Liberation Serif" fo:font-size="12pt" officeooo:rsid="006a72f8" officeooo:paragraph-rsid="006a72f8" style:font-size-asian="12pt" style:font-size-complex="12pt"/>
    </style:style>
    <style:style style:name="P161" style:family="paragraph" style:parent-style-name="Standard" style:list-style-name="L109">
      <style:text-properties fo:color="#000000" style:font-name="Liberation Serif" fo:font-size="12pt" officeooo:rsid="006a72f8" officeooo:paragraph-rsid="006a72f8" style:font-size-asian="12pt" style:font-size-complex="12pt"/>
    </style:style>
    <style:style style:name="P162" style:family="paragraph" style:parent-style-name="Standard" style:list-style-name="L111">
      <style:text-properties fo:color="#000000" style:font-name="Liberation Serif" fo:font-size="12pt" officeooo:rsid="006a72f8" officeooo:paragraph-rsid="006a72f8" style:font-size-asian="12pt" style:font-size-complex="12pt"/>
    </style:style>
    <style:style style:name="P163" style:family="paragraph" style:parent-style-name="Standard" style:list-style-name="L202">
      <style:text-properties fo:color="#000000" style:font-name="Liberation Serif" fo:font-size="12pt" officeooo:rsid="0104cbb3" officeooo:paragraph-rsid="0104cbb3" style:font-size-asian="12pt" style:font-size-complex="12pt"/>
    </style:style>
    <style:style style:name="P164" style:family="paragraph" style:parent-style-name="Standard" style:list-style-name="L110">
      <style:text-properties fo:color="#000000" style:font-name="Liberation Serif" fo:font-size="12pt" officeooo:rsid="008d2cc0" officeooo:paragraph-rsid="008d2cc0" style:font-size-asian="12pt" style:font-size-complex="12pt"/>
    </style:style>
    <style:style style:name="P165" style:family="paragraph" style:parent-style-name="Standard" style:list-style-name="L111">
      <style:text-properties fo:color="#000000" style:font-name="Liberation Serif" fo:font-size="12pt" officeooo:paragraph-rsid="006a72f8" style:font-size-asian="12pt" style:font-size-complex="12pt"/>
    </style:style>
    <style:style style:name="P166" style:family="paragraph" style:parent-style-name="Standard" style:list-style-name="L113">
      <style:text-properties fo:color="#000000" style:font-name="Liberation Serif" fo:font-size="12pt" style:font-size-asian="12pt" style:font-size-complex="12pt"/>
    </style:style>
    <style:style style:name="P167" style:family="paragraph" style:parent-style-name="Standard" style:list-style-name="L114">
      <style:text-properties fo:color="#000000" style:font-name="Liberation Serif" fo:font-size="12pt" officeooo:rsid="008db4d9" officeooo:paragraph-rsid="008db4d9" style:font-size-asian="12pt" style:font-size-complex="12pt"/>
    </style:style>
    <style:style style:name="P168" style:family="paragraph" style:parent-style-name="Standard" style:list-style-name="L115">
      <style:text-properties fo:color="#000000" style:font-name="Liberation Serif" fo:font-size="12pt" style:font-size-asian="12pt" style:font-size-complex="12pt"/>
    </style:style>
    <style:style style:name="P169" style:family="paragraph" style:parent-style-name="Standard" style:list-style-name="L117">
      <style:text-properties fo:color="#000000" style:font-name="Liberation Serif" fo:font-size="12pt" style:font-size-asian="12pt" style:font-size-complex="12pt"/>
    </style:style>
    <style:style style:name="P170" style:family="paragraph" style:parent-style-name="Standard" style:list-style-name="L118">
      <style:text-properties fo:color="#000000" style:font-name="Liberation Serif" fo:font-size="12pt" style:font-size-asian="12pt" style:font-size-complex="12pt"/>
    </style:style>
    <style:style style:name="P171" style:family="paragraph" style:parent-style-name="Standard" style:list-style-name="L118">
      <style:text-properties fo:color="#000000" style:font-name="Liberation Serif" fo:font-size="12pt" officeooo:paragraph-rsid="006dfbfd" style:font-size-asian="12pt" style:font-size-complex="12pt"/>
    </style:style>
    <style:style style:name="P172" style:family="paragraph" style:parent-style-name="Standard" style:list-style-name="L119">
      <style:text-properties fo:color="#000000" style:font-name="Liberation Serif" fo:font-size="12pt" style:font-size-asian="12pt" style:font-size-complex="12pt"/>
    </style:style>
    <style:style style:name="P173" style:family="paragraph" style:parent-style-name="Standard" style:list-style-name="L119">
      <style:text-properties fo:color="#000000" style:font-name="Liberation Serif" fo:font-size="12pt" officeooo:paragraph-rsid="006f68b8" style:font-size-asian="12pt" style:font-size-complex="12pt"/>
    </style:style>
    <style:style style:name="P174" style:family="paragraph" style:parent-style-name="Standard" style:list-style-name="L120">
      <style:text-properties fo:color="#000000" style:font-name="Liberation Serif" fo:font-size="12pt" style:font-size-asian="12pt" style:font-size-complex="12pt"/>
    </style:style>
    <style:style style:name="P175" style:family="paragraph" style:parent-style-name="Standard">
      <style:text-properties fo:color="#000000" style:font-name="Liberation Serif" fo:font-size="12pt" officeooo:rsid="00cb9a80" officeooo:paragraph-rsid="00cb9a80" style:font-size-asian="12pt" style:font-size-complex="12pt"/>
    </style:style>
    <style:style style:name="P176" style:family="paragraph" style:parent-style-name="Standard" style:list-style-name="L121">
      <style:text-properties fo:color="#000000" style:font-name="Liberation Serif" fo:font-size="12pt" officeooo:rsid="00cb9a80" officeooo:paragraph-rsid="00cb9a80" style:font-size-asian="12pt" style:font-size-complex="12pt"/>
    </style:style>
    <style:style style:name="P177" style:family="paragraph" style:parent-style-name="Standard" style:list-style-name="L122">
      <style:text-properties fo:color="#000000" style:font-name="Liberation Serif" fo:font-size="12pt" officeooo:rsid="00cb9a80" officeooo:paragraph-rsid="00cb9a80" style:font-size-asian="12pt" style:font-size-complex="12pt"/>
    </style:style>
    <style:style style:name="P178" style:family="paragraph" style:parent-style-name="Standard" style:list-style-name="L124">
      <style:text-properties fo:color="#000000" style:font-name="Liberation Serif" fo:font-size="12pt" officeooo:rsid="00cb9a80" officeooo:paragraph-rsid="00cb9a80" style:font-size-asian="12pt" style:font-size-complex="12pt"/>
    </style:style>
    <style:style style:name="P179" style:family="paragraph" style:parent-style-name="Standard" style:list-style-name="L123">
      <style:text-properties fo:color="#000000" style:font-name="Liberation Serif" fo:font-size="12pt" officeooo:rsid="00cbbc5f" officeooo:paragraph-rsid="00cbbc5f" style:font-size-asian="12pt" style:font-size-complex="12pt"/>
    </style:style>
    <style:style style:name="P180" style:family="paragraph" style:parent-style-name="Standard" style:list-style-name="L123">
      <style:text-properties fo:color="#000000" style:font-name="Liberation Serif" fo:font-size="12pt" officeooo:paragraph-rsid="00cbbc5f" style:font-size-asian="12pt" style:font-size-complex="12pt"/>
    </style:style>
    <style:style style:name="P181" style:family="paragraph" style:parent-style-name="Standard">
      <style:text-properties fo:color="#000000" style:font-name="Liberation Serif" fo:font-size="12pt" officeooo:rsid="006f68b8" officeooo:paragraph-rsid="006f68b8" style:font-size-asian="12pt" style:font-size-complex="12pt"/>
    </style:style>
    <style:style style:name="P182" style:family="paragraph" style:parent-style-name="Standard" style:list-style-name="L125">
      <style:text-properties fo:color="#000000" style:font-name="Liberation Serif" fo:font-size="12pt" officeooo:rsid="006f68b8" officeooo:paragraph-rsid="006f68b8" style:font-size-asian="12pt" style:font-size-complex="12pt"/>
    </style:style>
    <style:style style:name="P183" style:family="paragraph" style:parent-style-name="Standard" style:list-style-name="L125">
      <style:text-properties fo:color="#000000" style:font-name="Liberation Serif" fo:font-size="12pt" officeooo:rsid="006f68b8" officeooo:paragraph-rsid="0076da8f" style:font-size-asian="12pt" style:font-size-complex="12pt"/>
    </style:style>
    <style:style style:name="P184" style:family="paragraph" style:parent-style-name="Standard" style:list-style-name="L125">
      <style:text-properties fo:color="#000000" style:font-name="Liberation Serif" fo:font-size="12pt" officeooo:rsid="006f68b8" officeooo:paragraph-rsid="007529ff" style:font-size-asian="12pt" style:font-size-complex="12pt"/>
    </style:style>
    <style:style style:name="P185" style:family="paragraph" style:parent-style-name="Standard" style:list-style-name="L125">
      <style:text-properties fo:color="#000000" style:font-name="Liberation Serif" fo:font-size="12pt" officeooo:rsid="006f68b8" officeooo:paragraph-rsid="0071d5d8" style:font-size-asian="12pt" style:font-size-complex="12pt"/>
    </style:style>
    <style:style style:name="P186" style:family="paragraph" style:parent-style-name="Standard" style:list-style-name="L125">
      <style:text-properties fo:color="#000000" style:font-name="Liberation Serif" fo:font-size="12pt" officeooo:rsid="009f1fec" officeooo:paragraph-rsid="009f1fec" style:font-size-asian="12pt" style:font-size-complex="12pt"/>
    </style:style>
    <style:style style:name="P187" style:family="paragraph" style:parent-style-name="Standard" style:list-style-name="L125">
      <style:text-properties fo:color="#000000" style:font-name="Liberation Serif" fo:font-size="12pt" officeooo:paragraph-rsid="007529ff" style:font-size-asian="12pt" style:font-size-complex="12pt"/>
    </style:style>
    <style:style style:name="P188" style:family="paragraph" style:parent-style-name="Standard" style:list-style-name="L125">
      <style:text-properties fo:color="#000000" style:font-name="Liberation Serif" fo:font-size="12pt" officeooo:rsid="009f9330" officeooo:paragraph-rsid="009f9330" style:font-size-asian="12pt" style:font-size-complex="12pt"/>
    </style:style>
    <style:style style:name="P189" style:family="paragraph" style:parent-style-name="Standard">
      <style:text-properties fo:color="#000000" style:font-name="Liberation Serif" fo:font-size="12pt" officeooo:rsid="007529ff" officeooo:paragraph-rsid="007529ff" style:font-size-asian="12pt" style:font-size-complex="12pt"/>
    </style:style>
    <style:style style:name="P190" style:family="paragraph" style:parent-style-name="Standard" style:list-style-name="L128">
      <style:text-properties fo:color="#000000" style:font-name="Liberation Serif" fo:font-size="12pt" officeooo:rsid="007529ff" officeooo:paragraph-rsid="007529ff" style:font-size-asian="12pt" style:font-size-complex="12pt"/>
    </style:style>
    <style:style style:name="P191" style:family="paragraph" style:parent-style-name="Standard">
      <style:text-properties fo:color="#000000" style:font-name="Liberation Serif" fo:font-size="12pt" officeooo:rsid="0070cc32" officeooo:paragraph-rsid="0070cc32" style:font-size-asian="12pt" style:font-size-complex="12pt"/>
    </style:style>
    <style:style style:name="P192" style:family="paragraph" style:parent-style-name="Standard" style:list-style-name="L156">
      <style:text-properties fo:color="#000000" style:font-name="Liberation Serif" fo:font-size="12pt" officeooo:rsid="0070cc32" officeooo:paragraph-rsid="00e6b8da" style:font-size-asian="12pt" style:font-size-complex="12pt"/>
    </style:style>
    <style:style style:name="P193" style:family="paragraph" style:parent-style-name="Standard">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officeooo:rsid="0070cc32" officeooo:paragraph-rsid="00b2c36a" style:font-size-asian="12pt" style:font-size-complex="12pt"/>
    </style:style>
    <style:style style:name="P194" style:family="paragraph" style:parent-style-name="Standard">
      <style:text-properties fo:color="#000000" style:font-name="Liberation Serif" fo:font-size="12pt" officeooo:rsid="0076da8f" officeooo:paragraph-rsid="0076da8f" style:font-size-asian="12pt" style:font-size-complex="12pt"/>
    </style:style>
    <style:style style:name="P195" style:family="paragraph" style:parent-style-name="Standard" style:list-style-name="L163">
      <style:text-properties fo:color="#000000" style:font-name="Liberation Serif" fo:font-size="12pt" officeooo:rsid="0076da8f" officeooo:paragraph-rsid="0076da8f" style:font-size-asian="12pt" style:font-size-complex="12pt"/>
    </style:style>
    <style:style style:name="P196" style:family="paragraph" style:parent-style-name="Standard" style:list-style-name="L169">
      <style:text-properties fo:color="#000000" style:font-name="Liberation Serif" fo:font-size="12pt" officeooo:rsid="0076da8f" officeooo:paragraph-rsid="0076da8f" style:font-size-asian="12pt" style:font-size-complex="12pt"/>
    </style:style>
    <style:style style:name="P197" style:family="paragraph" style:parent-style-name="Standard" style:list-style-name="L131">
      <style:text-properties fo:color="#000000" style:font-name="Liberation Serif" fo:font-size="12pt" officeooo:paragraph-rsid="00a680fb" style:font-size-asian="12pt" style:font-size-complex="12pt"/>
    </style:style>
    <style:style style:name="P198" style:family="paragraph" style:parent-style-name="Standard" style:list-style-name="L132">
      <style:text-properties fo:color="#000000" style:font-name="Liberation Serif" fo:font-size="12pt" officeooo:paragraph-rsid="0078d35f" style:font-size-asian="12pt" style:font-size-complex="12pt"/>
    </style:style>
    <style:style style:name="P199" style:family="paragraph" style:parent-style-name="Standard" style:list-style-name="L132">
      <style:text-properties fo:color="#000000" style:font-name="Liberation Serif" fo:font-size="12pt" officeooo:rsid="0078d35f" officeooo:paragraph-rsid="0078d35f" style:font-size-asian="12pt" style:font-size-complex="12pt"/>
    </style:style>
    <style:style style:name="P200" style:family="paragraph" style:parent-style-name="Standard" style:list-style-name="L132">
      <style:paragraph-properties fo:text-align="start" style:justify-single-word="false" fo:orphans="2" fo:widows="2" style:vertical-align="auto"/>
      <style:text-properties fo:color="#000000" style:font-name="Liberation Serif" fo:font-size="12pt" officeooo:rsid="0078d35f" officeooo:paragraph-rsid="0078d35f" style:font-size-asian="12pt" style:font-size-complex="12pt"/>
    </style:style>
    <style:style style:name="P201" style:family="paragraph" style:parent-style-name="Standard" style:list-style-name="L161">
      <style:text-properties fo:color="#000000" style:font-name="Liberation Serif" fo:font-size="12pt" officeooo:rsid="0078d35f" officeooo:paragraph-rsid="0078d35f" style:font-size-asian="12pt" style:font-size-complex="12pt"/>
    </style:style>
    <style:style style:name="P202" style:family="paragraph" style:parent-style-name="Standard">
      <style:text-properties fo:color="#000000" style:font-name="Liberation Serif" fo:font-size="12pt" officeooo:rsid="0078d35f" officeooo:paragraph-rsid="0078d35f" style:font-size-asian="12pt" style:font-size-complex="12pt"/>
    </style:style>
    <style:style style:name="P203" style:family="paragraph" style:parent-style-name="Standard" style:list-style-name="L134">
      <style:text-properties fo:color="#000000" style:font-name="Liberation Serif" fo:font-size="12pt" officeooo:rsid="008ade3a" officeooo:paragraph-rsid="00a813e4" style:font-size-asian="12pt" style:font-size-complex="12pt"/>
    </style:style>
    <style:style style:name="P204" style:family="paragraph" style:parent-style-name="Standard" style:list-style-name="L134">
      <style:text-properties fo:color="#000000" style:font-name="Liberation Serif" fo:font-size="12pt" officeooo:paragraph-rsid="00a813e4" style:font-size-asian="12pt" style:font-size-complex="12pt"/>
    </style:style>
    <style:style style:name="P205" style:family="paragraph" style:parent-style-name="Standard" style:list-style-name="L137">
      <style:text-properties fo:color="#000000" style:font-name="Liberation Serif" fo:font-size="12pt" officeooo:paragraph-rsid="0070cc32" style:font-size-asian="12pt" style:font-size-complex="12pt"/>
    </style:style>
    <style:style style:name="P206" style:family="paragraph" style:parent-style-name="Standard">
      <style:text-properties fo:color="#000000" style:font-name="Liberation Serif" fo:font-size="12pt" officeooo:rsid="00d69a77" officeooo:paragraph-rsid="00d69a77" style:font-size-asian="12pt" style:font-size-complex="12pt"/>
    </style:style>
    <style:style style:name="P207" style:family="paragraph" style:parent-style-name="Standard" style:list-style-name="L142">
      <style:text-properties fo:color="#000000" style:font-name="Liberation Serif" fo:font-size="12pt" officeooo:paragraph-rsid="00d80261" style:font-size-asian="12pt" style:font-size-complex="12pt"/>
    </style:style>
    <style:style style:name="P208" style:family="paragraph" style:parent-style-name="Standard" style:list-style-name="L143">
      <style:text-properties fo:color="#000000" style:font-name="Liberation Serif" fo:font-size="12pt" officeooo:rsid="00efcc98" officeooo:paragraph-rsid="00efcc98" style:font-size-asian="12pt" style:font-size-complex="12pt"/>
    </style:style>
    <style:style style:name="P209" style:family="paragraph" style:parent-style-name="Standard" style:list-style-name="L143">
      <style:text-properties fo:color="#000000" style:font-name="Liberation Serif" fo:font-size="12pt" officeooo:rsid="00f0a02d" officeooo:paragraph-rsid="00f0a02d" style:font-size-asian="12pt" style:font-size-complex="12pt"/>
    </style:style>
    <style:style style:name="P210" style:family="paragraph" style:parent-style-name="Standard" style:list-style-name="L143">
      <style:text-properties fo:color="#000000" style:font-name="Liberation Serif" fo:font-size="12pt" officeooo:rsid="00f0e139" officeooo:paragraph-rsid="00f0e139" style:font-size-asian="12pt" style:font-size-complex="12pt"/>
    </style:style>
    <style:style style:name="P211" style:family="paragraph" style:parent-style-name="Standard" style:list-style-name="L143">
      <style:text-properties fo:color="#000000" style:font-name="Liberation Serif" fo:font-size="12pt" officeooo:rsid="00f2e099" officeooo:paragraph-rsid="00f2e099" style:font-size-asian="12pt" style:font-size-complex="12pt"/>
    </style:style>
    <style:style style:name="P212" style:family="paragraph" style:parent-style-name="Standard" style:list-style-name="L146">
      <style:text-properties fo:color="#000000" style:font-name="Liberation Serif" fo:font-size="12pt" officeooo:paragraph-rsid="00c253e8" style:font-size-asian="12pt" style:font-size-complex="12pt"/>
    </style:style>
    <style:style style:name="P213" style:family="paragraph" style:parent-style-name="Standard" style:list-style-name="L146">
      <style:text-properties fo:color="#000000" style:font-name="Liberation Serif" fo:font-size="12pt" officeooo:paragraph-rsid="00c50abd" style:font-size-asian="12pt" style:font-size-complex="12pt"/>
    </style:style>
    <style:style style:name="P214" style:family="paragraph" style:parent-style-name="Standard" style:list-style-name="L146">
      <style:text-properties fo:color="#000000" style:font-name="Liberation Serif" fo:font-size="12pt" officeooo:paragraph-rsid="00de1b92" style:font-size-asian="12pt" style:font-size-complex="12pt"/>
    </style:style>
    <style:style style:name="P215" style:family="paragraph" style:parent-style-name="Standard">
      <style:text-properties fo:color="#000000" style:font-name="Liberation Serif" fo:font-size="12pt" officeooo:rsid="00e6b8da" officeooo:paragraph-rsid="00e6b8da" style:font-size-asian="12pt" style:font-size-complex="12pt"/>
    </style:style>
    <style:style style:name="P216" style:family="paragraph" style:parent-style-name="Standard" style:list-style-name="L153">
      <style:text-properties fo:color="#000000" style:font-name="Liberation Serif" fo:font-size="12pt" officeooo:paragraph-rsid="00eae417" style:font-size-asian="12pt" style:font-size-complex="12pt"/>
    </style:style>
    <style:style style:name="P217" style:family="paragraph" style:parent-style-name="Standard" style:list-style-name="L153">
      <style:text-properties fo:color="#000000" style:font-name="Liberation Serif" fo:font-size="12pt" officeooo:paragraph-rsid="00ec77a9" style:font-size-asian="12pt" style:font-size-complex="12pt"/>
    </style:style>
    <style:style style:name="P218" style:family="paragraph" style:parent-style-name="Standard" style:list-style-name="L154">
      <style:text-properties fo:color="#000000" style:font-name="Liberation Serif" fo:font-size="12pt" officeooo:rsid="00ec77a9" officeooo:paragraph-rsid="00ec77a9" style:font-size-asian="12pt" style:font-size-complex="12pt"/>
    </style:style>
    <style:style style:name="P219" style:family="paragraph" style:parent-style-name="Standard" style:list-style-name="L155">
      <style:text-properties fo:color="#000000" style:font-name="Liberation Serif" fo:font-size="12pt" officeooo:rsid="00ed2f06" officeooo:paragraph-rsid="00ed2f06" style:font-size-asian="12pt" style:font-size-complex="12pt"/>
    </style:style>
    <style:style style:name="P220" style:family="paragraph" style:parent-style-name="Standard" style:list-style-name="L157">
      <style:text-properties fo:color="#000000" style:font-name="Liberation Serif" fo:font-size="12pt" officeooo:rsid="007ca5f9" officeooo:paragraph-rsid="00aa4a9f" style:font-size-asian="12pt" style:font-size-complex="12pt"/>
    </style:style>
    <style:style style:name="P221" style:family="paragraph" style:parent-style-name="Standard" style:list-style-name="L189">
      <style:text-properties fo:color="#000000" style:font-name="Liberation Serif" fo:font-size="12pt" officeooo:rsid="007ca5f9" officeooo:paragraph-rsid="007ca5f9" style:font-size-asian="12pt" style:font-size-complex="12pt"/>
    </style:style>
    <style:style style:name="P222" style:family="paragraph" style:parent-style-name="Standard" style:list-style-name="L161">
      <style:text-properties fo:color="#000000" style:font-name="Liberation Serif" fo:font-size="12pt" officeooo:paragraph-rsid="0078d35f" style:font-size-asian="12pt" style:font-size-complex="12pt"/>
    </style:style>
    <style:style style:name="P223" style:family="paragraph" style:parent-style-name="Standard" style:list-style-name="L162">
      <style:text-properties fo:color="#000000" style:font-name="Liberation Serif" fo:font-size="12pt" officeooo:paragraph-rsid="00aa848f" style:font-size-asian="12pt" style:font-size-complex="12pt"/>
    </style:style>
    <style:style style:name="P224" style:family="paragraph" style:parent-style-name="Standard" style:list-style-name="L164">
      <style:text-properties fo:color="#000000" style:font-name="Liberation Serif" fo:font-size="12pt" officeooo:paragraph-rsid="00abbe5a" style:font-size-asian="12pt" style:font-size-complex="12pt"/>
    </style:style>
    <style:style style:name="P225" style:family="paragraph" style:parent-style-name="Standard" style:list-style-name="L167">
      <style:text-properties fo:color="#000000" style:font-name="Liberation Serif" fo:font-size="12pt" officeooo:rsid="007bc5fe" officeooo:paragraph-rsid="007bc5fe" style:font-size-asian="12pt" style:font-size-complex="12pt"/>
    </style:style>
    <style:style style:name="P226" style:family="paragraph" style:parent-style-name="Standard" style:list-style-name="L17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officeooo:rsid="007b16dd" officeooo:paragraph-rsid="00b26723" style:font-size-asian="12pt" style:font-size-complex="12pt"/>
    </style:style>
    <style:style style:name="P227" style:family="paragraph" style:parent-style-name="Standard">
      <style:text-properties fo:color="#000000" style:font-name="Liberation Serif" fo:font-size="12pt" officeooo:rsid="007b16dd" officeooo:paragraph-rsid="007b16dd" style:font-size-asian="12pt" style:font-size-complex="12pt"/>
    </style:style>
    <style:style style:name="P228" style:family="paragraph" style:parent-style-name="Standard" style:list-style-name="L185">
      <style:text-properties fo:color="#000000" style:font-name="Liberation Serif" fo:font-size="12pt" officeooo:rsid="007b16dd" officeooo:paragraph-rsid="00b8430b" style:font-size-asian="12pt" style:font-size-complex="12pt"/>
    </style:style>
    <style:style style:name="P229" style:family="paragraph" style:parent-style-name="Standard" style:list-style-name="L185">
      <style:text-properties fo:color="#000000" style:font-name="Liberation Serif" fo:font-size="12pt" officeooo:rsid="007b16dd" officeooo:paragraph-rsid="007b16dd" style:font-size-asian="12pt" style:font-size-complex="12pt"/>
    </style:style>
    <style:style style:name="P230" style:family="paragraph" style:parent-style-name="Standard" style:list-style-name="L186">
      <style:text-properties fo:color="#000000" style:font-name="Liberation Serif" fo:font-size="12pt" officeooo:rsid="007b16dd" officeooo:paragraph-rsid="007b16dd" style:font-size-asian="12pt" style:font-size-complex="12pt"/>
    </style:style>
    <style:style style:name="P231" style:family="paragraph" style:parent-style-name="Standard" style:list-style-name="L193">
      <style:text-properties fo:color="#000000" style:font-name="Liberation Serif" fo:font-size="12pt" officeooo:rsid="007b16dd" officeooo:paragraph-rsid="007b16dd" style:font-size-asian="12pt" style:font-size-complex="12pt"/>
    </style:style>
    <style:style style:name="P232" style:family="paragraph" style:parent-style-name="Standard" style:list-style-name="L189">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officeooo:rsid="00ba972b" officeooo:paragraph-rsid="00ba972b" style:font-size-asian="12pt" style:font-size-complex="12pt"/>
    </style:style>
    <style:style style:name="P233" style:family="paragraph" style:parent-style-name="Standard">
      <style:text-properties fo:color="#000000" style:font-name="Liberation Serif" fo:font-size="12pt" fo:font-weight="bold" style:font-size-asian="12pt" style:font-weight-asian="bold" style:font-size-complex="12pt" style:font-weight-complex="bold"/>
    </style:style>
    <style:style style:name="P234" style:family="paragraph" style:parent-style-name="Standard">
      <style:text-properties fo:color="#000000" style:font-name="Liberation Serif" fo:font-size="12pt" fo:font-weight="bold" officeooo:rsid="00cf0e3e" officeooo:paragraph-rsid="00cf0e3e" style:font-size-asian="12pt" style:font-weight-asian="bold" style:font-size-complex="12pt" style:font-weight-complex="bold"/>
    </style:style>
    <style:style style:name="P235" style:family="paragraph" style:parent-style-name="Standard">
      <style:text-properties fo:color="#000000" style:font-name="Liberation Serif" fo:font-size="12pt" fo:font-weight="bold" officeooo:rsid="00d00d32" officeooo:paragraph-rsid="00d00d32" style:font-size-asian="12pt" style:font-weight-asian="bold" style:font-size-complex="12pt" style:font-weight-complex="bold"/>
    </style:style>
    <style:style style:name="P236" style:family="paragraph" style:parent-style-name="Standard">
      <style:text-properties fo:color="#000000" style:font-name="Liberation Serif" fo:font-size="12pt" fo:font-weight="bold" officeooo:rsid="00cb9a80" officeooo:paragraph-rsid="00cb9a80" style:font-size-asian="12pt" style:font-weight-asian="bold" style:font-size-complex="12pt" style:font-weight-complex="bold"/>
    </style:style>
    <style:style style:name="P237" style:family="paragraph" style:parent-style-name="Standard">
      <style:text-properties fo:color="#000000" style:font-name="Liberation Serif" fo:font-size="12pt" fo:font-weight="bold" officeooo:rsid="0070cc32" officeooo:paragraph-rsid="0070cc32" style:font-size-asian="12pt" style:font-weight-asian="bold" style:font-size-complex="12pt" style:font-weight-complex="bold"/>
    </style:style>
    <style:style style:name="P238" style:family="paragraph" style:parent-style-name="Standard">
      <style:text-properties fo:color="#000000" style:font-name="Liberation Serif" fo:font-size="12pt" fo:font-weight="bold" officeooo:rsid="00d69a77" officeooo:paragraph-rsid="00d69a77" style:font-size-asian="12pt" style:font-weight-asian="bold" style:font-size-complex="12pt" style:font-weight-complex="bold"/>
    </style:style>
    <style:style style:name="P239" style:family="paragraph" style:parent-style-name="Standard">
      <style:text-properties fo:color="#000000" style:font-name="Liberation Serif" fo:font-size="12pt" fo:font-weight="bold" officeooo:rsid="00decab7" officeooo:paragraph-rsid="00decab7" style:font-size-asian="12pt" style:font-weight-asian="bold" style:font-size-complex="12pt" style:font-weight-complex="bold"/>
    </style:style>
    <style:style style:name="P240" style:family="paragraph" style:parent-style-name="Standard">
      <style:text-properties fo:color="#000000" style:font-name="Liberation Serif" fo:font-size="12pt" fo:font-weight="bold" officeooo:rsid="00e6b8da" officeooo:paragraph-rsid="00e6b8da" style:font-size-asian="12pt" style:font-weight-asian="bold" style:font-size-complex="12pt" style:font-weight-complex="bold"/>
    </style:style>
    <style:style style:name="P241" style:family="paragraph" style:parent-style-name="Standard" style:list-style-name="L12">
      <style:text-properties fo:color="#000000" style:font-name="Liberation Serif" fo:font-size="12pt" fo:language="nl" fo:country="NL" style:text-underline-style="solid" style:text-underline-width="auto" style:text-underline-color="font-color" officeooo:rsid="00116fdf" officeooo:paragraph-rsid="00116fdf" style:font-size-asian="12pt" style:language-asian="nl" style:country-asian="NL" style:font-name-complex="Arial1" style:font-size-complex="12pt" style:language-complex="ar" style:country-complex="SA"/>
    </style:style>
    <style:style style:name="P242" style:family="paragraph" style:parent-style-name="Standard" style:list-style-name="L16">
      <style:text-properties fo:color="#000000" style:font-name="Liberation Serif" fo:font-size="12pt" fo:language="nl" fo:country="NL" style:text-underline-style="solid" style:text-underline-width="auto" style:text-underline-color="font-color" officeooo:rsid="00116fdf" officeooo:paragraph-rsid="001458de" style:font-size-asian="12pt" style:language-asian="nl" style:country-asian="NL" style:font-name-complex="Arial1" style:font-size-complex="12pt" style:language-complex="ar" style:country-complex="SA"/>
    </style:style>
    <style:style style:name="P243" style:family="paragraph" style:parent-style-name="Standard" style:list-style-name="L20">
      <style:paragraph-properties fo:text-align="start" style:justify-single-word="false" fo:orphans="2" fo:widows="2" style:vertical-align="auto"/>
      <style:text-properties fo:color="#000000" style:font-name="Liberation Serif" fo:font-size="12pt" fo:language="nl" fo:country="NL" style:text-underline-style="solid" style:text-underline-width="auto" style:text-underline-color="font-color" officeooo:rsid="0087de38" officeooo:paragraph-rsid="0087de38" style:font-size-asian="12pt" style:language-asian="nl" style:country-asian="NL" style:font-name-complex="Arial1" style:font-size-complex="12pt" style:language-complex="ar" style:country-complex="SA"/>
    </style:style>
    <style:style style:name="P244" style:family="paragraph" style:parent-style-name="Standard" style:list-style-name="L24">
      <style:text-properties fo:color="#000000" style:font-name="Liberation Serif" fo:font-size="12pt" fo:language="nl" fo:country="NL" style:text-underline-style="solid" style:text-underline-width="auto" style:text-underline-color="font-color" officeooo:paragraph-rsid="002d65ba" style:font-size-asian="12pt" style:language-asian="nl" style:country-asian="NL" style:font-name-complex="Arial1" style:font-size-complex="12pt" style:language-complex="ar" style:country-complex="SA"/>
    </style:style>
    <style:style style:name="P245" style:family="paragraph" style:parent-style-name="Standard" style:list-style-name="L28">
      <style:text-properties fo:color="#000000" style:font-name="Liberation Serif" fo:font-size="12pt" fo:language="nl" fo:country="NL" style:text-underline-style="solid" style:text-underline-width="auto" style:text-underline-color="font-color" officeooo:rsid="001eaa65" officeooo:paragraph-rsid="001eaa65" style:font-size-asian="12pt" style:language-asian="nl" style:country-asian="NL" style:font-name-complex="Arial1" style:font-size-complex="12pt" style:language-complex="ar" style:country-complex="SA"/>
    </style:style>
    <style:style style:name="P246" style:family="paragraph" style:parent-style-name="Standard" style:list-style-name="L40">
      <style:text-properties fo:color="#000000" style:font-name="Liberation Serif" fo:font-size="12pt" fo:language="nl" fo:country="NL" style:text-underline-style="solid" style:text-underline-width="auto" style:text-underline-color="font-color" officeooo:paragraph-rsid="001523b4" style:font-size-asian="12pt" style:language-asian="nl" style:country-asian="NL" style:font-name-complex="Arial1" style:font-size-complex="12pt" style:language-complex="ar" style:country-complex="SA"/>
    </style:style>
    <style:style style:name="P247" style:family="paragraph" style:parent-style-name="Standard" style:list-style-name="L48">
      <style:text-properties fo:color="#000000" style:font-name="Liberation Serif" fo:font-size="12pt" fo:language="nl" fo:country="NL" style:text-underline-style="solid" style:text-underline-width="auto" style:text-underline-color="font-color" style:font-size-asian="12pt" style:language-asian="nl" style:country-asian="NL" style:font-name-complex="Arial1" style:font-size-complex="12pt" style:language-complex="ar" style:country-complex="SA"/>
    </style:style>
    <style:style style:name="P248" style:family="paragraph" style:parent-style-name="Standard" style:list-style-name="L52">
      <style:text-properties fo:color="#000000" style:font-name="Liberation Serif" fo:font-size="12pt" fo:language="nl" fo:country="NL" style:text-underline-style="solid" style:text-underline-width="auto" style:text-underline-color="font-color" style:font-size-asian="12pt" style:language-asian="nl" style:country-asian="NL" style:font-name-complex="Arial1" style:font-size-complex="12pt" style:language-complex="ar" style:country-complex="SA"/>
    </style:style>
    <style:style style:name="P249" style:family="paragraph" style:parent-style-name="Standard" style:list-style-name="L126">
      <style:text-properties fo:color="#000000" style:font-name="Liberation Serif" fo:font-size="12pt" fo:language="nl" fo:country="NL" style:text-underline-style="solid" style:text-underline-width="auto" style:text-underline-color="font-color" officeooo:paragraph-rsid="007529ff" style:font-size-asian="12pt" style:language-asian="nl" style:country-asian="NL" style:font-name-complex="Arial1" style:font-size-complex="12pt" style:language-complex="ar" style:country-complex="SA"/>
    </style:style>
    <style:style style:name="P250" style:family="paragraph" style:parent-style-name="Standard" style:list-style-name="L126">
      <style:text-properties fo:color="#000000" style:font-name="Liberation Serif" fo:font-size="12pt" fo:language="nl" fo:country="NL" style:text-underline-style="solid" style:text-underline-width="auto" style:text-underline-color="font-color" officeooo:rsid="006f68b8" officeooo:paragraph-rsid="006f68b8" style:font-size-asian="12pt" style:language-asian="nl" style:country-asian="NL" style:font-name-complex="Arial1" style:font-size-complex="12pt" style:language-complex="ar" style:country-complex="SA"/>
    </style:style>
    <style:style style:name="P251" style:family="paragraph" style:parent-style-name="Standard" style:list-style-name="L133">
      <style:text-properties fo:color="#000000" style:font-name="Liberation Serif" fo:font-size="12pt" fo:language="nl" fo:country="NL" style:text-underline-style="solid" style:text-underline-width="auto" style:text-underline-color="font-color" officeooo:rsid="0076da8f" officeooo:paragraph-rsid="0076da8f" style:font-size-asian="12pt" style:language-asian="nl" style:country-asian="NL" style:font-name-complex="Arial1" style:font-size-complex="12pt" style:language-complex="ar" style:country-complex="SA"/>
    </style:style>
    <style:style style:name="P252" style:family="paragraph" style:parent-style-name="Standard" style:list-style-name="L165">
      <style:text-properties fo:color="#000000" style:font-name="Liberation Serif" fo:font-size="12pt" fo:language="nl" fo:country="NL" style:text-underline-style="solid" style:text-underline-width="auto" style:text-underline-color="font-color" officeooo:rsid="0070cc32" officeooo:paragraph-rsid="0070cc32" style:font-size-asian="12pt" style:language-asian="nl" style:country-asian="NL" style:font-name-complex="Arial1" style:font-size-complex="12pt" style:language-complex="ar" style:country-complex="SA"/>
    </style:style>
    <style:style style:name="P253" style:family="paragraph" style:parent-style-name="Standard" style:list-style-name="L13">
      <style:text-properties fo:color="#000000" style:font-name="Liberation Serif" fo:font-size="12pt" fo:language="nl" fo:country="NL" officeooo:rsid="00116fdf" style:font-size-asian="12pt" style:language-asian="nl" style:country-asian="NL" style:font-name-complex="Arial1" style:font-size-complex="12pt" style:language-complex="ar" style:country-complex="SA"/>
    </style:style>
    <style:style style:name="P254" style:family="paragraph" style:parent-style-name="Standard" style:list-style-name="L13">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116fdf" officeooo:paragraph-rsid="001523b4" style:font-size-asian="12pt" style:language-asian="nl" style:country-asian="NL" style:font-name-complex="Arial1" style:font-size-complex="12pt" style:language-complex="ar" style:country-complex="SA"/>
    </style:style>
    <style:style style:name="P255" style:family="paragraph" style:parent-style-name="Standard" style:list-style-name="L14">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116fdf" style:font-size-asian="12pt" style:language-asian="nl" style:country-asian="NL" style:font-name-complex="Arial1" style:font-size-complex="12pt" style:language-complex="ar" style:country-complex="SA"/>
    </style:style>
    <style:style style:name="P256" style:family="paragraph" style:parent-style-name="Standard" style:list-style-name="L14">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116fdf" officeooo:paragraph-rsid="0015e65a" style:font-size-asian="12pt" style:language-asian="nl" style:country-asian="NL" style:font-name-complex="Arial1" style:font-size-complex="12pt" style:language-complex="ar" style:country-complex="SA"/>
    </style:style>
    <style:style style:name="P257" style:family="paragraph" style:parent-style-name="Standard" style:list-style-name="L14">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116fdf" officeooo:paragraph-rsid="0015e65a" style:font-size-asian="12pt" style:language-asian="nl" style:country-asian="NL" style:font-name-complex="Arial1" style:font-size-complex="12pt" style:language-complex="ar" style:country-complex="SA"/>
    </style:style>
    <style:style style:name="P258" style:family="paragraph" style:parent-style-name="Standard" style:list-style-name="L1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116fdf" style:font-size-asian="12pt" style:language-asian="nl" style:country-asian="NL" style:font-name-complex="Arial1" style:font-size-complex="12pt" style:language-complex="ar" style:country-complex="SA"/>
    </style:style>
    <style:style style:name="P259" style:family="paragraph" style:parent-style-name="Standard" style:list-style-name="L14">
      <style:text-properties fo:color="#000000" style:font-name="Liberation Serif" fo:font-size="12pt" fo:language="nl" fo:country="NL" officeooo:rsid="00116fdf" officeooo:paragraph-rsid="001458de" style:font-size-asian="12pt" style:language-asian="nl" style:country-asian="NL" style:font-name-complex="Arial1" style:font-size-complex="12pt" style:language-complex="ar" style:country-complex="SA"/>
    </style:style>
    <style:style style:name="P260" style:family="paragraph" style:parent-style-name="Standard">
      <style:text-properties fo:color="#000000" style:font-name="Liberation Serif" fo:font-size="12pt" fo:language="nl" fo:country="NL" officeooo:rsid="00116fdf" officeooo:paragraph-rsid="001458de" style:font-size-asian="12pt" style:language-asian="nl" style:country-asian="NL" style:font-name-complex="Arial1" style:font-size-complex="12pt" style:language-complex="ar" style:country-complex="SA"/>
    </style:style>
    <style:style style:name="P261" style:family="paragraph" style:parent-style-name="Standard" style:list-style-name="L15">
      <style:text-properties fo:color="#000000" style:font-name="Liberation Serif" fo:font-size="12pt" fo:language="nl" fo:country="NL" officeooo:rsid="00116fdf" officeooo:paragraph-rsid="001458de" style:font-size-asian="12pt" style:language-asian="nl" style:country-asian="NL" style:font-name-complex="Arial1" style:font-size-complex="12pt" style:language-complex="ar" style:country-complex="SA"/>
    </style:style>
    <style:style style:name="P262" style:family="paragraph" style:parent-style-name="Standard" style:list-style-name="L37">
      <style:text-properties fo:color="#000000" style:font-name="Liberation Serif" fo:font-size="12pt" fo:language="nl" fo:country="NL" officeooo:rsid="00116fdf" officeooo:paragraph-rsid="004929b3" style:font-size-asian="12pt" style:language-asian="nl" style:country-asian="NL" style:font-name-complex="Arial1" style:font-size-complex="12pt" style:language-complex="ar" style:country-complex="SA"/>
    </style:style>
    <style:style style:name="P263" style:family="paragraph" style:parent-style-name="Standard" style:list-style-name="L38">
      <style:text-properties fo:color="#000000" style:font-name="Liberation Serif" fo:font-size="12pt" fo:language="nl" fo:country="NL" officeooo:rsid="00116fdf" officeooo:paragraph-rsid="004a9a0d" style:font-size-asian="12pt" style:language-asian="nl" style:country-asian="NL" style:font-name-complex="Arial1" style:font-size-complex="12pt" style:language-complex="ar" style:country-complex="SA"/>
    </style:style>
    <style:style style:name="P264" style:family="paragraph" style:parent-style-name="Standard" style:list-style-name="L38">
      <style:text-properties fo:color="#000000" style:font-name="Liberation Serif" fo:font-size="12pt" fo:language="nl" fo:country="NL" officeooo:rsid="00116fdf" officeooo:paragraph-rsid="001bda16" style:font-size-asian="12pt" style:language-asian="nl" style:country-asian="NL" style:font-name-complex="Arial1" style:font-size-complex="12pt" style:language-complex="ar" style:country-complex="SA"/>
    </style:style>
    <style:style style:name="P265" style:family="paragraph" style:parent-style-name="Standard" style:list-style-name="L38">
      <style:text-properties fo:color="#000000" style:font-name="Liberation Serif" fo:font-size="12pt" fo:language="nl" fo:country="NL" officeooo:rsid="00116fdf" officeooo:paragraph-rsid="001cfc9f" style:font-size-asian="12pt" style:language-asian="nl" style:country-asian="NL" style:font-name-complex="Arial1" style:font-size-complex="12pt" style:language-complex="ar" style:country-complex="SA"/>
    </style:style>
    <style:style style:name="P266" style:family="paragraph" style:parent-style-name="Standard" style:list-style-name="L14">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17833d" officeooo:paragraph-rsid="0017833d" style:font-size-asian="12pt" style:language-asian="nl" style:country-asian="NL" style:font-name-complex="Arial1" style:font-size-complex="12pt" style:language-complex="ar" style:country-complex="SA"/>
    </style:style>
    <style:style style:name="P267" style:family="paragraph" style:parent-style-name="Standard" style:list-style-name="L21">
      <style:text-properties fo:color="#000000" style:font-name="Liberation Serif" fo:font-size="12pt" fo:language="nl" fo:country="NL" officeooo:rsid="001d6e71" officeooo:paragraph-rsid="001eaa65" style:font-size-asian="12pt" style:language-asian="nl" style:country-asian="NL" style:font-name-complex="Arial1" style:font-size-complex="12pt" style:language-complex="ar" style:country-complex="SA"/>
    </style:style>
    <style:style style:name="P268" style:family="paragraph" style:parent-style-name="Standard" style:list-style-name="L2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1d6e71" officeooo:paragraph-rsid="007ce9ee" style:font-size-asian="12pt" style:language-asian="nl" style:country-asian="NL" style:font-name-complex="Arial1" style:font-size-complex="12pt" style:language-complex="ar" style:country-complex="SA"/>
    </style:style>
    <style:style style:name="P269" style:family="paragraph" style:parent-style-name="Standard" style:list-style-name="L21">
      <style:text-properties fo:color="#000000" style:font-name="Liberation Serif" fo:font-size="12pt" fo:language="nl" fo:country="NL" officeooo:rsid="0027a54b" officeooo:paragraph-rsid="0027a54b" style:font-size-asian="12pt" style:language-asian="nl" style:country-asian="NL" style:font-name-complex="Arial1" style:font-size-complex="12pt" style:language-complex="ar" style:country-complex="SA"/>
    </style:style>
    <style:style style:name="P270" style:family="paragraph" style:parent-style-name="Standard" style:list-style-name="L21">
      <style:text-properties fo:color="#000000" style:font-name="Liberation Serif" fo:font-size="12pt" fo:language="nl" fo:country="NL" officeooo:rsid="0027a54b" officeooo:paragraph-rsid="00281ac4" style:font-size-asian="12pt" style:language-asian="nl" style:country-asian="NL" style:font-name-complex="Arial1" style:font-size-complex="12pt" style:language-complex="ar" style:country-complex="SA"/>
    </style:style>
    <style:style style:name="P271" style:family="paragraph" style:parent-style-name="Standard" style:list-style-name="L2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27a54b" officeooo:paragraph-rsid="007fe3a7" style:font-size-asian="12pt" style:language-asian="nl" style:country-asian="NL" style:font-name-complex="Arial1" style:font-size-complex="12pt" style:language-complex="ar" style:country-complex="SA"/>
    </style:style>
    <style:style style:name="P272" style:family="paragraph" style:parent-style-name="Standard" style:list-style-name="L21">
      <style:text-properties fo:color="#000000" style:font-name="Liberation Serif" fo:font-size="12pt" fo:language="nl" fo:country="NL" officeooo:paragraph-rsid="00281ac4" style:font-size-asian="12pt" style:language-asian="nl" style:country-asian="NL" style:font-name-complex="Arial1" style:font-size-complex="12pt" style:language-complex="ar" style:country-complex="SA"/>
    </style:style>
    <style:style style:name="P273" style:family="paragraph" style:parent-style-name="Standard" style:list-style-name="L21">
      <style:text-properties fo:color="#000000" style:font-name="Liberation Serif" fo:font-size="12pt" fo:language="nl" fo:country="NL" officeooo:rsid="0029878d" officeooo:paragraph-rsid="0029878d" style:font-size-asian="12pt" style:language-asian="nl" style:country-asian="NL" style:font-name-complex="Arial1" style:font-size-complex="12pt" style:language-complex="ar" style:country-complex="SA"/>
    </style:style>
    <style:style style:name="P274" style:family="paragraph" style:parent-style-name="Standard" style:list-style-name="L21">
      <style:text-properties fo:color="#000000" style:font-name="Liberation Serif" fo:font-size="12pt" fo:language="nl" fo:country="NL" officeooo:rsid="002a4d43" officeooo:paragraph-rsid="002a4d43" style:font-size-asian="12pt" style:language-asian="nl" style:country-asian="NL" style:font-name-complex="Arial1" style:font-size-complex="12pt" style:language-complex="ar" style:country-complex="SA"/>
    </style:style>
    <style:style style:name="P275" style:family="paragraph" style:parent-style-name="Standard" style:list-style-name="L2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7fe3a7" officeooo:paragraph-rsid="007fe3a7" style:font-size-asian="12pt" style:language-asian="nl" style:country-asian="NL" style:font-name-complex="Arial1" style:font-size-complex="12pt" style:language-complex="ar" style:country-complex="SA"/>
    </style:style>
    <style:style style:name="P276" style:family="paragraph" style:parent-style-name="Standard" style:list-style-name="L22">
      <style:text-properties fo:color="#000000" style:font-name="Liberation Serif" fo:font-size="12pt" fo:language="nl" fo:country="NL" officeooo:rsid="001da6d8" officeooo:paragraph-rsid="00281ac4" style:font-size-asian="12pt" style:language-asian="nl" style:country-asian="NL" style:font-name-complex="Arial1" style:font-size-complex="12pt" style:language-complex="ar" style:country-complex="SA"/>
    </style:style>
    <style:style style:name="P277" style:family="paragraph" style:parent-style-name="Standard" style:list-style-name="L22">
      <style:text-properties fo:color="#000000" style:font-name="Liberation Serif" fo:font-size="12pt" fo:language="nl" fo:country="NL" officeooo:rsid="001da6d8" officeooo:paragraph-rsid="002a4d43" style:font-size-asian="12pt" style:language-asian="nl" style:country-asian="NL" style:font-name-complex="Arial1" style:font-size-complex="12pt" style:language-complex="ar" style:country-complex="SA"/>
    </style:style>
    <style:style style:name="P278" style:family="paragraph" style:parent-style-name="Standard" style:list-style-name="L23">
      <style:text-properties fo:color="#000000" style:font-name="Liberation Serif" fo:font-size="12pt" fo:language="nl" fo:country="NL" officeooo:rsid="001da6d8" officeooo:paragraph-rsid="001ff2b0" style:font-size-asian="12pt" style:language-asian="nl" style:country-asian="NL" style:font-name-complex="Arial1" style:font-size-complex="12pt" style:language-complex="ar" style:country-complex="SA"/>
    </style:style>
    <style:style style:name="P279" style:family="paragraph" style:parent-style-name="Standard" style:list-style-name="L23">
      <style:text-properties fo:color="#000000" style:font-name="Liberation Serif" fo:font-size="12pt" fo:language="nl" fo:country="NL" officeooo:rsid="001da6d8" officeooo:paragraph-rsid="00281ac4" style:font-size-asian="12pt" style:language-asian="nl" style:country-asian="NL" style:font-name-complex="Arial1" style:font-size-complex="12pt" style:language-complex="ar" style:country-complex="SA"/>
    </style:style>
    <style:style style:name="P280" style:family="paragraph" style:parent-style-name="Standard" style:list-style-name="L23">
      <style:text-properties fo:color="#000000" style:font-name="Liberation Serif" fo:font-size="12pt" fo:language="nl" fo:country="NL" officeooo:rsid="001da6d8" officeooo:paragraph-rsid="00204fb5" style:font-size-asian="12pt" style:language-asian="nl" style:country-asian="NL" style:font-name-complex="Arial1" style:font-size-complex="12pt" style:language-complex="ar" style:country-complex="SA"/>
    </style:style>
    <style:style style:name="P281" style:family="paragraph" style:parent-style-name="Standard" style:list-style-name="L23">
      <style:text-properties fo:color="#000000" style:font-name="Liberation Serif" fo:font-size="12pt" fo:language="nl" fo:country="NL" officeooo:rsid="001da6d8" officeooo:paragraph-rsid="002a9b42" style:font-size-asian="12pt" style:language-asian="nl" style:country-asian="NL" style:font-name-complex="Arial1" style:font-size-complex="12pt" style:language-complex="ar" style:country-complex="SA"/>
    </style:style>
    <style:style style:name="P282" style:family="paragraph" style:parent-style-name="Standard" style:list-style-name="L23">
      <style:text-properties fo:color="#000000" style:font-name="Liberation Serif" fo:font-size="12pt" fo:language="nl" fo:country="NL" officeooo:rsid="001da6d8" officeooo:paragraph-rsid="0026fe6c" style:font-size-asian="12pt" style:language-asian="nl" style:country-asian="NL" style:font-name-complex="Arial1" style:font-size-complex="12pt" style:language-complex="ar" style:country-complex="SA"/>
    </style:style>
    <style:style style:name="P283" style:family="paragraph" style:parent-style-name="Standard" style:list-style-name="L23">
      <style:text-properties fo:color="#000000" style:font-name="Liberation Serif" fo:font-size="12pt" fo:language="nl" fo:country="NL" officeooo:rsid="001da6d8" officeooo:paragraph-rsid="0026e9ae" style:font-size-asian="12pt" style:language-asian="nl" style:country-asian="NL" style:font-name-complex="Arial1" style:font-size-complex="12pt" style:language-complex="ar" style:country-complex="SA"/>
    </style:style>
    <style:style style:name="P284" style:family="paragraph" style:parent-style-name="Standard" style:list-style-name="L24">
      <style:text-properties fo:color="#000000" style:font-name="Liberation Serif" fo:font-size="12pt" fo:language="nl" fo:country="NL" officeooo:rsid="001da6d8" officeooo:paragraph-rsid="001da6d8" style:font-size-asian="12pt" style:language-asian="nl" style:country-asian="NL" style:font-name-complex="Arial1" style:font-size-complex="12pt" style:language-complex="ar" style:country-complex="SA"/>
    </style:style>
    <style:style style:name="P285" style:family="paragraph" style:parent-style-name="Standard" style:list-style-name="L25">
      <style:text-properties fo:color="#000000" style:font-name="Liberation Serif" fo:font-size="12pt" fo:language="nl" fo:country="NL" officeooo:rsid="001da6d8" officeooo:paragraph-rsid="002f61f5" style:font-size-asian="12pt" style:language-asian="nl" style:country-asian="NL" style:font-name-complex="Arial1" style:font-size-complex="12pt" style:language-complex="ar" style:country-complex="SA"/>
    </style:style>
    <style:style style:name="P286" style:family="paragraph" style:parent-style-name="Standard" style:list-style-name="L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1da6d8" officeooo:paragraph-rsid="002f61f5" style:font-size-asian="12pt" style:language-asian="nl" style:country-asian="NL" style:font-name-complex="Arial1" style:font-size-complex="12pt" style:language-complex="ar" style:country-complex="SA"/>
    </style:style>
    <style:style style:name="P287" style:family="paragraph" style:parent-style-name="Standard" style:list-style-name="L29">
      <style:text-properties fo:color="#000000" style:font-name="Liberation Serif" fo:font-size="12pt" fo:language="nl" fo:country="NL" officeooo:rsid="001da6d8" officeooo:paragraph-rsid="00320b62" style:font-size-asian="12pt" style:language-asian="nl" style:country-asian="NL" style:font-name-complex="Arial1" style:font-size-complex="12pt" style:language-complex="ar" style:country-complex="SA"/>
    </style:style>
    <style:style style:name="P288" style:family="paragraph" style:parent-style-name="Standard" style:list-style-name="L31">
      <style:text-properties fo:color="#000000" style:font-name="Liberation Serif" fo:font-size="12pt" fo:language="nl" fo:country="NL" officeooo:rsid="001da6d8" officeooo:paragraph-rsid="00359e72" style:font-size-asian="12pt" style:language-asian="nl" style:country-asian="NL" style:font-name-complex="Arial1" style:font-size-complex="12pt" style:language-complex="ar" style:country-complex="SA"/>
    </style:style>
    <style:style style:name="P289" style:family="paragraph" style:parent-style-name="Standard" style:list-style-name="L31">
      <style:text-properties fo:color="#000000" style:font-name="Liberation Serif" fo:font-size="12pt" fo:language="nl" fo:country="NL" officeooo:rsid="001da6d8" officeooo:paragraph-rsid="00320b62" style:font-size-asian="12pt" style:language-asian="nl" style:country-asian="NL" style:font-name-complex="Arial1" style:font-size-complex="12pt" style:language-complex="ar" style:country-complex="SA"/>
    </style:style>
    <style:style style:name="P290" style:family="paragraph" style:parent-style-name="Standard" style:list-style-name="L33">
      <style:text-properties fo:color="#000000" style:font-name="Liberation Serif" fo:font-size="12pt" fo:language="nl" fo:country="NL" officeooo:rsid="001da6d8" officeooo:paragraph-rsid="003dddd2" style:font-size-asian="12pt" style:language-asian="nl" style:country-asian="NL" style:font-name-complex="Arial1" style:font-size-complex="12pt" style:language-complex="ar" style:country-complex="SA"/>
    </style:style>
    <style:style style:name="P291" style:family="paragraph" style:parent-style-name="Standard">
      <style:text-properties fo:color="#000000" style:font-name="Liberation Serif" fo:font-size="12pt" fo:language="nl" fo:country="NL" officeooo:rsid="001da6d8" officeooo:paragraph-rsid="00399741" style:font-size-asian="12pt" style:language-asian="nl" style:country-asian="NL" style:font-name-complex="Arial1" style:font-size-complex="12pt" style:language-complex="ar" style:country-complex="SA"/>
    </style:style>
    <style:style style:name="P292" style:family="paragraph" style:parent-style-name="Standard" style:list-style-name="L34">
      <style:text-properties fo:color="#000000" style:font-name="Liberation Serif" fo:font-size="12pt" fo:language="nl" fo:country="NL" officeooo:rsid="001da6d8" officeooo:paragraph-rsid="003f4905" style:font-size-asian="12pt" style:language-asian="nl" style:country-asian="NL" style:font-name-complex="Arial1" style:font-size-complex="12pt" style:language-complex="ar" style:country-complex="SA"/>
    </style:style>
    <style:style style:name="P293" style:family="paragraph" style:parent-style-name="Standard" style:list-style-name="L34">
      <style:text-properties fo:color="#000000" style:font-name="Liberation Serif" fo:font-size="12pt" fo:language="nl" fo:country="NL" officeooo:rsid="001da6d8" officeooo:paragraph-rsid="004122ad" style:font-size-asian="12pt" style:language-asian="nl" style:country-asian="NL" style:font-name-complex="Arial1" style:font-size-complex="12pt" style:language-complex="ar" style:country-complex="SA"/>
    </style:style>
    <style:style style:name="P294" style:family="paragraph" style:parent-style-name="Standard" style:list-style-name="L35">
      <style:text-properties fo:color="#000000" style:font-name="Liberation Serif" fo:font-size="12pt" fo:language="nl" fo:country="NL" officeooo:rsid="001da6d8" officeooo:paragraph-rsid="003a1719" style:font-size-asian="12pt" style:language-asian="nl" style:country-asian="NL" style:font-name-complex="Arial1" style:font-size-complex="12pt" style:language-complex="ar" style:country-complex="SA"/>
    </style:style>
    <style:style style:name="P295" style:family="paragraph" style:parent-style-name="Standard" style:list-style-name="L23">
      <style:text-properties fo:color="#000000" style:font-name="Liberation Serif" fo:font-size="12pt" fo:language="nl" fo:country="NL" officeooo:rsid="0026e9ae" officeooo:paragraph-rsid="0026e9ae" style:font-size-asian="12pt" style:language-asian="nl" style:country-asian="NL" style:font-name-complex="Arial1" style:font-size-complex="12pt" style:language-complex="ar" style:country-complex="SA"/>
    </style:style>
    <style:style style:name="P296" style:family="paragraph" style:parent-style-name="Standard" style:list-style-name="L23">
      <style:text-properties fo:color="#000000" style:font-name="Liberation Serif" fo:font-size="12pt" fo:language="nl" fo:country="NL" officeooo:rsid="00853bb9" officeooo:paragraph-rsid="00853bb9" style:font-size-asian="12pt" style:language-asian="nl" style:country-asian="NL" style:font-name-complex="Arial1" style:font-size-complex="12pt" style:language-complex="ar" style:country-complex="SA"/>
    </style:style>
    <style:style style:name="P297" style:family="paragraph" style:parent-style-name="Standard" style:list-style-name="L23">
      <style:text-properties fo:color="#000000" style:font-name="Liberation Serif" fo:font-size="12pt" fo:language="nl" fo:country="NL" officeooo:rsid="00204fb5" officeooo:paragraph-rsid="00853bb9" style:font-size-asian="12pt" style:language-asian="nl" style:country-asian="NL" style:font-name-complex="Arial1" style:font-size-complex="12pt" style:language-complex="ar" style:country-complex="SA"/>
    </style:style>
    <style:style style:name="P298" style:family="paragraph" style:parent-style-name="Standard" style:list-style-name="L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1eaa65" officeooo:paragraph-rsid="002f61f5" style:font-size-asian="12pt" style:language-asian="nl" style:country-asian="NL" style:font-name-complex="Arial1" style:font-size-complex="12pt" style:language-complex="ar" style:country-complex="SA"/>
    </style:style>
    <style:style style:name="P299" style:family="paragraph" style:parent-style-name="Standard" style:list-style-name="L26">
      <style:text-properties fo:color="#000000" style:font-name="Liberation Serif" fo:font-size="12pt" fo:language="nl" fo:country="NL" officeooo:rsid="001eaa65" officeooo:paragraph-rsid="00853bb9" style:font-size-asian="12pt" style:language-asian="nl" style:country-asian="NL" style:font-name-complex="Arial1" style:font-size-complex="12pt" style:language-complex="ar" style:country-complex="SA"/>
    </style:style>
    <style:style style:name="P300" style:family="paragraph" style:parent-style-name="Standard" style:list-style-name="L27">
      <style:text-properties fo:color="#000000" style:font-name="Liberation Serif" fo:font-size="12pt" fo:language="nl" fo:country="NL" officeooo:rsid="001eaa65" officeooo:paragraph-rsid="0030f90f" style:font-size-asian="12pt" style:language-asian="nl" style:country-asian="NL" style:font-name-complex="Arial1" style:font-size-complex="12pt" style:language-complex="ar" style:country-complex="SA"/>
    </style:style>
    <style:style style:name="P301" style:family="paragraph" style:parent-style-name="Standard" style:list-style-name="L28">
      <style:text-properties fo:color="#000000" style:font-name="Liberation Serif" fo:font-size="12pt" fo:language="nl" fo:country="NL" officeooo:rsid="001eaa65" officeooo:paragraph-rsid="001eaa65" style:font-size-asian="12pt" style:language-asian="nl" style:country-asian="NL" style:font-name-complex="Arial1" style:font-size-complex="12pt" style:language-complex="ar" style:country-complex="SA"/>
    </style:style>
    <style:style style:name="P302" style:family="paragraph" style:parent-style-name="Standard" style:list-style-name="L26">
      <style:text-properties fo:color="#000000" style:font-name="Liberation Serif" fo:font-size="12pt" fo:language="nl" fo:country="NL" officeooo:paragraph-rsid="00853bb9" style:font-size-asian="12pt" style:language-asian="nl" style:country-asian="NL" style:font-name-complex="Arial1" style:font-size-complex="12pt" style:language-complex="ar" style:country-complex="SA"/>
    </style:style>
    <style:style style:name="P303" style:family="paragraph" style:parent-style-name="Standard" style:list-style-name="L26">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04" style:family="paragraph" style:parent-style-name="Standard" style:list-style-name="L111">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6a72f8" style:font-size-asian="12pt" style:language-asian="nl" style:country-asian="NL" style:font-name-complex="Arial1" style:font-size-complex="12pt" style:language-complex="ar" style:country-complex="SA"/>
    </style:style>
    <style:style style:name="P305" style:family="paragraph" style:parent-style-name="Standard" style:list-style-name="L1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a23d54" style:font-size-asian="12pt" style:language-asian="nl" style:country-asian="NL" style:font-name-complex="Arial1" style:font-size-complex="12pt" style:language-complex="ar" style:country-complex="SA"/>
    </style:style>
    <style:style style:name="P306" style:family="paragraph" style:parent-style-name="Standard" style:list-style-name="L1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9f9330" style:font-size-asian="12pt" style:language-asian="nl" style:country-asian="NL" style:font-name-complex="Arial1" style:font-size-complex="12pt" style:language-complex="ar" style:country-complex="SA"/>
    </style:style>
    <style:style style:name="P307" style:family="paragraph" style:parent-style-name="Standard" style:list-style-name="L1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a37cb8" style:font-size-asian="12pt" style:language-asian="nl" style:country-asian="NL" style:font-name-complex="Arial1" style:font-size-complex="12pt" style:language-complex="ar" style:country-complex="SA"/>
    </style:style>
    <style:style style:name="P308" style:family="paragraph" style:parent-style-name="Standard" style:list-style-name="L149">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e2b487" style:font-size-asian="12pt" style:language-asian="nl" style:country-asian="NL" style:font-name-complex="Arial1" style:font-size-complex="12pt" style:language-complex="ar" style:country-complex="SA"/>
    </style:style>
    <style:style style:name="P309" style:family="paragraph" style:parent-style-name="Standard" style:list-style-name="L170">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10" style:family="paragraph" style:parent-style-name="Standard" style:list-style-name="L171">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11" style:family="paragraph" style:parent-style-name="Standard" style:list-style-name="L17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b26723" style:font-size-asian="12pt" style:language-asian="nl" style:country-asian="NL" style:font-name-complex="Arial1" style:font-size-complex="12pt" style:language-complex="ar" style:country-complex="SA"/>
    </style:style>
    <style:style style:name="P312" style:family="paragraph" style:parent-style-name="Standard" style:list-style-name="L181">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9200c2" style:font-size-asian="12pt" style:language-asian="nl" style:country-asian="NL" style:font-name-complex="Arial1" style:font-size-complex="12pt" style:language-complex="ar" style:country-complex="SA"/>
    </style:style>
    <style:style style:name="P313" style:family="paragraph" style:parent-style-name="Standard" style:list-style-name="L181">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paragraph-rsid="0092acc3" style:font-size-asian="12pt" style:language-asian="nl" style:country-asian="NL" style:font-name-complex="Arial1" style:font-size-complex="12pt" style:language-complex="ar" style:country-complex="SA"/>
    </style:style>
    <style:style style:name="P314" style:family="paragraph" style:parent-style-name="Standard" style:list-style-name="L182">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15" style:family="paragraph" style:parent-style-name="Standard" style:list-style-name="L183">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16" style:family="paragraph" style:parent-style-name="Standard" style:list-style-name="L46">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574d3e" style:font-size-asian="12pt" style:language-asian="nl" style:country-asian="NL" style:font-name-complex="Arial1" style:font-size-complex="12pt" style:language-complex="ar" style:country-complex="SA"/>
    </style:style>
    <style:style style:name="P317" style:family="paragraph" style:parent-style-name="Standard" style:list-style-name="L11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18" style:family="paragraph" style:parent-style-name="Standard" style:list-style-name="L149">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e2b487" style:font-size-asian="12pt" style:language-asian="nl" style:country-asian="NL" style:font-name-complex="Arial1" style:font-size-complex="12pt" style:language-complex="ar" style:country-complex="SA"/>
    </style:style>
    <style:style style:name="P319" style:family="paragraph" style:parent-style-name="Standard" style:list-style-name="L170">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20" style:family="paragraph" style:parent-style-name="Standard" style:list-style-name="L170">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ae8308" style:font-size-asian="12pt" style:language-asian="nl" style:country-asian="NL" style:font-name-complex="Arial1" style:font-size-complex="12pt" style:language-complex="ar" style:country-complex="SA"/>
    </style:style>
    <style:style style:name="P321" style:family="paragraph" style:parent-style-name="Standard" style:list-style-name="L17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22" style:family="paragraph" style:parent-style-name="Standard" style:list-style-name="L17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af6be5" style:font-size-asian="12pt" style:language-asian="nl" style:country-asian="NL" style:font-name-complex="Arial1" style:font-size-complex="12pt" style:language-complex="ar" style:country-complex="SA"/>
    </style:style>
    <style:style style:name="P323" style:family="paragraph" style:parent-style-name="Standard" style:list-style-name="L173">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af6be5" style:font-size-asian="12pt" style:language-asian="nl" style:country-asian="NL" style:font-name-complex="Arial1" style:font-size-complex="12pt" style:language-complex="ar" style:country-complex="SA"/>
    </style:style>
    <style:style style:name="P324" style:family="paragraph" style:parent-style-name="Standard" style:list-style-name="L173">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b07583" style:font-size-asian="12pt" style:language-asian="nl" style:country-asian="NL" style:font-name-complex="Arial1" style:font-size-complex="12pt" style:language-complex="ar" style:country-complex="SA"/>
    </style:style>
    <style:style style:name="P325" style:family="paragraph" style:parent-style-name="Standard" style:list-style-name="L175">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26" style:family="paragraph" style:parent-style-name="Standard" style:list-style-name="L180">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27" style:family="paragraph" style:parent-style-name="Standard" style:list-style-name="L18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92acc3" style:font-size-asian="12pt" style:language-asian="nl" style:country-asian="NL" style:font-name-complex="Arial1" style:font-size-complex="12pt" style:language-complex="ar" style:country-complex="SA"/>
    </style:style>
    <style:style style:name="P328" style:family="paragraph" style:parent-style-name="Standard" style:list-style-name="L18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96ad57" style:font-size-asian="12pt" style:language-asian="nl" style:country-asian="NL" style:font-name-complex="Arial1" style:font-size-complex="12pt" style:language-complex="ar" style:country-complex="SA"/>
    </style:style>
    <style:style style:name="P329" style:family="paragraph" style:parent-style-name="Standard" style:list-style-name="L18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9842a9" style:font-size-asian="12pt" style:language-asian="nl" style:country-asian="NL" style:font-name-complex="Arial1" style:font-size-complex="12pt" style:language-complex="ar" style:country-complex="SA"/>
    </style:style>
    <style:style style:name="P330" style:family="paragraph" style:parent-style-name="Standard" style:list-style-name="L182">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31" style:family="paragraph" style:parent-style-name="Standard" style:list-style-name="L183">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32" style:family="paragraph" style:parent-style-name="Standard" style:list-style-name="L189">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ba972b" style:font-size-asian="12pt" style:language-asian="nl" style:country-asian="NL" style:font-name-complex="Arial1" style:font-size-complex="12pt" style:language-complex="ar" style:country-complex="SA"/>
    </style:style>
    <style:style style:name="P333" style:family="paragraph" style:parent-style-name="Standard" style:list-style-name="L190">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paragraph-rsid="00ba972b" style:font-size-asian="12pt" style:language-asian="nl" style:country-asian="NL" style:font-name-complex="Arial1" style:font-size-complex="12pt" style:language-complex="ar" style:country-complex="SA"/>
    </style:style>
    <style:style style:name="P334" style:family="paragraph" style:parent-style-name="Standard" style:list-style-name="L66">
      <style:paragraph-properties fo:text-align="start" style:justify-single-word="false" fo:orphans="2" fo:widows="2" style:vertical-align="auto"/>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35" style:family="paragraph" style:parent-style-name="Standard" style:list-style-name="L178">
      <style:paragraph-properties fo:text-align="start" style:justify-single-word="false" fo:orphans="2" fo:widows="2" style:vertical-align="baseline">
        <style:tab-stops>
          <style:tab-stop style:position="3.81cm"/>
        </style:tab-stops>
      </style:paragraph-properties>
      <style:text-properties fo:color="#000000" style:font-name="Liberation Serif" fo:font-size="12pt" fo:language="nl" fo:country="NL" officeooo:paragraph-rsid="00b2c36a" style:font-size-asian="12pt" style:language-asian="nl" style:country-asian="NL" style:font-name-complex="Arial1" style:font-size-complex="12pt" style:language-complex="ar" style:country-complex="SA"/>
    </style:style>
    <style:style style:name="P336" style:family="paragraph" style:parent-style-name="Standard" style:list-style-name="L182">
      <style:paragraph-properties fo:text-align="start" style:justify-single-word="false" fo:orphans="2" fo:widows="2" style:vertical-align="baseline">
        <style:tab-stops>
          <style:tab-stop style:position="3.81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37" style:family="paragraph" style:parent-style-name="Standard" style:list-style-name="L183">
      <style:paragraph-properties fo:text-align="start" style:justify-single-word="false" fo:orphans="2" fo:widows="2" style:vertical-align="baseline">
        <style:tab-stops>
          <style:tab-stop style:position="3.81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38" style:family="paragraph" style:parent-style-name="Standard" style:list-style-name="L182">
      <style:paragraph-properties fo:text-align="start" style:justify-single-word="false" fo:orphans="2" fo:widows="2" style:vertical-align="baseline">
        <style:tab-stops>
          <style:tab-stop style:position="5.08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39" style:family="paragraph" style:parent-style-name="Standard" style:list-style-name="L184">
      <style:paragraph-properties fo:text-align="start" style:justify-single-word="false" fo:orphans="2" fo:widows="2" style:vertical-align="auto"/>
      <style:text-properties fo:color="#000000" style:font-name="Liberation Serif" fo:font-size="12pt" fo:language="nl" fo:country="NL" officeooo:paragraph-rsid="0094b329" style:font-size-asian="12pt" style:language-asian="nl" style:country-asian="NL" style:font-name-complex="Arial1" style:font-size-complex="12pt" style:language-complex="ar" style:country-complex="SA"/>
    </style:style>
    <style:style style:name="P340" style:family="paragraph" style:parent-style-name="Standard" style:list-style-name="L27">
      <style:text-properties fo:color="#000000" style:font-name="Liberation Serif" fo:font-size="12pt" fo:language="nl" fo:country="NL" officeooo:paragraph-rsid="0030f90f" style:font-size-asian="12pt" style:language-asian="nl" style:country-asian="NL" style:font-name-complex="Arial1" style:font-size-complex="12pt" style:language-complex="ar" style:country-complex="SA"/>
    </style:style>
    <style:style style:name="P341" style:family="paragraph" style:parent-style-name="Standard" style:list-style-name="L32">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342" style:family="paragraph" style:parent-style-name="Standard" style:list-style-name="L35">
      <style:text-properties fo:color="#000000" style:font-name="Liberation Serif" fo:font-size="12pt" fo:language="nl" fo:country="NL" officeooo:rsid="00430738" officeooo:paragraph-rsid="00430738" style:font-size-asian="12pt" style:language-asian="nl" style:country-asian="NL" style:font-name-complex="Arial1" style:font-size-complex="12pt" style:language-complex="ar" style:country-complex="SA"/>
    </style:style>
    <style:style style:name="P343" style:family="paragraph" style:parent-style-name="Standard" style:list-style-name="L39">
      <style:text-properties fo:color="#000000" style:font-name="Liberation Serif" fo:font-size="12pt" fo:language="nl" fo:country="NL" officeooo:rsid="00186463" officeooo:paragraph-rsid="0019e0b5" style:font-size-asian="12pt" style:language-asian="nl" style:country-asian="NL" style:font-name-complex="Arial1" style:font-size-complex="12pt" style:language-complex="ar" style:country-complex="SA"/>
    </style:style>
    <style:style style:name="P344" style:family="paragraph" style:parent-style-name="Standard" style:list-style-name="L39">
      <style:text-properties fo:color="#000000" style:font-name="Liberation Serif" fo:font-size="12pt" fo:language="nl" fo:country="NL" officeooo:rsid="001523b4" officeooo:paragraph-rsid="0019e0b5" style:font-size-asian="12pt" style:language-asian="nl" style:country-asian="NL" style:font-name-complex="Arial1" style:font-size-complex="12pt" style:language-complex="ar" style:country-complex="SA"/>
    </style:style>
    <style:style style:name="P345" style:family="paragraph" style:parent-style-name="Standard" style:list-style-name="L39">
      <style:text-properties fo:color="#000000" style:font-name="Liberation Serif" fo:font-size="12pt" fo:language="nl" fo:country="NL" officeooo:paragraph-rsid="0019e0b5" style:font-size-asian="12pt" style:language-asian="nl" style:country-asian="NL" style:font-name-complex="Arial1" style:font-size-complex="12pt" style:language-complex="ar" style:country-complex="SA"/>
    </style:style>
    <style:style style:name="P346" style:family="paragraph" style:parent-style-name="Standard" style:list-style-name="L39">
      <style:text-properties fo:color="#000000" style:font-name="Liberation Serif" fo:font-size="12pt" fo:language="nl" fo:country="NL" officeooo:rsid="004e4eab" officeooo:paragraph-rsid="004e4eab" style:font-size-asian="12pt" style:language-asian="nl" style:country-asian="NL" style:font-name-complex="Arial1" style:font-size-complex="12pt" style:language-complex="ar" style:country-complex="SA"/>
    </style:style>
    <style:style style:name="P347" style:family="paragraph" style:parent-style-name="Standard" style:list-style-name="L45">
      <style:text-properties fo:color="#000000" style:font-name="Liberation Serif" fo:font-size="12pt" fo:language="nl" fo:country="NL" officeooo:rsid="0054e4c4" officeooo:paragraph-rsid="0054e4c4" style:font-size-asian="12pt" style:language-asian="nl" style:country-asian="NL" style:font-name-complex="Arial1" style:font-size-complex="12pt" style:language-complex="ar" style:country-complex="SA"/>
    </style:style>
    <style:style style:name="P348" style:family="paragraph" style:parent-style-name="Standard" style:list-style-name="L46">
      <style:text-properties fo:color="#000000" style:font-name="Liberation Serif" fo:font-size="12pt" fo:language="nl" fo:country="NL" officeooo:rsid="0054e4c4" officeooo:paragraph-rsid="0057e960" style:font-size-asian="12pt" style:language-asian="nl" style:country-asian="NL" style:font-name-complex="Arial1" style:font-size-complex="12pt" style:language-complex="ar" style:country-complex="SA"/>
    </style:style>
    <style:style style:name="P349" style:family="paragraph" style:parent-style-name="Standard" style:list-style-name="L46">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54e4c4" officeooo:paragraph-rsid="00574d3e" style:font-size-asian="12pt" style:language-asian="nl" style:country-asian="NL" style:font-name-complex="Arial1" style:font-size-complex="12pt" style:language-complex="ar" style:country-complex="SA"/>
    </style:style>
    <style:style style:name="P350" style:family="paragraph" style:parent-style-name="Standard" style:list-style-name="L45">
      <style:text-properties fo:color="#000000" style:font-name="Liberation Serif" fo:font-size="12pt" fo:language="nl" fo:country="NL" officeooo:rsid="00570274" officeooo:paragraph-rsid="00570274" style:font-size-asian="12pt" style:language-asian="nl" style:country-asian="NL" style:font-name-complex="Arial1" style:font-size-complex="12pt" style:language-complex="ar" style:country-complex="SA"/>
    </style:style>
    <style:style style:name="P351" style:family="paragraph" style:parent-style-name="Standard" style:list-style-name="L46">
      <style:text-properties fo:color="#000000" style:font-name="Liberation Serif" fo:font-size="12pt" fo:language="nl" fo:country="NL" officeooo:paragraph-rsid="0057e960" style:font-size-asian="12pt" style:language-asian="nl" style:country-asian="NL" style:font-name-complex="Arial1" style:font-size-complex="12pt" style:language-complex="ar" style:country-complex="SA"/>
    </style:style>
    <style:style style:name="P352" style:family="paragraph" style:parent-style-name="Standard" style:list-style-name="L49">
      <style:text-properties fo:color="#000000" style:font-name="Liberation Serif" fo:font-size="12pt" fo:language="nl" fo:country="NL" officeooo:rsid="005955d2" officeooo:paragraph-rsid="005955d2" style:font-size-asian="12pt" style:language-asian="nl" style:country-asian="NL" style:font-name-complex="Arial1" style:font-size-complex="12pt" style:language-complex="ar" style:country-complex="SA"/>
    </style:style>
    <style:style style:name="P353" style:family="paragraph" style:parent-style-name="Standard" style:list-style-name="L50">
      <style:text-properties fo:color="#000000" style:font-name="Liberation Serif" fo:font-size="12pt" fo:language="nl" fo:country="NL" officeooo:rsid="005955d2" officeooo:paragraph-rsid="005955d2" style:font-size-asian="12pt" style:language-asian="nl" style:country-asian="NL" style:font-name-complex="Arial1" style:font-size-complex="12pt" style:language-complex="ar" style:country-complex="SA"/>
    </style:style>
    <style:style style:name="P354" style:family="paragraph" style:parent-style-name="Standard" style:list-style-name="L51">
      <style:text-properties fo:color="#000000" style:font-name="Liberation Serif" fo:font-size="12pt" fo:language="nl" fo:country="NL" officeooo:rsid="005955d2" officeooo:paragraph-rsid="005955d2" style:font-size-asian="12pt" style:language-asian="nl" style:country-asian="NL" style:font-name-complex="Arial1" style:font-size-complex="12pt" style:language-complex="ar" style:country-complex="SA"/>
    </style:style>
    <style:style style:name="P355" style:family="paragraph" style:parent-style-name="Standard" style:list-style-name="L50">
      <style:text-properties fo:color="#000000" style:font-name="Liberation Serif" fo:font-size="12pt" fo:language="nl" fo:country="NL" officeooo:rsid="005cf6fd" officeooo:paragraph-rsid="005cf6fd" style:font-size-asian="12pt" style:language-asian="nl" style:country-asian="NL" style:font-name-complex="Arial1" style:font-size-complex="12pt" style:language-complex="ar" style:country-complex="SA"/>
    </style:style>
    <style:style style:name="P356" style:family="paragraph" style:parent-style-name="Standard" style:list-style-name="L63">
      <style:text-properties fo:color="#000000" style:font-name="Liberation Serif" fo:font-size="12pt" fo:language="nl" fo:country="NL" officeooo:rsid="0061126d" officeooo:paragraph-rsid="0061126d" style:font-size-asian="12pt" style:language-asian="nl" style:country-asian="NL" style:font-name-complex="Arial1" style:font-size-complex="12pt" style:language-complex="ar" style:country-complex="SA"/>
    </style:style>
    <style:style style:name="P357" style:family="paragraph" style:parent-style-name="Standard" style:list-style-name="L65">
      <style:text-properties fo:color="#000000" style:font-name="Liberation Serif" fo:font-size="12pt" fo:language="nl" fo:country="NL" officeooo:rsid="0061126d" officeooo:paragraph-rsid="0061126d" style:font-size-asian="12pt" style:language-asian="nl" style:country-asian="NL" style:font-name-complex="Arial1" style:font-size-complex="12pt" style:language-complex="ar" style:country-complex="SA"/>
    </style:style>
    <style:style style:name="P358" style:family="paragraph" style:parent-style-name="Standard" style:list-style-name="L65">
      <style:text-properties fo:color="#000000" style:font-name="Liberation Serif" fo:font-size="12pt" fo:language="nl" fo:country="NL" officeooo:paragraph-rsid="0061126d" style:font-size-asian="12pt" style:language-asian="nl" style:country-asian="NL" style:font-name-complex="Arial1" style:font-size-complex="12pt" style:language-complex="ar" style:country-complex="SA"/>
    </style:style>
    <style:style style:name="P359" style:family="paragraph" style:parent-style-name="Standard" style:list-style-name="L109">
      <style:text-properties fo:color="#000000" style:font-name="Liberation Serif" fo:font-size="12pt" fo:language="nl" fo:country="NL" officeooo:rsid="006a72f8" officeooo:paragraph-rsid="006a72f8" style:font-size-asian="12pt" style:language-asian="nl" style:country-asian="NL" style:font-name-complex="Arial1" style:font-size-complex="12pt" style:language-complex="ar" style:country-complex="SA"/>
    </style:style>
    <style:style style:name="P360" style:family="paragraph" style:parent-style-name="Standard" style:list-style-name="L111">
      <style:text-properties fo:color="#000000" style:font-name="Liberation Serif" fo:font-size="12pt" fo:language="nl" fo:country="NL" officeooo:rsid="006a72f8" officeooo:paragraph-rsid="006a72f8" style:font-size-asian="12pt" style:language-asian="nl" style:country-asian="NL" style:font-name-complex="Arial1" style:font-size-complex="12pt" style:language-complex="ar" style:country-complex="SA"/>
    </style:style>
    <style:style style:name="P361" style:family="paragraph" style:parent-style-name="Standard" style:list-style-name="L111">
      <style:text-properties fo:color="#000000" style:font-name="Liberation Serif" fo:font-size="12pt" fo:language="nl" fo:country="NL" officeooo:rsid="006a72f8" officeooo:paragraph-rsid="006a83be" style:font-size-asian="12pt" style:language-asian="nl" style:country-asian="NL" style:font-name-complex="Arial1" style:font-size-complex="12pt" style:language-complex="ar" style:country-complex="SA"/>
    </style:style>
    <style:style style:name="P362" style:family="paragraph" style:parent-style-name="Standard" style:list-style-name="L109">
      <style:text-properties fo:color="#000000" style:font-name="Liberation Serif" fo:font-size="12pt" fo:language="nl" fo:country="NL" officeooo:paragraph-rsid="006a72f8" style:font-size-asian="12pt" style:language-asian="nl" style:country-asian="NL" style:font-name-complex="Arial1" style:font-size-complex="12pt" style:language-complex="ar" style:country-complex="SA"/>
    </style:style>
    <style:style style:name="P363" style:family="paragraph" style:parent-style-name="Standard" style:list-style-name="L109">
      <style:text-properties fo:color="#000000" style:font-name="Liberation Serif" fo:font-size="12pt" fo:language="nl" fo:country="NL" officeooo:paragraph-rsid="006a83be" style:font-size-asian="12pt" style:language-asian="nl" style:country-asian="NL" style:font-name-complex="Arial1" style:font-size-complex="12pt" style:language-complex="ar" style:country-complex="SA"/>
    </style:style>
    <style:style style:name="P364" style:family="paragraph" style:parent-style-name="Standard" style:list-style-name="L109">
      <style:text-properties fo:color="#000000" style:font-name="Liberation Serif" fo:font-size="12pt" fo:language="nl" fo:country="NL" officeooo:rsid="006a83be" officeooo:paragraph-rsid="006a83be" style:font-size-asian="12pt" style:language-asian="nl" style:country-asian="NL" style:font-name-complex="Arial1" style:font-size-complex="12pt" style:language-complex="ar" style:country-complex="SA"/>
    </style:style>
    <style:style style:name="P365" style:family="paragraph" style:parent-style-name="Standard" style:list-style-name="L111">
      <style:text-properties fo:color="#000000" style:font-name="Liberation Serif" fo:font-size="12pt" fo:language="nl" fo:country="NL" officeooo:paragraph-rsid="009f1fec" style:font-size-asian="12pt" style:language-asian="nl" style:country-asian="NL" style:font-name-complex="Arial1" style:font-size-complex="12pt" style:language-complex="ar" style:country-complex="SA"/>
    </style:style>
    <style:style style:name="P366" style:family="paragraph" style:parent-style-name="Standard" style:list-style-name="L121">
      <style:text-properties fo:color="#000000" style:font-name="Liberation Serif" fo:font-size="12pt" fo:language="nl" fo:country="NL" officeooo:rsid="00cb9a80" officeooo:paragraph-rsid="00cb9a80" style:font-size-asian="12pt" style:language-asian="nl" style:country-asian="NL" style:font-name-complex="Arial1" style:font-size-complex="12pt" style:language-complex="ar" style:country-complex="SA"/>
    </style:style>
    <style:style style:name="P367" style:family="paragraph" style:parent-style-name="Standard" style:list-style-name="L121">
      <style:text-properties fo:color="#000000" style:font-name="Liberation Serif" fo:font-size="12pt" fo:language="nl" fo:country="NL" officeooo:paragraph-rsid="00cb9a80" style:font-size-asian="12pt" style:language-asian="nl" style:country-asian="NL" style:font-name-complex="Arial1" style:font-size-complex="12pt" style:language-complex="ar" style:country-complex="SA"/>
    </style:style>
    <style:style style:name="P368" style:family="paragraph" style:parent-style-name="Standard" style:list-style-name="L123">
      <style:text-properties fo:color="#000000" style:font-name="Liberation Serif" fo:font-size="12pt" fo:language="nl" fo:country="NL" officeooo:rsid="00cbbc5f" officeooo:paragraph-rsid="00cbbc5f" style:font-size-asian="12pt" style:language-asian="nl" style:country-asian="NL" style:font-name-complex="Arial1" style:font-size-complex="12pt" style:language-complex="ar" style:country-complex="SA"/>
    </style:style>
    <style:style style:name="P369" style:family="paragraph" style:parent-style-name="Standard" style:list-style-name="L123">
      <style:text-properties fo:color="#000000" style:font-name="Liberation Serif" fo:font-size="12pt" fo:language="nl" fo:country="NL" officeooo:paragraph-rsid="00cbbc5f" style:font-size-asian="12pt" style:language-asian="nl" style:country-asian="NL" style:font-name-complex="Arial1" style:font-size-complex="12pt" style:language-complex="ar" style:country-complex="SA"/>
    </style:style>
    <style:style style:name="P370" style:family="paragraph" style:parent-style-name="Standard" style:list-style-name="L125">
      <style:text-properties fo:color="#000000" style:font-name="Liberation Serif" fo:font-size="12pt" fo:language="nl" fo:country="NL" officeooo:rsid="006f68b8" officeooo:paragraph-rsid="007529ff" style:font-size-asian="12pt" style:language-asian="nl" style:country-asian="NL" style:font-name-complex="Arial1" style:font-size-complex="12pt" style:language-complex="ar" style:country-complex="SA"/>
    </style:style>
    <style:style style:name="P371" style:family="paragraph" style:parent-style-name="Standard" style:list-style-name="L125">
      <style:text-properties fo:color="#000000" style:font-name="Liberation Serif" fo:font-size="12pt" fo:language="nl" fo:country="NL" officeooo:rsid="006f68b8" officeooo:paragraph-rsid="0071d5d8" style:font-size-asian="12pt" style:language-asian="nl" style:country-asian="NL" style:font-name-complex="Arial1" style:font-size-complex="12pt" style:language-complex="ar" style:country-complex="SA"/>
    </style:style>
    <style:style style:name="P372" style:family="paragraph" style:parent-style-name="Standard" style:list-style-name="L125">
      <style:text-properties fo:color="#000000" style:font-name="Liberation Serif" fo:font-size="12pt" fo:language="nl" fo:country="NL" officeooo:rsid="006f68b8" officeooo:paragraph-rsid="00a23d54" style:font-size-asian="12pt" style:language-asian="nl" style:country-asian="NL" style:font-name-complex="Arial1" style:font-size-complex="12pt" style:language-complex="ar" style:country-complex="SA"/>
    </style:style>
    <style:style style:name="P373" style:family="paragraph" style:parent-style-name="Standard" style:list-style-name="L126">
      <style:text-properties fo:color="#000000" style:font-name="Liberation Serif" fo:font-size="12pt" fo:language="nl" fo:country="NL" officeooo:rsid="006f68b8" officeooo:paragraph-rsid="0076da8f" style:font-size-asian="12pt" style:language-asian="nl" style:country-asian="NL" style:font-name-complex="Arial1" style:font-size-complex="12pt" style:language-complex="ar" style:country-complex="SA"/>
    </style:style>
    <style:style style:name="P374" style:family="paragraph" style:parent-style-name="Standard" style:list-style-name="L125">
      <style:text-properties fo:color="#000000" style:font-name="Liberation Serif" fo:font-size="12pt" fo:language="nl" fo:country="NL" officeooo:paragraph-rsid="0071d5d8" style:font-size-asian="12pt" style:language-asian="nl" style:country-asian="NL" style:font-name-complex="Arial1" style:font-size-complex="12pt" style:language-complex="ar" style:country-complex="SA"/>
    </style:style>
    <style:style style:name="P375" style:family="paragraph" style:parent-style-name="Standard" style:list-style-name="L125">
      <style:text-properties fo:color="#000000" style:font-name="Liberation Serif" fo:font-size="12pt" fo:language="nl" fo:country="NL" officeooo:paragraph-rsid="007529ff" style:font-size-asian="12pt" style:language-asian="nl" style:country-asian="NL" style:font-name-complex="Arial1" style:font-size-complex="12pt" style:language-complex="ar" style:country-complex="SA"/>
    </style:style>
    <style:style style:name="P376" style:family="paragraph" style:parent-style-name="Standard" style:list-style-name="L125">
      <style:text-properties fo:color="#000000" style:font-name="Liberation Serif" fo:font-size="12pt" fo:language="nl" fo:country="NL" officeooo:paragraph-rsid="00a3e392" style:font-size-asian="12pt" style:language-asian="nl" style:country-asian="NL" style:font-name-complex="Arial1" style:font-size-complex="12pt" style:language-complex="ar" style:country-complex="SA"/>
    </style:style>
    <style:style style:name="P377" style:family="paragraph" style:parent-style-name="Standard" style:list-style-name="L1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9f9330" officeooo:paragraph-rsid="00a23d54" style:font-size-asian="12pt" style:language-asian="nl" style:country-asian="NL" style:font-name-complex="Arial1" style:font-size-complex="12pt" style:language-complex="ar" style:country-complex="SA"/>
    </style:style>
    <style:style style:name="P378" style:family="paragraph" style:parent-style-name="Standard" style:list-style-name="L1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9f9330" officeooo:paragraph-rsid="009f9330" style:font-size-asian="12pt" style:language-asian="nl" style:country-asian="NL" style:font-name-complex="Arial1" style:font-size-complex="12pt" style:language-complex="ar" style:country-complex="SA"/>
    </style:style>
    <style:style style:name="P379" style:family="paragraph" style:parent-style-name="Standard" style:list-style-name="L125">
      <style:text-properties fo:color="#000000" style:font-name="Liberation Serif" fo:font-size="12pt" fo:language="nl" fo:country="NL" officeooo:rsid="009f9330" officeooo:paragraph-rsid="009f9330" style:font-size-asian="12pt" style:language-asian="nl" style:country-asian="NL" style:font-name-complex="Arial1" style:font-size-complex="12pt" style:language-complex="ar" style:country-complex="SA"/>
    </style:style>
    <style:style style:name="P380" style:family="paragraph" style:parent-style-name="Standard" style:list-style-name="L125">
      <style:text-properties fo:color="#000000" style:font-name="Liberation Serif" fo:font-size="12pt" fo:language="nl" fo:country="NL" officeooo:rsid="00a23d54" officeooo:paragraph-rsid="00a23d54" style:font-size-asian="12pt" style:language-asian="nl" style:country-asian="NL" style:font-name-complex="Arial1" style:font-size-complex="12pt" style:language-complex="ar" style:country-complex="SA"/>
    </style:style>
    <style:style style:name="P381" style:family="paragraph" style:parent-style-name="Standard" style:list-style-name="L12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a23d54" officeooo:paragraph-rsid="00a23d54" style:font-size-asian="12pt" style:language-asian="nl" style:country-asian="NL" style:font-name-complex="Arial1" style:font-size-complex="12pt" style:language-complex="ar" style:country-complex="SA"/>
    </style:style>
    <style:style style:name="P382" style:family="paragraph" style:parent-style-name="Standard" style:list-style-name="L125">
      <style:text-properties fo:color="#000000" style:font-name="Liberation Serif" fo:font-size="12pt" fo:language="nl" fo:country="NL" officeooo:rsid="00a37cb8" officeooo:paragraph-rsid="00a3e392" style:font-size-asian="12pt" style:language-asian="nl" style:country-asian="NL" style:font-name-complex="Arial1" style:font-size-complex="12pt" style:language-complex="ar" style:country-complex="SA"/>
    </style:style>
    <style:style style:name="P383" style:family="paragraph" style:parent-style-name="Standard" style:list-style-name="L127">
      <style:text-properties fo:color="#000000" style:font-name="Liberation Serif" fo:font-size="12pt" fo:language="nl" fo:country="NL" officeooo:rsid="007529ff" officeooo:paragraph-rsid="007529ff" style:font-size-asian="12pt" style:language-asian="nl" style:country-asian="NL" style:font-name-complex="Arial1" style:font-size-complex="12pt" style:language-complex="ar" style:country-complex="SA"/>
    </style:style>
    <style:style style:name="P384" style:family="paragraph" style:parent-style-name="Standard" style:list-style-name="L129">
      <style:text-properties fo:color="#000000" style:font-name="Liberation Serif" fo:font-size="12pt" fo:language="nl" fo:country="NL" officeooo:rsid="007529ff" officeooo:paragraph-rsid="007ca5f9" style:font-size-asian="12pt" style:language-asian="nl" style:country-asian="NL" style:font-name-complex="Arial1" style:font-size-complex="12pt" style:language-complex="ar" style:country-complex="SA"/>
    </style:style>
    <style:style style:name="P385" style:family="paragraph" style:parent-style-name="Standard" style:list-style-name="L130">
      <style:text-properties fo:color="#000000" style:font-name="Liberation Serif" fo:font-size="12pt" fo:language="nl" fo:country="NL" officeooo:rsid="0076da8f" officeooo:paragraph-rsid="00a593df" style:font-size-asian="12pt" style:language-asian="nl" style:country-asian="NL" style:font-name-complex="Arial1" style:font-size-complex="12pt" style:language-complex="ar" style:country-complex="SA"/>
    </style:style>
    <style:style style:name="P386" style:family="paragraph" style:parent-style-name="Standard" style:list-style-name="L131">
      <style:text-properties fo:color="#000000" style:font-name="Liberation Serif" fo:font-size="12pt" fo:language="nl" fo:country="NL" officeooo:rsid="0076da8f" officeooo:paragraph-rsid="00a593df" style:font-size-asian="12pt" style:language-asian="nl" style:country-asian="NL" style:font-name-complex="Arial1" style:font-size-complex="12pt" style:language-complex="ar" style:country-complex="SA"/>
    </style:style>
    <style:style style:name="P387" style:family="paragraph" style:parent-style-name="Standard" style:list-style-name="L132">
      <style:text-properties fo:color="#000000" style:font-name="Liberation Serif" fo:font-size="12pt" fo:language="nl" fo:country="NL" officeooo:rsid="0076da8f" officeooo:paragraph-rsid="0078d35f" style:font-size-asian="12pt" style:language-asian="nl" style:country-asian="NL" style:font-name-complex="Arial1" style:font-size-complex="12pt" style:language-complex="ar" style:country-complex="SA"/>
    </style:style>
    <style:style style:name="P388" style:family="paragraph" style:parent-style-name="Standard" style:list-style-name="L132">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389" style:family="paragraph" style:parent-style-name="Standard" style:list-style-name="L133">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390" style:family="paragraph" style:parent-style-name="Standard" style:list-style-name="L135">
      <style:text-properties fo:color="#000000" style:font-name="Liberation Serif" fo:font-size="12pt" fo:language="nl" fo:country="NL" officeooo:rsid="0076da8f" officeooo:paragraph-rsid="00a910a6" style:font-size-asian="12pt" style:language-asian="nl" style:country-asian="NL" style:font-name-complex="Arial1" style:font-size-complex="12pt" style:language-complex="ar" style:country-complex="SA"/>
    </style:style>
    <style:style style:name="P391" style:family="paragraph" style:parent-style-name="Standard" style:list-style-name="L136">
      <style:text-properties fo:color="#000000" style:font-name="Liberation Serif" fo:font-size="12pt" fo:language="nl" fo:country="NL" officeooo:rsid="0076da8f" officeooo:paragraph-rsid="00a910a6" style:font-size-asian="12pt" style:language-asian="nl" style:country-asian="NL" style:font-name-complex="Arial1" style:font-size-complex="12pt" style:language-complex="ar" style:country-complex="SA"/>
    </style:style>
    <style:style style:name="P392" style:family="paragraph" style:parent-style-name="Standard" style:list-style-name="L150">
      <style:text-properties fo:color="#000000" style:font-name="Liberation Serif" fo:font-size="12pt" fo:language="nl" fo:country="NL" officeooo:rsid="0076da8f" officeooo:paragraph-rsid="00e41412" style:font-size-asian="12pt" style:language-asian="nl" style:country-asian="NL" style:font-name-complex="Arial1" style:font-size-complex="12pt" style:language-complex="ar" style:country-complex="SA"/>
    </style:style>
    <style:style style:name="P393" style:family="paragraph" style:parent-style-name="Standard" style:list-style-name="L150">
      <style:text-properties fo:color="#000000" style:font-name="Liberation Serif" fo:font-size="12pt" fo:language="nl" fo:country="NL" officeooo:rsid="0076da8f" officeooo:paragraph-rsid="00e104a9" style:font-size-asian="12pt" style:language-asian="nl" style:country-asian="NL" style:font-name-complex="Arial1" style:font-size-complex="12pt" style:language-complex="ar" style:country-complex="SA"/>
    </style:style>
    <style:style style:name="P394" style:family="paragraph" style:parent-style-name="Standard" style:list-style-name="L158">
      <style:text-properties fo:color="#000000" style:font-name="Liberation Serif" fo:font-size="12pt" fo:language="nl" fo:country="NL" officeooo:rsid="0076da8f" officeooo:paragraph-rsid="00aa4a9f" style:font-size-asian="12pt" style:language-asian="nl" style:country-asian="NL" style:font-name-complex="Arial1" style:font-size-complex="12pt" style:language-complex="ar" style:country-complex="SA"/>
    </style:style>
    <style:style style:name="P395" style:family="paragraph" style:parent-style-name="Standard" style:list-style-name="L159">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396" style:family="paragraph" style:parent-style-name="Standard" style:list-style-name="L162">
      <style:text-properties fo:color="#000000" style:font-name="Liberation Serif" fo:font-size="12pt" fo:language="nl" fo:country="NL" officeooo:rsid="0076da8f" officeooo:paragraph-rsid="00aa848f" style:font-size-asian="12pt" style:language-asian="nl" style:country-asian="NL" style:font-name-complex="Arial1" style:font-size-complex="12pt" style:language-complex="ar" style:country-complex="SA"/>
    </style:style>
    <style:style style:name="P397" style:family="paragraph" style:parent-style-name="Standard" style:list-style-name="L164">
      <style:text-properties fo:color="#000000" style:font-name="Liberation Serif" fo:font-size="12pt" fo:language="nl" fo:country="NL" officeooo:rsid="0076da8f" officeooo:paragraph-rsid="00abbe5a" style:font-size-asian="12pt" style:language-asian="nl" style:country-asian="NL" style:font-name-complex="Arial1" style:font-size-complex="12pt" style:language-complex="ar" style:country-complex="SA"/>
    </style:style>
    <style:style style:name="P398" style:family="paragraph" style:parent-style-name="Standard" style:list-style-name="L170">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399" style:family="paragraph" style:parent-style-name="Standard" style:list-style-name="L170">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76da8f" officeooo:paragraph-rsid="00ae8308" style:font-size-asian="12pt" style:language-asian="nl" style:country-asian="NL" style:font-name-complex="Arial1" style:font-size-complex="12pt" style:language-complex="ar" style:country-complex="SA"/>
    </style:style>
    <style:style style:name="P400" style:family="paragraph" style:parent-style-name="Standard" style:list-style-name="L184">
      <style:paragraph-properties fo:text-align="start" style:justify-single-word="false" fo:orphans="2" fo:widows="2" style:vertical-align="auto"/>
      <style:text-properties fo:color="#000000" style:font-name="Liberation Serif" fo:font-size="12pt" fo:language="nl" fo:country="NL" officeooo:rsid="0076da8f" officeooo:paragraph-rsid="00b54e2c" style:font-size-asian="12pt" style:language-asian="nl" style:country-asian="NL" style:font-name-complex="Arial1" style:font-size-complex="12pt" style:language-complex="ar" style:country-complex="SA"/>
    </style:style>
    <style:style style:name="P401" style:family="paragraph" style:parent-style-name="Standard" style:list-style-name="L172">
      <style:text-properties fo:color="#000000" style:font-name="Liberation Serif" fo:font-size="12pt" fo:language="nl" fo:country="NL" officeooo:rsid="0076da8f" officeooo:paragraph-rsid="00af6be5" style:font-size-asian="12pt" style:language-asian="nl" style:country-asian="NL" style:font-name-complex="Arial1" style:font-size-complex="12pt" style:language-complex="ar" style:country-complex="SA"/>
    </style:style>
    <style:style style:name="P402" style:family="paragraph" style:parent-style-name="Standard" style:list-style-name="L174">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03" style:family="paragraph" style:parent-style-name="Standard" style:list-style-name="L177">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04" style:family="paragraph" style:parent-style-name="Standard" style:list-style-name="L179">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05" style:family="paragraph" style:parent-style-name="Standard" style:list-style-name="L187">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06" style:family="paragraph" style:parent-style-name="Standard" style:list-style-name="L190">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07" style:family="paragraph" style:parent-style-name="Standard" style:list-style-name="L191">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08" style:family="paragraph" style:parent-style-name="Standard" style:list-style-name="L194">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09" style:family="paragraph" style:parent-style-name="Standard" style:list-style-name="L195">
      <style:text-properties fo:color="#000000" style:font-name="Liberation Serif" fo:font-size="12pt" fo:language="nl" fo:country="NL" officeooo:rsid="0076da8f" officeooo:paragraph-rsid="0076da8f" style:font-size-asian="12pt" style:language-asian="nl" style:country-asian="NL" style:font-name-complex="Arial1" style:font-size-complex="12pt" style:language-complex="ar" style:country-complex="SA"/>
    </style:style>
    <style:style style:name="P410" style:family="paragraph" style:parent-style-name="Standard" style:list-style-name="L196">
      <style:text-properties fo:color="#000000" style:font-name="Liberation Serif" fo:font-size="12pt" fo:language="nl" fo:country="NL" officeooo:rsid="0076da8f" officeooo:paragraph-rsid="00bbbb89" style:font-size-asian="12pt" style:language-asian="nl" style:country-asian="NL" style:font-name-complex="Arial1" style:font-size-complex="12pt" style:language-complex="ar" style:country-complex="SA"/>
    </style:style>
    <style:style style:name="P411" style:family="paragraph" style:parent-style-name="Standard" style:list-style-name="L130">
      <style:text-properties fo:color="#000000" style:font-name="Liberation Serif" fo:font-size="12pt" fo:language="nl" fo:country="NL" officeooo:paragraph-rsid="00a593df" style:font-size-asian="12pt" style:language-asian="nl" style:country-asian="NL" style:font-name-complex="Arial1" style:font-size-complex="12pt" style:language-complex="ar" style:country-complex="SA"/>
    </style:style>
    <style:style style:name="P412" style:family="paragraph" style:parent-style-name="Standard" style:list-style-name="L131">
      <style:text-properties fo:color="#000000" style:font-name="Liberation Serif" fo:font-size="12pt" fo:language="nl" fo:country="NL" officeooo:paragraph-rsid="00a593df" style:font-size-asian="12pt" style:language-asian="nl" style:country-asian="NL" style:font-name-complex="Arial1" style:font-size-complex="12pt" style:language-complex="ar" style:country-complex="SA"/>
    </style:style>
    <style:style style:name="P413" style:family="paragraph" style:parent-style-name="Standard" style:list-style-name="L131">
      <style:text-properties fo:color="#000000" style:font-name="Liberation Serif" fo:font-size="12pt" fo:language="nl" fo:country="NL" officeooo:paragraph-rsid="00a680fb" style:font-size-asian="12pt" style:language-asian="nl" style:country-asian="NL" style:font-name-complex="Arial1" style:font-size-complex="12pt" style:language-complex="ar" style:country-complex="SA"/>
    </style:style>
    <style:style style:name="P414" style:family="paragraph" style:parent-style-name="Standard" style:list-style-name="L132">
      <style:text-properties fo:color="#000000" style:font-name="Liberation Serif" fo:font-size="12pt" fo:language="nl" fo:country="NL" officeooo:paragraph-rsid="0078d35f" style:font-size-asian="12pt" style:language-asian="nl" style:country-asian="NL" style:font-name-complex="Arial1" style:font-size-complex="12pt" style:language-complex="ar" style:country-complex="SA"/>
    </style:style>
    <style:style style:name="P415" style:family="paragraph" style:parent-style-name="Standard" style:list-style-name="L132">
      <style:text-properties fo:color="#000000" style:font-name="Liberation Serif" fo:font-size="12pt" fo:language="nl" fo:country="NL" officeooo:rsid="0078d35f" officeooo:paragraph-rsid="0078d35f" style:font-size-asian="12pt" style:language-asian="nl" style:country-asian="NL" style:font-name-complex="Arial1" style:font-size-complex="12pt" style:language-complex="ar" style:country-complex="SA"/>
    </style:style>
    <style:style style:name="P416" style:family="paragraph" style:parent-style-name="Standard" style:list-style-name="L161">
      <style:text-properties fo:color="#000000" style:font-name="Liberation Serif" fo:font-size="12pt" fo:language="nl" fo:country="NL" officeooo:rsid="0078d35f" officeooo:paragraph-rsid="00aa848f" style:font-size-asian="12pt" style:language-asian="nl" style:country-asian="NL" style:font-name-complex="Arial1" style:font-size-complex="12pt" style:language-complex="ar" style:country-complex="SA"/>
    </style:style>
    <style:style style:name="P417" style:family="paragraph" style:parent-style-name="Standard" style:list-style-name="L161">
      <style:text-properties fo:color="#000000" style:font-name="Liberation Serif" fo:font-size="12pt" fo:language="nl" fo:country="NL" officeooo:rsid="0078d35f" officeooo:paragraph-rsid="0078d35f" style:font-size-asian="12pt" style:language-asian="nl" style:country-asian="NL" style:font-name-complex="Arial1" style:font-size-complex="12pt" style:language-complex="ar" style:country-complex="SA"/>
    </style:style>
    <style:style style:name="P418" style:family="paragraph" style:parent-style-name="Standard" style:list-style-name="L134">
      <style:text-properties fo:color="#000000" style:font-name="Liberation Serif" fo:font-size="12pt" fo:language="nl" fo:country="NL" officeooo:rsid="008ade3a" officeooo:paragraph-rsid="00a813e4" style:font-size-asian="12pt" style:language-asian="nl" style:country-asian="NL" style:font-name-complex="Arial1" style:font-size-complex="12pt" style:language-complex="ar" style:country-complex="SA"/>
    </style:style>
    <style:style style:name="P419" style:family="paragraph" style:parent-style-name="Standard" style:list-style-name="L134">
      <style:text-properties fo:color="#000000" style:font-name="Liberation Serif" fo:font-size="12pt" fo:language="nl" fo:country="NL" officeooo:rsid="008ade3a" officeooo:paragraph-rsid="00a910a6" style:font-size-asian="12pt" style:language-asian="nl" style:country-asian="NL" style:font-name-complex="Arial1" style:font-size-complex="12pt" style:language-complex="ar" style:country-complex="SA"/>
    </style:style>
    <style:style style:name="P420" style:family="paragraph" style:parent-style-name="Standard" style:list-style-name="L134">
      <style:text-properties fo:color="#000000" style:font-name="Liberation Serif" fo:font-size="12pt" fo:language="nl" fo:country="NL" officeooo:paragraph-rsid="00a813e4" style:font-size-asian="12pt" style:language-asian="nl" style:country-asian="NL" style:font-name-complex="Arial1" style:font-size-complex="12pt" style:language-complex="ar" style:country-complex="SA"/>
    </style:style>
    <style:style style:name="P421" style:family="paragraph" style:parent-style-name="Standard" style:list-style-name="L134">
      <style:text-properties fo:color="#000000" style:font-name="Liberation Serif" fo:font-size="12pt" fo:language="nl" fo:country="NL" officeooo:paragraph-rsid="00a910a6" style:font-size-asian="12pt" style:language-asian="nl" style:country-asian="NL" style:font-name-complex="Arial1" style:font-size-complex="12pt" style:language-complex="ar" style:country-complex="SA"/>
    </style:style>
    <style:style style:name="P422" style:family="paragraph" style:parent-style-name="Standard" style:list-style-name="L135">
      <style:text-properties fo:color="#000000" style:font-name="Liberation Serif" fo:font-size="12pt" fo:language="nl" fo:country="NL" officeooo:paragraph-rsid="00a910a6" style:font-size-asian="12pt" style:language-asian="nl" style:country-asian="NL" style:font-name-complex="Arial1" style:font-size-complex="12pt" style:language-complex="ar" style:country-complex="SA"/>
    </style:style>
    <style:style style:name="P423" style:family="paragraph" style:parent-style-name="Standard" style:list-style-name="L136">
      <style:text-properties fo:color="#000000" style:font-name="Liberation Serif" fo:font-size="12pt" fo:language="nl" fo:country="NL" officeooo:paragraph-rsid="00a910a6" style:font-size-asian="12pt" style:language-asian="nl" style:country-asian="NL" style:font-name-complex="Arial1" style:font-size-complex="12pt" style:language-complex="ar" style:country-complex="SA"/>
    </style:style>
    <style:style style:name="P424" style:family="paragraph" style:parent-style-name="Standard" style:list-style-name="L146">
      <style:text-properties fo:color="#000000" style:font-name="Liberation Serif" fo:font-size="12pt" fo:language="nl" fo:country="NL" officeooo:rsid="0079fd38" officeooo:paragraph-rsid="00bf9882" style:font-size-asian="12pt" style:language-asian="nl" style:country-asian="NL" style:font-name-complex="Arial1" style:font-size-complex="12pt" style:language-complex="ar" style:country-complex="SA"/>
    </style:style>
    <style:style style:name="P425" style:family="paragraph" style:parent-style-name="Standard" style:list-style-name="L146">
      <style:text-properties fo:color="#000000" style:font-name="Liberation Serif" fo:font-size="12pt" fo:language="nl" fo:country="NL" officeooo:rsid="0079fd38" officeooo:paragraph-rsid="00c253e8" style:font-size-asian="12pt" style:language-asian="nl" style:country-asian="NL" style:font-name-complex="Arial1" style:font-size-complex="12pt" style:language-complex="ar" style:country-complex="SA"/>
    </style:style>
    <style:style style:name="P426" style:family="paragraph" style:parent-style-name="Standard" style:list-style-name="L147">
      <style:text-properties fo:color="#000000" style:font-name="Liberation Serif" fo:font-size="12pt" fo:language="nl" fo:country="NL" officeooo:rsid="0079fd38" officeooo:paragraph-rsid="00e104a9" style:font-size-asian="12pt" style:language-asian="nl" style:country-asian="NL" style:font-name-complex="Arial1" style:font-size-complex="12pt" style:language-complex="ar" style:country-complex="SA"/>
    </style:style>
    <style:style style:name="P427" style:family="paragraph" style:parent-style-name="Standard">
      <style:text-properties fo:color="#000000" style:font-name="Liberation Serif" fo:font-size="12pt" fo:language="nl" fo:country="NL" officeooo:rsid="0079fd38" officeooo:paragraph-rsid="00e104a9" style:font-size-asian="12pt" style:language-asian="nl" style:country-asian="NL" style:font-name-complex="Arial1" style:font-size-complex="12pt" style:language-complex="ar" style:country-complex="SA"/>
    </style:style>
    <style:style style:name="P428" style:family="paragraph" style:parent-style-name="Standard" style:list-style-name="L149">
      <style:text-properties fo:color="#000000" style:font-name="Liberation Serif" fo:font-size="12pt" fo:language="nl" fo:country="NL" officeooo:rsid="0079fd38" officeooo:paragraph-rsid="00e2b487" style:font-size-asian="12pt" style:language-asian="nl" style:country-asian="NL" style:font-name-complex="Arial1" style:font-size-complex="12pt" style:language-complex="ar" style:country-complex="SA"/>
    </style:style>
    <style:style style:name="P429" style:family="paragraph" style:parent-style-name="Standard" style:list-style-name="L149">
      <style:text-properties fo:color="#000000" style:font-name="Liberation Serif" fo:font-size="12pt" fo:language="nl" fo:country="NL" officeooo:rsid="0079fd38" officeooo:paragraph-rsid="00e104a9" style:font-size-asian="12pt" style:language-asian="nl" style:country-asian="NL" style:font-name-complex="Arial1" style:font-size-complex="12pt" style:language-complex="ar" style:country-complex="SA"/>
    </style:style>
    <style:style style:name="P430" style:family="paragraph" style:parent-style-name="Standard" style:list-style-name="L151">
      <style:text-properties fo:color="#000000" style:font-name="Liberation Serif" fo:font-size="12pt" fo:language="nl" fo:country="NL" officeooo:rsid="0079fd38" officeooo:paragraph-rsid="00e104a9" style:font-size-asian="12pt" style:language-asian="nl" style:country-asian="NL" style:font-name-complex="Arial1" style:font-size-complex="12pt" style:language-complex="ar" style:country-complex="SA"/>
    </style:style>
    <style:style style:name="P431" style:family="paragraph" style:parent-style-name="Standard" style:list-style-name="L146">
      <style:text-properties fo:color="#000000" style:font-name="Liberation Serif" fo:font-size="12pt" fo:language="nl" fo:country="NL" officeooo:paragraph-rsid="00bf9882" style:font-size-asian="12pt" style:language-asian="nl" style:country-asian="NL" style:font-name-complex="Arial1" style:font-size-complex="12pt" style:language-complex="ar" style:country-complex="SA"/>
    </style:style>
    <style:style style:name="P432" style:family="paragraph" style:parent-style-name="Standard" style:list-style-name="L146">
      <style:text-properties fo:color="#000000" style:font-name="Liberation Serif" fo:font-size="12pt" fo:language="nl" fo:country="NL" officeooo:paragraph-rsid="00c08181" style:font-size-asian="12pt" style:language-asian="nl" style:country-asian="NL" style:font-name-complex="Arial1" style:font-size-complex="12pt" style:language-complex="ar" style:country-complex="SA"/>
    </style:style>
    <style:style style:name="P433" style:family="paragraph" style:parent-style-name="Standard" style:list-style-name="L146">
      <style:text-properties fo:color="#000000" style:font-name="Liberation Serif" fo:font-size="12pt" fo:language="nl" fo:country="NL" officeooo:paragraph-rsid="00c253e8" style:font-size-asian="12pt" style:language-asian="nl" style:country-asian="NL" style:font-name-complex="Arial1" style:font-size-complex="12pt" style:language-complex="ar" style:country-complex="SA"/>
    </style:style>
    <style:style style:name="P434" style:family="paragraph" style:parent-style-name="Standard" style:list-style-name="L146">
      <style:text-properties fo:color="#000000" style:font-name="Liberation Serif" fo:font-size="12pt" fo:language="nl" fo:country="NL" officeooo:paragraph-rsid="00c2a875" style:font-size-asian="12pt" style:language-asian="nl" style:country-asian="NL" style:font-name-complex="Arial1" style:font-size-complex="12pt" style:language-complex="ar" style:country-complex="SA"/>
    </style:style>
    <style:style style:name="P435" style:family="paragraph" style:parent-style-name="Standard" style:list-style-name="L146">
      <style:text-properties fo:color="#000000" style:font-name="Liberation Serif" fo:font-size="12pt" fo:language="nl" fo:country="NL" officeooo:paragraph-rsid="00c383b0" style:font-size-asian="12pt" style:language-asian="nl" style:country-asian="NL" style:font-name-complex="Arial1" style:font-size-complex="12pt" style:language-complex="ar" style:country-complex="SA"/>
    </style:style>
    <style:style style:name="P436" style:family="paragraph" style:parent-style-name="Standard" style:list-style-name="L146">
      <style:text-properties fo:color="#000000" style:font-name="Liberation Serif" fo:font-size="12pt" fo:language="nl" fo:country="NL" officeooo:paragraph-rsid="00c50abd" style:font-size-asian="12pt" style:language-asian="nl" style:country-asian="NL" style:font-name-complex="Arial1" style:font-size-complex="12pt" style:language-complex="ar" style:country-complex="SA"/>
    </style:style>
    <style:style style:name="P437" style:family="paragraph" style:parent-style-name="Standard">
      <style:text-properties fo:color="#000000" style:font-name="Liberation Serif" fo:font-size="12pt" fo:language="nl" fo:country="NL" officeooo:paragraph-rsid="00c08181" style:font-size-asian="12pt" style:language-asian="nl" style:country-asian="NL" style:font-name-complex="Arial1" style:font-size-complex="12pt" style:language-complex="ar" style:country-complex="SA"/>
    </style:style>
    <style:style style:name="P438" style:family="paragraph" style:parent-style-name="Standard">
      <style:text-properties fo:color="#000000" style:font-name="Liberation Serif" fo:font-size="12pt" fo:language="nl" fo:country="NL" officeooo:rsid="00e104a9" officeooo:paragraph-rsid="00e104a9" style:font-size-asian="12pt" style:language-asian="nl" style:country-asian="NL" style:font-name-complex="Arial1" style:font-size-complex="12pt" style:language-complex="ar" style:country-complex="SA"/>
    </style:style>
    <style:style style:name="P439" style:family="paragraph" style:parent-style-name="Standard" style:list-style-name="L149">
      <style:text-properties fo:color="#000000" style:font-name="Liberation Serif" fo:font-size="12pt" fo:language="nl" fo:country="NL" officeooo:rsid="00e104a9" officeooo:paragraph-rsid="00e104a9" style:font-size-asian="12pt" style:language-asian="nl" style:country-asian="NL" style:font-name-complex="Arial1" style:font-size-complex="12pt" style:language-complex="ar" style:country-complex="SA"/>
    </style:style>
    <style:style style:name="P440" style:family="paragraph" style:parent-style-name="Standard" style:list-style-name="L148">
      <style:text-properties fo:color="#000000" style:font-name="Liberation Serif" fo:font-size="12pt" fo:language="nl" fo:country="NL" officeooo:paragraph-rsid="00e104a9" style:font-size-asian="12pt" style:language-asian="nl" style:country-asian="NL" style:font-name-complex="Arial1" style:font-size-complex="12pt" style:language-complex="ar" style:country-complex="SA"/>
    </style:style>
    <style:style style:name="P441" style:family="paragraph" style:parent-style-name="Standard">
      <style:text-properties fo:color="#000000" style:font-name="Liberation Serif" fo:font-size="12pt" fo:language="nl" fo:country="NL" officeooo:rsid="00e2b487" officeooo:paragraph-rsid="00e2b487" style:font-size-asian="12pt" style:language-asian="nl" style:country-asian="NL" style:font-name-complex="Arial1" style:font-size-complex="12pt" style:language-complex="ar" style:country-complex="SA"/>
    </style:style>
    <style:style style:name="P442" style:family="paragraph" style:parent-style-name="Standard" style:list-style-name="L149">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e2b487" officeooo:paragraph-rsid="00e2b487" style:font-size-asian="12pt" style:language-asian="nl" style:country-asian="NL" style:font-name-complex="Arial1" style:font-size-complex="12pt" style:language-complex="ar" style:country-complex="SA"/>
    </style:style>
    <style:style style:name="P443" style:family="paragraph" style:parent-style-name="Standard" style:list-style-name="L149">
      <style:text-properties fo:color="#000000" style:font-name="Liberation Serif" fo:font-size="12pt" fo:language="nl" fo:country="NL" officeooo:paragraph-rsid="00e2b487" style:font-size-asian="12pt" style:language-asian="nl" style:country-asian="NL" style:font-name-complex="Arial1" style:font-size-complex="12pt" style:language-complex="ar" style:country-complex="SA"/>
    </style:style>
    <style:style style:name="P444" style:family="paragraph" style:parent-style-name="Standard" style:list-style-name="L149">
      <style:text-properties fo:color="#000000" style:font-name="Liberation Serif" fo:font-size="12pt" fo:language="nl" fo:country="NL" officeooo:paragraph-rsid="00e104a9" style:font-size-asian="12pt" style:language-asian="nl" style:country-asian="NL" style:font-name-complex="Arial1" style:font-size-complex="12pt" style:language-complex="ar" style:country-complex="SA"/>
    </style:style>
    <style:style style:name="P445" style:family="paragraph" style:parent-style-name="Standard">
      <style:text-properties fo:color="#000000" style:font-name="Liberation Serif" fo:font-size="12pt" fo:language="nl" fo:country="NL" officeooo:rsid="00decab7" officeooo:paragraph-rsid="00decab7" style:font-size-asian="12pt" style:language-asian="nl" style:country-asian="NL" style:font-name-complex="Arial1" style:font-size-complex="12pt" style:language-complex="ar" style:country-complex="SA"/>
    </style:style>
    <style:style style:name="P446" style:family="paragraph" style:parent-style-name="Standard">
      <style:text-properties fo:color="#000000" style:font-name="Liberation Serif" fo:font-size="12pt" fo:language="nl" fo:country="NL" officeooo:paragraph-rsid="00c50abd" style:font-size-asian="12pt" style:language-asian="nl" style:country-asian="NL" style:font-name-complex="Arial1" style:font-size-complex="12pt" style:language-complex="ar" style:country-complex="SA"/>
    </style:style>
    <style:style style:name="P447" style:family="paragraph" style:parent-style-name="Standard" style:list-style-name="L146">
      <style:text-properties fo:color="#000000" style:font-name="Liberation Serif" fo:font-size="12pt" fo:language="nl" fo:country="NL" officeooo:rsid="00de1b92" officeooo:paragraph-rsid="00de1b92" style:font-size-asian="12pt" style:language-asian="nl" style:country-asian="NL" style:font-name-complex="Arial1" style:font-size-complex="12pt" style:language-complex="ar" style:country-complex="SA"/>
    </style:style>
    <style:style style:name="P448" style:family="paragraph" style:parent-style-name="Standard">
      <style:text-properties fo:color="#000000" style:font-name="Liberation Serif" fo:font-size="12pt" fo:language="nl" fo:country="NL" officeooo:rsid="00de1b92" officeooo:paragraph-rsid="00de1b92" style:font-size-asian="12pt" style:language-asian="nl" style:country-asian="NL" style:font-name-complex="Arial1" style:font-size-complex="12pt" style:language-complex="ar" style:country-complex="SA"/>
    </style:style>
    <style:style style:name="P449" style:family="paragraph" style:parent-style-name="Standard" style:list-style-name="L152">
      <style:text-properties fo:color="#000000" style:font-name="Liberation Serif" fo:font-size="12pt" fo:language="nl" fo:country="NL" officeooo:rsid="00de1b92" officeooo:paragraph-rsid="00de1b92" style:font-size-asian="12pt" style:language-asian="nl" style:country-asian="NL" style:font-name-complex="Arial1" style:font-size-complex="12pt" style:language-complex="ar" style:country-complex="SA"/>
    </style:style>
    <style:style style:name="P450" style:family="paragraph" style:parent-style-name="Standard" style:list-style-name="L157">
      <style:text-properties fo:color="#000000" style:font-name="Liberation Serif" fo:font-size="12pt" fo:language="nl" fo:country="NL" officeooo:rsid="007ca5f9" officeooo:paragraph-rsid="00aa4a9f" style:font-size-asian="12pt" style:language-asian="nl" style:country-asian="NL" style:font-name-complex="Arial1" style:font-size-complex="12pt" style:language-complex="ar" style:country-complex="SA"/>
    </style:style>
    <style:style style:name="P451" style:family="paragraph" style:parent-style-name="Standard" style:list-style-name="L189">
      <style:text-properties fo:color="#000000" style:font-name="Liberation Serif" fo:font-size="12pt" fo:language="nl" fo:country="NL" officeooo:rsid="007ca5f9" officeooo:paragraph-rsid="007ca5f9" style:font-size-asian="12pt" style:language-asian="nl" style:country-asian="NL" style:font-name-complex="Arial1" style:font-size-complex="12pt" style:language-complex="ar" style:country-complex="SA"/>
    </style:style>
    <style:style style:name="P452" style:family="paragraph" style:parent-style-name="Standard" style:list-style-name="L189">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7ca5f9" officeooo:paragraph-rsid="007ca5f9" style:font-size-asian="12pt" style:language-asian="nl" style:country-asian="NL" style:font-name-complex="Arial1" style:font-size-complex="12pt" style:language-complex="ar" style:country-complex="SA"/>
    </style:style>
    <style:style style:name="P453" style:family="paragraph" style:parent-style-name="Standard" style:list-style-name="L157">
      <style:text-properties fo:color="#000000" style:font-name="Liberation Serif" fo:font-size="12pt" fo:language="nl" fo:country="NL" officeooo:paragraph-rsid="00aa4a9f" style:font-size-asian="12pt" style:language-asian="nl" style:country-asian="NL" style:font-name-complex="Arial1" style:font-size-complex="12pt" style:language-complex="ar" style:country-complex="SA"/>
    </style:style>
    <style:style style:name="P454" style:family="paragraph" style:parent-style-name="Standard" style:list-style-name="L158">
      <style:text-properties fo:color="#000000" style:font-name="Liberation Serif" fo:font-size="12pt" fo:language="nl" fo:country="NL" officeooo:paragraph-rsid="00aa4a9f" style:font-size-asian="12pt" style:language-asian="nl" style:country-asian="NL" style:font-name-complex="Arial1" style:font-size-complex="12pt" style:language-complex="ar" style:country-complex="SA"/>
    </style:style>
    <style:style style:name="P455" style:family="paragraph" style:parent-style-name="Standard" style:list-style-name="L160">
      <style:text-properties fo:color="#000000" style:font-name="Liberation Serif" fo:font-size="12pt" fo:language="nl" fo:country="NL" officeooo:rsid="0070cc32" officeooo:paragraph-rsid="0070cc32" style:font-size-asian="12pt" style:language-asian="nl" style:country-asian="NL" style:font-name-complex="Arial1" style:font-size-complex="12pt" style:language-complex="ar" style:country-complex="SA"/>
    </style:style>
    <style:style style:name="P456" style:family="paragraph" style:parent-style-name="Standard" style:list-style-name="L165">
      <style:text-properties fo:color="#000000" style:font-name="Liberation Serif" fo:font-size="12pt" fo:language="nl" fo:country="NL" officeooo:rsid="0070cc32" officeooo:paragraph-rsid="0070cc32" style:font-size-asian="12pt" style:language-asian="nl" style:country-asian="NL" style:font-name-complex="Arial1" style:font-size-complex="12pt" style:language-complex="ar" style:country-complex="SA"/>
    </style:style>
    <style:style style:name="P457" style:family="paragraph" style:parent-style-name="Standard" style:list-style-name="L188">
      <style:text-properties fo:color="#000000" style:font-name="Liberation Serif" fo:font-size="12pt" fo:language="nl" fo:country="NL" officeooo:rsid="0070cc32" officeooo:paragraph-rsid="0070cc32" style:font-size-asian="12pt" style:language-asian="nl" style:country-asian="NL" style:font-name-complex="Arial1" style:font-size-complex="12pt" style:language-complex="ar" style:country-complex="SA"/>
    </style:style>
    <style:style style:name="P458" style:family="paragraph" style:parent-style-name="Standard" style:list-style-name="L189">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70cc32" officeooo:paragraph-rsid="00ba972b" style:font-size-asian="12pt" style:language-asian="nl" style:country-asian="NL" style:font-name-complex="Arial1" style:font-size-complex="12pt" style:language-complex="ar" style:country-complex="SA"/>
    </style:style>
    <style:style style:name="P459" style:family="paragraph" style:parent-style-name="Standard" style:list-style-name="L192">
      <style:text-properties fo:color="#000000" style:font-name="Liberation Serif" fo:font-size="12pt" fo:language="nl" fo:country="NL" officeooo:rsid="0070cc32" officeooo:paragraph-rsid="0070cc32" style:font-size-asian="12pt" style:language-asian="nl" style:country-asian="NL" style:font-name-complex="Arial1" style:font-size-complex="12pt" style:language-complex="ar" style:country-complex="SA"/>
    </style:style>
    <style:style style:name="P460" style:family="paragraph" style:parent-style-name="Standard" style:list-style-name="L161">
      <style:text-properties fo:color="#000000" style:font-name="Liberation Serif" fo:font-size="12pt" fo:language="nl" fo:country="NL" officeooo:paragraph-rsid="0078d35f" style:font-size-asian="12pt" style:language-asian="nl" style:country-asian="NL" style:font-name-complex="Arial1" style:font-size-complex="12pt" style:language-complex="ar" style:country-complex="SA"/>
    </style:style>
    <style:style style:name="P461" style:family="paragraph" style:parent-style-name="Standard" style:list-style-name="L161">
      <style:text-properties fo:color="#000000" style:font-name="Liberation Serif" fo:font-size="12pt" fo:language="nl" fo:country="NL" officeooo:paragraph-rsid="00aa848f" style:font-size-asian="12pt" style:language-asian="nl" style:country-asian="NL" style:font-name-complex="Arial1" style:font-size-complex="12pt" style:language-complex="ar" style:country-complex="SA"/>
    </style:style>
    <style:style style:name="P462" style:family="paragraph" style:parent-style-name="Standard" style:list-style-name="L162">
      <style:text-properties fo:color="#000000" style:font-name="Liberation Serif" fo:font-size="12pt" fo:language="nl" fo:country="NL" officeooo:paragraph-rsid="00aa848f" style:font-size-asian="12pt" style:language-asian="nl" style:country-asian="NL" style:font-name-complex="Arial1" style:font-size-complex="12pt" style:language-complex="ar" style:country-complex="SA"/>
    </style:style>
    <style:style style:name="P463" style:family="paragraph" style:parent-style-name="Standard" style:list-style-name="L164">
      <style:text-properties fo:color="#000000" style:font-name="Liberation Serif" fo:font-size="12pt" fo:language="nl" fo:country="NL" officeooo:paragraph-rsid="00abbe5a" style:font-size-asian="12pt" style:language-asian="nl" style:country-asian="NL" style:font-name-complex="Arial1" style:font-size-complex="12pt" style:language-complex="ar" style:country-complex="SA"/>
    </style:style>
    <style:style style:name="P464" style:family="paragraph" style:parent-style-name="Standard" style:list-style-name="L172">
      <style:text-properties fo:color="#000000" style:font-name="Liberation Serif" fo:font-size="12pt" fo:language="nl" fo:country="NL" officeooo:paragraph-rsid="00af6be5" style:font-size-asian="12pt" style:language-asian="nl" style:country-asian="NL" style:font-name-complex="Arial1" style:font-size-complex="12pt" style:language-complex="ar" style:country-complex="SA"/>
    </style:style>
    <style:style style:name="P465" style:family="paragraph" style:parent-style-name="Standard" style:list-style-name="L175">
      <style:paragraph-properties fo:text-align="start" style:justify-single-word="false" fo:orphans="2" fo:widows="2" style:vertical-align="baseline">
        <style:tab-stops>
          <style:tab-stop style:position="2.54cm"/>
        </style:tab-stops>
      </style:paragraph-properties>
      <style:text-properties fo:color="#000000" style:font-name="Liberation Serif" fo:font-size="12pt" fo:language="nl" fo:country="NL" officeooo:rsid="007b16dd" officeooo:paragraph-rsid="00b26723" style:font-size-asian="12pt" style:language-asian="nl" style:country-asian="NL" style:font-name-complex="Arial1" style:font-size-complex="12pt" style:language-complex="ar" style:country-complex="SA"/>
    </style:style>
    <style:style style:name="P466" style:family="paragraph" style:parent-style-name="Standard" style:list-style-name="L185">
      <style:text-properties fo:color="#000000" style:font-name="Liberation Serif" fo:font-size="12pt" fo:language="nl" fo:country="NL" officeooo:rsid="007b16dd" officeooo:paragraph-rsid="00b8430b" style:font-size-asian="12pt" style:language-asian="nl" style:country-asian="NL" style:font-name-complex="Arial1" style:font-size-complex="12pt" style:language-complex="ar" style:country-complex="SA"/>
    </style:style>
    <style:style style:name="P467" style:family="paragraph" style:parent-style-name="Standard" style:list-style-name="L185">
      <style:text-properties fo:color="#000000" style:font-name="Liberation Serif" fo:font-size="12pt" fo:language="nl" fo:country="NL" officeooo:rsid="007b16dd" officeooo:paragraph-rsid="007b16dd" style:font-size-asian="12pt" style:language-asian="nl" style:country-asian="NL" style:font-name-complex="Arial1" style:font-size-complex="12pt" style:language-complex="ar" style:country-complex="SA"/>
    </style:style>
    <style:style style:name="P468" style:family="paragraph" style:parent-style-name="Standard" style:list-style-name="L185">
      <style:text-properties fo:color="#000000" style:font-name="Liberation Serif" fo:font-size="12pt" fo:language="nl" fo:country="NL" officeooo:rsid="007b16dd" officeooo:paragraph-rsid="00b8b802" style:font-size-asian="12pt" style:language-asian="nl" style:country-asian="NL" style:font-name-complex="Arial1" style:font-size-complex="12pt" style:language-complex="ar" style:country-complex="SA"/>
    </style:style>
    <style:style style:name="P469" style:family="paragraph" style:parent-style-name="Standard" style:list-style-name="L193">
      <style:text-properties fo:color="#000000" style:font-name="Liberation Serif" fo:font-size="12pt" fo:language="nl" fo:country="NL" officeooo:rsid="007b16dd" officeooo:paragraph-rsid="00bbbb89" style:font-size-asian="12pt" style:language-asian="nl" style:country-asian="NL" style:font-name-complex="Arial1" style:font-size-complex="12pt" style:language-complex="ar" style:country-complex="SA"/>
    </style:style>
    <style:style style:name="P470" style:family="paragraph" style:parent-style-name="Standard" style:list-style-name="L193">
      <style:text-properties fo:color="#000000" style:font-name="Liberation Serif" fo:font-size="12pt" fo:language="nl" fo:country="NL" officeooo:rsid="007b16dd" officeooo:paragraph-rsid="007b16dd" style:font-size-asian="12pt" style:language-asian="nl" style:country-asian="NL" style:font-name-complex="Arial1" style:font-size-complex="12pt" style:language-complex="ar" style:country-complex="SA"/>
    </style:style>
    <style:style style:name="P471" style:family="paragraph" style:parent-style-name="Standard" style:list-style-name="L18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b38bfe" officeooo:paragraph-rsid="00b38bfe" style:font-size-asian="12pt" style:language-asian="nl" style:country-asian="NL" style:font-name-complex="Arial1" style:font-size-complex="12pt" style:language-complex="ar" style:country-complex="SA"/>
    </style:style>
    <style:style style:name="P472" style:family="paragraph" style:parent-style-name="Standard" style:list-style-name="L181">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96ad57" officeooo:paragraph-rsid="0096ad57" style:font-size-asian="12pt" style:language-asian="nl" style:country-asian="NL" style:font-name-complex="Arial1" style:font-size-complex="12pt" style:language-complex="ar" style:country-complex="SA"/>
    </style:style>
    <style:style style:name="P473" style:family="paragraph" style:parent-style-name="Standard" style:list-style-name="L183">
      <style:paragraph-properties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941e2f" officeooo:paragraph-rsid="00941e2f" style:font-size-asian="12pt" style:language-asian="nl" style:country-asian="NL" style:font-name-complex="Arial1" style:font-size-complex="12pt" style:language-complex="ar" style:country-complex="SA"/>
    </style:style>
    <style:style style:name="P474" style:family="paragraph" style:parent-style-name="Standard" style:list-style-name="L185">
      <style:text-properties fo:color="#000000" style:font-name="Liberation Serif" fo:font-size="12pt" fo:language="nl" fo:country="NL" officeooo:paragraph-rsid="00b8430b" style:font-size-asian="12pt" style:language-asian="nl" style:country-asian="NL" style:font-name-complex="Arial1" style:font-size-complex="12pt" style:language-complex="ar" style:country-complex="SA"/>
    </style:style>
    <style:style style:name="P475" style:family="paragraph" style:parent-style-name="Standard" style:list-style-name="L185">
      <style:text-properties fo:color="#000000" style:font-name="Liberation Serif" fo:font-size="12pt" fo:language="nl" fo:country="NL" officeooo:paragraph-rsid="00b8b802" style:font-size-asian="12pt" style:language-asian="nl" style:country-asian="NL" style:font-name-complex="Arial1" style:font-size-complex="12pt" style:language-complex="ar" style:country-complex="SA"/>
    </style:style>
    <style:style style:name="P476" style:family="paragraph" style:parent-style-name="Standard" style:list-style-name="L193">
      <style:text-properties fo:color="#000000" style:font-name="Liberation Serif" fo:font-size="12pt" fo:language="nl" fo:country="NL" officeooo:paragraph-rsid="00bbbb89" style:font-size-asian="12pt" style:language-asian="nl" style:country-asian="NL" style:font-name-complex="Arial1" style:font-size-complex="12pt" style:language-complex="ar" style:country-complex="SA"/>
    </style:style>
    <style:style style:name="P477" style:family="paragraph" style:parent-style-name="Standard" style:list-style-name="L196">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478" style:family="paragraph" style:parent-style-name="Standard" style:list-style-name="L36">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479" style:family="paragraph" style:parent-style-name="Standard">
      <style:text-properties fo:color="#000000" style:font-name="Liberation Serif" fo:font-size="12pt" fo:language="nl" fo:country="NL" officeooo:rsid="00cf0e3e" officeooo:paragraph-rsid="00cf0e3e" style:font-size-asian="12pt" style:language-asian="nl" style:country-asian="NL" style:font-name-complex="Calibri1" style:font-size-complex="12pt" style:language-complex="ar" style:country-complex="SA"/>
    </style:style>
    <style:style style:name="P480" style:family="paragraph" style:parent-style-name="Standard" style:list-style-name="L138">
      <style:text-properties fo:color="#000000" style:font-name="Liberation Serif" fo:font-size="12pt" fo:language="nl" fo:country="NL" officeooo:rsid="00d69a77" officeooo:paragraph-rsid="00d69a77" style:font-size-asian="12pt" style:language-asian="nl" style:country-asian="NL" style:font-name-complex="Calibri1" style:font-size-complex="12pt" style:language-complex="ar" style:country-complex="SA"/>
    </style:style>
    <style:style style:name="P481" style:family="paragraph" style:parent-style-name="Standard" style:list-style-name="L140">
      <style:text-properties fo:color="#000000" style:font-name="Liberation Serif" fo:font-size="12pt" fo:language="nl" fo:country="NL" officeooo:rsid="00d69a77" officeooo:paragraph-rsid="00d69a77" style:font-size-asian="12pt" style:language-asian="nl" style:country-asian="NL" style:font-name-complex="Calibri1" style:font-size-complex="12pt" style:language-complex="ar" style:country-complex="SA"/>
    </style:style>
    <style:style style:name="P482" style:family="paragraph" style:parent-style-name="Standard" style:list-style-name="L141">
      <style:text-properties fo:color="#000000" style:font-name="Liberation Serif" fo:font-size="12pt" fo:language="nl" fo:country="NL" officeooo:rsid="00d69a77" officeooo:paragraph-rsid="00d69a77" style:font-size-asian="12pt" style:language-asian="nl" style:country-asian="NL" style:font-name-complex="Calibri1" style:font-size-complex="12pt" style:language-complex="ar" style:country-complex="SA"/>
    </style:style>
    <style:style style:name="P483" style:family="paragraph" style:parent-style-name="Standard" style:list-style-name="L138">
      <style:text-properties fo:color="#000000" style:font-name="Liberation Serif" fo:font-size="12pt" fo:language="nl" fo:country="NL" officeooo:rsid="00db57d9" officeooo:paragraph-rsid="00db57d9" style:font-size-asian="12pt" style:language-asian="nl" style:country-asian="NL" style:font-name-complex="Calibri1" style:font-size-complex="12pt" style:language-complex="ar" style:country-complex="SA"/>
    </style:style>
    <style:style style:name="P484" style:family="paragraph" style:parent-style-name="Standard" style:list-style-name="L150">
      <style:text-properties fo:color="#000000" style:font-name="Liberation Serif" fo:font-size="12pt" fo:language="nl" fo:country="NL" officeooo:rsid="0076da8f" officeooo:paragraph-rsid="00e4fb16" style:font-size-asian="12pt" style:language-asian="nl" style:country-asian="NL" style:font-name-complex="Calibri1" style:font-size-complex="12pt" style:language-complex="ar" style:country-complex="SA"/>
    </style:style>
    <style:style style:name="P485" style:family="paragraph" style:parent-style-name="Standard" style:list-style-name="L156">
      <style:text-properties fo:color="#000000" style:font-name="Liberation Serif" fo:font-size="12pt" fo:language="nl" fo:country="NL" officeooo:rsid="00e6b8da" officeooo:paragraph-rsid="00e6b8da" style:font-size-asian="12pt" style:language-asian="nl" style:country-asian="NL" style:font-name-complex="Calibri1" style:font-size-complex="12pt" style:language-complex="ar" style:country-complex="SA"/>
    </style:style>
    <style:style style:name="P486" style:family="paragraph" style:parent-style-name="Standard" style:list-style-name="L125">
      <style:text-properties fo:color="#000000" style:font-name="Liberation Serif" fo:font-size="12pt" fo:language="nl" fo:country="NL" officeooo:paragraph-rsid="009f1fec" style:font-size-asian="12pt" style:language-asian="nl" style:country-asian="NL" style:font-name-complex="Times New Roman2" style:font-size-complex="12pt" style:language-complex="ar" style:country-complex="SA"/>
    </style:style>
    <style:style style:name="P487" style:family="paragraph" style:parent-style-name="Standard" style:list-style-name="L125">
      <style:text-properties fo:color="#000000" style:font-name="Liberation Serif" fo:font-size="12pt" fo:language="nl" fo:country="NL" officeooo:paragraph-rsid="0076da8f" style:font-size-asian="12pt" style:language-asian="nl" style:country-asian="NL" style:font-name-complex="Times New Roman2" style:font-size-complex="12pt" style:language-complex="ar" style:country-complex="SA"/>
    </style:style>
    <style:style style:name="P488" style:family="paragraph" style:parent-style-name="Standard" style:list-style-name="L125">
      <style:text-properties fo:color="#000000" style:font-name="Liberation Serif" fo:font-size="12pt" fo:language="nl" fo:country="NL" officeooo:rsid="009f1fec" officeooo:paragraph-rsid="009f1fec" style:font-size-asian="12pt" style:language-asian="nl" style:country-asian="NL" style:font-name-complex="Times New Roman2" style:font-size-complex="12pt" style:language-complex="ar" style:country-complex="SA"/>
    </style:style>
    <style:style style:name="P489" style:family="paragraph" style:parent-style-name="Standard" style:list-style-name="L125">
      <style:text-properties fo:color="#000000" style:font-name="Liberation Serif" fo:font-size="12pt" fo:language="nl" fo:country="NL" officeooo:rsid="006f68b8" officeooo:paragraph-rsid="00a5904b" style:font-size-asian="12pt" style:language-asian="nl" style:country-asian="NL" style:font-name-complex="Times New Roman2" style:font-size-complex="12pt" style:language-complex="ar" style:country-complex="SA"/>
    </style:style>
    <style:style style:name="P490" style:family="paragraph" style:parent-style-name="Standard" style:list-style-name="L125">
      <style:text-properties fo:color="#000000" style:font-name="Liberation Serif" fo:font-size="12pt" fo:language="nl" fo:country="NL" officeooo:rsid="006f68b8" officeooo:paragraph-rsid="0076da8f" style:font-size-asian="12pt" style:language-asian="nl" style:country-asian="NL" style:font-name-complex="Times New Roman2" style:font-size-complex="12pt" style:language-complex="ar" style:country-complex="SA"/>
    </style:style>
    <style:style style:name="P491" style:family="paragraph" style:parent-style-name="Standard" style:list-style-name="L166">
      <style:paragraph-properties fo:text-align="start" style:justify-single-word="false" fo:orphans="2" fo:widows="2" style:vertical-align="auto"/>
      <style:text-properties fo:color="#000000" style:font-name="Liberation Serif" fo:font-size="12pt" fo:language="nl" fo:country="NL" style:font-size-asian="12pt" style:language-asian="nl" style:country-asian="NL" style:font-name-complex="Times New Roman2" style:font-size-complex="12pt" style:language-complex="ar" style:country-complex="SA"/>
    </style:style>
    <style:style style:name="P492" style:family="paragraph" style:parent-style-name="Standard" style:list-style-name="L166">
      <style:paragraph-properties fo:text-align="start" style:justify-single-word="false" fo:orphans="2" fo:widows="2" style:vertical-align="auto">
        <style:tab-stops>
          <style:tab-stop style:position="1.27cm"/>
        </style:tab-stops>
      </style:paragraph-properties>
      <style:text-properties fo:color="#000000" style:font-name="Liberation Serif" fo:font-size="12pt" fo:language="nl" fo:country="NL" style:font-size-asian="12pt" style:language-asian="nl" style:country-asian="NL" style:font-name-complex="Times New Roman2" style:font-size-complex="12pt" style:language-complex="ar" style:country-complex="SA"/>
    </style:style>
    <style:style style:name="P493" style:family="paragraph" style:parent-style-name="Standard" style:list-style-name="L166">
      <style:paragraph-properties fo:text-align="start" style:justify-single-word="false" fo:orphans="2" fo:widows="2" style:vertical-align="auto">
        <style:tab-stops>
          <style:tab-stop style:position="1.27cm"/>
        </style:tab-stops>
      </style:paragraph-properties>
      <style:text-properties fo:color="#000000" style:font-name="Liberation Serif" fo:font-size="12pt" fo:language="nl" fo:country="NL" officeooo:paragraph-rsid="00ac062d" style:font-size-asian="12pt" style:language-asian="nl" style:country-asian="NL" style:font-name-complex="Times New Roman2" style:font-size-complex="12pt" style:language-complex="ar" style:country-complex="SA"/>
    </style:style>
    <style:style style:name="P494" style:family="paragraph" style:parent-style-name="Standard" style:list-style-name="L166">
      <style:paragraph-properties fo:text-align="start" style:justify-single-word="false" fo:orphans="2" fo:widows="2" style:vertical-align="auto">
        <style:tab-stops>
          <style:tab-stop style:position="2.54cm"/>
        </style:tab-stops>
      </style:paragraph-properties>
      <style:text-properties fo:color="#000000" style:font-name="Liberation Serif" fo:font-size="12pt" fo:language="nl" fo:country="NL" style:font-size-asian="12pt" style:language-asian="nl" style:country-asian="NL" style:font-name-complex="Times New Roman2" style:font-size-complex="12pt" style:language-complex="ar" style:country-complex="SA"/>
    </style:style>
    <style:style style:name="P495" style:family="paragraph" style:parent-style-name="Standard" style:list-style-name="L168">
      <style:text-properties fo:color="#000000" style:font-name="Liberation Serif" fo:font-size="12pt" fo:language="nl" fo:country="NL" officeooo:rsid="0076da8f" officeooo:paragraph-rsid="00adf597" style:font-size-asian="12pt" style:language-asian="nl" style:country-asian="NL" style:font-name-complex="Times New Roman2" style:font-size-complex="12pt" style:language-complex="ar" style:country-complex="SA"/>
    </style:style>
    <style:style style:name="P496" style:family="paragraph" style:parent-style-name="Standard" style:list-style-name="L168">
      <style:text-properties fo:color="#000000" style:font-name="Liberation Serif" fo:font-size="12pt" fo:language="nl" fo:country="NL" officeooo:paragraph-rsid="00ae8308" style:font-size-asian="12pt" style:language-asian="nl" style:country-asian="NL" style:font-name-complex="Times New Roman2" style:font-size-complex="12pt" style:language-complex="ar" style:country-complex="SA"/>
    </style:style>
    <style:style style:name="P497" style:family="paragraph" style:parent-style-name="Standard" style:list-style-name="L102">
      <style:text-properties fo:color="#000000" style:font-name="Liberation Serif" fo:font-size="12pt" fo:language="nl" fo:country="NL" officeooo:paragraph-rsid="00d0fa83" style:font-size-asian="12pt" style:language-asian="en" style:country-asian="US" style:font-name-complex="Arial1" style:font-size-complex="12pt" style:language-complex="ar" style:country-complex="SA"/>
    </style:style>
    <style:style style:name="P498" style:family="paragraph" style:parent-style-name="Standard" style:list-style-name="L102">
      <style:text-properties fo:color="#000000" style:font-name="Liberation Serif" fo:font-size="12pt" fo:language="nl" fo:country="NL" officeooo:paragraph-rsid="00d18309" style:font-size-asian="12pt" style:language-asian="en" style:country-asian="US" style:font-name-complex="Arial1" style:font-size-complex="12pt" style:language-complex="ar" style:country-complex="SA"/>
    </style:style>
    <style:style style:name="P499" style:family="paragraph" style:parent-style-name="Standard" style:list-style-name="L102">
      <style:text-properties fo:color="#000000" style:font-name="Liberation Serif" fo:font-size="12pt" fo:language="nl" fo:country="NL" officeooo:paragraph-rsid="00d183b5" style:font-size-asian="12pt" style:language-asian="en" style:country-asian="US" style:font-name-complex="Arial1" style:font-size-complex="12pt" style:language-complex="ar" style:country-complex="SA"/>
    </style:style>
    <style:style style:name="P500" style:family="paragraph" style:parent-style-name="Standard" style:list-style-name="L102">
      <style:text-properties fo:color="#000000" style:font-name="Liberation Serif" fo:font-size="12pt" fo:language="nl" fo:country="NL" officeooo:rsid="00d0fa83" officeooo:paragraph-rsid="00d0fa83" style:font-size-asian="12pt" style:language-asian="en" style:country-asian="US" style:font-name-complex="Arial1" style:font-size-complex="12pt" style:language-complex="ar" style:country-complex="SA"/>
    </style:style>
    <style:style style:name="P501" style:family="paragraph" style:parent-style-name="Standard" style:list-style-name="L104">
      <style:text-properties fo:color="#000000" style:font-name="Liberation Serif" fo:font-size="12pt" fo:language="nl" fo:country="NL" officeooo:rsid="00d0fa83" officeooo:paragraph-rsid="00d267b5" style:font-size-asian="12pt" style:language-asian="en" style:country-asian="US" style:font-name-complex="Arial1" style:font-size-complex="12pt" style:language-complex="ar" style:country-complex="SA"/>
    </style:style>
    <style:style style:name="P502" style:family="paragraph" style:parent-style-name="Standard" style:list-style-name="L102">
      <style:text-properties fo:color="#000000" style:font-name="Liberation Serif" fo:font-size="12pt" fo:language="nl" fo:country="NL" officeooo:rsid="00d05c2e" officeooo:paragraph-rsid="00d18309" style:font-size-asian="12pt" style:language-asian="en" style:country-asian="US" style:font-name-complex="Arial1" style:font-size-complex="12pt" style:language-complex="ar" style:country-complex="SA"/>
    </style:style>
    <style:style style:name="P503" style:family="paragraph" style:parent-style-name="Standard" style:list-style-name="L104">
      <style:text-properties fo:color="#000000" style:font-name="Liberation Serif" fo:font-size="12pt" fo:language="nl" fo:country="NL" officeooo:paragraph-rsid="00d0fa83" style:font-size-asian="12pt" style:language-asian="en" style:country-asian="US" style:font-name-complex="Arial1" style:font-size-complex="12pt" style:language-complex="ar" style:country-complex="SA"/>
    </style:style>
    <style:style style:name="P504" style:family="paragraph" style:parent-style-name="Standard" style:list-style-name="L104">
      <style:text-properties fo:color="#000000" style:font-name="Liberation Serif" fo:font-size="12pt" fo:language="nl" fo:country="NL" officeooo:paragraph-rsid="00d37a74" style:font-size-asian="12pt" style:language-asian="en" style:country-asian="US" style:font-name-complex="Arial1" style:font-size-complex="12pt" style:language-complex="ar" style:country-complex="SA"/>
    </style:style>
    <style:style style:name="P505" style:family="paragraph" style:parent-style-name="Standard" style:list-style-name="L104">
      <style:text-properties fo:color="#000000" style:font-name="Liberation Serif" fo:font-size="12pt" fo:language="nl" fo:country="NL" officeooo:paragraph-rsid="00d558b0" style:font-size-asian="12pt" style:language-asian="en" style:country-asian="US" style:font-name-complex="Arial1" style:font-size-complex="12pt" style:language-complex="ar" style:country-complex="SA"/>
    </style:style>
    <style:style style:name="P506" style:family="paragraph" style:parent-style-name="Standard" style:list-style-name="L142">
      <style:text-properties fo:color="#000000" style:font-name="Liberation Serif" fo:font-size="12pt" fo:language="nl" fo:country="NL" officeooo:paragraph-rsid="00d6b915" style:font-size-asian="12pt" style:language-asian="en" style:country-asian="US" style:font-name-complex="Arial1" style:font-size-complex="12pt" style:language-complex="ar" style:country-complex="SA"/>
    </style:style>
    <style:style style:name="P507" style:family="paragraph" style:parent-style-name="Standard" style:list-style-name="L142">
      <style:text-properties fo:color="#000000" style:font-name="Liberation Serif" fo:font-size="12pt" fo:language="nl" fo:country="NL" officeooo:paragraph-rsid="00d80261" style:font-size-asian="12pt" style:language-asian="en" style:country-asian="US" style:font-name-complex="Arial1" style:font-size-complex="12pt" style:language-complex="ar" style:country-complex="SA"/>
    </style:style>
    <style:style style:name="P508" style:family="paragraph" style:parent-style-name="Standard" style:list-style-name="L142">
      <style:text-properties fo:color="#000000" style:font-name="Liberation Serif" fo:font-size="12pt" fo:language="nl" fo:country="NL" officeooo:rsid="00f992e7" officeooo:paragraph-rsid="00f992e7" style:font-size-asian="12pt" style:language-asian="en" style:country-asian="US" style:font-name-complex="Arial1" style:font-size-complex="12pt" style:language-complex="ar" style:country-complex="SA"/>
    </style:style>
    <style:style style:name="P509" style:family="paragraph" style:parent-style-name="Standard" style:list-style-name="L142">
      <style:text-properties fo:color="#000000" style:font-name="Liberation Serif" fo:font-size="12pt" fo:language="nl" fo:country="NL" officeooo:rsid="00d69a77" officeooo:paragraph-rsid="00d80261" style:font-size-asian="12pt" style:language-asian="en" style:country-asian="US" style:font-name-complex="Arial1" style:font-size-complex="12pt" style:language-complex="ar" style:country-complex="SA"/>
    </style:style>
    <style:style style:name="P510" style:family="paragraph" style:parent-style-name="Standard" style:list-style-name="L144">
      <style:text-properties fo:color="#000000" style:font-name="Liberation Serif" fo:font-size="12pt" fo:language="nl" fo:country="NL" officeooo:rsid="00d69a77" officeooo:paragraph-rsid="00d97e96" style:font-size-asian="12pt" style:language-asian="en" style:country-asian="US" style:font-name-complex="Arial1" style:font-size-complex="12pt" style:language-complex="ar" style:country-complex="SA"/>
    </style:style>
    <style:style style:name="P511" style:family="paragraph" style:parent-style-name="Standard" style:list-style-name="L142">
      <style:text-properties fo:color="#000000" style:font-name="Liberation Serif" fo:font-size="12pt" fo:language="nl" fo:country="NL" officeooo:rsid="00d80261" officeooo:paragraph-rsid="00d80261" style:font-size-asian="12pt" style:language-asian="en" style:country-asian="US" style:font-name-complex="Arial1" style:font-size-complex="12pt" style:language-complex="ar" style:country-complex="SA"/>
    </style:style>
    <style:style style:name="P512" style:family="paragraph" style:parent-style-name="Standard" style:list-style-name="L143">
      <style:text-properties fo:color="#000000" style:font-name="Liberation Serif" fo:font-size="12pt" fo:language="nl" fo:country="NL" officeooo:rsid="00efcc98" officeooo:paragraph-rsid="00f992e7" style:font-size-asian="12pt" style:language-asian="en" style:country-asian="US" style:font-name-complex="Arial1" style:font-size-complex="12pt" style:language-complex="ar" style:country-complex="SA"/>
    </style:style>
    <style:style style:name="P513" style:family="paragraph" style:parent-style-name="Standard" style:list-style-name="L144">
      <style:text-properties fo:color="#000000" style:font-name="Liberation Serif" fo:font-size="12pt" fo:language="nl" fo:country="NL" officeooo:paragraph-rsid="00d97e96" style:font-size-asian="12pt" style:language-asian="en" style:country-asian="US" style:font-name-complex="Arial1" style:font-size-complex="12pt" style:language-complex="ar" style:country-complex="SA"/>
    </style:style>
    <style:style style:name="P514" style:family="paragraph" style:parent-style-name="Standard" style:list-style-name="L146">
      <style:text-properties fo:color="#000000" style:font-name="Liberation Serif" fo:font-size="12pt" fo:language="nl" fo:country="NL" officeooo:rsid="00de1b92" officeooo:paragraph-rsid="00de1b92" style:font-size-asian="12pt" style:language-asian="en" style:country-asian="US" style:font-name-complex="Arial1" style:font-size-complex="12pt" style:language-complex="ar" style:country-complex="SA"/>
    </style:style>
    <style:style style:name="P515" style:family="paragraph" style:parent-style-name="Standard" style:list-style-name="L146">
      <style:text-properties fo:color="#000000" style:font-name="Liberation Serif" fo:font-size="12pt" fo:language="nl" fo:country="NL" officeooo:rsid="00de1b92" officeooo:paragraph-rsid="00e41412" style:font-size-asian="12pt" style:language-asian="en" style:country-asian="US" style:font-name-complex="Arial1" style:font-size-complex="12pt" style:language-complex="ar" style:country-complex="SA"/>
    </style:style>
    <style:style style:name="P516" style:family="paragraph" style:parent-style-name="Standard">
      <style:text-properties fo:color="#000000" style:font-name="Liberation Serif" fo:font-size="12pt" fo:language="nl" fo:country="NL" officeooo:rsid="00de1b92" officeooo:paragraph-rsid="00e41412" style:font-size-asian="12pt" style:language-asian="en" style:country-asian="US" style:font-name-complex="Arial1" style:font-size-complex="12pt" style:language-complex="ar" style:country-complex="SA"/>
    </style:style>
    <style:style style:name="P517" style:family="paragraph" style:parent-style-name="Standard" style:list-style-name="L146">
      <style:text-properties fo:color="#000000" style:font-name="Liberation Serif" fo:font-size="12pt" fo:language="nl" fo:country="NL" officeooo:paragraph-rsid="00de1b92" style:font-size-asian="12pt" style:language-asian="en" style:country-asian="US" style:font-name-complex="Arial1" style:font-size-complex="12pt" style:language-complex="ar" style:country-complex="SA"/>
    </style:style>
    <style:style style:name="P518" style:family="paragraph" style:parent-style-name="Standard" style:list-style-name="L146">
      <style:text-properties fo:color="#000000" style:font-name="Liberation Serif" fo:font-size="12pt" fo:language="nl" fo:country="NL" officeooo:paragraph-rsid="00e41412" style:font-size-asian="12pt" style:language-asian="en" style:country-asian="US" style:font-name-complex="Arial1" style:font-size-complex="12pt" style:language-complex="ar" style:country-complex="SA"/>
    </style:style>
    <style:style style:name="P519" style:family="paragraph" style:parent-style-name="Standard">
      <style:text-properties fo:color="#000000" style:font-name="Liberation Serif" fo:font-size="12pt" fo:language="nl" fo:country="NL" officeooo:rsid="00e41412" officeooo:paragraph-rsid="00e41412" style:font-size-asian="12pt" style:language-asian="en" style:country-asian="US" style:font-name-complex="Arial1" style:font-size-complex="12pt" style:language-complex="ar" style:country-complex="SA"/>
    </style:style>
    <style:style style:name="P520" style:family="paragraph" style:parent-style-name="Standard" style:list-style-name="L149">
      <style:text-properties fo:color="#000000" style:font-name="Liberation Serif" fo:font-size="12pt" fo:language="nl" fo:country="NL" officeooo:paragraph-rsid="00e41412" style:font-size-asian="12pt" style:language-asian="en" style:country-asian="US" style:font-name-complex="Arial1" style:font-size-complex="12pt" style:language-complex="ar" style:country-complex="SA"/>
    </style:style>
    <style:style style:name="P521" style:family="paragraph" style:parent-style-name="Standard" style:list-style-name="L149">
      <style:text-properties fo:color="#000000" style:font-name="Liberation Serif" fo:font-size="12pt" fo:language="nl" fo:country="NL" officeooo:paragraph-rsid="00de1b92" style:font-size-asian="12pt" style:language-asian="en" style:country-asian="US" style:font-name-complex="Arial1" style:font-size-complex="12pt" style:language-complex="ar" style:country-complex="SA"/>
    </style:style>
    <style:style style:name="P522" style:family="paragraph" style:parent-style-name="Standard" style:list-style-name="L149">
      <style:text-properties fo:color="#000000" style:font-name="Liberation Serif" fo:font-size="12pt" fo:language="nl" fo:country="NL" officeooo:paragraph-rsid="00de815e" style:font-size-asian="12pt" style:language-asian="en" style:country-asian="US" style:font-name-complex="Arial1" style:font-size-complex="12pt" style:language-complex="ar" style:country-complex="SA"/>
    </style:style>
    <style:style style:name="P523" style:family="paragraph" style:parent-style-name="Standard">
      <style:text-properties fo:color="#000000" style:font-name="Liberation Serif" fo:font-size="12pt" fo:language="nl" fo:country="NL" officeooo:rsid="00e4fb16" officeooo:paragraph-rsid="00e4fb16" style:font-size-asian="12pt" style:language-asian="en" style:country-asian="US" style:font-name-complex="Arial1" style:font-size-complex="12pt" style:language-complex="ar" style:country-complex="SA"/>
    </style:style>
    <style:style style:name="P524" style:family="paragraph" style:parent-style-name="Standard" style:list-style-name="L153">
      <style:text-properties fo:color="#000000" style:font-name="Liberation Serif" fo:font-size="12pt" fo:language="nl" fo:country="NL" officeooo:rsid="00e6b8da" officeooo:paragraph-rsid="00e6b8da" style:font-size-asian="12pt" style:language-asian="en" style:country-asian="US" style:font-name-complex="Arial1" style:font-size-complex="12pt" style:language-complex="ar" style:country-complex="SA"/>
    </style:style>
    <style:style style:name="P525" style:family="paragraph" style:parent-style-name="Standard" style:list-style-name="L153">
      <style:text-properties fo:color="#000000" style:font-name="Liberation Serif" fo:font-size="12pt" fo:language="nl" fo:country="NL" officeooo:rsid="00e6b8da" officeooo:paragraph-rsid="00ea8fb0" style:font-size-asian="12pt" style:language-asian="en" style:country-asian="US" style:font-name-complex="Arial1" style:font-size-complex="12pt" style:language-complex="ar" style:country-complex="SA"/>
    </style:style>
    <style:style style:name="P526" style:family="paragraph" style:parent-style-name="Standard" style:list-style-name="L153">
      <style:text-properties fo:color="#000000" style:font-name="Liberation Serif" fo:font-size="12pt" fo:language="nl" fo:country="NL" officeooo:paragraph-rsid="00ea8fb0" style:font-size-asian="12pt" style:language-asian="en" style:country-asian="US" style:font-name-complex="Arial1" style:font-size-complex="12pt" style:language-complex="ar" style:country-complex="SA"/>
    </style:style>
    <style:style style:name="P527" style:family="paragraph" style:parent-style-name="Standard" style:list-style-name="L153">
      <style:text-properties fo:color="#000000" style:font-name="Liberation Serif" fo:font-size="12pt" fo:language="nl" fo:country="NL" officeooo:paragraph-rsid="00eae417" style:font-size-asian="12pt" style:language-asian="en" style:country-asian="US" style:font-name-complex="Arial1" style:font-size-complex="12pt" style:language-complex="ar" style:country-complex="SA"/>
    </style:style>
    <style:style style:name="P528" style:family="paragraph" style:parent-style-name="Standard" style:list-style-name="L153">
      <style:text-properties fo:color="#000000" style:font-name="Liberation Serif" fo:font-size="12pt" fo:language="nl" fo:country="NL" officeooo:rsid="00ec77a9" officeooo:paragraph-rsid="00ec77a9" style:font-size-asian="12pt" style:language-asian="en" style:country-asian="US" style:font-name-complex="Arial1" style:font-size-complex="12pt" style:language-complex="ar" style:country-complex="SA"/>
    </style:style>
    <style:style style:name="P529" style:family="paragraph" style:parent-style-name="Standard" style:list-style-name="L155">
      <style:text-properties fo:color="#000000" style:font-name="Liberation Serif" fo:font-size="12pt" fo:language="nl" fo:country="NL" officeooo:paragraph-rsid="00ed2f06" style:font-size-asian="12pt" style:language-asian="en" style:country-asian="US" style:font-name-complex="Arial1" style:font-size-complex="12pt" style:language-complex="ar" style:country-complex="SA"/>
    </style:style>
    <style:style style:name="P530" style:family="paragraph" style:parent-style-name="Standard" style:list-style-name="L155">
      <style:text-properties fo:color="#000000" style:font-name="Liberation Serif" fo:font-size="12pt" fo:language="nl" fo:country="NL" officeooo:rsid="00ed2f06" officeooo:paragraph-rsid="00ed2f06" style:font-size-asian="12pt" style:language-asian="en" style:country-asian="US" style:font-name-complex="Arial1" style:font-size-complex="12pt" style:language-complex="ar" style:country-complex="SA"/>
    </style:style>
    <style:style style:name="P531" style:family="paragraph" style:parent-style-name="Standard" style:list-style-name="L102">
      <style:text-properties fo:color="#000000" style:font-name="Liberation Serif" fo:font-size="12pt" fo:language="nl" fo:country="NL" officeooo:rsid="00d0fa83" officeooo:paragraph-rsid="00d0fa83" style:font-size-asian="12pt" style:language-asian="en" style:country-asian="US" style:font-name-complex="Times New Roman2" style:font-size-complex="12pt" style:language-complex="ar" style:country-complex="SA"/>
    </style:style>
    <style:style style:name="P532" style:family="paragraph" style:parent-style-name="Standard" style:list-style-name="L150">
      <style:text-properties fo:color="#000000" style:font-name="Liberation Serif" fo:font-size="12pt" fo:language="nl" fo:country="NL" officeooo:rsid="0076da8f" officeooo:paragraph-rsid="00e4fb16" style:font-size-asian="12pt" style:language-asian="en" style:country-asian="US" style:font-name-complex="Times New Roman2" style:font-size-complex="12pt" style:language-complex="ar" style:country-complex="SA"/>
    </style:style>
    <style:style style:name="P533" style:family="paragraph" style:parent-style-name="Standard" style:list-style-name="L150">
      <style:text-properties fo:color="#000000" style:font-name="Liberation Serif" fo:font-size="12pt" fo:language="nl" fo:country="NL" officeooo:rsid="0076da8f" officeooo:paragraph-rsid="0076da8f" style:font-size-asian="12pt" style:language-asian="en" style:country-asian="US" style:font-name-complex="Times New Roman2" style:font-size-complex="12pt" style:language-complex="ar" style:country-complex="SA"/>
    </style:style>
    <style:style style:name="P534" style:family="paragraph" style:parent-style-name="Standard" style:list-style-name="L35">
      <style:text-properties fo:color="#000000" style:font-name="Liberation Serif" fo:font-size="12pt" fo:language="nl" fo:country="NL" style:text-underline-style="none" officeooo:rsid="00430738" officeooo:paragraph-rsid="00430738" style:font-size-asian="12pt" style:language-asian="nl" style:country-asian="NL" style:font-name-complex="Arial1" style:font-size-complex="12pt" style:language-complex="ar" style:country-complex="SA"/>
    </style:style>
    <style:style style:name="P535" style:family="paragraph" style:parent-style-name="Standard" style:list-style-name="L132">
      <style:paragraph-properties fo:text-align="start" style:justify-single-word="false" fo:orphans="2" fo:widows="2" style:vertical-align="auto"/>
      <style:text-properties fo:color="#000000" style:font-name="Liberation Serif" fo:font-size="12pt" fo:language="nl" fo:country="NL" style:text-underline-style="none" officeooo:rsid="0078d35f" officeooo:paragraph-rsid="0078d35f" style:font-size-asian="12pt" style:language-asian="nl" style:country-asian="NL" style:font-name-complex="Arial1" style:font-size-complex="12pt" style:language-complex="ar" style:country-complex="SA"/>
    </style:style>
    <style:style style:name="P536" style:family="paragraph" style:parent-style-name="Standard" style:list-style-name="L102">
      <style:text-properties fo:color="#000000" style:font-name="Liberation Serif" fo:font-size="12pt" fo:language="nl" fo:country="NL" fo:font-weight="normal" officeooo:paragraph-rsid="00d0fa83" style:font-size-asian="12pt" style:language-asian="en" style:country-asian="US" style:font-weight-asian="normal" style:font-name-complex="Arial1" style:font-size-complex="12pt" style:language-complex="ar" style:country-complex="SA" style:font-weight-complex="normal"/>
    </style:style>
    <style:style style:name="P537" style:family="paragraph" style:parent-style-name="Standard" style:list-style-name="L103">
      <style:text-properties fo:color="#000000" style:font-name="Liberation Serif" fo:font-size="12pt" fo:language="nl" fo:country="NL" fo:font-weight="normal" officeooo:rsid="00d05c2e" officeooo:paragraph-rsid="00e7610e" style:font-size-asian="12pt" style:language-asian="nl" style:country-asian="NL" style:font-weight-asian="normal" style:font-name-complex="Calibri1" style:font-size-complex="12pt" style:language-complex="ar" style:country-complex="SA" style:font-weight-complex="normal"/>
    </style:style>
    <style:style style:name="P538" style:family="paragraph" style:parent-style-name="Standard" style:list-style-name="L103">
      <style:text-properties fo:color="#000000" style:font-name="Liberation Serif" fo:font-size="12pt" fo:language="nl" fo:country="NL" fo:font-weight="normal" officeooo:rsid="00d05c2e" officeooo:paragraph-rsid="00e6b8da" style:font-size-asian="12pt" style:language-asian="nl" style:country-asian="NL" style:font-weight-asian="normal" style:font-name-complex="Calibri1" style:font-size-complex="12pt" style:language-complex="ar" style:country-complex="SA" style:font-weight-complex="normal"/>
    </style:style>
    <style:style style:name="P539" style:family="paragraph" style:parent-style-name="Standard" style:list-style-name="L103">
      <style:text-properties fo:color="#000000" style:font-name="Liberation Serif" fo:font-size="12pt" fo:language="nl" fo:country="NL" fo:font-weight="normal" officeooo:paragraph-rsid="00e7610e" style:font-size-asian="12pt" style:language-asian="nl" style:country-asian="NL" style:font-weight-asian="normal" style:font-name-complex="Calibri1" style:font-size-complex="12pt" style:language-complex="ar" style:country-complex="SA" style:font-weight-complex="normal"/>
    </style:style>
    <style:style style:name="P540" style:family="paragraph" style:parent-style-name="Standard" style:list-style-name="L103">
      <style:text-properties fo:color="#000000" style:font-name="Liberation Serif" fo:font-size="12pt" fo:language="nl" fo:country="NL" fo:font-weight="normal" officeooo:paragraph-rsid="00e6b8da" style:font-size-asian="12pt" style:language-asian="nl" style:country-asian="NL" style:font-weight-asian="normal" style:font-name-complex="Calibri1" style:font-size-complex="12pt" style:language-complex="ar" style:country-complex="SA" style:font-weight-complex="normal"/>
    </style:style>
    <style:style style:name="P541" style:family="paragraph" style:parent-style-name="Standard">
      <style:text-properties fo:color="#000000" style:font-name="Liberation Serif" fo:font-size="12pt" fo:language="nl" fo:country="NL" fo:font-weight="bold" officeooo:rsid="00decab7" officeooo:paragraph-rsid="00decab7" style:font-size-asian="12pt" style:language-asian="nl" style:country-asian="NL" style:font-weight-asian="bold" style:font-name-complex="Arial1" style:font-size-complex="12pt" style:language-complex="ar" style:country-complex="SA" style:font-weight-complex="bold"/>
    </style:style>
    <style:style style:name="P542" style:family="paragraph" style:parent-style-name="Standard" style:list-style-name="L105">
      <style:text-properties fo:color="#000000" style:font-name="Liberation Serif" fo:font-size="12pt" fo:language="en" fo:country="US" officeooo:rsid="00d0fa83" officeooo:paragraph-rsid="00d0fa83" style:font-size-asian="12pt" style:language-asian="nl" style:country-asian="NL" style:font-name-complex="Calibri1" style:font-size-complex="12pt" style:language-complex="ar" style:country-complex="SA"/>
    </style:style>
    <style:style style:name="P543" style:family="paragraph" style:parent-style-name="Standard" style:list-style-name="L2">
      <style:text-properties officeooo:paragraph-rsid="010d12a5"/>
    </style:style>
    <style:style style:name="P544" style:family="paragraph" style:parent-style-name="Standard" style:list-style-name="L24">
      <style:text-properties officeooo:paragraph-rsid="002d65ba"/>
    </style:style>
    <style:style style:name="P545" style:family="paragraph" style:parent-style-name="Standard" style:list-style-name="L36"/>
    <style:style style:name="P546" style:family="paragraph" style:parent-style-name="Standard" style:list-style-name="L44"/>
    <style:style style:name="P547" style:family="paragraph" style:parent-style-name="Standard" style:list-style-name="L57">
      <style:text-properties officeooo:paragraph-rsid="005f0545"/>
    </style:style>
    <style:style style:name="P548" style:family="paragraph" style:parent-style-name="Standard" style:list-style-name="L61"/>
    <style:style style:name="P549" style:family="paragraph" style:parent-style-name="Standard" style:list-style-name="L67"/>
    <style:style style:name="P550" style:family="paragraph" style:parent-style-name="Standard" style:list-style-name="L70"/>
    <style:style style:name="P551" style:family="paragraph" style:parent-style-name="Standard" style:list-style-name="L77"/>
    <style:style style:name="P552" style:family="paragraph" style:parent-style-name="Standard" style:list-style-name="L81"/>
    <style:style style:name="P553" style:family="paragraph" style:parent-style-name="Standard" style:list-style-name="L85"/>
    <style:style style:name="P554" style:family="paragraph" style:parent-style-name="Standard" style:list-style-name="L89"/>
    <style:style style:name="P555" style:family="paragraph" style:parent-style-name="Standard" style:list-style-name="L92"/>
    <style:style style:name="P556" style:family="paragraph" style:parent-style-name="Standard" style:list-style-name="L97"/>
    <style:style style:name="P557" style:family="paragraph" style:parent-style-name="Standard" style:list-style-name="L101"/>
    <style:style style:name="P558" style:family="paragraph" style:parent-style-name="Standard" style:list-style-name="L104">
      <style:text-properties officeooo:paragraph-rsid="00d0fa83"/>
    </style:style>
    <style:style style:name="P559" style:family="paragraph" style:parent-style-name="Standard" style:list-style-name="L116"/>
    <style:style style:name="P560" style:family="paragraph" style:parent-style-name="Standard" style:list-style-name="L116">
      <style:text-properties officeooo:paragraph-rsid="008db4d9"/>
    </style:style>
    <style:style style:name="P561" style:family="paragraph" style:parent-style-name="Standard" style:list-style-name="L120"/>
    <style:style style:name="P562" style:family="paragraph" style:parent-style-name="Standard" style:list-style-name="L126">
      <style:text-properties officeooo:paragraph-rsid="007529ff"/>
    </style:style>
    <style:style style:name="P563" style:family="paragraph" style:parent-style-name="Standard" style:list-style-name="L146">
      <style:text-properties officeooo:paragraph-rsid="00de1b92"/>
    </style:style>
    <style:style style:name="P564" style:family="paragraph" style:parent-style-name="Standard" style:list-style-name="L149">
      <style:text-properties officeooo:paragraph-rsid="00e41412"/>
    </style:style>
    <style:style style:name="P565" style:family="paragraph" style:parent-style-name="Standard" style:list-style-name="L153">
      <style:text-properties officeooo:paragraph-rsid="00ea8fb0"/>
    </style:style>
    <style:style style:name="P566" style:family="paragraph" style:parent-style-name="Standard" style:list-style-name="L153">
      <style:text-properties officeooo:paragraph-rsid="00eae417"/>
    </style:style>
    <style:style style:name="P567" style:family="paragraph" style:parent-style-name="Standard" style:list-style-name="L155">
      <style:text-properties officeooo:paragraph-rsid="00ed2f06"/>
    </style:style>
    <style:style style:name="P568" style:family="paragraph" style:parent-style-name="Standard" style:list-style-name="L166">
      <style:paragraph-properties fo:text-align="start" style:justify-single-word="false" fo:orphans="2" fo:widows="2" style:vertical-align="auto">
        <style:tab-stops>
          <style:tab-stop style:position="2.54cm"/>
        </style:tab-stops>
      </style:paragraph-properties>
    </style:style>
    <style:style style:name="P569" style:family="paragraph" style:parent-style-name="Standard" style:list-style-name="L168">
      <style:paragraph-properties fo:text-align="start" style:justify-single-word="false" fo:orphans="2" fo:widows="2" style:vertical-align="auto">
        <style:tab-stops>
          <style:tab-stop style:position="2.54cm"/>
        </style:tab-stops>
      </style:paragraph-properties>
      <style:text-properties officeooo:paragraph-rsid="00ae8308"/>
    </style:style>
    <style:style style:name="P570" style:family="paragraph" style:parent-style-name="Standard" style:list-style-name="L189">
      <style:text-properties officeooo:paragraph-rsid="00b8b802"/>
    </style:style>
    <style:style style:name="P571" style:family="paragraph" style:parent-style-name="Standard" style:list-style-name="L185">
      <style:paragraph-properties fo:text-align="start" style:justify-single-word="false" fo:orphans="2" fo:widows="2" style:vertical-align="baseline">
        <style:tab-stops>
          <style:tab-stop style:position="1.27cm"/>
        </style:tab-stops>
      </style:paragraph-properties>
      <style:text-properties style:font-name="Liberation Serif" fo:font-size="12pt" officeooo:paragraph-rsid="010a024c" style:font-size-asian="12pt" style:font-size-complex="12pt"/>
    </style:style>
    <style:style style:name="P572" style:family="paragraph" style:parent-style-name="Standard" style:list-style-name="L193">
      <style:paragraph-properties fo:text-align="start" style:justify-single-word="false" fo:orphans="2" fo:widows="2" style:vertical-align="baseline">
        <style:tab-stops>
          <style:tab-stop style:position="1.27cm"/>
        </style:tab-stops>
      </style:paragraph-properties>
      <style:text-properties style:font-name="Liberation Serif" fo:font-size="12pt" officeooo:paragraph-rsid="010a4962" style:font-size-asian="12pt" style:font-size-complex="12pt"/>
    </style:style>
    <style:style style:name="P573" style:family="paragraph" style:parent-style-name="Standard" style:list-style-name="L13">
      <style:paragraph-properties fo:margin-left="1.834cm" fo:margin-right="0cm" fo:margin-top="0.106cm" fo:margin-bottom="0cm" style:contextual-spacing="false"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officeooo:rsid="00116fdf" style:font-size-asian="12pt" style:language-asian="nl" style:country-asian="NL" style:font-name-complex="Arial1" style:font-size-complex="12pt" style:language-complex="ar" style:country-complex="SA"/>
    </style:style>
    <style:style style:name="P574" style:family="paragraph" style:parent-style-name="Standard" style:list-style-name="L13">
      <style:paragraph-properties fo:margin-left="1.834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officeooo:rsid="00116fdf" style:font-size-asian="12pt" style:language-asian="nl" style:country-asian="NL" style:font-name-complex="Arial1" style:font-size-complex="12pt" style:language-complex="ar" style:country-complex="SA"/>
    </style:style>
    <style:style style:name="P575" style:family="paragraph" style:parent-style-name="Standard" style:list-style-name="L13">
      <style:paragraph-properties fo:margin-left="1.834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officeooo:rsid="00116fdf" officeooo:paragraph-rsid="001523b4" style:font-size-asian="12pt" style:language-asian="nl" style:country-asian="NL" style:font-name-complex="Arial1" style:font-size-complex="12pt" style:language-complex="ar" style:country-complex="SA"/>
    </style:style>
    <style:style style:name="P576" style:family="paragraph" style:parent-style-name="Standard" style:list-style-name="L21">
      <style:paragraph-properties fo:margin-left="1.834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577" style:family="paragraph" style:parent-style-name="Standard" style:list-style-name="L39">
      <style:paragraph-properties fo:margin-left="1.834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578" style:family="paragraph" style:parent-style-name="Standard" style:list-style-name="L14">
      <style:paragraph-properties fo:margin-top="0.106cm" fo:margin-bottom="0cm" style:contextual-spacing="false" fo:text-align="start" style:justify-single-word="false" fo:orphans="2" fo:widows="2" style:vertical-align="baseline">
        <style:tab-stops>
          <style:tab-stop style:position="1.27cm"/>
        </style:tab-stops>
      </style:paragraph-properties>
      <style:text-properties fo:color="#000000" style:font-name="Liberation Serif" fo:font-size="12pt" fo:language="nl" fo:country="NL" officeooo:rsid="00116fdf" style:font-size-asian="12pt" style:language-asian="nl" style:country-asian="NL" style:font-name-complex="Arial1" style:font-size-complex="12pt" style:language-complex="ar" style:country-complex="SA"/>
    </style:style>
    <style:style style:name="P579" style:family="paragraph" style:parent-style-name="Standard" style:list-style-name="L15">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rsid="00116fdf" style:font-size-asian="12pt" style:language-asian="nl" style:country-asian="NL" style:font-name-complex="Arial1" style:font-size-complex="12pt" style:language-complex="ar" style:country-complex="SA"/>
    </style:style>
    <style:style style:name="P580" style:family="paragraph" style:parent-style-name="Standard" style:list-style-name="L46">
      <style:paragraph-properties fo:text-align="start" style:justify-single-word="false" fo:orphans="2" fo:widows="2" style:vertical-align="baseline" style:writing-mode="lr-tb">
        <style:tab-stops>
          <style:tab-stop style:position="1.27cm"/>
        </style:tab-stops>
      </style:paragraph-properties>
      <style:text-properties fo:color="#000000" style:font-name="Liberation Serif" fo:font-size="12pt" fo:language="nl" fo:country="NL" officeooo:paragraph-rsid="0057e960" style:font-size-asian="12pt" style:language-asian="nl" style:country-asian="NL" style:font-name-complex="Arial1" style:font-size-complex="12pt" style:language-complex="ar" style:country-complex="SA"/>
    </style:style>
    <style:style style:name="P581" style:family="paragraph" style:parent-style-name="Standard" style:list-style-name="L111">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paragraph-rsid="009f1fec" style:font-size-asian="12pt" style:language-asian="nl" style:country-asian="NL" style:font-name-complex="Arial1" style:font-size-complex="12pt" style:language-complex="ar" style:country-complex="SA"/>
    </style:style>
    <style:style style:name="P582" style:family="paragraph" style:parent-style-name="Standard" style:list-style-name="L111">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paragraph-rsid="006a83be" style:font-size-asian="12pt" style:language-asian="nl" style:country-asian="NL" style:font-name-complex="Arial1" style:font-size-complex="12pt" style:language-complex="ar" style:country-complex="SA"/>
    </style:style>
    <style:style style:name="P583" style:family="paragraph" style:parent-style-name="Standard">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paragraph-rsid="006a83be" style:font-size-asian="12pt" style:language-asian="nl" style:country-asian="NL" style:font-name-complex="Arial1" style:font-size-complex="12pt" style:language-complex="ar" style:country-complex="SA"/>
    </style:style>
    <style:style style:name="P584" style:family="paragraph" style:parent-style-name="Standard" style:list-style-name="L176">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paragraph-rsid="00b26723" style:font-size-asian="12pt" style:language-asian="nl" style:country-asian="NL" style:font-name-complex="Arial1" style:font-size-complex="12pt" style:language-complex="ar" style:country-complex="SA"/>
    </style:style>
    <style:style style:name="P585" style:family="paragraph" style:parent-style-name="Standard" style:list-style-name="L47">
      <style:paragraph-properties fo:text-align="start" style:justify-single-word="false" fo:orphans="2" fo:widows="2" style:vertical-align="baseline" style:writing-mode="lr-tb">
        <style:tab-stops>
          <style:tab-stop style:position="1.27cm"/>
        </style:tab-stops>
      </style:paragraph-properties>
      <style:text-properties fo:color="#000000" style:font-name="Liberation Serif" fo:font-size="12pt" fo:language="nl" fo:country="NL" officeooo:rsid="00574d3e" officeooo:paragraph-rsid="00574d3e" style:font-size-asian="12pt" style:language-asian="nl" style:country-asian="NL" style:font-name-complex="Arial1" style:font-size-complex="12pt" style:language-complex="ar" style:country-complex="SA"/>
    </style:style>
    <style:style style:name="P586" style:family="paragraph" style:parent-style-name="Standard" style:list-style-name="L111">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rsid="006a83be" officeooo:paragraph-rsid="006a83be" style:font-size-asian="12pt" style:language-asian="nl" style:country-asian="NL" style:font-name-complex="Arial1" style:font-size-complex="12pt" style:language-complex="ar" style:country-complex="SA"/>
    </style:style>
    <style:style style:name="P587" style:family="paragraph" style:parent-style-name="Standard">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rsid="006cd69b" officeooo:paragraph-rsid="006cd69b" style:font-size-asian="12pt" style:language-asian="nl" style:country-asian="NL" style:font-name-complex="Arial1" style:font-size-complex="12pt" style:language-complex="ar" style:country-complex="SA"/>
    </style:style>
    <style:style style:name="P588" style:family="paragraph" style:parent-style-name="Standard" style:list-style-name="L112">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rsid="006cd69b" officeooo:paragraph-rsid="006cd69b" style:font-size-asian="12pt" style:language-asian="nl" style:country-asian="NL" style:font-name-complex="Arial1" style:font-size-complex="12pt" style:language-complex="ar" style:country-complex="SA"/>
    </style:style>
    <style:style style:name="P589" style:family="paragraph" style:parent-style-name="Standard" style:list-style-name="L112">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fo:language="nl" fo:country="NL" officeooo:rsid="008d2cc0" officeooo:paragraph-rsid="008d2cc0" style:font-size-asian="12pt" style:language-asian="nl" style:country-asian="NL" style:font-name-complex="Arial1" style:font-size-complex="12pt" style:language-complex="ar" style:country-complex="SA"/>
    </style:style>
    <style:style style:name="P590" style:family="paragraph" style:parent-style-name="Standard" style:list-style-name="L47">
      <style:paragraph-properties fo:text-align="start" style:justify-single-word="false" fo:orphans="2" fo:widows="2" style:vertical-align="baseline" style:writing-mode="lr-tb">
        <style:tab-stops>
          <style:tab-stop style:position="1.27cm"/>
        </style:tab-stops>
      </style:paragraph-properties>
      <style:text-properties fo:color="#000000" style:font-name="Liberation Serif" fo:font-size="12pt" officeooo:rsid="0054e4c4" officeooo:paragraph-rsid="00574d3e" style:font-size-asian="12pt" style:font-size-complex="12pt"/>
    </style:style>
    <style:style style:name="P591" style:family="paragraph" style:parent-style-name="Standard" style:list-style-name="L47">
      <style:paragraph-properties fo:text-align="start" style:justify-single-word="false" fo:orphans="2" fo:widows="2" style:vertical-align="baseline" style:writing-mode="lr-tb">
        <style:tab-stops>
          <style:tab-stop style:position="1.27cm"/>
        </style:tab-stops>
      </style:paragraph-properties>
      <style:text-properties fo:color="#000000" style:font-name="Liberation Serif" fo:font-size="12pt" style:font-size-asian="12pt" style:font-size-complex="12pt"/>
    </style:style>
    <style:style style:name="P592" style:family="paragraph" style:parent-style-name="Standard" style:list-style-name="L111">
      <style:paragraph-properties fo:text-align="start" style:justify-single-word="false" fo:orphans="2" fo:widows="2" style:vertical-align="baseline" style:writing-mode="lr-tb">
        <style:tab-stops>
          <style:tab-stop style:position="2.54cm"/>
        </style:tab-stops>
      </style:paragraph-properties>
      <style:text-properties fo:color="#000000" style:font-name="Liberation Serif" fo:font-size="12pt" officeooo:paragraph-rsid="009f1fec" style:font-size-asian="12pt" style:font-size-complex="12pt"/>
    </style:style>
    <style:style style:name="P593" style:family="paragraph" style:parent-style-name="Standard" style:list-style-name="L21">
      <style:paragraph-properties fo:margin-left="3.669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594" style:family="paragraph" style:parent-style-name="Standard" style:list-style-name="L27">
      <style:paragraph-properties fo:margin-left="0cm" fo:margin-right="0cm" fo:text-align="start" style:justify-single-word="false" fo:orphans="2" fo:widows="2" fo:text-indent="0cm" style:auto-text-indent="false" style:vertical-align="auto"/>
      <style:text-properties fo:color="#000000" style:font-name="Liberation Serif" fo:font-size="12pt" officeooo:rsid="001eaa65" style:font-size-asian="12pt" style:font-size-complex="12pt"/>
    </style:style>
    <style:style style:name="P595" style:family="paragraph" style:parent-style-name="Standard" style:list-style-name="L141">
      <style:paragraph-properties fo:margin-left="0cm" fo:margin-right="0cm" fo:text-align="start" style:justify-single-word="false" fo:orphans="2" fo:widows="2" fo:text-indent="0cm" style:auto-text-indent="false" style:vertical-align="auto"/>
      <style:text-properties fo:color="#000000" style:font-name="Liberation Serif" fo:font-size="12pt" officeooo:rsid="00d69a77" style:font-size-asian="12pt" style:font-size-complex="12pt"/>
    </style:style>
    <style:style style:name="P596" style:family="paragraph" style:parent-style-name="Standard" style:list-style-name="L157">
      <style:paragraph-properties fo:margin-left="0cm" fo:margin-right="0cm" fo:text-align="start" style:justify-single-word="false" fo:orphans="2" fo:widows="2" fo:text-indent="0cm" style:auto-text-indent="false" style:vertical-align="auto"/>
      <style:text-properties fo:color="#000000" style:font-name="Liberation Serif" fo:font-size="12pt" officeooo:rsid="007ca5f9" style:font-size-asian="12pt" style:font-size-complex="12pt"/>
    </style:style>
    <style:style style:name="P597" style:family="paragraph" style:parent-style-name="Standard" style:list-style-name="L195">
      <style:paragraph-properties fo:margin-left="0cm" fo:margin-right="0cm" fo:text-align="start" style:justify-single-word="false" fo:orphans="2" fo:widows="2" fo:text-indent="0cm" style:auto-text-indent="false" style:vertical-align="auto"/>
      <style:text-properties fo:color="#000000" style:font-name="Liberation Serif" fo:font-size="12pt" officeooo:rsid="0076da8f" style:font-size-asian="12pt" style:font-size-complex="12pt"/>
    </style:style>
    <style:style style:name="P598" style:family="paragraph" style:parent-style-name="Standard">
      <style:paragraph-properties fo:margin-left="0cm" fo:margin-right="0cm" fo:text-indent="0cm" style:auto-text-indent="false"/>
      <style:text-properties fo:color="#000000" style:font-name="Liberation Serif" fo:font-size="12pt" style:font-size-asian="12pt" style:language-asian="nl" style:country-asian="NL" style:font-name-complex="Calibri1" style:font-size-complex="12pt"/>
    </style:style>
    <style:style style:name="P599"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text-properties fo:color="#000000" style:font-name="Liberation Serif" fo:font-size="12pt" officeooo:rsid="00d69a77" style:font-size-asian="12pt" style:font-size-complex="12pt"/>
    </style:style>
    <style:style style:name="P600"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fo:color="#000000" style:font-name="Liberation Serif" fo:font-size="12pt" fo:language="nl" fo:country="NL" officeooo:rsid="00905d9b" style:font-size-asian="12pt" style:language-asian="nl" style:country-asian="NL" style:font-name-complex="Arial1" style:font-size-complex="12pt" style:language-complex="ar" style:country-complex="SA"/>
    </style:style>
    <style:style style:name="P601" style:family="paragraph" style:parent-style-name="Standard">
      <style:paragraph-properties fo:margin-left="0cm" fo:margin-right="0cm" fo:margin-top="0.564cm" fo:margin-bottom="0cm" style:contextual-spacing="false" fo:text-align="start" style:justify-single-word="false" fo:orphans="2" fo:widows="2" fo:text-indent="0cm" style:auto-text-indent="false" style:vertical-align="auto"/>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02" style:family="paragraph" style:parent-style-name="Standard">
      <style:paragraph-properties fo:margin-left="0cm" fo:margin-right="0cm" fo:margin-top="0.635cm" fo:margin-bottom="0.212cm" style:contextual-spacing="false" fo:text-align="start" style:justify-single-word="false" fo:orphans="2" fo:widows="2" fo:text-indent="0cm" style:auto-text-indent="false" style:vertical-align="auto"/>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03" style:family="paragraph" style:parent-style-name="Standard" style:list-style-name="L39">
      <style:paragraph-properties fo:margin-top="0.176cm" fo:margin-bottom="0cm" style:contextual-spacing="false" fo:text-align="start" style:justify-single-word="false" fo:orphans="2" fo:widows="2" style:vertical-align="auto"/>
      <style:text-properties fo:color="#000000" style:font-name="Liberation Serif" fo:font-size="12pt" fo:language="nl" fo:country="NL" officeooo:rsid="004aa7b1" officeooo:paragraph-rsid="004aa7b1" style:font-size-asian="12pt" style:language-asian="nl" style:country-asian="NL" style:font-name-complex="Arial1" style:font-size-complex="12pt" style:language-complex="ar" style:country-complex="SA"/>
    </style:style>
    <style:style style:name="P604" style:family="paragraph" style:parent-style-name="Standard" style:list-style-name="L39">
      <style:paragraph-properties fo:margin-top="0.176cm" fo:margin-bottom="0cm" style:contextual-spacing="false" fo:text-align="start" style:justify-single-word="false" fo:orphans="2" fo:widows="2" style:vertical-align="auto"/>
      <style:text-properties fo:color="#000000" style:font-name="Liberation Serif" fo:font-size="12pt" fo:language="nl" fo:country="NL" officeooo:paragraph-rsid="001b4912" style:font-size-asian="12pt" style:language-asian="nl" style:country-asian="NL" style:font-name-complex="Arial1" style:font-size-complex="12pt" style:language-complex="ar" style:country-complex="SA"/>
    </style:style>
    <style:style style:name="P605" style:family="paragraph" style:parent-style-name="Standard" style:list-style-name="L50">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06" style:family="paragraph" style:parent-style-name="Standard" style:list-style-name="L63">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07" style:family="paragraph" style:parent-style-name="Standard" style:list-style-name="L132">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08" style:family="paragraph" style:parent-style-name="Standard" style:list-style-name="L159">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09" style:family="paragraph" style:parent-style-name="Standard" style:list-style-name="L163">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officeooo:paragraph-rsid="00aa848f" style:font-size-asian="12pt" style:language-asian="nl" style:country-asian="NL" style:font-name-complex="Arial1" style:font-size-complex="12pt" style:language-complex="ar" style:country-complex="SA"/>
    </style:style>
    <style:style style:name="P610" style:family="paragraph" style:parent-style-name="Standard" style:list-style-name="L187">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11" style:family="paragraph" style:parent-style-name="Standard" style:list-style-name="L195">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12" style:family="paragraph" style:parent-style-name="Standard" style:list-style-name="L163">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fo:language="nl" fo:country="NL" officeooo:rsid="00aa848f" officeooo:paragraph-rsid="00aa848f" style:font-size-asian="12pt" style:language-asian="nl" style:country-asian="NL" style:font-name-complex="Arial1" style:font-size-complex="12pt" style:language-complex="ar" style:country-complex="SA"/>
    </style:style>
    <style:style style:name="P613" style:family="paragraph" style:parent-style-name="Standard" style:list-style-name="L138">
      <style:paragraph-properties fo:margin-left="1.27cm" fo:margin-right="0cm" fo:text-align="start" style:justify-single-word="false" fo:orphans="2" fo:widows="2" fo:text-indent="-0.635cm" style:auto-text-indent="false" style:vertical-align="auto">
        <style:tab-stops>
          <style:tab-stop style:position="1.27cm"/>
        </style:tab-stops>
      </style:paragraph-properties>
      <style:text-properties fo:color="#000000" style:font-name="Liberation Serif" fo:font-size="12pt" fo:language="nl" fo:country="NL" style:font-size-asian="12pt" style:language-asian="nl" style:country-asian="NL" style:font-name-complex="Calibri1" style:font-size-complex="12pt" style:language-complex="ar" style:country-complex="SA"/>
    </style:style>
    <style:style style:name="P614" style:family="paragraph" style:parent-style-name="Standard" style:list-style-name="L140">
      <style:paragraph-properties fo:margin-left="1.27cm" fo:margin-right="0cm" fo:text-align="start" style:justify-single-word="false" fo:orphans="2" fo:widows="2" fo:text-indent="-0.635cm" style:auto-text-indent="false" style:vertical-align="auto">
        <style:tab-stops>
          <style:tab-stop style:position="1.27cm"/>
        </style:tab-stops>
      </style:paragraph-properties>
      <style:text-properties fo:color="#000000" style:font-name="Liberation Serif" fo:font-size="12pt" fo:language="nl" fo:country="NL" style:font-size-asian="12pt" style:language-asian="nl" style:country-asian="NL" style:font-name-complex="Calibri1" style:font-size-complex="12pt" style:language-complex="ar" style:country-complex="SA"/>
    </style:style>
    <style:style style:name="P615" style:family="paragraph" style:parent-style-name="Standard" style:list-style-name="L134">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officeooo:rsid="008ade3a" style:font-size-asian="12pt" style:font-size-complex="12pt"/>
    </style:style>
    <style:style style:name="P616" style:family="paragraph" style:parent-style-name="Standard" style:list-style-name="L187">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officeooo:rsid="0076da8f" style:font-size-asian="12pt" style:font-size-complex="12pt"/>
    </style:style>
    <style:style style:name="P617" style:family="paragraph" style:parent-style-name="Standard" style:list-style-name="L191">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officeooo:rsid="00ba972b" officeooo:paragraph-rsid="00ba972b" style:font-size-asian="12pt" style:font-size-complex="12pt"/>
    </style:style>
    <style:style style:name="P618" style:family="paragraph" style:parent-style-name="Standard" style:list-style-name="L195">
      <style:paragraph-properties fo:margin-left="1.27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style:font-size-asian="12pt" style:font-size-complex="12pt"/>
    </style:style>
    <style:style style:name="P619" style:family="paragraph" style:parent-style-name="Standard" style:list-style-name="L139">
      <style:paragraph-properties fo:margin-left="1.27cm" fo:margin-right="0cm" fo:text-align="start" style:justify-single-word="false" fo:orphans="2" fo:widows="2" fo:text-indent="-0.635cm" style:auto-text-indent="false" style:vertical-align="auto" style:writing-mode="lr-tb">
        <style:tab-stops>
          <style:tab-stop style:position="1.27cm"/>
        </style:tab-stops>
      </style:paragraph-properties>
      <style:text-properties fo:color="#000000" style:font-name="Liberation Serif" fo:font-size="12pt" fo:language="nl" fo:country="NL" style:font-size-asian="12pt" style:language-asian="nl" style:country-asian="NL" style:font-name-complex="Calibri1" style:font-size-complex="12pt" style:language-complex="ar" style:country-complex="SA"/>
    </style:style>
    <style:style style:name="P620" style:family="paragraph" style:parent-style-name="Standard" style:list-style-name="L139">
      <style:paragraph-properties fo:margin-left="1.27cm" fo:margin-right="0cm" fo:text-align="start" style:justify-single-word="false" fo:orphans="2" fo:widows="2" fo:text-indent="-0.635cm" style:auto-text-indent="false" style:vertical-align="auto" style:writing-mode="lr-tb">
        <style:tab-stops>
          <style:tab-stop style:position="1.27cm"/>
        </style:tab-stops>
      </style:paragraph-properties>
      <style:text-properties fo:color="#000000" style:font-name="Liberation Serif" fo:font-size="12pt" fo:language="nl" fo:country="NL" officeooo:paragraph-rsid="00db7bb4" style:font-size-asian="12pt" style:language-asian="nl" style:country-asian="NL" style:font-name-complex="Calibri1" style:font-size-complex="12pt" style:language-complex="ar" style:country-complex="SA"/>
    </style:style>
    <style:style style:name="P621" style:family="paragraph" style:parent-style-name="Standard" style:list-style-name="L50">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2" style:family="paragraph" style:parent-style-name="Standard" style:list-style-name="L63">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3" style:family="paragraph" style:parent-style-name="Standard" style:list-style-name="L111">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4" style:family="paragraph" style:parent-style-name="Standard" style:list-style-name="L125">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5" style:family="paragraph" style:parent-style-name="Standard" style:list-style-name="L132">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6" style:family="paragraph" style:parent-style-name="Standard" style:list-style-name="L159">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7" style:family="paragraph" style:parent-style-name="Standard" style:list-style-name="L173">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8" style:family="paragraph" style:parent-style-name="Standard" style:list-style-name="L176">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29" style:family="paragraph" style:parent-style-name="Standard" style:list-style-name="L185">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30" style:family="paragraph" style:parent-style-name="Standard" style:list-style-name="L193">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31" style:family="paragraph" style:parent-style-name="Standard" style:list-style-name="L168">
      <style:paragraph-properties fo:margin-left="2.54cm" fo:margin-right="0cm" fo:text-align="start" style:justify-single-word="false" fo:orphans="2" fo:widows="2" fo:text-indent="-0.635cm" style:auto-text-indent="false" style:vertical-align="auto">
        <style:tab-stops>
          <style:tab-stop style:position="2.54cm"/>
        </style:tab-stops>
      </style:paragraph-properties>
      <style:text-properties fo:color="#000000" style:font-name="Liberation Serif" fo:font-size="12pt" fo:language="nl" fo:country="NL" officeooo:paragraph-rsid="00ae8308" style:font-size-asian="12pt" style:language-asian="nl" style:country-asian="NL" style:font-name-complex="Times New Roman2" style:font-size-complex="12pt" style:language-complex="ar" style:country-complex="SA"/>
    </style:style>
    <style:style style:name="P632" style:family="paragraph" style:parent-style-name="Standard" style:list-style-name="L132">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style:font-size-asian="12pt" style:font-size-complex="12pt"/>
    </style:style>
    <style:style style:name="P633" style:family="paragraph" style:parent-style-name="Standard" style:list-style-name="L176">
      <style:paragraph-properties fo:margin-left="2.54cm" fo:margin-right="0cm" fo:text-align="start" style:justify-single-word="false" fo:orphans="2" fo:widows="2" fo:text-indent="-0.635cm" style:auto-text-indent="false" style:vertical-align="baseline">
        <style:tab-stops>
          <style:tab-stop style:position="2.54cm"/>
        </style:tab-stops>
      </style:paragraph-properties>
      <style:text-properties fo:color="#000000" style:font-name="Liberation Serif" fo:font-size="12pt" style:font-size-asian="12pt" style:font-size-complex="12pt"/>
    </style:style>
    <style:style style:name="P634" style:family="paragraph" style:parent-style-name="Standard" style:list-style-name="L132">
      <style:paragraph-properties fo:margin-left="2.54cm" fo:margin-right="0cm" fo:text-align="start" style:justify-single-word="false" fo:orphans="2" fo:widows="2" fo:text-indent="-0.635cm" style:auto-text-indent="false" style:vertical-align="baseline">
        <style:tab-stops>
          <style:tab-stop style:position="1.27cm"/>
        </style:tab-stops>
      </style:paragraph-properties>
      <style:text-properties fo:color="#000000" style:font-name="Liberation Serif" fo:font-size="12pt" style:font-size-asian="12pt" style:font-size-complex="12pt"/>
    </style:style>
    <style:style style:name="P635" style:family="paragraph" style:parent-style-name="Standard" style:list-style-name="L111">
      <style:paragraph-properties fo:margin-left="2.54cm" fo:margin-right="0cm" fo:text-align="start" style:justify-single-word="false" fo:orphans="2" fo:widows="2" fo:text-indent="-0.635cm" style:auto-text-indent="false" style:vertical-align="baseline" style:writing-mode="lr-tb">
        <style:tab-stops>
          <style:tab-stop style:position="2.54cm"/>
        </style:tab-stops>
      </style:paragraph-properties>
      <style:text-properties fo:color="#000000" style:font-name="Liberation Serif" fo:font-size="12pt" fo:language="nl" fo:country="NL" officeooo:paragraph-rsid="006a83be" style:font-size-asian="12pt" style:language-asian="nl" style:country-asian="NL" style:font-name-complex="Arial1" style:font-size-complex="12pt" style:language-complex="ar" style:country-complex="SA"/>
    </style:style>
    <style:style style:name="P636" style:family="paragraph" style:parent-style-name="Standard" style:list-style-name="L176">
      <style:paragraph-properties fo:margin-left="2.54cm" fo:margin-right="0cm" fo:text-align="start" style:justify-single-word="false" fo:orphans="2" fo:widows="2" fo:text-indent="-0.635cm" style:auto-text-indent="false" style:vertical-align="baseline" style:writing-mode="lr-tb">
        <style:tab-stops>
          <style:tab-stop style:position="2.54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37" style:family="paragraph" style:parent-style-name="Standard" style:list-style-name="L176">
      <style:paragraph-properties fo:margin-left="2.54cm" fo:margin-right="0cm" fo:text-align="start" style:justify-single-word="false" fo:orphans="2" fo:widows="2" fo:text-indent="-0.635cm" style:auto-text-indent="false" style:vertical-align="baseline" style:writing-mode="lr-tb">
        <style:tab-stops>
          <style:tab-stop style:position="2.54cm"/>
        </style:tab-stops>
      </style:paragraph-properties>
      <style:text-properties fo:color="#000000" style:font-name="Liberation Serif" fo:font-size="12pt" fo:language="nl" fo:country="NL" officeooo:paragraph-rsid="00b26723" style:font-size-asian="12pt" style:language-asian="nl" style:country-asian="NL" style:font-name-complex="Arial1" style:font-size-complex="12pt" style:language-complex="ar" style:country-complex="SA"/>
    </style:style>
    <style:style style:name="P638" style:family="paragraph" style:parent-style-name="Standard" style:list-style-name="L132">
      <style:paragraph-properties fo:margin-left="3.81cm" fo:margin-right="0cm" fo:text-align="start" style:justify-single-word="false" fo:orphans="2" fo:widows="2" fo:text-indent="-0.635cm" style:auto-text-indent="false" style:vertical-align="baseline">
        <style:tab-stops>
          <style:tab-stop style:position="3.81cm"/>
        </style:tab-stops>
      </style:paragraph-properties>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P639" style:family="paragraph" style:parent-style-name="Standard" style:master-page-name="MP0">
      <style:paragraph-properties style:page-number="auto" fo:break-before="page"/>
      <style:text-properties fo:color="#000000" style:font-name="Liberation Serif" fo:font-size="12pt" style:font-size-asian="12pt" style:font-size-complex="12pt"/>
    </style:style>
    <style:style style:name="P640" style:family="paragraph" style:parent-style-name="List_20_Paragraph" style:list-style-name="L98">
      <style:text-properties fo:color="#000000" style:font-name="Liberation Serif" fo:font-size="12pt" officeooo:rsid="00d00d32" officeooo:paragraph-rsid="00d00d32" style:font-size-asian="12pt" style:language-asian="nl" style:country-asian="NL" style:font-name-complex="Calibri1" style:font-size-complex="12pt"/>
    </style:style>
    <style:style style:name="P641" style:family="paragraph" style:parent-style-name="List_20_Paragraph" style:list-style-name="L98">
      <style:paragraph-properties>
        <style:tab-stops>
          <style:tab-stop style:position="2.54cm"/>
        </style:tab-stops>
      </style:paragraph-properties>
      <style:text-properties fo:color="#000000" style:font-name="Liberation Serif" fo:font-size="12pt" style:font-size-asian="12pt" style:language-asian="nl" style:country-asian="NL" style:font-name-complex="Calibri1" style:font-size-complex="12pt"/>
    </style:style>
    <style:style style:name="P642" style:family="paragraph" style:parent-style-name="List_20_Paragraph" style:list-style-name="L98">
      <style:paragraph-properties>
        <style:tab-stops>
          <style:tab-stop style:position="2.54cm"/>
        </style:tab-stops>
      </style:paragraph-properties>
      <style:text-properties fo:color="#000000" style:font-name="Liberation Serif" fo:font-size="12pt" officeooo:paragraph-rsid="00d00d32" style:font-size-asian="12pt" style:language-asian="nl" style:country-asian="NL" style:font-name-complex="Calibri1" style:font-size-complex="12pt"/>
    </style:style>
    <style:style style:name="P643" style:family="paragraph" style:parent-style-name="List_20_Paragraph" style:list-style-name="L100">
      <style:paragraph-properties>
        <style:tab-stops>
          <style:tab-stop style:position="2.54cm"/>
        </style:tab-stops>
      </style:paragraph-properties>
      <style:text-properties fo:color="#000000" style:font-name="Liberation Serif" fo:font-size="12pt" style:font-size-asian="12pt" style:language-asian="nl" style:country-asian="NL" style:font-name-complex="Calibri1" style:font-size-complex="12pt"/>
    </style:style>
    <style:style style:name="P644" style:family="paragraph" style:parent-style-name="List_20_Paragraph" style:list-style-name="L99">
      <style:paragraph-properties>
        <style:tab-stops>
          <style:tab-stop style:position="1.27cm"/>
        </style:tab-stops>
      </style:paragraph-properties>
      <style:text-properties fo:color="#000000" style:font-name="Liberation Serif" fo:font-size="12pt" style:font-size-asian="12pt" style:language-asian="nl" style:country-asian="NL" style:font-name-complex="Calibri1" style:font-size-complex="12pt"/>
    </style:style>
    <style:style style:name="P645" style:family="paragraph" style:parent-style-name="List_20_Paragraph" style:list-style-name="L100">
      <style:paragraph-properties>
        <style:tab-stops>
          <style:tab-stop style:position="1.27cm"/>
        </style:tab-stops>
      </style:paragraph-properties>
      <style:text-properties fo:color="#000000" style:font-name="Liberation Serif" fo:font-size="12pt" style:font-size-asian="12pt" style:language-asian="nl" style:country-asian="NL" style:font-name-complex="Calibri1" style:font-size-complex="12pt"/>
    </style:style>
    <style:style style:name="P646" style:family="paragraph" style:parent-style-name="List_20_Paragraph" style:list-style-name="L100">
      <style:paragraph-properties>
        <style:tab-stops>
          <style:tab-stop style:position="2.54cm"/>
        </style:tab-stops>
      </style:paragraph-properties>
      <style:text-properties fo:color="#000000" style:font-name="Liberation Serif" fo:font-size="12pt" style:font-size-asian="12pt" style:font-size-complex="12pt"/>
    </style:style>
    <style:style style:name="P647" style:family="paragraph" style:parent-style-name="List_20_Paragraph" style:list-style-name="L103">
      <style:paragraph-properties>
        <style:tab-stops>
          <style:tab-stop style:position="1.27cm"/>
        </style:tab-stops>
      </style:paragraph-properties>
      <style:text-properties fo:color="#000000" style:font-name="Liberation Serif" fo:font-size="12pt" fo:language="nl" fo:country="NL" fo:font-weight="normal" style:font-size-asian="12pt" style:language-asian="nl" style:country-asian="NL" style:font-weight-asian="normal" style:font-name-complex="Calibri1" style:font-size-complex="12pt" style:language-complex="ar" style:country-complex="SA" style:font-weight-complex="normal"/>
    </style:style>
    <style:style style:name="P648" style:family="paragraph" style:parent-style-name="List_20_Paragraph" style:list-style-name="L103">
      <style:paragraph-properties fo:margin-left="2.54cm" fo:margin-right="0cm" fo:text-indent="-0.635cm" style:auto-text-indent="false">
        <style:tab-stops>
          <style:tab-stop style:position="2.54cm"/>
        </style:tab-stops>
      </style:paragraph-properties>
      <style:text-properties fo:color="#000000" style:font-name="Liberation Serif" fo:font-size="12pt" fo:language="nl" fo:country="NL" fo:font-weight="normal" style:font-size-asian="12pt" style:language-asian="nl" style:country-asian="NL" style:font-weight-asian="normal" style:font-name-complex="Calibri1" style:font-size-complex="12pt" style:language-complex="ar" style:country-complex="SA" style:font-weight-complex="normal"/>
    </style:style>
    <style:style style:name="P649" style:family="paragraph" style:parent-style-name="Table_20_Contents">
      <style:text-properties fo:color="#000000" style:font-name="Liberation Serif" fo:font-size="12pt" officeooo:rsid="00d181b0" officeooo:paragraph-rsid="00d181b0" style:font-size-asian="12pt" style:font-size-complex="12pt"/>
    </style:style>
    <style:style style:name="T1" style:family="text">
      <style:text-properties fo:color="#000000" style:font-name="Liberation Serif" fo:font-size="12pt" fo:language="nl" fo:country="NL" style:text-underline-style="solid" style:text-underline-width="auto" style:text-underline-color="font-color" style:font-size-asian="12pt" style:language-asian="nl" style:country-asian="NL" style:font-name-complex="Arial1" style:font-size-complex="12pt" style:language-complex="ar" style:country-complex="SA"/>
    </style:style>
    <style:style style:name="T2" style:family="text">
      <style:text-properties fo:color="#000000" style:font-name="Liberation Serif" fo:font-size="12pt" fo:language="nl" fo:country="NL" style:text-underline-style="solid" style:text-underline-width="auto" style:text-underline-color="font-color" officeooo:rsid="001da6d8" style:font-size-asian="12pt" style:language-asian="nl" style:country-asian="NL" style:font-name-complex="Arial1" style:font-size-complex="12pt" style:language-complex="ar" style:country-complex="SA"/>
    </style:style>
    <style:style style:name="T3" style:family="text">
      <style:text-properties fo:color="#000000" style:font-name="Liberation Serif" fo:font-size="12pt" fo:language="nl" fo:country="NL" style:text-underline-style="solid" style:text-underline-width="auto" style:text-underline-color="font-color" officeooo:rsid="006f68b8" style:font-size-asian="12pt" style:language-asian="nl" style:country-asian="NL" style:font-name-complex="Arial1" style:font-size-complex="12pt" style:language-complex="ar" style:country-complex="SA"/>
    </style:style>
    <style:style style:name="T4" style:family="text">
      <style:text-properties fo:color="#000000" style:font-name="Liberation Serif" fo:font-size="12pt" fo:language="nl" fo:country="NL" style:text-underline-style="solid" style:text-underline-width="auto" style:text-underline-color="font-color" style:font-size-asian="12pt" style:language-asian="nl" style:country-asian="NL" style:font-name-complex="Times New Roman2" style:font-size-complex="12pt" style:language-complex="ar" style:country-complex="SA"/>
    </style:style>
    <style:style style:name="T5" style:family="text">
      <style:text-properties fo:color="#000000" style:font-name="Liberation Serif" fo:font-size="12pt" fo:language="nl" fo:country="NL" style:text-underline-style="solid" style:text-underline-width="auto" style:text-underline-color="font-color" officeooo:rsid="00ae8308" style:font-size-asian="12pt" style:language-asian="nl" style:country-asian="NL" style:font-name-complex="Times New Roman2" style:font-size-complex="12pt" style:language-complex="ar" style:country-complex="SA"/>
    </style:style>
    <style:style style:name="T6" style:family="text">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T7" style:family="text">
      <style:text-properties fo:color="#000000" style:font-name="Liberation Serif" fo:font-size="12pt" fo:language="nl" fo:country="NL" officeooo:rsid="006f68b8" style:font-size-asian="12pt" style:language-asian="nl" style:country-asian="NL" style:font-name-complex="Arial1" style:font-size-complex="12pt" style:language-complex="ar" style:country-complex="SA"/>
    </style:style>
    <style:style style:name="T8" style:family="text">
      <style:text-properties fo:color="#000000" style:font-name="Liberation Serif" fo:font-size="12pt" fo:language="nl" fo:country="NL" officeooo:rsid="00b8b802" style:font-size-asian="12pt" style:language-asian="nl" style:country-asian="NL" style:font-name-complex="Arial1" style:font-size-complex="12pt" style:language-complex="ar" style:country-complex="SA"/>
    </style:style>
    <style:style style:name="T9" style:family="text">
      <style:text-properties fo:color="#000000" style:font-name="Liberation Serif" fo:font-size="12pt" fo:language="nl" fo:country="NL" style:font-size-asian="12pt" style:language-asian="nl" style:country-asian="NL" style:font-name-complex="Times New Roman2" style:font-size-complex="12pt" style:language-complex="ar" style:country-complex="SA"/>
    </style:style>
    <style:style style:name="T10" style:family="text">
      <style:text-properties fo:color="#000000" style:font-name="Liberation Serif" fo:font-size="12pt" fo:language="nl" fo:country="NL" officeooo:rsid="00ae8308" style:font-size-asian="12pt" style:language-asian="nl" style:country-asian="NL" style:font-name-complex="Times New Roman2" style:font-size-complex="12pt" style:language-complex="ar" style:country-complex="SA"/>
    </style:style>
    <style:style style:name="T11" style:family="text">
      <style:text-properties fo:color="#000000" style:font-name="Liberation Serif" fo:font-size="12pt" fo:language="nl" fo:country="NL" style:font-size-asian="12pt" style:language-asian="en" style:country-asian="US" style:font-name-complex="Arial1" style:font-size-complex="12pt" style:language-complex="ar" style:country-complex="SA"/>
    </style:style>
    <style:style style:name="T12" style:family="text">
      <style:text-properties fo:color="#000000" style:font-name="Liberation Serif" fo:font-size="12pt" fo:language="nl" fo:country="NL" officeooo:rsid="00d0fa83" style:font-size-asian="12pt" style:language-asian="en" style:country-asian="US" style:font-name-complex="Arial1" style:font-size-complex="12pt" style:language-complex="ar" style:country-complex="SA"/>
    </style:style>
    <style:style style:name="T13" style:family="text">
      <style:text-properties fo:color="#000000" style:font-name="Liberation Serif" fo:font-size="12pt" fo:language="nl" fo:country="NL" officeooo:rsid="00ed2f06" style:font-size-asian="12pt" style:language-asian="en" style:country-asian="US" style:font-name-complex="Arial1" style:font-size-complex="12pt" style:language-complex="ar" style:country-complex="SA"/>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size="12pt" officeooo:rsid="008db4d9" style:font-size-asian="12pt" style:font-size-complex="12pt"/>
    </style:style>
    <style:style style:name="T16" style:family="text">
      <style:text-properties fo:color="#000000" style:font-name="Liberation Serif" fo:font-size="12pt" style:text-underline-style="none" style:font-size-asian="12pt" style:font-size-complex="12pt"/>
    </style:style>
    <style:style style:name="T17" style:family="text">
      <style:text-properties fo:color="#000000" style:font-name="Liberation Serif" fo:font-size="12pt" style:text-underline-style="solid" style:text-underline-width="auto" style:text-underline-color="font-color" style:font-size-asian="12pt" style:language-asian="nl" style:country-asian="NL" style:font-name-complex="Calibri1" style:font-size-complex="12pt"/>
    </style:style>
    <style:style style:name="T18" style:family="text">
      <style:text-properties fo:color="#000000" style:font-name="Liberation Serif" fo:font-size="12pt" fo:letter-spacing="-0.021cm" fo:language="nl" fo:country="NL" fo:font-weight="bold" officeooo:rsid="00d0fa83" fo:background-color="#800000" loext:char-shading-value="0" style:font-size-asian="12pt" style:language-asian="en" style:country-asian="US" style:font-weight-asian="bold" style:font-name-complex="Arial1" style:font-size-complex="12pt" style:language-complex="ar" style:country-complex="SA" style:font-weight-complex="bold"/>
    </style:style>
    <style:style style:name="T19" style:family="text">
      <style:text-properties fo:color="#000000" style:font-name="Liberation Serif" fo:font-size="12pt" fo:letter-spacing="-0.021cm" fo:language="nl" fo:country="NL" fo:font-weight="bold" fo:background-color="#008080" loext:char-shading-value="0" style:font-size-asian="12pt" style:language-asian="en" style:country-asian="US" style:font-weight-asian="bold" style:font-name-complex="Arial1" style:font-size-complex="12pt" style:language-complex="ar" style:country-complex="SA" style:font-weight-complex="bold"/>
    </style:style>
    <style:style style:name="T20" style:family="text">
      <style:text-properties fo:color="#000000" style:font-name="Liberation Serif" fo:font-size="12pt" fo:letter-spacing="-0.021cm" fo:language="nl" fo:country="NL" fo:font-weight="bold" fo:background-color="#33cc33" loext:char-shading-value="0" style:font-size-asian="12pt" style:language-asian="en" style:country-asian="US" style:font-weight-asian="bold" style:font-name-complex="Arial1" style:font-size-complex="12pt" style:language-complex="ar" style:country-complex="SA" style:font-weight-complex="bold"/>
    </style:style>
    <style:style style:name="T21" style:family="text">
      <style:text-properties fo:color="#000000" style:font-name="Liberation Serif" fo:font-size="12pt" fo:letter-spacing="-0.021cm" fo:language="nl" fo:country="NL" fo:font-weight="bold" fo:background-color="#c0c0c0" loext:char-shading-value="0" style:font-size-asian="12pt" style:language-asian="en" style:country-asian="US" style:font-weight-asian="bold" style:font-name-complex="Arial1" style:font-size-complex="12pt" style:language-complex="ar" style:country-complex="SA" style:font-weight-complex="bold"/>
    </style:style>
    <style:style style:name="T22" style:family="text">
      <style:text-properties fo:color="#000000" style:font-name="Liberation Serif" fo:font-size="12pt" fo:letter-spacing="-0.021cm" fo:language="nl" fo:country="NL" fo:font-weight="bold" officeooo:rsid="00ed2f06" fo:background-color="#c0c0c0" loext:char-shading-value="0" style:font-size-asian="12pt" style:language-asian="en" style:country-asian="US" style:font-weight-asian="bold" style:font-name-complex="Arial1" style:font-size-complex="12pt" style:language-complex="ar" style:country-complex="SA" style:font-weight-complex="bold"/>
    </style:style>
    <style:style style:name="T23" style:family="text">
      <style:text-properties fo:color="#000000" style:font-name="Liberation Serif" fo:font-size="12pt" fo:letter-spacing="-0.021cm" fo:language="nl" fo:country="NL" fo:background-color="#c0c0c0" loext:char-shading-value="0" style:font-size-asian="12pt" style:language-asian="en" style:country-asian="US" style:font-name-complex="Arial1" style:font-size-complex="12pt" style:language-complex="ar" style:country-complex="SA"/>
    </style:style>
    <style:style style:name="T24" style:family="text">
      <style:text-properties fo:color="#000000" style:font-name="Liberation Serif" fo:language="nl" fo:country="NL" style:text-underline-style="solid" style:text-underline-width="auto" style:text-underline-color="font-color" style:language-asian="nl" style:country-asian="NL" style:font-name-complex="Times New Roman2" style:language-complex="ar" style:country-complex="SA"/>
    </style:style>
    <style:style style:name="T25" style:family="text">
      <style:text-properties fo:color="#000000" style:font-name="Liberation Serif" fo:language="nl" fo:country="NL" style:text-underline-style="solid" style:text-underline-width="auto" style:text-underline-color="font-color" style:language-asian="nl" style:country-asian="NL" style:font-name-complex="Calibri1" style:language-complex="ar" style:country-complex="SA"/>
    </style:style>
    <style:style style:name="T26" style:family="text">
      <style:text-properties fo:color="#000000" style:font-name="Liberation Serif" fo:language="nl" fo:country="NL" style:text-underline-style="none" style:language-asian="nl" style:country-asian="NL" style:font-name-complex="Calibri1" style:language-complex="ar" style:country-complex="SA"/>
    </style:style>
    <style:style style:name="T27" style:family="text">
      <style:text-properties fo:color="#000000" style:font-name="Liberation Serif" fo:language="en" fo:country="US" style:text-underline-style="none" style:language-asian="nl" style:country-asian="NL" style:font-name-complex="Calibri1" style:language-complex="ar" style:country-complex="SA"/>
    </style:style>
    <style:style style:name="T28" style:family="text">
      <style:text-properties fo:color="#000000" fo:font-size="12pt" fo:language="nl" fo:country="NL" style:text-underline-style="solid" style:text-underline-width="auto" style:text-underline-color="font-color" style:font-size-asian="12pt" style:language-asian="nl" style:country-asian="NL" style:font-name-complex="Arial1" style:font-size-complex="12pt" style:language-complex="ar" style:country-complex="SA"/>
    </style:style>
    <style:style style:name="T29" style:family="text">
      <style:text-properties fo:color="#000000" fo:font-size="12pt" fo:language="nl" fo:country="NL" style:text-underline-style="solid" style:text-underline-width="auto" style:text-underline-color="font-color" officeooo:rsid="001da6d8" style:font-size-asian="12pt" style:language-asian="nl" style:country-asian="NL" style:font-name-complex="Arial1" style:font-size-complex="12pt" style:language-complex="ar" style:country-complex="SA"/>
    </style:style>
    <style:style style:name="T30" style:family="text">
      <style:text-properties fo:color="#000000" fo:font-size="12pt" fo:language="nl" fo:country="NL" style:text-underline-style="solid" style:text-underline-width="auto" style:text-underline-color="font-color" officeooo:rsid="006f68b8" style:font-size-asian="12pt" style:language-asian="nl" style:country-asian="NL" style:font-name-complex="Arial1" style:font-size-complex="12pt" style:language-complex="ar" style:country-complex="SA"/>
    </style:style>
    <style:style style:name="T31" style:family="text">
      <style:text-properties fo:color="#000000" fo:font-size="12pt" fo:language="nl" fo:country="NL" style:text-underline-style="solid" style:text-underline-width="auto" style:text-underline-color="font-color" style:font-size-asian="12pt" style:language-asian="nl" style:country-asian="NL" style:font-name-complex="Times New Roman2" style:font-size-complex="12pt" style:language-complex="ar" style:country-complex="SA"/>
    </style:style>
    <style:style style:name="T32" style:family="text">
      <style:text-properties fo:color="#000000" fo:font-size="12pt" fo:language="nl" fo:country="NL" style:text-underline-style="solid" style:text-underline-width="auto" style:text-underline-color="font-color" officeooo:rsid="00ae8308" style:font-size-asian="12pt" style:language-asian="nl" style:country-asian="NL" style:font-name-complex="Times New Roman2" style:font-size-complex="12pt" style:language-complex="ar" style:country-complex="SA"/>
    </style:style>
    <style:style style:name="T33" style:family="text">
      <style:text-properties fo:color="#000000" fo:font-size="12pt" fo:language="nl" fo:country="NL" style:font-size-asian="12pt" style:language-asian="en" style:country-asian="US" style:font-name-complex="Arial1" style:font-size-complex="12pt" style:language-complex="ar" style:country-complex="SA"/>
    </style:style>
    <style:style style:name="T34" style:family="text">
      <style:text-properties fo:color="#000000" fo:font-size="12pt" fo:language="nl" fo:country="NL" officeooo:rsid="00d0fa83" style:font-size-asian="12pt" style:language-asian="en" style:country-asian="US" style:font-name-complex="Arial1" style:font-size-complex="12pt" style:language-complex="ar" style:country-complex="SA"/>
    </style:style>
    <style:style style:name="T35" style:family="text">
      <style:text-properties fo:color="#000000" fo:font-size="12pt" fo:language="nl" fo:country="NL" officeooo:rsid="00ed2f06" style:font-size-asian="12pt" style:language-asian="en" style:country-asian="US" style:font-name-complex="Arial1" style:font-size-complex="12pt" style:language-complex="ar" style:country-complex="SA"/>
    </style:style>
    <style:style style:name="T36" style:family="text">
      <style:text-properties fo:color="#000000" fo:font-size="12pt" fo:language="nl" fo:country="NL" style:font-size-asian="12pt" style:language-asian="nl" style:country-asian="NL" style:font-name-complex="Arial1" style:font-size-complex="12pt" style:language-complex="ar" style:country-complex="SA"/>
    </style:style>
    <style:style style:name="T37" style:family="text">
      <style:text-properties fo:color="#000000" fo:font-size="12pt" fo:language="nl" fo:country="NL" officeooo:rsid="006f68b8" style:font-size-asian="12pt" style:language-asian="nl" style:country-asian="NL" style:font-name-complex="Arial1" style:font-size-complex="12pt" style:language-complex="ar" style:country-complex="SA"/>
    </style:style>
    <style:style style:name="T38" style:family="text">
      <style:text-properties fo:color="#000000" fo:font-size="12pt" fo:language="nl" fo:country="NL" officeooo:rsid="00b8b802" style:font-size-asian="12pt" style:language-asian="nl" style:country-asian="NL" style:font-name-complex="Arial1" style:font-size-complex="12pt" style:language-complex="ar" style:country-complex="SA"/>
    </style:style>
    <style:style style:name="T39" style:family="text">
      <style:text-properties fo:color="#000000" fo:font-size="12pt" fo:language="nl" fo:country="NL" style:font-size-asian="12pt" style:language-asian="nl" style:country-asian="NL" style:font-name-complex="Times New Roman2" style:font-size-complex="12pt" style:language-complex="ar" style:country-complex="SA"/>
    </style:style>
    <style:style style:name="T40" style:family="text">
      <style:text-properties fo:color="#000000" fo:font-size="12pt" fo:language="nl" fo:country="NL" officeooo:rsid="00ae8308" style:font-size-asian="12pt" style:language-asian="nl" style:country-asian="NL" style:font-name-complex="Times New Roman2" style:font-size-complex="12pt" style:language-complex="ar" style:country-complex="SA"/>
    </style:style>
    <style:style style:name="T41" style:family="text">
      <style:text-properties fo:color="#000000" fo:font-size="12pt" style:font-size-asian="12pt" style:font-size-complex="12pt"/>
    </style:style>
    <style:style style:name="T42" style:family="text">
      <style:text-properties fo:color="#000000" fo:font-size="12pt" officeooo:rsid="008db4d9" style:font-size-asian="12pt" style:font-size-complex="12pt"/>
    </style:style>
    <style:style style:name="T43" style:family="text">
      <style:text-properties fo:color="#000000" fo:font-size="12pt" style:text-underline-style="none" style:font-size-asian="12pt" style:font-size-complex="12pt"/>
    </style:style>
    <style:style style:name="T44" style:family="text">
      <style:text-properties fo:color="#000000" fo:font-size="12pt" style:text-underline-style="solid" style:text-underline-width="auto" style:text-underline-color="font-color" style:font-size-asian="12pt" style:language-asian="nl" style:country-asian="NL" style:font-name-complex="Calibri1" style:font-size-complex="12pt"/>
    </style:style>
    <style:style style:name="T45" style:family="text">
      <style:text-properties fo:color="#000000" fo:font-size="12pt" fo:letter-spacing="-0.021cm" fo:language="nl" fo:country="NL" fo:font-weight="bold" officeooo:rsid="00d0fa83" fo:background-color="#800000" loext:char-shading-value="0" style:font-size-asian="12pt" style:language-asian="en" style:country-asian="US" style:font-weight-asian="bold" style:font-name-complex="Arial1" style:font-size-complex="12pt" style:language-complex="ar" style:country-complex="SA" style:font-weight-complex="bold"/>
    </style:style>
    <style:style style:name="T46" style:family="text">
      <style:text-properties fo:color="#000000" fo:font-size="12pt" fo:letter-spacing="-0.021cm" fo:language="nl" fo:country="NL" fo:font-weight="bold" fo:background-color="#008080" loext:char-shading-value="0" style:font-size-asian="12pt" style:language-asian="en" style:country-asian="US" style:font-weight-asian="bold" style:font-name-complex="Arial1" style:font-size-complex="12pt" style:language-complex="ar" style:country-complex="SA" style:font-weight-complex="bold"/>
    </style:style>
    <style:style style:name="T47" style:family="text">
      <style:text-properties fo:color="#000000" fo:font-size="12pt" fo:letter-spacing="-0.021cm" fo:language="nl" fo:country="NL" fo:font-weight="bold" fo:background-color="#33cc33" loext:char-shading-value="0" style:font-size-asian="12pt" style:language-asian="en" style:country-asian="US" style:font-weight-asian="bold" style:font-name-complex="Arial1" style:font-size-complex="12pt" style:language-complex="ar" style:country-complex="SA" style:font-weight-complex="bold"/>
    </style:style>
    <style:style style:name="T48" style:family="text">
      <style:text-properties fo:color="#000000" fo:font-size="12pt" fo:letter-spacing="-0.021cm" fo:language="nl" fo:country="NL" fo:font-weight="bold" fo:background-color="#c0c0c0" loext:char-shading-value="0" style:font-size-asian="12pt" style:language-asian="en" style:country-asian="US" style:font-weight-asian="bold" style:font-name-complex="Arial1" style:font-size-complex="12pt" style:language-complex="ar" style:country-complex="SA" style:font-weight-complex="bold"/>
    </style:style>
    <style:style style:name="T49" style:family="text">
      <style:text-properties fo:color="#000000" fo:font-size="12pt" fo:letter-spacing="-0.021cm" fo:language="nl" fo:country="NL" fo:font-weight="bold" officeooo:rsid="00ed2f06" fo:background-color="#c0c0c0" loext:char-shading-value="0" style:font-size-asian="12pt" style:language-asian="en" style:country-asian="US" style:font-weight-asian="bold" style:font-name-complex="Arial1" style:font-size-complex="12pt" style:language-complex="ar" style:country-complex="SA" style:font-weight-complex="bold"/>
    </style:style>
    <style:style style:name="T50" style:family="text">
      <style:text-properties fo:color="#000000" fo:font-size="12pt" fo:letter-spacing="-0.021cm" fo:language="nl" fo:country="NL" fo:background-color="#c0c0c0" loext:char-shading-value="0" style:font-size-asian="12pt" style:language-asian="en" style:country-asian="US" style:font-name-complex="Arial1" style:font-size-complex="12pt" style:language-complex="ar" style:country-complex="SA"/>
    </style:style>
    <style:style style:name="T51" style:family="text">
      <style:text-properties fo:color="#000000" fo:language="nl" fo:country="NL" style:text-underline-style="solid" style:text-underline-width="auto" style:text-underline-color="font-color" style:language-asian="nl" style:country-asian="NL" style:font-name-complex="Calibri1" style:language-complex="ar" style:country-complex="SA"/>
    </style:style>
    <style:style style:name="T52" style:family="text">
      <style:text-properties fo:color="#000000" fo:language="nl" fo:country="NL" style:text-underline-style="solid" style:text-underline-width="auto" style:text-underline-color="font-color" style:language-asian="nl" style:country-asian="NL" style:font-name-complex="Times New Roman2" style:language-complex="ar" style:country-complex="SA"/>
    </style:style>
    <style:style style:name="T53" style:family="text">
      <style:text-properties fo:color="#000000" fo:language="nl" fo:country="NL" style:text-underline-style="none" style:language-asian="nl" style:country-asian="NL" style:font-name-complex="Calibri1" style:language-complex="ar" style:country-complex="SA"/>
    </style:style>
    <style:style style:name="T54" style:family="text">
      <style:text-properties fo:color="#000000" fo:language="nl" fo:country="NL" style:language-asian="nl" style:country-asian="NL" style:font-name-complex="Arial1" style:language-complex="ar" style:country-complex="SA"/>
    </style:style>
    <style:style style:name="T55" style:family="text">
      <style:text-properties fo:color="#000000" fo:language="en" fo:country="US" style:text-underline-style="none" style:language-asian="nl" style:country-asian="NL" style:font-name-complex="Calibri1" style:language-complex="ar" style:country-complex="SA"/>
    </style:style>
    <style:style style:name="T56" style:family="text">
      <style:text-properties fo:color="#000000" style:font-name="Liberation Serif"/>
    </style:style>
    <style:style style:name="T57" style:family="text">
      <style:text-properties fo:color="#000000" style:font-name="Liberation Serif" fo:font-size="12pt" fo:language="nl" fo:country="NL" style:text-underline-style="solid" style:text-underline-width="auto" style:text-underline-color="font-color" style:font-size-asian="12pt" style:language-asian="nl" style:country-asian="NL" style:font-name-complex="Arial1" style:font-size-complex="12pt" style:language-complex="ar" style:country-complex="SA"/>
    </style:style>
    <style:style style:name="T58" style:family="text">
      <style:text-properties fo:color="#000000" style:font-name="Liberation Serif" fo:font-size="12pt" fo:language="nl" fo:country="NL" style:text-underline-style="solid" style:text-underline-width="auto" style:text-underline-color="font-color" officeooo:rsid="001da6d8" style:font-size-asian="12pt" style:language-asian="nl" style:country-asian="NL" style:font-name-complex="Arial1" style:font-size-complex="12pt" style:language-complex="ar" style:country-complex="SA"/>
    </style:style>
    <style:style style:name="T59" style:family="text">
      <style:text-properties fo:color="#000000" style:font-name="Liberation Serif" fo:font-size="12pt" fo:language="nl" fo:country="NL" style:text-underline-style="solid" style:text-underline-width="auto" style:text-underline-color="font-color" officeooo:rsid="006f68b8" style:font-size-asian="12pt" style:language-asian="nl" style:country-asian="NL" style:font-name-complex="Arial1" style:font-size-complex="12pt" style:language-complex="ar" style:country-complex="SA"/>
    </style:style>
    <style:style style:name="T60" style:family="text">
      <style:text-properties fo:color="#000000" style:font-name="Liberation Serif" fo:font-size="12pt" fo:language="nl" fo:country="NL" style:text-underline-style="solid" style:text-underline-width="auto" style:text-underline-color="font-color" style:font-size-asian="12pt" style:language-asian="nl" style:country-asian="NL" style:font-name-complex="Times New Roman2" style:font-size-complex="12pt" style:language-complex="ar" style:country-complex="SA"/>
    </style:style>
    <style:style style:name="T61" style:family="text">
      <style:text-properties fo:color="#000000" style:font-name="Liberation Serif" fo:font-size="12pt" fo:language="nl" fo:country="NL" style:text-underline-style="solid" style:text-underline-width="auto" style:text-underline-color="font-color" officeooo:rsid="00ae8308" style:font-size-asian="12pt" style:language-asian="nl" style:country-asian="NL" style:font-name-complex="Times New Roman2" style:font-size-complex="12pt" style:language-complex="ar" style:country-complex="SA"/>
    </style:style>
    <style:style style:name="T62" style:family="text">
      <style:text-properties fo:color="#000000" style:font-name="Liberation Serif" fo:font-size="12pt" fo:language="nl" fo:country="NL" style:font-size-asian="12pt" style:language-asian="en" style:country-asian="US" style:font-name-complex="Arial1" style:font-size-complex="12pt" style:language-complex="ar" style:country-complex="SA"/>
    </style:style>
    <style:style style:name="T63" style:family="text">
      <style:text-properties fo:color="#000000" style:font-name="Liberation Serif" fo:font-size="12pt" fo:language="nl" fo:country="NL" officeooo:rsid="00d0fa83" style:font-size-asian="12pt" style:language-asian="en" style:country-asian="US" style:font-name-complex="Arial1" style:font-size-complex="12pt" style:language-complex="ar" style:country-complex="SA"/>
    </style:style>
    <style:style style:name="T64" style:family="text">
      <style:text-properties fo:color="#000000" style:font-name="Liberation Serif" fo:font-size="12pt" fo:language="nl" fo:country="NL" officeooo:rsid="00ed2f06" style:font-size-asian="12pt" style:language-asian="en" style:country-asian="US" style:font-name-complex="Arial1" style:font-size-complex="12pt" style:language-complex="ar" style:country-complex="SA"/>
    </style:style>
    <style:style style:name="T65" style:family="text">
      <style:text-properties fo:color="#000000" style:font-name="Liberation Serif" fo:font-size="12pt" fo:language="nl" fo:country="NL" style:font-size-asian="12pt" style:language-asian="nl" style:country-asian="NL" style:font-name-complex="Arial1" style:font-size-complex="12pt" style:language-complex="ar" style:country-complex="SA"/>
    </style:style>
    <style:style style:name="T66" style:family="text">
      <style:text-properties fo:color="#000000" style:font-name="Liberation Serif" fo:font-size="12pt" fo:language="nl" fo:country="NL" officeooo:rsid="006f68b8" style:font-size-asian="12pt" style:language-asian="nl" style:country-asian="NL" style:font-name-complex="Arial1" style:font-size-complex="12pt" style:language-complex="ar" style:country-complex="SA"/>
    </style:style>
    <style:style style:name="T67" style:family="text">
      <style:text-properties fo:color="#000000" style:font-name="Liberation Serif" fo:font-size="12pt" fo:language="nl" fo:country="NL" officeooo:rsid="00b8b802" style:font-size-asian="12pt" style:language-asian="nl" style:country-asian="NL" style:font-name-complex="Arial1" style:font-size-complex="12pt" style:language-complex="ar" style:country-complex="SA"/>
    </style:style>
    <style:style style:name="T68" style:family="text">
      <style:text-properties fo:color="#000000" style:font-name="Liberation Serif" fo:font-size="12pt" fo:language="nl" fo:country="NL" style:font-size-asian="12pt" style:language-asian="nl" style:country-asian="NL" style:font-name-complex="Times New Roman2" style:font-size-complex="12pt" style:language-complex="ar" style:country-complex="SA"/>
    </style:style>
    <style:style style:name="T69" style:family="text">
      <style:text-properties fo:color="#000000" style:font-name="Liberation Serif" fo:font-size="12pt" fo:language="nl" fo:country="NL" officeooo:rsid="00ae8308" style:font-size-asian="12pt" style:language-asian="nl" style:country-asian="NL" style:font-name-complex="Times New Roman2" style:font-size-complex="12pt" style:language-complex="ar" style:country-complex="SA"/>
    </style:style>
    <style:style style:name="T70" style:family="text">
      <style:text-properties fo:color="#000000" style:font-name="Liberation Serif" fo:font-size="12pt" style:font-size-asian="12pt" style:font-size-complex="12pt"/>
    </style:style>
    <style:style style:name="T71" style:family="text">
      <style:text-properties fo:color="#000000" style:font-name="Liberation Serif" fo:font-size="12pt" officeooo:rsid="008db4d9" style:font-size-asian="12pt" style:font-size-complex="12pt"/>
    </style:style>
    <style:style style:name="T72" style:family="text">
      <style:text-properties fo:color="#000000" style:font-name="Liberation Serif" fo:font-size="12pt" officeooo:rsid="010d12a5" style:font-size-asian="12pt" style:font-size-complex="12pt"/>
    </style:style>
    <style:style style:name="T73" style:family="text">
      <style:text-properties fo:color="#000000" style:font-name="Liberation Serif" fo:font-size="12pt" style:text-underline-style="none" style:font-size-asian="12pt" style:font-size-complex="12pt"/>
    </style:style>
    <style:style style:name="T74" style:family="text">
      <style:text-properties fo:color="#000000" style:font-name="Liberation Serif" fo:font-size="12pt" style:text-underline-style="solid" style:text-underline-width="auto" style:text-underline-color="font-color" style:font-size-asian="12pt" style:language-asian="nl" style:country-asian="NL" style:font-name-complex="Calibri1" style:font-size-complex="12pt"/>
    </style:style>
    <style:style style:name="T75" style:family="text">
      <style:text-properties fo:color="#000000" style:font-name="Liberation Serif" fo:font-size="12pt" fo:letter-spacing="-0.021cm" fo:language="nl" fo:country="NL" fo:font-weight="bold" officeooo:rsid="00d0fa83" fo:background-color="#800000" loext:char-shading-value="0" style:font-size-asian="12pt" style:language-asian="en" style:country-asian="US" style:font-weight-asian="bold" style:font-name-complex="Arial1" style:font-size-complex="12pt" style:language-complex="ar" style:country-complex="SA" style:font-weight-complex="bold"/>
    </style:style>
    <style:style style:name="T76" style:family="text">
      <style:text-properties fo:color="#000000" style:font-name="Liberation Serif" fo:font-size="12pt" fo:letter-spacing="-0.021cm" fo:language="nl" fo:country="NL" fo:font-weight="bold" fo:background-color="#008080" loext:char-shading-value="0" style:font-size-asian="12pt" style:language-asian="en" style:country-asian="US" style:font-weight-asian="bold" style:font-name-complex="Arial1" style:font-size-complex="12pt" style:language-complex="ar" style:country-complex="SA" style:font-weight-complex="bold"/>
    </style:style>
    <style:style style:name="T77" style:family="text">
      <style:text-properties fo:color="#000000" style:font-name="Liberation Serif" fo:font-size="12pt" fo:letter-spacing="-0.021cm" fo:language="nl" fo:country="NL" fo:font-weight="bold" fo:background-color="#33cc33" loext:char-shading-value="0" style:font-size-asian="12pt" style:language-asian="en" style:country-asian="US" style:font-weight-asian="bold" style:font-name-complex="Arial1" style:font-size-complex="12pt" style:language-complex="ar" style:country-complex="SA" style:font-weight-complex="bold"/>
    </style:style>
    <style:style style:name="T78" style:family="text">
      <style:text-properties fo:color="#000000" style:font-name="Liberation Serif" fo:font-size="12pt" fo:letter-spacing="-0.021cm" fo:language="nl" fo:country="NL" fo:font-weight="bold" fo:background-color="#c0c0c0" loext:char-shading-value="0" style:font-size-asian="12pt" style:language-asian="en" style:country-asian="US" style:font-weight-asian="bold" style:font-name-complex="Arial1" style:font-size-complex="12pt" style:language-complex="ar" style:country-complex="SA" style:font-weight-complex="bold"/>
    </style:style>
    <style:style style:name="T79" style:family="text">
      <style:text-properties fo:color="#000000" style:font-name="Liberation Serif" fo:font-size="12pt" fo:letter-spacing="-0.021cm" fo:language="nl" fo:country="NL" fo:font-weight="bold" officeooo:rsid="00ed2f06" fo:background-color="#c0c0c0" loext:char-shading-value="0" style:font-size-asian="12pt" style:language-asian="en" style:country-asian="US" style:font-weight-asian="bold" style:font-name-complex="Arial1" style:font-size-complex="12pt" style:language-complex="ar" style:country-complex="SA" style:font-weight-complex="bold"/>
    </style:style>
    <style:style style:name="T80" style:family="text">
      <style:text-properties fo:color="#000000" style:font-name="Liberation Serif" fo:font-size="12pt" fo:letter-spacing="-0.021cm" fo:language="nl" fo:country="NL" fo:background-color="#c0c0c0" loext:char-shading-value="0" style:font-size-asian="12pt" style:language-asian="en" style:country-asian="US" style:font-name-complex="Arial1" style:font-size-complex="12pt" style:language-complex="ar" style:country-complex="SA"/>
    </style:style>
    <style:style style:name="T81" style:family="text">
      <style:text-properties fo:color="#000000" style:font-name="Liberation Serif" fo:language="nl" fo:country="NL" style:text-underline-style="solid" style:text-underline-width="auto" style:text-underline-color="font-color" style:language-asian="nl" style:country-asian="NL" style:font-name-complex="Calibri1" style:language-complex="ar" style:country-complex="SA"/>
    </style:style>
    <style:style style:name="T82" style:family="text">
      <style:text-properties fo:color="#000000" style:font-name="Liberation Serif" fo:language="nl" fo:country="NL" style:text-underline-style="solid" style:text-underline-width="auto" style:text-underline-color="font-color" style:language-asian="nl" style:country-asian="NL" style:font-name-complex="Times New Roman2" style:language-complex="ar" style:country-complex="SA"/>
    </style:style>
    <style:style style:name="T83" style:family="text">
      <style:text-properties fo:color="#000000" style:font-name="Liberation Serif" fo:language="nl" fo:country="NL" style:text-underline-style="solid" style:text-underline-width="auto" style:text-underline-color="font-color" officeooo:rsid="00ae8308" style:language-asian="nl" style:country-asian="NL" style:font-name-complex="Times New Roman2" style:language-complex="ar" style:country-complex="SA"/>
    </style:style>
    <style:style style:name="T84" style:family="text">
      <style:text-properties fo:color="#000000" style:font-name="Liberation Serif" fo:language="nl" fo:country="NL" style:text-underline-style="solid" style:text-underline-width="auto" style:text-underline-color="font-color" style:language-asian="nl" style:country-asian="NL" style:font-name-complex="Arial1" style:language-complex="ar" style:country-complex="SA"/>
    </style:style>
    <style:style style:name="T85" style:family="text">
      <style:text-properties fo:color="#000000" style:font-name="Liberation Serif" fo:language="nl" fo:country="NL" style:text-underline-style="solid" style:text-underline-width="auto" style:text-underline-color="font-color" officeooo:rsid="001da6d8" style:language-asian="nl" style:country-asian="NL" style:font-name-complex="Arial1" style:language-complex="ar" style:country-complex="SA"/>
    </style:style>
    <style:style style:name="T86" style:family="text">
      <style:text-properties fo:color="#000000" style:font-name="Liberation Serif" fo:language="nl" fo:country="NL" style:text-underline-style="solid" style:text-underline-width="auto" style:text-underline-color="font-color" officeooo:rsid="006f68b8" style:language-asian="nl" style:country-asian="NL" style:font-name-complex="Arial1" style:language-complex="ar" style:country-complex="SA"/>
    </style:style>
    <style:style style:name="T87" style:family="text">
      <style:text-properties fo:color="#000000" style:font-name="Liberation Serif" fo:language="nl" fo:country="NL" style:text-underline-style="none" style:language-asian="nl" style:country-asian="NL" style:font-name-complex="Calibri1" style:language-complex="ar" style:country-complex="SA"/>
    </style:style>
    <style:style style:name="T88" style:family="text">
      <style:text-properties fo:color="#000000" style:font-name="Liberation Serif" fo:language="nl" fo:country="NL" style:language-asian="en" style:country-asian="US" style:font-name-complex="Arial1" style:language-complex="ar" style:country-complex="SA"/>
    </style:style>
    <style:style style:name="T89" style:family="text">
      <style:text-properties fo:color="#000000" style:font-name="Liberation Serif" fo:language="nl" fo:country="NL" officeooo:rsid="00d0fa83" style:language-asian="en" style:country-asian="US" style:font-name-complex="Arial1" style:language-complex="ar" style:country-complex="SA"/>
    </style:style>
    <style:style style:name="T90" style:family="text">
      <style:text-properties fo:color="#000000" style:font-name="Liberation Serif" fo:language="nl" fo:country="NL" officeooo:rsid="00ed2f06" style:language-asian="en" style:country-asian="US" style:font-name-complex="Arial1" style:language-complex="ar" style:country-complex="SA"/>
    </style:style>
    <style:style style:name="T91" style:family="text">
      <style:text-properties fo:color="#000000" style:font-name="Liberation Serif" fo:language="nl" fo:country="NL" style:language-asian="nl" style:country-asian="NL" style:font-name-complex="Arial1" style:language-complex="ar" style:country-complex="SA"/>
    </style:style>
    <style:style style:name="T92" style:family="text">
      <style:text-properties fo:color="#000000" style:font-name="Liberation Serif" fo:language="nl" fo:country="NL" officeooo:rsid="006f68b8" style:language-asian="nl" style:country-asian="NL" style:font-name-complex="Arial1" style:language-complex="ar" style:country-complex="SA"/>
    </style:style>
    <style:style style:name="T93" style:family="text">
      <style:text-properties fo:color="#000000" style:font-name="Liberation Serif" fo:language="nl" fo:country="NL" officeooo:rsid="00b8b802" style:language-asian="nl" style:country-asian="NL" style:font-name-complex="Arial1" style:language-complex="ar" style:country-complex="SA"/>
    </style:style>
    <style:style style:name="T94" style:family="text">
      <style:text-properties fo:color="#000000" style:font-name="Liberation Serif" fo:language="nl" fo:country="NL" style:language-asian="nl" style:country-asian="NL" style:font-name-complex="Times New Roman2" style:language-complex="ar" style:country-complex="SA"/>
    </style:style>
    <style:style style:name="T95" style:family="text">
      <style:text-properties fo:color="#000000" style:font-name="Liberation Serif" fo:language="nl" fo:country="NL" officeooo:rsid="00ae8308" style:language-asian="nl" style:country-asian="NL" style:font-name-complex="Times New Roman2" style:language-complex="ar" style:country-complex="SA"/>
    </style:style>
    <style:style style:name="T96" style:family="text">
      <style:text-properties fo:color="#000000" style:font-name="Liberation Serif" fo:language="en" fo:country="US" style:text-underline-style="none" style:language-asian="nl" style:country-asian="NL" style:font-name-complex="Calibri1" style:language-complex="ar" style:country-complex="SA"/>
    </style:style>
    <style:style style:name="T97" style:family="text">
      <style:text-properties fo:color="#000000" style:font-name="Liberation Serif" style:text-underline-style="none"/>
    </style:style>
    <style:style style:name="T98" style:family="text">
      <style:text-properties fo:color="#000000" style:font-name="Liberation Serif" style:text-underline-style="solid" style:text-underline-width="auto" style:text-underline-color="font-color" style:language-asian="nl" style:country-asian="NL" style:font-name-complex="Calibri1"/>
    </style:style>
    <style:style style:name="T99" style:family="text">
      <style:text-properties fo:color="#000000" style:font-name="Liberation Serif" fo:letter-spacing="-0.021cm" fo:language="nl" fo:country="NL" fo:font-weight="bold" officeooo:rsid="00d0fa83" fo:background-color="#800000" loext:char-shading-value="0" style:language-asian="en" style:country-asian="US" style:font-weight-asian="bold" style:font-name-complex="Arial1" style:language-complex="ar" style:country-complex="SA" style:font-weight-complex="bold"/>
    </style:style>
    <style:style style:name="T100" style:family="text">
      <style:text-properties fo:color="#000000" style:font-name="Liberation Serif" fo:letter-spacing="-0.021cm" fo:language="nl" fo:country="NL" fo:font-weight="bold" fo:background-color="#008080" loext:char-shading-value="0" style:language-asian="en" style:country-asian="US" style:font-weight-asian="bold" style:font-name-complex="Arial1" style:language-complex="ar" style:country-complex="SA" style:font-weight-complex="bold"/>
    </style:style>
    <style:style style:name="T101" style:family="text">
      <style:text-properties fo:color="#000000" style:font-name="Liberation Serif" fo:letter-spacing="-0.021cm" fo:language="nl" fo:country="NL" fo:font-weight="bold" fo:background-color="#33cc33" loext:char-shading-value="0" style:language-asian="en" style:country-asian="US" style:font-weight-asian="bold" style:font-name-complex="Arial1" style:language-complex="ar" style:country-complex="SA" style:font-weight-complex="bold"/>
    </style:style>
    <style:style style:name="T102" style:family="text">
      <style:text-properties fo:color="#000000" style:font-name="Liberation Serif" fo:letter-spacing="-0.021cm" fo:language="nl" fo:country="NL" fo:font-weight="bold" fo:background-color="#c0c0c0" loext:char-shading-value="0" style:language-asian="en" style:country-asian="US" style:font-weight-asian="bold" style:font-name-complex="Arial1" style:language-complex="ar" style:country-complex="SA" style:font-weight-complex="bold"/>
    </style:style>
    <style:style style:name="T103" style:family="text">
      <style:text-properties fo:color="#000000" style:font-name="Liberation Serif" fo:letter-spacing="-0.021cm" fo:language="nl" fo:country="NL" fo:font-weight="bold" officeooo:rsid="00ed2f06" fo:background-color="#c0c0c0" loext:char-shading-value="0" style:language-asian="en" style:country-asian="US" style:font-weight-asian="bold" style:font-name-complex="Arial1" style:language-complex="ar" style:country-complex="SA" style:font-weight-complex="bold"/>
    </style:style>
    <style:style style:name="T104" style:family="text">
      <style:text-properties fo:color="#000000" style:font-name="Liberation Serif" fo:letter-spacing="-0.021cm" fo:language="nl" fo:country="NL" fo:background-color="#c0c0c0" loext:char-shading-value="0" style:language-asian="en" style:country-asian="US" style:font-name-complex="Arial1" style:language-complex="ar" style:country-complex="SA"/>
    </style:style>
    <style:style style:name="T105" style:family="text">
      <style:text-properties fo:color="#000000" style:font-name="Liberation Serif" officeooo:rsid="008db4d9"/>
    </style:style>
    <style:style style:name="T106" style:family="text">
      <style:text-properties officeooo:rsid="00116fdf"/>
    </style:style>
    <style:style style:name="T107" style:family="text">
      <style:text-properties fo:language="nl" fo:country="NL" style:language-asian="nl" style:country-asian="NL" style:font-name-complex="Arial1" style:language-complex="ar" style:country-complex="SA"/>
    </style:style>
    <style:style style:name="T108" style:family="text">
      <style:text-properties fo:language="nl" fo:country="NL" officeooo:rsid="001eaa65" style:language-asian="nl" style:country-asian="NL" style:font-name-complex="Arial1" style:language-complex="ar" style:country-complex="SA"/>
    </style:style>
    <style:style style:name="T109" style:family="text">
      <style:text-properties fo:language="nl" fo:country="NL" officeooo:rsid="00570274" style:language-asian="nl" style:country-asian="NL" style:font-name-complex="Arial1" style:language-complex="ar" style:country-complex="SA"/>
    </style:style>
    <style:style style:name="T110" style:family="text">
      <style:text-properties fo:language="nl" fo:country="NL" officeooo:rsid="0054e4c4" style:language-asian="nl" style:country-asian="NL" style:font-name-complex="Arial1" style:language-complex="ar" style:country-complex="SA"/>
    </style:style>
    <style:style style:name="T111" style:family="text">
      <style:text-properties fo:language="nl" fo:country="NL" officeooo:rsid="0025200d" style:language-asian="nl" style:country-asian="NL" style:font-name-complex="Arial1" style:language-complex="ar" style:country-complex="SA"/>
    </style:style>
    <style:style style:name="T112" style:family="text">
      <style:text-properties fo:language="nl" fo:country="NL" officeooo:rsid="001da6d8" style:language-asian="nl" style:country-asian="NL" style:font-name-complex="Arial1" style:language-complex="ar" style:country-complex="SA"/>
    </style:style>
    <style:style style:name="T113" style:family="text">
      <style:text-properties fo:language="nl" fo:country="NL" officeooo:rsid="0026e9ae" style:language-asian="nl" style:country-asian="NL" style:font-name-complex="Arial1" style:language-complex="ar" style:country-complex="SA"/>
    </style:style>
    <style:style style:name="T114" style:family="text">
      <style:text-properties fo:language="nl" fo:country="NL" officeooo:rsid="0033b5ad" style:language-asian="nl" style:country-asian="NL" style:font-name-complex="Arial1" style:language-complex="ar" style:country-complex="SA"/>
    </style:style>
    <style:style style:name="T115" style:family="text">
      <style:text-properties fo:language="nl" fo:country="NL" officeooo:rsid="003df334" style:language-asian="nl" style:country-asian="NL" style:font-name-complex="Arial1" style:language-complex="ar" style:country-complex="SA"/>
    </style:style>
    <style:style style:name="T116" style:family="text">
      <style:text-properties fo:language="nl" fo:country="NL" officeooo:rsid="004a9a0d" style:language-asian="nl" style:country-asian="NL" style:font-name-complex="Arial1" style:language-complex="ar" style:country-complex="SA"/>
    </style:style>
    <style:style style:name="T117" style:family="text">
      <style:text-properties fo:language="nl" fo:country="NL" officeooo:rsid="00116fdf" style:language-asian="nl" style:country-asian="NL" style:font-name-complex="Arial1" style:language-complex="ar" style:country-complex="SA"/>
    </style:style>
    <style:style style:name="T118" style:family="text">
      <style:text-properties fo:language="nl" fo:country="NL" officeooo:rsid="00459bd3" style:language-asian="nl" style:country-asian="NL" style:font-name-complex="Arial1" style:language-complex="ar" style:country-complex="SA"/>
    </style:style>
    <style:style style:name="T119" style:family="text">
      <style:text-properties fo:language="nl" fo:country="NL" officeooo:rsid="007ca5f9" style:language-asian="nl" style:country-asian="NL" style:font-name-complex="Arial1" style:language-complex="ar" style:country-complex="SA"/>
    </style:style>
    <style:style style:name="T120" style:family="text">
      <style:text-properties fo:language="nl" fo:country="NL" officeooo:rsid="009f1fec" style:language-asian="nl" style:country-asian="NL" style:font-name-complex="Arial1" style:language-complex="ar" style:country-complex="SA"/>
    </style:style>
    <style:style style:name="T121" style:family="text">
      <style:text-properties fo:language="nl" fo:country="NL" officeooo:rsid="00abbe5a" style:language-asian="nl" style:country-asian="NL" style:font-name-complex="Arial1" style:language-complex="ar" style:country-complex="SA"/>
    </style:style>
    <style:style style:name="T122" style:family="text">
      <style:text-properties fo:language="nl" fo:country="NL" officeooo:rsid="00c50abd" style:language-asian="nl" style:country-asian="NL" style:font-name-complex="Arial1" style:language-complex="ar" style:country-complex="SA"/>
    </style:style>
    <style:style style:name="T123" style:family="text">
      <style:text-properties fo:language="nl" fo:country="NL" officeooo:rsid="00a593df" style:language-asian="nl" style:country-asian="NL" style:font-name-complex="Arial1" style:language-complex="ar" style:country-complex="SA"/>
    </style:style>
    <style:style style:name="T124" style:family="text">
      <style:text-properties fo:language="nl" fo:country="NL" officeooo:rsid="00a680fb" style:language-asian="nl" style:country-asian="NL" style:font-name-complex="Arial1" style:language-complex="ar" style:country-complex="SA"/>
    </style:style>
    <style:style style:name="T125" style:family="text">
      <style:text-properties fo:language="nl" fo:country="NL" officeooo:rsid="0070cc32" style:language-asian="nl" style:country-asian="NL" style:font-name-complex="Arial1" style:language-complex="ar" style:country-complex="SA"/>
    </style:style>
    <style:style style:name="T126" style:family="text">
      <style:text-properties fo:language="nl" fo:country="NL" officeooo:rsid="00cae9df" style:language-asian="nl" style:country-asian="NL" style:font-name-complex="Arial1" style:language-complex="ar" style:country-complex="SA"/>
    </style:style>
    <style:style style:name="T127" style:family="text">
      <style:text-properties fo:language="nl" fo:country="NL" officeooo:rsid="00aa848f" style:language-asian="nl" style:country-asian="NL" style:font-name-complex="Arial1" style:language-complex="ar" style:country-complex="SA"/>
    </style:style>
    <style:style style:name="T128" style:family="text">
      <style:text-properties fo:language="nl" fo:country="NL" officeooo:rsid="00b07583" style:language-asian="nl" style:country-asian="NL" style:font-name-complex="Arial1" style:language-complex="ar" style:country-complex="SA"/>
    </style:style>
    <style:style style:name="T129" style:family="text">
      <style:text-properties fo:language="nl" fo:country="NL" officeooo:rsid="00b2c36a" style:language-asian="nl" style:country-asian="NL" style:font-name-complex="Arial1" style:language-complex="ar" style:country-complex="SA"/>
    </style:style>
    <style:style style:name="T130" style:family="text">
      <style:text-properties fo:language="nl" fo:country="NL" style:language-asian="nl" style:country-asian="NL" style:font-name-complex="Calibri1" style:language-complex="ar" style:country-complex="SA"/>
    </style:style>
    <style:style style:name="T131" style:family="text">
      <style:text-properties fo:language="nl" fo:country="NL" style:language-asian="nl" style:country-asian="NL" style:font-name-complex="Times New Roman2" style:language-complex="ar" style:country-complex="SA"/>
    </style:style>
    <style:style style:name="T132" style:family="text">
      <style:text-properties fo:language="nl" fo:country="NL" officeooo:rsid="00ae8308" style:language-asian="nl" style:country-asian="NL" style:font-name-complex="Times New Roman2" style:language-complex="ar" style:country-complex="SA"/>
    </style:style>
    <style:style style:name="T133" style:family="text">
      <style:text-properties fo:language="nl" fo:country="NL" style:language-asian="nl" style:country-asian="NL" style:font-name-complex="Calibri1" style:language-complex="ar" style:country-complex="SA"/>
    </style:style>
    <style:style style:name="T134" style:family="text">
      <style:text-properties fo:language="nl" fo:country="NL" style:text-underline-style="solid" style:text-underline-width="auto" style:text-underline-color="font-color" fo:font-weight="bold" fo:background-color="#ff0000" loext:char-shading-value="0" style:language-asian="nl" style:country-asian="NL" style:font-weight-asian="bold" style:font-name-complex="Arial1" style:language-complex="ar" style:country-complex="SA" style:font-weight-complex="bold"/>
    </style:style>
    <style:style style:name="T135" style:family="text">
      <style:text-properties fo:language="nl" fo:country="NL" style:text-underline-style="solid" style:text-underline-width="auto" style:text-underline-color="font-color" fo:font-weight="bold" fo:background-color="#c0c0c0" loext:char-shading-value="0" style:language-asian="nl" style:country-asian="NL" style:font-weight-asian="bold" style:font-name-complex="Arial1" style:language-complex="ar" style:country-complex="SA" style:font-weight-complex="bold"/>
    </style:style>
    <style:style style:name="T136" style:family="text">
      <style:text-properties fo:language="nl" fo:country="NL" style:text-underline-style="solid" style:text-underline-width="auto" style:text-underline-color="font-color" fo:font-weight="bold" fo:background-color="#008080" loext:char-shading-value="0" style:language-asian="nl" style:country-asian="NL" style:font-weight-asian="bold" style:font-name-complex="Arial1" style:language-complex="ar" style:country-complex="SA" style:font-weight-complex="bold"/>
    </style:style>
    <style:style style:name="T137" style:family="text">
      <style:text-properties fo:language="nl" fo:country="NL" style:text-underline-style="solid" style:text-underline-width="auto" style:text-underline-color="font-color" style:language-asian="nl" style:country-asian="NL" style:font-name-complex="Arial1" style:language-complex="ar" style:country-complex="SA"/>
    </style:style>
    <style:style style:name="T138" style:family="text">
      <style:text-properties fo:language="nl" fo:country="NL" style:text-underline-style="solid" style:text-underline-width="auto" style:text-underline-color="font-color" officeooo:rsid="0070cc32" style:language-asian="nl" style:country-asian="NL" style:font-name-complex="Arial1" style:language-complex="ar" style:country-complex="SA"/>
    </style:style>
    <style:style style:name="T139" style:family="text">
      <style:text-properties fo:language="nl" fo:country="NL" fo:font-style="italic" style:language-asian="nl" style:country-asian="NL" style:font-style-asian="italic" style:font-name-complex="Arial1" style:language-complex="ar" style:country-complex="SA" style:font-style-complex="italic"/>
    </style:style>
    <style:style style:name="T140" style:family="text">
      <style:text-properties fo:language="nl" fo:country="NL" style:text-underline-style="none" style:language-asian="nl" style:country-asian="NL" style:font-name-complex="Arial1" style:language-complex="ar" style:country-complex="SA"/>
    </style:style>
    <style:style style:name="T141" style:family="text">
      <style:text-properties fo:language="nl" fo:country="NL" fo:font-weight="normal" style:language-asian="nl" style:country-asian="NL" style:font-weight-asian="normal" style:font-name-complex="Calibri1" style:language-complex="ar" style:country-complex="SA" style:font-weight-complex="normal"/>
    </style:style>
    <style:style style:name="T142" style:family="text">
      <style:text-properties fo:language="nl" fo:country="NL" fo:font-weight="normal" officeooo:rsid="00e6b8da" style:language-asian="nl" style:country-asian="NL" style:font-weight-asian="normal" style:font-name-complex="Calibri1" style:language-complex="ar" style:country-complex="SA" style:font-weight-complex="normal"/>
    </style:style>
    <style:style style:name="T143" style:family="text">
      <style:text-properties fo:language="nl" fo:country="NL" fo:font-weight="normal" style:language-asian="en" style:country-asian="US" style:font-weight-asian="normal" style:font-name-complex="Arial1" style:language-complex="ar" style:country-complex="SA" style:font-weight-complex="normal"/>
    </style:style>
    <style:style style:name="T144" style:family="text">
      <style:text-properties fo:language="nl" fo:country="NL" fo:font-weight="normal" officeooo:rsid="00eae417" style:language-asian="en" style:country-asian="US" style:font-weight-asian="normal" style:font-name-complex="Arial1" style:language-complex="ar" style:country-complex="SA" style:font-weight-complex="normal"/>
    </style:style>
    <style:style style:name="T145" style:family="text">
      <style:text-properties fo:language="nl" fo:country="NL" style:language-asian="en" style:country-asian="US" style:font-name-complex="Arial1" style:language-complex="ar" style:country-complex="SA"/>
    </style:style>
    <style:style style:name="T146" style:family="text">
      <style:text-properties fo:language="nl" fo:country="NL" officeooo:rsid="00d05c2e" style:language-asian="en" style:country-asian="US" style:font-name-complex="Arial1" style:language-complex="ar" style:country-complex="SA"/>
    </style:style>
    <style:style style:name="T147" style:family="text">
      <style:text-properties fo:language="nl" fo:country="NL" officeooo:rsid="00d181b0" style:language-asian="en" style:country-asian="US" style:font-name-complex="Arial1" style:language-complex="ar" style:country-complex="SA"/>
    </style:style>
    <style:style style:name="T148" style:family="text">
      <style:text-properties fo:language="nl" fo:country="NL" officeooo:rsid="00d18309" style:language-asian="en" style:country-asian="US" style:font-name-complex="Arial1" style:language-complex="ar" style:country-complex="SA"/>
    </style:style>
    <style:style style:name="T149" style:family="text">
      <style:text-properties fo:language="nl" fo:country="NL" officeooo:rsid="00d183b5" style:language-asian="en" style:country-asian="US" style:font-name-complex="Arial1" style:language-complex="ar" style:country-complex="SA"/>
    </style:style>
    <style:style style:name="T150" style:family="text">
      <style:text-properties fo:language="nl" fo:country="NL" officeooo:rsid="00d80261" style:language-asian="en" style:country-asian="US" style:font-name-complex="Arial1" style:language-complex="ar" style:country-complex="SA"/>
    </style:style>
    <style:style style:name="T151" style:family="text">
      <style:text-properties fo:language="nl" fo:country="NL" officeooo:rsid="00de1b92" style:language-asian="en" style:country-asian="US" style:font-name-complex="Arial1" style:language-complex="ar" style:country-complex="SA"/>
    </style:style>
    <style:style style:name="T152" style:family="text">
      <style:text-properties fo:language="nl" fo:country="NL" officeooo:rsid="00ec77a9" style:language-asian="en" style:country-asian="US" style:font-name-complex="Arial1" style:language-complex="ar" style:country-complex="SA"/>
    </style:style>
    <style:style style:name="T153" style:family="text">
      <style:text-properties officeooo:rsid="00119411"/>
    </style:style>
    <style:style style:name="T154" style:family="text">
      <style:text-properties officeooo:rsid="001375ae"/>
    </style:style>
    <style:style style:name="T155" style:family="text">
      <style:text-properties officeooo:rsid="001523b4"/>
    </style:style>
    <style:style style:name="T156" style:family="text">
      <style:text-properties style:text-underline-style="solid" style:text-underline-width="auto" style:text-underline-color="font-color"/>
    </style:style>
    <style:style style:name="T157" style:family="text">
      <style:text-properties style:text-underline-style="solid" style:text-underline-width="auto" style:text-underline-color="font-color" fo:font-weight="bold" fo:background-color="#008080" loext:char-shading-value="0" style:font-weight-asian="bold" style:font-weight-complex="bold"/>
    </style:style>
    <style:style style:name="T158" style:family="text">
      <style:text-properties style:text-underline-style="solid" style:text-underline-width="auto" style:text-underline-color="font-color" fo:font-weight="bold" fo:background-color="#ff0000" loext:char-shading-value="0" style:font-weight-asian="bold" style:font-weight-complex="bold"/>
    </style:style>
    <style:style style:name="T159" style:family="text">
      <style:text-properties style:text-underline-style="solid" style:text-underline-width="auto" style:text-underline-color="font-color" fo:font-weight="bold" fo:background-color="#c0c0c0" loext:char-shading-value="0" style:font-weight-asian="bold" style:font-weight-complex="bold"/>
    </style:style>
    <style:style style:name="T160" style:family="text">
      <style:text-properties style:text-underline-style="none"/>
    </style:style>
    <style:style style:name="T161" style:family="text">
      <style:text-properties officeooo:rsid="004e4eab"/>
    </style:style>
    <style:style style:name="T162" style:family="text">
      <style:text-properties style:text-position="super 58%"/>
    </style:style>
    <style:style style:name="T163" style:family="text">
      <style:text-properties style:text-position="super 58%" fo:language="nl" fo:country="NL" style:language-asian="nl" style:country-asian="NL" style:font-name-complex="Arial1" style:language-complex="ar" style:country-complex="SA"/>
    </style:style>
    <style:style style:name="T164" style:family="text">
      <style:text-properties officeooo:rsid="005f0545"/>
    </style:style>
    <style:style style:name="T165" style:family="text">
      <style:text-properties officeooo:rsid="006553d3"/>
    </style:style>
    <style:style style:name="T166" style:family="text">
      <style:text-properties officeooo:rsid="00688520"/>
    </style:style>
    <style:style style:name="T167" style:family="text">
      <style:text-properties officeooo:rsid="0069b7e6"/>
    </style:style>
    <style:style style:name="T168" style:family="text">
      <style:text-properties fo:font-weight="bold" style:font-weight-asian="bold" style:font-weight-complex="bold"/>
    </style:style>
    <style:style style:name="T169" style:family="text">
      <style:text-properties fo:font-weight="bold" officeooo:rsid="008ade3a" style:font-weight-asian="bold" style:font-weight-complex="bold"/>
    </style:style>
    <style:style style:name="T170" style:family="text">
      <style:text-properties officeooo:rsid="0071d5d8"/>
    </style:style>
    <style:style style:name="T171" style:family="text">
      <style:text-properties officeooo:rsid="007529ff"/>
    </style:style>
    <style:style style:name="T172" style:family="text">
      <style:text-properties officeooo:rsid="0078d35f"/>
    </style:style>
    <style:style style:name="T173" style:family="text">
      <style:text-properties style:font-name="Liberation Serif"/>
    </style:style>
    <style:style style:name="T174" style:family="text">
      <style:text-properties style:font-name="Liberation Serif" fo:language="nl" fo:country="NL" style:language-asian="nl" style:country-asian="NL" style:font-name-complex="Arial1" style:language-complex="ar" style:country-complex="SA"/>
    </style:style>
    <style:style style:name="T175" style:family="text">
      <style:text-properties style:font-name="Liberation Serif" fo:language="nl" fo:country="NL" style:language-asian="nl" style:country-asian="NL" style:font-name-complex="Calibri1" style:language-complex="ar" style:country-complex="SA"/>
    </style:style>
    <style:style style:name="T176" style:family="text">
      <style:text-properties style:font-name="Liberation Serif" fo:language="nl" fo:country="NL" style:text-underline-style="solid" style:text-underline-width="auto" style:text-underline-color="font-color" style:language-asian="nl" style:country-asian="NL" style:font-name-complex="Arial1" style:language-complex="ar" style:country-complex="SA"/>
    </style:style>
    <style:style style:name="T177" style:family="text">
      <style:text-properties style:font-name="Liberation Serif" style:text-underline-style="solid" style:text-underline-width="auto" style:text-underline-color="font-color"/>
    </style:style>
    <style:style style:name="T178" style:family="text">
      <style:text-properties style:text-position="sub 58%" fo:language="nl" fo:country="NL" style:language-asian="nl" style:country-asian="NL" style:font-name-complex="Arial1" style:language-complex="ar" style:country-complex="SA"/>
    </style:style>
    <style:style style:name="T179" style:family="text">
      <style:text-properties officeooo:rsid="007eda0f"/>
    </style:style>
    <style:style style:name="T180" style:family="text">
      <style:text-properties officeooo:rsid="007f6b96"/>
    </style:style>
    <style:style style:name="T181" style:family="text">
      <style:text-properties officeooo:rsid="007fe3a7"/>
    </style:style>
    <style:style style:name="T182" style:family="text">
      <style:text-properties officeooo:rsid="0027a54b"/>
    </style:style>
    <style:style style:name="T183" style:family="text">
      <style:text-properties officeooo:rsid="007ff67c"/>
    </style:style>
    <style:style style:name="T184" style:family="text">
      <style:text-properties officeooo:rsid="0081ea3c"/>
    </style:style>
    <style:style style:name="T185" style:family="text">
      <style:text-properties officeooo:rsid="00890ffc"/>
    </style:style>
    <style:style style:name="T186" style:family="text">
      <style:text-properties officeooo:rsid="008ade3a"/>
    </style:style>
    <style:style style:name="T187" style:family="text">
      <style:text-properties officeooo:rsid="008f388c"/>
    </style:style>
    <style:style style:name="T188" style:family="text">
      <style:text-properties officeooo:rsid="0094b329"/>
    </style:style>
    <style:style style:name="T189" style:family="text">
      <style:text-properties officeooo:rsid="0096ad57"/>
    </style:style>
    <style:style style:name="T190" style:family="text">
      <style:text-properties officeooo:rsid="009f1fec"/>
    </style:style>
    <style:style style:name="T191" style:family="text">
      <style:text-properties officeooo:rsid="00a01ca7"/>
    </style:style>
    <style:style style:name="T192" style:family="text">
      <style:text-properties officeooo:rsid="00a23d54"/>
    </style:style>
    <style:style style:name="T193" style:family="text">
      <style:text-properties officeooo:rsid="00a37cb8"/>
    </style:style>
    <style:style style:name="T194" style:family="text">
      <style:text-properties officeooo:rsid="00a593df"/>
    </style:style>
    <style:style style:name="T195" style:family="text">
      <style:text-properties officeooo:rsid="00a813e4"/>
    </style:style>
    <style:style style:name="T196" style:family="text">
      <style:text-properties officeooo:rsid="00aa4a9f"/>
    </style:style>
    <style:style style:name="T197" style:family="text">
      <style:text-properties officeooo:rsid="00aa848f"/>
    </style:style>
    <style:style style:name="T198" style:family="text">
      <style:text-properties officeooo:rsid="00ac062d"/>
    </style:style>
    <style:style style:name="T199" style:family="text">
      <style:text-properties officeooo:rsid="00af6be5"/>
    </style:style>
    <style:style style:name="T200" style:family="text">
      <style:text-properties officeooo:rsid="00b8430b"/>
    </style:style>
    <style:style style:name="T201" style:family="text">
      <style:text-properties officeooo:rsid="00d80261"/>
    </style:style>
    <style:style style:name="T202" style:family="text">
      <style:text-properties officeooo:rsid="00f0e139"/>
    </style:style>
    <style:style style:name="T203" style:family="text">
      <style:text-properties officeooo:rsid="00f21cde"/>
    </style:style>
    <style:style style:name="T204" style:family="text">
      <style:text-properties style:language-asian="nl" style:country-asian="NL" style:font-name-complex="Calibri1"/>
    </style:style>
    <style:style style:name="T205" style:family="text">
      <style:text-properties officeooo:rsid="00d00d32" style:language-asian="nl" style:country-asian="NL" style:font-name-complex="Calibri1"/>
    </style:style>
    <style:style style:name="T206" style:family="text">
      <style:text-properties officeooo:rsid="00fbec99"/>
    </style:style>
    <style:style style:name="T207" style:family="text">
      <style:text-properties officeooo:rsid="00fc331a"/>
    </style:style>
    <style:style style:name="T208" style:family="text">
      <style:text-properties officeooo:rsid="00ff7b67"/>
    </style:style>
    <style:style style:name="T209" style:family="text">
      <style:text-properties style:font-name="Calibri" fo:font-size="10pt" fo:language="nl" fo:country="NL" style:font-size-asian="10pt" style:language-asian="nl" style:country-asian="NL" style:font-name-complex="Calibri1" style:font-size-complex="10pt" style:language-complex="ar" style:country-complex="SA"/>
    </style:style>
    <style:style style:name="T210" style:family="text">
      <style:text-properties style:font-name="Calibri" fo:font-size="10pt" fo:language="nl" fo:country="NL" style:font-size-asian="10pt" style:language-asian="en" style:country-asian="US" style:font-name-complex="Calibri1" style:font-size-complex="10pt" style:language-complex="ar" style:country-complex="SA"/>
    </style:style>
    <style:style style:name="T211" style:family="text">
      <style:text-properties fo:color="#0000ff" style:font-name="Calibri" fo:font-size="10pt" fo:language="nl" fo:country="NL" style:text-underline-style="solid" style:text-underline-width="auto" style:text-underline-color="font-color" style:font-size-asian="10pt" style:language-asian="en" style:country-asian="US" style:font-name-complex="Calibri1" style:font-size-complex="10pt" style:language-complex="ar" style:country-complex="SA"/>
    </style:style>
    <style:style style:name="T212" style:family="text">
      <style:text-properties fo:color="#0000ff" fo:font-size="10pt" fo:language="nl" fo:country="NL" style:text-underline-style="solid" style:text-underline-width="auto" style:text-underline-color="font-color" style:font-size-asian="10pt" style:language-asian="en" style:country-asian="US" style:font-name-complex="Calibri1" style:font-size-complex="10pt" style:language-complex="ar" style:country-complex="SA"/>
    </style:style>
    <style:style style:name="T213" style:family="text">
      <style:text-properties fo:color="#0000ff" style:font-name="Liberation Serif" fo:font-size="10pt" fo:language="nl" fo:country="NL" style:text-underline-style="solid" style:text-underline-width="auto" style:text-underline-color="font-color" style:font-size-asian="10pt" style:language-asian="en" style:country-asian="US" style:font-name-complex="Calibri1" style:font-size-complex="10pt" style:language-complex="ar" style:country-complex="SA"/>
    </style:style>
    <style:style style:name="T214" style:family="text">
      <style:text-properties fo:color="#0000ff" style:font-name="Liberation Serif" fo:language="nl" fo:country="NL" style:text-underline-style="solid" style:text-underline-width="auto" style:text-underline-color="font-color" style:language-asian="en" style:country-asian="US" style:font-name-complex="Calibri1" style:language-complex="ar" style:country-complex="SA"/>
    </style:style>
    <style:style style:name="T215" style:family="text">
      <style:text-properties fo:font-size="10pt" fo:language="nl" fo:country="NL" style:font-size-asian="10pt" style:language-asian="nl" style:country-asian="NL" style:font-name-complex="Calibri1" style:font-size-complex="10pt" style:language-complex="ar" style:country-complex="SA"/>
    </style:style>
    <style:style style:name="T216" style:family="text">
      <style:text-properties fo:font-size="10pt" fo:language="nl" fo:country="NL" style:font-size-asian="10pt" style:language-asian="en" style:country-asian="US" style:font-name-complex="Calibri1" style:font-size-complex="10pt" style:language-complex="ar" style:country-complex="SA"/>
    </style:style>
    <style:style style:name="T217" style:family="text">
      <style:text-properties style:font-name="Liberation Serif"/>
    </style:style>
    <style:style style:name="T218" style:family="text">
      <style:text-properties style:font-name="Liberation Serif" fo:font-size="10pt" fo:language="nl" fo:country="NL" style:font-size-asian="10pt" style:language-asian="en" style:country-asian="US" style:font-name-complex="Calibri1" style:font-size-complex="10pt" style:language-complex="ar" style:country-complex="SA"/>
    </style:style>
    <style:style style:name="T219" style:family="text">
      <style:text-properties style:font-name="Liberation Serif" fo:language="nl" fo:country="NL" style:language-asian="nl" style:country-asian="NL" style:font-name-complex="Calibri1" style:language-complex="ar" style:country-complex="SA"/>
    </style:style>
    <style:style style:name="T220" style:family="text">
      <style:text-properties style:font-name="Liberation Serif" fo:language="nl" fo:country="NL" style:language-asian="nl" style:country-asian="NL" style:font-name-complex="Arial1" style:language-complex="ar" style:country-complex="SA"/>
    </style:style>
    <style:style style:name="T221" style:family="text">
      <style:text-properties style:font-name="Liberation Serif" fo:language="nl" fo:country="NL" style:text-underline-style="solid" style:text-underline-width="auto" style:text-underline-color="font-color" style:language-asian="nl" style:country-asian="NL" style:font-name-complex="Arial1" style:language-complex="ar" style:country-complex="SA"/>
    </style:style>
    <style:style style:name="T222" style:family="text">
      <style:text-properties style:font-name="Liberation Serif" fo:language="nl" fo:country="NL" style:language-asian="en" style:country-asian="US" style:font-name-complex="Calibri1" style:language-complex="ar" style:country-complex="SA"/>
    </style:style>
    <style:style style:name="T223" style:family="text">
      <style:text-properties style:font-name="Liberation Serif" style:text-underline-style="solid" style:text-underline-width="auto" style:text-underline-color="font-color"/>
    </style:style>
    <style:style style:name="T224" style:family="text">
      <style:text-properties style:font-name="Liberation Serif"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9">Extra informatie voor in computerprogramma</text:p>
      <text:p text:style-name="P14"/>
      <text:p text:style-name="P1"/>
      <text:p text:style-name="P15">Nog te doen </text:p>
      <text:list xml:id="list3943342176674630008" text:style-name="L2">
        <text:list-item>
          <text:list>
            <text:list-item>
              <text:p text:style-name="P543"><text:span text:style-name="T72">40-75 jaar nog aanpassen qua waarschijnlijkheid</text:span></text:p>
            </text:list-item>
            <text:list-item>
              <text:p text:style-name="P24">M/V in tabel zetten?</text:p>
            </text:list-item>
          </text:list>
        </text:list-item>
      </text:list>
      <text:p text:style-name="P1"/>
      <text:p text:style-name="P233"><text:span text:style-name="T208">&lt;ziekte&gt; </text:span>Moeheid/ziektegevoel als symptoomdiagnose</text:p>
      <text:p text:style-name="P1">Anamnese</text:p>
      <text:list xml:id="list918462544359153846" text:style-name="L3">
        <text:list-item>
          <text:p text:style-name="P30">Geen informatie beschikbaar</text:p>
        </text:list-item>
      </text:list>
      <text:p text:style-name="P33"/>
      <text:p text:style-name="P33">KO</text:p>
      <text:list xml:id="list1591572602942053501" text:style-name="L4">
        <text:list-item>
          <text:p text:style-name="P34">Geen informatie beschikbaar</text:p>
        </text:list-item>
      </text:list>
      <text:p text:style-name="P33"/>
      <text:p text:style-name="P33">TO</text:p>
      <text:list xml:id="list7465570837575357750" text:style-name="L5">
        <text:list-item>
          <text:p text:style-name="P35">Geen informatie beschikbaar</text:p>
        </text:list-item>
      </text:list>
      <text:p text:style-name="P33"/>
      <text:p text:style-name="P33">Hyperlink</text:p>
      <text:list xml:id="list8890542618265345464" text:style-name="L197">
        <text:list-item>
          <text:p text:style-name="P16">Geen informatie beschikbaar</text:p>
        </text:list-item>
      </text:list>
      <text:p text:style-name="P1"/>
      <text:p text:style-name="P233">Andere virusziekten</text:p>
      <text:p text:style-name="P33">Anamnese</text:p>
      <text:list xml:id="list8598772857677568407" text:style-name="L6">
        <text:list-item>
          <text:p text:style-name="P36">Geen informatie beschikbaar </text:p>
        </text:list-item>
      </text:list>
      <text:p text:style-name="P33"/>
      <text:p text:style-name="P33">KO</text:p>
      <text:list xml:id="list7861844950916970329" text:style-name="L7">
        <text:list-item>
          <text:p text:style-name="P37">Geen informatie beschikbaar </text:p>
        </text:list-item>
      </text:list>
      <text:p text:style-name="P33"/>
      <text:p text:style-name="P33">TO</text:p>
      <text:list xml:id="list7148640252323450838" text:style-name="L8">
        <text:list-item>
          <text:p text:style-name="P38">Geen informatie beschikbaar</text:p>
        </text:list-item>
      </text:list>
      <text:p text:style-name="P33">Hyperlink</text:p>
      <text:list xml:id="list2908681813452630102" text:style-name="L198">
        <text:list-item>
          <text:p text:style-name="P17">Geen informatie beschikbaar</text:p>
        </text:list-item>
      </text:list>
      <text:p text:style-name="P1"/>
      <text:p text:style-name="P233">Bovenste luchtweginfectie</text:p>
      <text:p text:style-name="P33">Anamnese</text:p>
      <text:list xml:id="list8941964178651112576" text:style-name="L9">
        <text:list-item>
          <text:p text:style-name="P39">Initiële symptomen zijn typisch keelpijn, malaise, lage koorts </text:p>
          <text:list>
            <text:list-item>
              <text:p text:style-name="P39">de typische symptomen van neusverstopping, rhinorree en hoest verschijnen binnen 24-48u </text:p>
            </text:list-item>
          </text:list>
        </text:list-item>
        <text:list-item>
          <text:p text:style-name="P39">Andere mogelijke klachten zijn: hoofdpijn, heesheid, lethargie, myalgieën </text:p>
        </text:list-item>
        <text:list-item>
          <text:p text:style-name="P39">Duur van de symptomen</text:p>
          <text:list>
            <text:list-item>
              <text:p text:style-name="P39">vaak significante of volledige verbetering na 7 dagen, duurt typisch 1-2 weken maar kan &gt; 3 weken duren. </text:p>
              <text:p text:style-name="P39"/>
            </text:list-item>
          </text:list>
        </text:list-item>
      </text:list>
      <text:p text:style-name="P33">KO</text:p>
      <text:list xml:id="list5836004346317297516" text:style-name="L10">
        <text:list-item>
          <text:p text:style-name="P40">Onderzoek de neus, keel en oren</text:p>
          <text:list>
            <text:list-item>
              <text:p text:style-name="P40">roodheid? </text:p>
            </text:list-item>
            <text:list-item>
              <text:p text:style-name="P40">Rhinorree?</text:p>
            </text:list-item>
            <text:list-item>
              <text:p text:style-name="P40">Bomberend trommelvlies? </text:p>
            </text:list-item>
            <text:list-item>
              <text:p text:style-name="P40">Gezichtspijn? </text:p>
            </text:list-item>
          </text:list>
        </text:list-item>
        <text:list-item>
          <text:p text:style-name="P40">Onderzoek de longen</text:p>
        </text:list-item>
        <text:list-item>
          <text:p text:style-name="P40">Sluit andere oorzaken uit </text:p>
          <text:list>
            <text:list-item>
              <text:p text:style-name="P40">respiratoire nood</text:p>
            </text:list-item>
            <text:list-item>
              <text:p text:style-name="P40"><text:soft-page-break/>epiglottitis</text:p>
            </text:list-item>
            <text:list-item>
              <text:p text:style-name="P40">kinkhoest</text:p>
            </text:list-item>
            <text:list-item>
              <text:p text:style-name="P40">meningitis</text:p>
            </text:list-item>
            <text:list-item>
              <text:p text:style-name="P40">tonsillitis (Tonsillaire zwelling en exsudaat?)</text:p>
            </text:list-item>
            <text:list-item>
              <text:p text:style-name="P40">streptokokken faryngitis of mononucleosis (cervicale adenopathie?)</text:p>
            </text:list-item>
            <text:list-item>
              <text:p text:style-name="P40">pneumonie (focale afwijkingen thv de longen?)</text:p>
            </text:list-item>
            <text:list-item>
              <text:p text:style-name="P47">bacteriële sinusitis</text:p>
            </text:list-item>
            <text:list-item>
              <text:p text:style-name="P47">otitis media </text:p>
            </text:list-item>
            <text:list-item>
              <text:p text:style-name="P47">allergische rhinitis</text:p>
            </text:list-item>
            <text:list-item>
              <text:p text:style-name="P47">vasomotorische rhinitis</text:p>
            </text:list-item>
          </text:list>
        </text:list-item>
      </text:list>
      <text:p text:style-name="P33"/>
      <text:p text:style-name="P33">TO</text:p>
      <text:list xml:id="list783008792817724537" text:style-name="L11">
        <text:list-item>
          <text:p text:style-name="P41">Voornamelijk een klinische diagnose, <text:span text:style-name="T153">technische onderzoeken niet nodig</text:span></text:p>
        </text:list-item>
        <text:list-item>
          <text:p text:style-name="P48"><text:span text:style-name="T154">T</text:span>echnische onderzoeken kunnen overwogen worden indien een andere diagnose wordt <text:span text:style-name="T154">vermoed.</text:span> </text:p>
        </text:list-item>
      </text:list>
      <text:p text:style-name="P49"/>
      <text:p text:style-name="P33">Hyperlink </text:p>
      <text:list xml:id="list2669945962045747779" text:style-name="L12">
        <text:list-item>
          <text:p text:style-name="P241">http://www.dynamed.com.gateway2.cdlh.be/topics/dmp~AN~T114537/Upper-respiratory-infection-URI-in-adults-and-adolescents</text:p>
        </text:list-item>
      </text:list>
      <text:p text:style-name="P1"/>
      <text:p text:style-name="P233"><text:span text:style-name="T154">A</text:span>cute infectieuze aandoening van de luchtwegen <text:span text:style-name="T155">(exclusief bovenste luchtwegen)</text:span></text:p>
      <text:p text:style-name="P50">Anamnese</text:p>
      <text:list xml:id="list6144088204195242273" text:style-name="L13">
        <text:list-item>
          <text:p text:style-name="P253">De arts vraagt naar:</text:p>
        </text:list-item>
        <text:list-item>
          <text:p text:style-name="P573">begin en duur van de klachten,</text:p>
        </text:list-item>
        <text:list-item>
          <text:p text:style-name="P574">hoest,</text:p>
        </text:list-item>
        <text:list-item>
          <text:p text:style-name="P574">sputumproductie en aspect,</text:p>
        </text:list-item>
        <text:list-item>
          <text:p text:style-name="P574">koorts of temperatuurverhoging (of -verlaging) (met en zonder medicatie),</text:p>
        </text:list-item>
        <text:list-item>
          <text:p text:style-name="P574">ademnood,</text:p>
        </text:list-item>
        <text:list-item>
          <text:p text:style-name="P574">pijn (al dan niet ademhalingsgebonden),</text:p>
        </text:list-item>
        <text:list-item>
          <text:p text:style-name="P574">andere symptomen: malaise, gewrichtsklachten, symptomen bovenste luchtweginfectie (neus- en keelklachten)...,</text:p>
        </text:list-item>
        <text:list-item>
          <text:p text:style-name="P574">comorbiditeit: neoplasie, hartziekten, nierziekten, leverziekten,longziekten, metabole ziekten,</text:p>
        </text:list-item>
        <text:list-item>
          <text:p text:style-name="P574">medicatiegebruik (recent antibioticagebruik !),</text:p>
        </text:list-item>
        <text:list-item>
          <text:p text:style-name="P574">vaccinatiestatus: pneumokok, griep,</text:p>
        </text:list-item>
        <text:list-item>
          <text:p text:style-name="P574">rookgewoonten,</text:p>
        </text:list-item>
        <text:list-item>
          <text:p text:style-name="P575">veranderde mentale status,</text:p>
        </text:list-item>
        <text:list-item>
          <text:p text:style-name="P254">Eveneens van belang zijn sociaal-economische status, vroegere opnames voor pneumonie, recent verblijf in het buitenland, contact met tbc-patiënten,intensief contact met vogels of vee, blootstelling aan airconditioning of watersystemen</text:p>
        </text:list-item>
      </text:list>
      <text:p text:style-name="P29"/>
      <text:p text:style-name="P51">KO</text:p>
      <text:list xml:id="list1477922376615578416" text:style-name="L14">
        <text:list-item>
          <text:p text:style-name="P256">Virale infecties moeten onderscheiden worden van bacteriële infecties. Elimineer streptokokkentonsillitis <text:span text:style-name="T157">1</text:span> , maxillaire sinusitis <text:span text:style-name="T157">2</text:span> en andere bacteriële ziekten. Let op de algemene toestand van de patiënt en identificeer gecompliceerde gevallen.</text:p>
          <text:list>
            <text:list-item>
              <text:p text:style-name="P256">Mond en farynx: peritonsillaire zwelling is een teken van een abces</text:p>
            </text:list-item>
            <text:list-item>
              <text:p text:style-name="P256">Nek</text:p>
              <text:list>
                <text:list-item>
                  <text:p text:style-name="P257">Vergrote lymfeklieren (adenovirus, mononucleosis, streptokokken)</text:p>
                </text:list-item>
                <text:list-item>
                  <text:p text:style-name="P257">Pijnlijke schildklier: subacute thyroiditis is een zeldzame oorzaak van een pijnlijke keel <text:span text:style-name="T157">4</text:span> .</text:p>
                </text:list-item>
              </text:list>
            </text:list-item>
          </text:list>
        </text:list-item>
        <text:list-item>
          <text:p text:style-name="P259">De arts verricht het volgende onderzoek:</text:p>
          <text:list>
            <text:list-item>
              <text:p text:style-name="P578">NKO-onderzoek,</text:p>
            </text:list-item>
            <text:list-item>
              <text:p text:style-name="P255"><text:soft-page-break/>inspectie van de ademhaling, ademhalingsfrequentie,</text:p>
            </text:list-item>
            <text:list-item>
              <text:p text:style-name="P255">palpatie en percussie,</text:p>
            </text:list-item>
            <text:list-item>
              <text:p text:style-name="P255">longauscultatie,</text:p>
            </text:list-item>
            <text:list-item>
              <text:p text:style-name="P266">meet <text:span text:style-name="T106">de expiratoire piekstroom indien de patiënt een piepende ademhaling of dyspneu heeft</text:span></text:p>
            </text:list-item>
            <text:list-item>
              <text:p text:style-name="P266">bloeddruk en pols</text:p>
            </text:list-item>
            <text:list-item>
              <text:p text:style-name="P266">temperatuur </text:p>
            </text:list-item>
            <text:list-item>
              <text:p text:style-name="P266">mentale status</text:p>
            </text:list-item>
          </text:list>
        </text:list-item>
      </text:list>
      <text:p text:style-name="P260"/>
      <text:p text:style-name="P260">TO</text:p>
      <text:list xml:id="list4533456746971998658" text:style-name="L15">
        <text:list-item>
          <text:p text:style-name="P261">Anamnese en klinisch onderzoek laten toe de diagnose lage luchtweginfectie te stellen. Essentieel hierbij is het uitsluiten van pneumonie (zie pneumonie). Om met zekerheid de diagnose 'community acquired pneumonia' te stellen, is een longfoto nodig.</text:p>
        </text:list-item>
        <text:list-item>
          <text:p text:style-name="P261">Overweeg laboratoriumtests indien de resultaten invloed kunnen hebben op de behandelingsbeslissingen</text:p>
          <text:list>
            <text:list-item>
              <text:p text:style-name="P258">Het gebruik van een CRP assay om behandelingsbeslissingen te ondersteunen, vermindert het voorschrijven van antimicrobiële geneesmiddelen bij infecties van de lagere luchtwegen en bij sinusitis<text:span text:style-name="T158">B</text:span> .</text:p>
            </text:list-item>
            <text:list-item>
              <text:p text:style-name="P579">Neem bij vermoedelijke tonsillitis een bacterieel uitstrijkje van de keel (bij voorkeur een streptokokkenkweek).</text:p>
            </text:list-item>
            <text:list-item>
              <text:p text:style-name="P579">Doe bij vermoedelijke mononucleosis een snelle test of een Epstein-Barr virus serologie <text:span text:style-name="T157">5</text:span> .</text:p>
            </text:list-item>
          </text:list>
        </text:list-item>
      </text:list>
      <text:p text:style-name="P51"/>
      <text:p text:style-name="P51">Hyperlink </text:p>
      <text:list xml:id="list4449614109225925313" text:style-name="L16">
        <text:list-item>
          <text:p text:style-name="P242">https://www.ebmpracticenet.be/nl/paginas/default.aspx?ebmid=ebm00006</text:p>
        </text:list-item>
        <text:list-item>
          <text:p text:style-name="P242">https://www.ebmpracticenet.be/nl/paginas/default.aspx?ebmid=ebm0010b</text:p>
        </text:list-item>
      </text:list>
      <text:p text:style-name="P1"/>
      <text:p text:style-name="P233">Acute bronchitis/bronchiolitis</text:p>
      <text:p text:style-name="P52">Anamnese</text:p>
      <text:list xml:id="list1444103711414615620" text:style-name="L17">
        <text:list-item>
          <text:p text:style-name="P55">Er is een aanzienlijke overlapping in symptomen met een bovenste luchtweginfectie. </text:p>
          <text:list>
            <text:list-item>
              <text:p text:style-name="P53">zie acute infectieuze aandoening van de luchtwegen</text:p>
            </text:list-item>
          </text:list>
        </text:list-item>
        <text:list-item>
          <text:p text:style-name="P55">Mogelijke symptomen zijn </text:p>
          <text:list>
            <text:list-item>
              <text:p text:style-name="P55">hoest (al dan niet productief)</text:p>
            </text:list-item>
            <text:list-item>
              <text:p text:style-name="P55">sputum</text:p>
            </text:list-item>
            <text:list-item>
              <text:p text:style-name="P55">dyspnee d'effort</text:p>
            </text:list-item>
            <text:list-item>
              <text:p text:style-name="P55">wheezing, ronchi of andere tekens van obstructie</text:p>
            </text:list-item>
          </text:list>
        </text:list-item>
        <text:list-item>
          <text:p text:style-name="P55">Mogelijke bijkomstige symptomen van een verkoudheid </text:p>
          <text:list>
            <text:list-item>
              <text:p text:style-name="P55"><text:s/>koorts, zere keel, nasale congestie, neusloop</text:p>
            </text:list-item>
          </text:list>
        </text:list-item>
      </text:list>
      <text:p text:style-name="P52"/>
      <text:p text:style-name="P52">KO</text:p>
      <text:list xml:id="list5037764181874920695" text:style-name="L18">
        <text:list-item>
          <text:p text:style-name="P56">milde koorts is mogelijk</text:p>
        </text:list-item>
        <text:list-item>
          <text:p text:style-name="P56">onderzoek NKO-gebied</text:p>
          <text:list>
            <text:list-item>
              <text:p text:style-name="P56">rhinitis of pharyngitis.</text:p>
            </text:list-item>
            <text:list-item>
              <text:p text:style-name="P56">conjunctivitis of otitis media?</text:p>
            </text:list-item>
            <text:list-item>
              <text:p text:style-name="P56">Lymfadenopathie?</text:p>
            </text:list-item>
          </text:list>
        </text:list-item>
        <text:list-item>
          <text:p text:style-name="P56">Longen</text:p>
          <text:list>
            <text:list-item>
              <text:p text:style-name="P56">wheezing, ronchi, verlengd expirium, andere tekens obstructie?</text:p>
            </text:list-item>
            <text:list-item>
              <text:p text:style-name="P56">Eventuele bronchiale hyperreactiviteit?</text:p>
            </text:list-item>
          </text:list>
        </text:list-item>
      </text:list>
      <text:p text:style-name="P52"/>
      <text:p text:style-name="P52">TO</text:p>
      <text:list xml:id="list4396094329423943707" text:style-name="L19">
        <text:list-item>
          <text:p text:style-name="P57">stel de diagnose bij patiënten met hoest, respiratoire symptomen en geen tekens van <text:span text:style-name="T185">een </text:span>pneumonie. Beeldvorming of labo-onderzoek is niet nodig voor de meeste patiënten met <text:soft-page-break/>ongecompliceerde acute bronchitis</text:p>
        </text:list-item>
      </text:list>
      <text:p text:style-name="P52"/>
      <text:p text:style-name="P52">Hyperlink </text:p>
      <text:list xml:id="list8535927581515448814" text:style-name="L20">
        <text:list-item>
          <text:p text:style-name="P8"><text:a xlink:type="simple" xlink:href="https://www.ebmpracticenet.be/nl/paginas/default.aspx?ebmid=ebm0010b" text:style-name="Internet_20_link" text:visited-style-name="Visited_20_Internet_20_Link"><text:span text:style-name="T173">https://www.ebmpracticenet.be/nl/paginas/default.aspx?ebmid=ebm0010b</text:span></text:a></text:p>
        </text:list-item>
        <text:list-item>
          <text:p text:style-name="P243">http://www.dynamed.com.gateway2.cdlh.be/topics/dmp~AN~T113814/Acute-bronchitis</text:p>
        </text:list-item>
      </text:list>
      <text:p text:style-name="P58"/>
      <text:p text:style-name="P233">Sinusitis: acuut</text:p>
      <text:p text:style-name="P59">Anamnese</text:p>
      <text:list xml:id="list1035893184805692115" text:style-name="L21">
        <text:list-item>
          <text:p text:style-name="P267"><text:span text:style-name="T179">S</text:span>ymptomen </text:p>
          <text:list>
            <text:list-item>
              <text:p text:style-name="P54"><text:span text:style-name="T108">p</text:span><text:span text:style-name="T107">urulente neusloop,hoofd- of gelaatspijn en druk- of kloppijn ter hoogte van de sinussen. </text:span></text:p>
            </text:list-item>
            <text:list-item>
              <text:p text:style-name="P267">postnasale drip, pijn aan de bovenste tanden of pijn bij het vooroverbuigen kunnen rhinosinusitis doen vermoeden.</text:p>
            </text:list-item>
          </text:list>
        </text:list-item>
        <text:list-item>
          <text:p text:style-name="P269">Acute frontale sinusitis</text:p>
          <text:list>
            <text:list-item>
              <text:p text:style-name="P270">moet worden vermoed als een patiënt hoofdpijn <text:span text:style-name="T180">of aangezichtspijn</text:span> heeft in het gebied van de frontale sinus.</text:p>
            </text:list-item>
            <text:list-item>
              <text:p text:style-name="P272">Frontale hoofdpijn kan voorafgegaan zijn door rinitis en andere bovenste luchtwegsymptomen</text:p>
            </text:list-item>
            <text:list-item>
              <text:p text:style-name="P272">Er kan ook een voorgeschiedenis van duiken of vliegen zijn.</text:p>
            </text:list-item>
            <text:list-item>
              <text:p text:style-name="P272">Purulente loopneus die zich hetzij als etterende rinitis of als constante postnasale drup manifesteert</text:p>
            </text:list-item>
            <text:list-item>
              <text:p text:style-name="P272">Verminderd reukvermogen</text:p>
            </text:list-item>
            <text:list-item>
              <text:p text:style-name="P272">Langdurig hoesten, rinitis of verstopte neus<text:span text:style-name="T182"> </text:span></text:p>
            </text:list-item>
            <text:list-item>
              <text:p text:style-name="P273">Symptomen en tekenen die wijzen op complicaties</text:p>
            </text:list-item>
            <text:list-item>
              <text:p text:style-name="P593">Aantasting van de algemene toestand</text:p>
            </text:list-item>
            <text:list-item>
              <text:p text:style-name="P593">Intense pijn</text:p>
            </text:list-item>
            <text:list-item>
              <text:p text:style-name="P593">Voelbare massa op het voorhoofd</text:p>
            </text:list-item>
            <text:list-item>
              <text:p text:style-name="P593">Ooglidoedeem</text:p>
            </text:list-item>
            <text:list-item>
              <text:p text:style-name="P593">Dubbel zien of pijn bij oogbewegingen</text:p>
            </text:list-item>
            <text:list-item>
              <text:p text:style-name="P593">Neurologische symptomen (zoals verwardheid, verminderd bewustzijn, meningisme)</text:p>
            </text:list-item>
          </text:list>
        </text:list-item>
        <text:list-item>
          <text:p text:style-name="P274">Acute ethmoidale sinusitis</text:p>
          <text:list>
            <text:list-item>
              <text:p text:style-name="P274"><text:span text:style-name="T183">A</text:span>angezichtspijn, vooral rond de ogen en thv de wangen</text:p>
            </text:list-item>
            <text:list-item>
              <text:p text:style-name="P576">Pijn die uitstraalt naar de hoektanden en kiezen van de bovenkaak</text:p>
            </text:list-item>
            <text:list-item>
              <text:p text:style-name="P576">Purulente neusloop, dat zich manifesteert als rhinorroe of postnasale drip</text:p>
            </text:list-item>
            <text:list-item>
              <text:p text:style-name="P576">Langdurig hoesten (vooral 's ochtends), rhinitis of verstopte neus</text:p>
            </text:list-item>
            <text:list-item>
              <text:p text:style-name="P576">Hyposmie</text:p>
            </text:list-item>
          </text:list>
        </text:list-item>
        <text:list-item>
          <text:p text:style-name="P275">Acute maxillaire sinusitis</text:p>
          <text:list>
            <text:list-item>
              <text:p text:style-name="P271">kiespijn in de bovenste hoek- of kiestanden.</text:p>
            </text:list-item>
            <text:list-item>
              <text:p text:style-name="P268"><text:span text:style-name="T181">Bij kind: vermoed dit bij l</text:span>angdurige purulente rinitis, hoofdpijn en hoesten 10-14 dagen na een virale luchtwegeninfectie, vooral indien de symptomen verergeren na de initiële fase van herstel </text:p>
            </text:list-item>
          </text:list>
        </text:list-item>
      </text:list>
      <text:p text:style-name="P1"/>
      <text:p text:style-name="P59">KO</text:p>
      <text:list xml:id="list6506094208073601424" text:style-name="L22">
        <text:list-item>
          <text:p text:style-name="P60"><text:span text:style-name="T111">Anamnese</text:span><text:span text:style-name="T107"> en klinisch onderzoek alleen laten niet toe met zekerheid de diagnose van acute rhinosinusitis te stellen. Het onderscheid met een gewone verkoudheid en in mindere mate met allergische en/of hyperreactieve rhinitis is op louter klinische basis bijzonder moeilijk.</text:span></text:p>
        </text:list-item>
        <text:list-item>
          <text:p text:style-name="P276">acute frontale sinusitis</text:p>
          <text:list>
            <text:list-item>
              <text:p text:style-name="P276">Gevoeligheid bij palpatie van het gebied van de basis van de frontale sinus</text:p>
            </text:list-item>
            <text:list-item>
              <text:p text:style-name="P276">Afscheiding in overeenstemming met rinitis, mucosaal oedeem en erytheem zijn zichtbaar in de neus</text:p>
            </text:list-item>
            <text:list-item>
              <text:p text:style-name="P276">Purulente afscheiding zichtbaar in de middelste nasale meatus</text:p>
            </text:list-item>
            <text:list-item>
              <text:p text:style-name="P276">Mogelijk etterende postnasale drip</text:p>
            </text:list-item>
          </text:list>
        </text:list-item>
        <text:list-item>
          <text:p text:style-name="P277"><text:soft-page-break/>Acute ethmoidale sinusitis</text:p>
          <text:list>
            <text:list-item>
              <text:p text:style-name="P277">zowel neusloop als mucosaal oedeem en erytheem</text:p>
            </text:list-item>
            <text:list-item>
              <text:p text:style-name="P277">purulente afscheiding in de nasale meatus</text:p>
            </text:list-item>
            <text:list-item>
              <text:p text:style-name="P277">purulente postnasale afscheiding</text:p>
            </text:list-item>
          </text:list>
        </text:list-item>
      </text:list>
      <text:p text:style-name="P59"/>
      <text:p text:style-name="P59">TO</text:p>
      <text:list xml:id="list4670441707660894911" text:style-name="L23">
        <text:list-item>
          <text:p text:style-name="P61">bij vol<text:span text:style-name="T112">wassenen</text:span></text:p>
          <text:list>
            <text:list-item>
              <text:p text:style-name="P278">Om het beleid te bepalen, is <text:span text:style-name="T184">een</text:span> klinisch vermoeden samen met een inschatting van de ernst van de toestand van de patiënt, doorgaans voldoende. Verder technisch onderzoek is meestal niet nodig.</text:p>
            </text:list-item>
            <text:list-item>
              <text:p text:style-name="P278">Rx</text:p>
              <text:list>
                <text:list-item>
                  <text:p text:style-name="P278">Met conventionele radiologie kan vooral de maxillaire sinus in het licht worden gesteld</text:p>
                </text:list-item>
                <text:list-item>
                  <text:p text:style-name="P278"><text:span text:style-name="T184">De beste keuze om </text:span>bij een patiënt met onduidelijke klachten of symptomen die mogelijk samenhangen met acute rhinosinusitis, de diagnose verder uit te sluiten. <text:span text:style-name="T184">E</text:span>en normaal radiografisch beeld bij een lage voorkans sluit rhinosinusitis quasi uit. </text:p>
                </text:list-item>
                <text:list-item>
                  <text:p text:style-name="P279">Acute frontale sinusitis</text:p>
                  <text:list>
                    <text:list-item>
                      <text:p text:style-name="P279">Een diagnose, vermoed op basis van de symptomen en bevindingen, moet worden bevestigd door middel van een Rx </text:p>
                    </text:list-item>
                  </text:list>
                </text:list-item>
              </text:list>
            </text:list-item>
            <text:list-item>
              <text:p text:style-name="P280">CT scan </text:p>
              <text:list>
                <text:list-item>
                  <text:p text:style-name="P280">CT-scan laat een goede beoordeling toe van alle sinussen, dus ook van ethmoïdale en sfenoïdale sinussen</text:p>
                </text:list-item>
                <text:list-item>
                  <text:p text:style-name="P280">Indien men aan de hand van beeldvorming het verdere beleid wil bepalen.</text:p>
                </text:list-item>
              </text:list>
            </text:list-item>
            <text:list-item>
              <text:p text:style-name="P281">Echografie</text:p>
              <text:list>
                <text:list-item>
                  <text:p text:style-name="P281">acute sinusitis maxillaris</text:p>
                  <text:list>
                    <text:list-item>
                      <text:p text:style-name="P281">Echografie van de sinussen <text:span text:style-name="T157">3</text:span> (foto's <text:span text:style-name="T159">1</text:span> <text:span text:style-name="T159">2</text:span> ) is een relatief betrouwbare diagnostisch onderzoek bij volwassenen en kinderen ouder dan 7 jaar, maar vereist kritische observatie, ervaring en soms feedback door een kaakholtepunctie <text:span text:style-name="T158">A</text:span> .</text:p>
                    </text:list-item>
                  </text:list>
                </text:list-item>
              </text:list>
            </text:list-item>
            <text:list-item>
              <text:p text:style-name="P282">MRI</text:p>
              <text:list>
                <text:list-item>
                  <text:p text:style-name="P282">MR heeft in het kader van sinuspathologie enkel een plaats bij weke weefselpathologie zoals sinustumoren.</text:p>
                </text:list-item>
              </text:list>
            </text:list-item>
          </text:list>
        </text:list-item>
        <text:list-item>
          <text:p text:style-name="P283">Bij kinderen </text:p>
          <text:list>
            <text:list-item>
              <text:p text:style-name="P283">Beeldvorming is niet aanbevolen voor de diagnose van acute sinusitis bij kinderen omdat mucosaal oedeem van uiteenlopende ernst vaak voorkomt, zelfs bij gezonde kinderen. Onnodige beeldvormende onderzoeken moeten worden vermeden omdat kinderen gevoelig zijn aan bestraling</text:p>
            </text:list-item>
            <text:list-item>
              <text:p text:style-name="P295">CT scan </text:p>
              <text:list>
                <text:list-item>
                  <text:p text:style-name="P62"><text:span text:style-name="T113">wordt in de consensus enkel aanbevolen bij een kind met acute </text:span><text:span text:style-name="T107">rhinosinusitis dat zeer ernstig ziek is, bij acuut ziek-zijn zonder beterschap met medicatie binnen de 48 tot 72 uur, bij verminderde immuuncompetentie of bij vermoeden van complicaties. </text:span></text:p>
                </text:list-item>
              </text:list>
            </text:list-item>
            <text:list-item>
              <text:p text:style-name="P296">Rx </text:p>
              <text:list>
                <text:list-item>
                  <text:p text:style-name="P297">Bij jonge kinderen is conventionele radiografie niet betrouwbaar. Bij kinderen ouder dan zes jaar kan het gebruik van gewone radiologie soms nuttig zijn om de diagnose uit te sluiten.</text:p>
                </text:list-item>
              </text:list>
            </text:list-item>
          </text:list>
        </text:list-item>
      </text:list>
      <text:p text:style-name="P59"/>
      <text:p text:style-name="P59">Hyperlink </text:p>
      <text:list xml:id="list3857248346916729453" text:style-name="L24">
        <text:list-item>
          <text:p text:style-name="P284">https://www.ebmpracticenet.be/nl/paginas/default.aspx?ebmid=ebm0011b</text:p>
        </text:list-item>
        <text:list-item>
          <text:p text:style-name="P284">https://www.ebmpracticenet.be/nl/paginas/default.aspx?ebmid=ebm00872</text:p>
        </text:list-item>
        <text:list-item>
          <text:p text:style-name="P544"><text:a xlink:type="simple" xlink:href="https://www.ebmpracticenet.be/nl/paginas/default.aspx?ebmid=ebm00870" text:style-name="Internet_20_link" text:visited-style-name="Visited_20_Internet_20_Link"><text:span text:style-name="T2">https://www.ebmpracticenet.be/nl/paginas/default.aspx?ebmid=ebm00870</text:span></text:a></text:p>
        </text:list-item>
        <text:list-item>
          <text:p text:style-name="P244">https://www.ebmpracticenet.be/nl/paginas/default.aspx?ebmid=ebm00611</text:p>
        </text:list-item>
      </text:list>
      <text:p text:style-name="P1"/>
      <text:p text:style-name="P233">Sinusitis: chronisch</text:p>
      <text:p text:style-name="P63"><text:soft-page-break/>Anamnese</text:p>
      <text:list xml:id="list3360855341970357665" text:style-name="L25">
        <text:list-item>
          <text:p text:style-name="P285">De volgende symptomen met een duur van meer dan 12 weken wijzen op chronische sinusitis</text:p>
          <text:list>
            <text:list-item>
              <text:p text:style-name="P285">oedeem van het neusslijmvlies en geblokkeerde of verstopte neus,</text:p>
            </text:list-item>
            <text:list-item>
              <text:p text:style-name="P285">rinitis of verhoogde postnasale drup,</text:p>
            </text:list-item>
            <text:list-item>
              <text:p text:style-name="P286">aangezichtspijn of gevoel van druk,</text:p>
            </text:list-item>
            <text:list-item>
              <text:p text:style-name="P286">verminderd reukvermogen.</text:p>
            </text:list-item>
          </text:list>
        </text:list-item>
        <text:list-item>
          <text:p text:style-name="P286">Acute infecties kunnen voorkomen</text:p>
          <text:p text:style-name="P298"/>
        </text:list-item>
      </text:list>
      <text:p text:style-name="P64">KO</text:p>
      <text:list xml:id="list4228755116562661129" text:style-name="L26">
        <text:list-item>
          <text:p text:style-name="P299">Bij klinisch onderzoek kunnen de volgende conclusies worden getrokken:</text:p>
          <text:list>
            <text:list-item>
              <text:p text:style-name="P302">erythemateus neusslijmvlies met overvloedige afscheiding en oedeem</text:p>
              <text:list>
                <text:list-item>
                  <text:p text:style-name="P65"><text:span text:style-name="T107">Afscheidingen worden niet noodzakelijkerwijs opgehouden, </text:span><text:span text:style-name="T108">oedeem en erytheem van het neus- en sinusslijmvlies zijn vaak de enige tekenen van ontsteking</text:span></text:p>
                </text:list-item>
              </text:list>
            </text:list-item>
            <text:list-item>
              <text:p text:style-name="P303">droog, korstig slijmvlies dat gemakkelijk bloedt</text:p>
            </text:list-item>
            <text:list-item>
              <text:p text:style-name="P303">afscheidingen in de middelnasale meatus</text:p>
            </text:list-item>
            <text:list-item>
              <text:p text:style-name="P303">congestieve neusademhaling</text:p>
            </text:list-item>
            <text:list-item>
              <text:p text:style-name="P303">poliepen.</text:p>
            </text:list-item>
          </text:list>
        </text:list-item>
      </text:list>
      <text:p text:style-name="P63"/>
      <text:p text:style-name="P63">TO</text:p>
      <text:list xml:id="list7725031712192797219" text:style-name="L27">
        <text:list-item>
          <text:p text:style-name="P300">Elke retentie van afscheidingen in de sinus kan worden gedetecteerd door een sinus Rx of echografie.</text:p>
        </text:list-item>
        <text:list-item>
          <text:p text:style-name="P340">Een bovenkaakpunctie levert vaak handige aanvullende informatie op in het geval van langdurige sinussymptomen.</text:p>
          <text:list>
            <text:list-item>
              <text:p text:style-name="P66"><text:span text:style-name="T107">Bij een bacteriecultuur kunnen microben groeien die inconsistent zijn met de microbiële etiologie van de maxillaire sinusitis, zoals </text:span><text:span text:style-name="T139">Pseudomonas</text:span><text:span text:style-name="T107"> en </text:span><text:span text:style-name="T139">S.aureus</text:span><text:span text:style-name="T107">.</text:span></text:p>
            </text:list-item>
            <text:list-item>
              <text:p text:style-name="P340">Irrigatie levert vaak alleen helder slijm op en de bacteriecultuur zal in dat geval negatief zijn.</text:p>
            </text:list-item>
          </text:list>
        </text:list-item>
        <text:list-item>
          <text:p text:style-name="P340">Onderzoeken in gespecialiseerde gezondheidszorg zijn ook een nasale endoscopie en vaak een CT-scan van de sinussen.</text:p>
          <text:p text:style-name="P594"/>
        </text:list-item>
      </text:list>
      <text:p text:style-name="P63">Hyperlink</text:p>
      <text:list xml:id="list1248370512217798290" text:style-name="L28">
        <text:list-item>
          <text:p text:style-name="P301">https://www.ebmpracticenet.be/nl/paginas/default.aspx?ebmid=ebm0011b</text:p>
        </text:list-item>
        <text:list-item>
          <text:p text:style-name="P245">https://www.ebmpracticenet.be/nl/paginas/default.aspx?ebmid=ebm00871</text:p>
        </text:list-item>
      </text:list>
      <text:p text:style-name="P1"/>
      <text:p text:style-name="P233">Influenza exclusief pneumonie</text:p>
      <text:p text:style-name="P67">Anamnese</text:p>
      <text:list xml:id="list1512676918352412180" text:style-name="L29">
        <text:list-item>
          <text:p text:style-name="P68"><text:span text:style-name="T114">De duur </text:span><text:span text:style-name="T112">van grote symptomen is gewoonlijk 3-8 dagen.</text:span></text:p>
        </text:list-item>
        <text:list-item>
          <text:p text:style-name="P287">Influenza begint plotseling bij volwassenen en de symptomen zijn ernstig, zoals hoge koorts, koude rillingen, hoofdpijn, spierpijn, malaise en droge hoest. Rhinitis is zeldzaam in het vroege stadium van de ziekte.</text:p>
        </text:list-item>
        <text:list-item>
          <text:p text:style-name="P287">Bijna alle getroffen kinderen hebben koorts, maar de meerderheid vertoont daarnaast rhinitis bij aanvang van de ziekte. Koortsstuipen kunnen ook een vroege indicatie zijn.</text:p>
        </text:list-item>
        <text:list-item>
          <text:p text:style-name="P287">De meest voorkomende complicaties bij volwassenen zijn longontsteking en maxillaire sinusitis en de verergering van astma, COPD en chronische bronchitis. </text:p>
        </text:list-item>
        <text:list-item>
          <text:p text:style-name="P68"><text:span text:style-name="T112">De meest voorkomende complicatie bij kinderen is acute otitis media, die bij ongeveer 40% van kinderen jonger dan 3 jaar voorkom</text:span><text:span text:style-name="T107">t.</text:span></text:p>
        </text:list-item>
      </text:list>
      <text:p text:style-name="P67"/>
      <text:p text:style-name="P67">KO</text:p>
      <text:list xml:id="list5061373654728191959" text:style-name="L30">
        <text:list-item>
          <text:p text:style-name="P69"><text:span text:style-name="T112">C</text:span><text:span text:style-name="T107">fr. anamnese</text:span></text:p>
        </text:list-item>
      </text:list>
      <text:p text:style-name="P67"/>
      <text:p text:style-name="P67">TO</text:p>
      <text:list xml:id="list5327309545581759208" text:style-name="L31">
        <text:list-item>
          <text:p text:style-name="P288"><text:soft-page-break/>Een plotseling ontstaan ​​van koorts en een droge hoest zijn suggestief voor influenza. Tijdens een epidemie kan de diagnose enkel op basis van deze elementen al worden gesteld <text:span text:style-name="T158">B</text:span> .</text:p>
        </text:list-item>
        <text:list-item>
          <text:p text:style-name="P288">Bij kinderen is het moeilijker om influenza te onderscheiden van andere virale luchtweginfecties op basis van de klinische presentatie alleen, omdat verscheidene andere virussen, die een soortgelijk ziektebeeld kunnen produceren, vaak optreden tijdens een influenza-epidemie.</text:p>
        </text:list-item>
        <text:list-item>
          <text:p text:style-name="P70"><text:span text:style-name="T107">V</text:span><text:span text:style-name="T112">erschillende snelle diagnostische influenzatests zijn beschikbaar, waarvan de resultaten in slechts 10-30 minuten beschikbaar zijn. De tests kunnen ofwel A- en B-virussen identificeren (niet altijd in staat om onderscheid te maken tussen beide), ofwel alleen A-virussen. De specificiteit van de test is goed, maar de gevoeligheid is slechter dan bij gewone laboratoriumtests. Een negatieve test kan influenza dus niet uitsluiten.</text:span></text:p>
        </text:list-item>
        <text:list-item>
          <text:p text:style-name="P289">Veel testmethodes, gebaseerd op de polymerasekettingreactie (PCR), worden aangeboden voor gebruik. De gevoeligheid en specificiteit van deze tests is zeer goed en, naast virus A en B, kunnen ze virus A-subtypes identificeren. Deze tests spelen echter slechts een kleine rol bij klinische beslissingen in de eerste lijn; het gebruik is gereserveerd voor het bepalen van een epidemiologische situatie en de behandeling van ernstig zieke ziekenhuispatiënten.</text:p>
        </text:list-item>
        <text:list-item>
          <text:p text:style-name="P289">Zelfs als snelle diagnostische tests beschikbaar zijn, is het niet verplicht om een test uit te voeren in de eerste lijn meer dan 48 uur na het begin van de symptomen, omdat medicamenteuze therapie geen grote invloed zal hebben op de duur van de besmetting. Patiënten die ernstige symptomen vertonen of gevoelig zijn voor complicaties zijn een uitzondering, net zoals hun nauwe contacten.</text:p>
        </text:list-item>
      </text:list>
      <text:p text:style-name="P67"/>
      <text:p text:style-name="P67">Hyperlink</text:p>
      <text:list xml:id="list8633002336508851746" text:style-name="L32">
        <text:list-item>
          <text:p text:style-name="P341">https://www.ebmpracticenet.be/nl/paginas/default.aspx?ebmid=ebm00015 <text:tab/></text:p>
        </text:list-item>
      </text:list>
      <text:p text:style-name="P1"/>
      <text:p text:style-name="P233">Acute tonsillitis</text:p>
      <text:p text:style-name="P71">Anamnese </text:p>
      <text:list xml:id="list7072062749327593810" text:style-name="L33">
        <text:list-item>
          <text:p text:style-name="P290">de duur van de pijn: indien de pijn langer dan drie dagen aanwezig is, is de kans op een antibioticumeffect gering. Keelpijn die langer dan 7 dagen aanhoudt, kan andere oorzaken hebben (omgevingsfactoren, roken);</text:p>
        </text:list-item>
        <text:list-item>
          <text:p text:style-name="P290">het verloop van de klachten: progressief toename of geleidelijke afname?</text:p>
        </text:list-item>
        <text:list-item>
          <text:p text:style-name="P290">de symptomen: algemene ziektetekenen (ander ziektegevoel dan gewoonlijk, prikkelbaarheid, niet-pluisgevoel), hoesten (afwezigheid van hoesten maakt bacteriële infectie waarschijnlijker), koorts (temperatuur ≥ 38,5°C rectaal gemeten), speekselloop, slikpijn of problemen om de mond te openen (cave: abcesvorming (peritonsillair abces)), moeheid die langer dan 7 dagen aanhoudt (mononucleosis infectiosa, leukemie), ademhalingsmoeilijkheden (epiglottitis), neusloop (bijna altijd viraal), buikpijn bij kinderen (kan wijzen op een streptokokkenangina), toxisch uitzicht;</text:p>
        </text:list-item>
        <text:list-item>
          <text:p text:style-name="P290">bij vermoeden van soi: navragen of er orogenitaal contact heeft plaatsgevonden.</text:p>
        </text:list-item>
      </text:list>
      <text:p text:style-name="P291"/>
      <text:p text:style-name="P71"/>
      <text:p text:style-name="P71">KO </text:p>
      <text:list xml:id="list1179797495245164415" text:style-name="L34">
        <text:list-item>
          <text:p text:style-name="P292">meten van de temperatuur (rilkoorts kan wijzen op een ernstige bacteriële infectie), bloeddruk en pols;</text:p>
        </text:list-item>
        <text:list-item>
          <text:p text:style-name="P292">bij vermoeden van mononucleosis infectiosa of leukemie: onderzoek van de klieren, lever, milt;</text:p>
        </text:list-item>
        <text:list-item>
          <text:p text:style-name="P292">inspectie van mond- en keelholte op aanwezigheid van:</text:p>
          <text:list>
            <text:list-item>
              <text:p text:style-name="P293">beslag op de tonsillen (wijst niet per definitie op een bacteriële infectie), peri-tonsillair oedeem, problemen bij openen mond (trismus),</text:p>
            </text:list-item>
            <text:list-item>
              <text:p text:style-name="P293">uni-/bilateraal infiltraat (unilateraal bv. bij angina van Plaut-Vincent en peritonsillair abces),</text:p>
            </text:list-item>
            <text:list-item>
              <text:p text:style-name="P293">verplaatsing van uvula en/of verplaatsing van tonsil naar mediaal (abces),</text:p>
            </text:list-item>
            <text:list-item>
              <text:p text:style-name="P293"><text:soft-page-break/>erosie of ulceratie: aften, herpes,</text:p>
            </text:list-item>
            <text:list-item>
              <text:p text:style-name="P293">enkel faryngitis en/of ook ontsteking van tonsillen,</text:p>
            </text:list-item>
            <text:list-item>
              <text:p text:style-name="P293">petechiën: mononucleosis infectiosa, streptokokken, stafylokokken, meningokokken.</text:p>
            </text:list-item>
          </text:list>
        </text:list-item>
        <text:list-item>
          <text:p text:style-name="P293">palpatie van de nek op aanwezigheid van:</text:p>
          <text:list>
            <text:list-item>
              <text:p text:style-name="P293">gezwollen en/of drukpijnlijke klieren in de hals,</text:p>
            </text:list-item>
            <text:list-item>
              <text:p text:style-name="P293">vergrote lymfeklieren op andere plaatsen dan submandibulair (kan wijzen op mononucleosis),</text:p>
            </text:list-item>
            <text:list-item>
              <text:p text:style-name="P293">vergrote, pijnlijke schildklier (kan wijzen op subacute thyreoïditis),</text:p>
            </text:list-item>
            <text:list-item>
              <text:p text:style-name="P293">andere infectiehaarden: sinussen, oren, tanden, onderste luchtwegen.</text:p>
            </text:list-item>
          </text:list>
        </text:list-item>
        <text:list-item>
          <text:p text:style-name="P293">inspectie van de huid:</text:p>
          <text:list>
            <text:list-item>
              <text:p text:style-name="P293">peri-orale bleekheid, kersrode tonsillen, frambozentong, exantheem en teken van Pastia (rode strepen in liezen en okselplooien) kunnen wijzen op roodvonk (scarlatina),</text:p>
            </text:list-item>
            <text:list-item>
              <text:p text:style-name="P293">bij vermoeden van mononucleosis infectiosa of leukemie is verder onderzoek van de klieren, lever en milt aangewezen,</text:p>
            </text:list-item>
            <text:list-item>
              <text:p text:style-name="P293">huidskleur (cyanose?),</text:p>
            </text:list-item>
            <text:list-item>
              <text:p text:style-name="P74"><text:span text:style-name="T112">op petechiën bij een ernstig zieke patiënt</text:span><text:span text:style-name="T107">.</text:span></text:p>
            </text:list-item>
          </text:list>
        </text:list-item>
        <text:list-item>
          <text:p text:style-name="P292">Ooglidoedeem: mononucleose ? <text:span text:style-name="T157">3</text:span></text:p>
        </text:list-item>
        <text:list-item>
          <text:p text:style-name="P292">Andere infectiehaarden: sinussen, oren, tanden, onderste luchtwegen</text:p>
        </text:list-item>
      </text:list>
      <text:p text:style-name="P71"/>
      <text:p text:style-name="P71">TO</text:p>
      <text:list xml:id="list321205201781220866" text:style-name="L35">
        <text:list-item>
          <text:p text:style-name="P72"><text:span text:style-name="T115">Ee</text:span><text:span text:style-name="T112">n keeluitstrijkje (voor keelkweek) of sneltest wordt afgenomen van patiënten die duidelijke symptomen van tonsillitis vertonen zonder andere respiratoire symptomen (die gewoonlijk wijzen op een virale infectie zoals rinitis, hoest, heesheid).</text:span></text:p>
        </text:list-item>
        <text:list-item>
          <text:p text:style-name="P294">Streptokokkenkweek of sneltest voor de detectie van streptokokken is het belangrijkste onderzoek. Een klinische beoordeling is niet nauwkeurig om de microbiële oorsprong te bepalen.</text:p>
        </text:list-item>
        <text:list-item>
          <text:p text:style-name="P294">Een keelkweek wordt afgenomen en onderzocht bij patiënten met een pijnlijke keel indien een infectie, veroorzaakt door groep A-streptokokken, wordt vermoed op basis van de symptoomscore (minstens 2 symptoom punten).</text:p>
          <text:list>
            <text:list-item>
              <text:p text:style-name="P342">Voorgeschiedenis van of gemeten temperatuur <text:span text:style-name="T156">&gt;</text:span><text:span text:style-name="T160"> 38°C<text:tab/><text:tab/>1 pt</text:span></text:p>
            </text:list-item>
            <text:list-item>
              <text:p text:style-name="P534">De afwezigheid van hoesten <text:tab/><text:tab/><text:tab/><text:tab/><text:tab/>1 pt</text:p>
            </text:list-item>
            <text:list-item>
              <text:p text:style-name="P534">Gevoelige voorste cervicale adenopathie<text:tab/><text:tab/><text:tab/>1 pt</text:p>
            </text:list-item>
            <text:list-item>
              <text:p text:style-name="P534">Tonsillaire zwelling of exsudaat<text:tab/><text:tab/><text:tab/><text:tab/><text:tab/>1 pt</text:p>
            </text:list-item>
            <text:list-item>
              <text:p text:style-name="P534">Leeftijd jonger dan 15 jaar<text:tab/><text:tab/><text:tab/><text:tab/><text:tab/>1 pt</text:p>
            </text:list-item>
            <text:list-item>
              <text:p text:style-name="P534">Leeftijd ouder dan 45 jaar<text:tab/><text:tab/><text:tab/><text:tab/><text:tab/>– 1 pt </text:p>
            </text:list-item>
          </text:list>
        </text:list-item>
      </text:list>
      <text:p text:style-name="P73"/>
      <text:p text:style-name="P71">Hyperlink </text:p>
      <text:list xml:id="list3730763418139387478" text:style-name="L36">
        <text:list-item>
          <text:p text:style-name="P545"><text:a xlink:type="simple" xlink:href="https://www.ebmpracticenet.be/nl/paginas/default.aspx?ebmid=ebm00007" text:style-name="Internet_20_link" text:visited-style-name="Visited_20_Internet_20_Link"><text:span text:style-name="T1">https://www.ebmpracticenet.be/nl/paginas/default.aspx?ebmid=ebm00007</text:span></text:a></text:p>
        </text:list-item>
        <text:list-item>
          <text:p text:style-name="P478"><text:span text:style-name="T156">https://www.ebmpracticenet.be/nl/paginas/default.aspx?ebmid=ebm0119b</text:span></text:p>
        </text:list-item>
      </text:list>
      <text:p text:style-name="P1"/>
      <text:p text:style-name="P233">Pneumonie</text:p>
      <text:p text:style-name="P75">Anamnese</text:p>
      <text:list xml:id="list4298848480612914791" text:style-name="L37">
        <text:list-item>
          <text:p text:style-name="P76"><text:span text:style-name="T116">K</text:span><text:span text:style-name="T117">oorts</text:span></text:p>
        </text:list-item>
        <text:list-item>
          <text:p text:style-name="P262">Hoesten</text:p>
        </text:list-item>
        <text:list-item>
          <text:p text:style-name="P262">Tachypneu en/of ademhalingsmoeilijkheden (respiratoire symptomen kunnen, vooral in het begin van de ziekte, misleidend licht zijn)</text:p>
        </text:list-item>
        <text:list-item>
          <text:p text:style-name="P262">Scherpe pijn op de borstkas of buikpijn (schoolgaande kinderen); kan een significant symptoom zijn, zelfs indien het kort van duur is (anamnese)</text:p>
        </text:list-item>
        <text:list-item>
          <text:p text:style-name="P262">Verslechtering van de algemene conditie; dit kan zich bij jonge kinderen manifesteren als lethargie, apathie, slecht eten, huilen en niet gepakt willen worden.</text:p>
        </text:list-item>
      </text:list>
      <text:p text:style-name="P75"/>
      <text:p text:style-name="P75">KO</text:p>
      <text:list xml:id="list5666891219914070120" text:style-name="L38">
        <text:list-item>
          <text:p text:style-name="P77"><text:soft-page-break/><text:span text:style-name="T116">Tac</text:span><text:span text:style-name="T117">hypneu/ademhalingsmoeilijkheden</text:span></text:p>
        </text:list-item>
        <text:list-item>
          <text:p text:style-name="P263">Tachycardie</text:p>
        </text:list-item>
        <text:list-item>
          <text:p text:style-name="P263">Focale of diffuse (fijne) crepitaties</text:p>
        </text:list-item>
        <text:list-item>
          <text:p text:style-name="P263">Afgenomen ademgeluiden</text:p>
        </text:list-item>
        <text:list-item>
          <text:p text:style-name="P263">Doffe percussie</text:p>
        </text:list-item>
        <text:list-item>
          <text:p text:style-name="P263">Intercostale retracties</text:p>
        </text:list-item>
        <text:list-item>
          <text:p text:style-name="P263">Neusvleugelen</text:p>
        </text:list-item>
        <text:list-item>
          <text:p text:style-name="P263">Verlengde expiratoire fase en/of expiratoir piepende ademhaling</text:p>
        </text:list-item>
        <text:list-item>
          <text:p text:style-name="P263">Hypoxie (zuurstofsaturatie &lt; 95%) is een teken van een ernstige ziekte.</text:p>
        </text:list-item>
        <text:list-item>
          <text:p text:style-name="P264">De afwezigheid van tachycardie, tachypneu, en koorts ( ≥ 37,8 °C) doet de kans op pneumonie sterk dalen. </text:p>
        </text:list-item>
        <text:list-item>
          <text:p text:style-name="P264">Bij patiënten ouder dan 65 zijn deze tekenen niet altijd betrouwbaar. <text:s/>Een normale mentale status en een normale longauscultatie geven hier meer zekerheid.</text:p>
          <text:list>
            <text:list-item>
              <text:p text:style-name="P265">Bij een stille infectie kunnen hoesten, koorts, pijn en focale tekenen afwezig zijn. Dit maakt het bij oudere patiënten moeilijker om pneumonie uit te sluiten. Lethargie, zwakheid, anorexie, braken, vallen, buikpijn, incontinentiekunnen wijzen op een acuut infectieus proces. Enkel tachypneu blijft een ‘goede’ indicator voor een eventuele pneumonie. </text:p>
            </text:list-item>
          </text:list>
        </text:list-item>
        <text:list-item>
          <text:p text:style-name="P78"><text:span text:style-name="T118">Een p</text:span><text:span text:style-name="T117">neumonie wordt waarschijnlijker als bij symptomen van lageluchtweginfectie één van deze factoren aanwezig is:</text:span></text:p>
          <text:list>
            <text:list-item>
              <text:p text:style-name="P79"><text:span text:style-name="T117">(</text:span><text:span text:style-name="T107">nieuwe) </text:span><text:span text:style-name="T117">focale tekenen bij longauscultatie,</text:span></text:p>
            </text:list-item>
            <text:list-item>
              <text:p text:style-name="P265">Risicofactoren voor ernstige ziekte (&gt;40 °C en tachycardie en/of tachypneu),</text:p>
            </text:list-item>
            <text:list-item>
              <text:p text:style-name="P265">comorbiditeit.</text:p>
            </text:list-item>
          </text:list>
        </text:list-item>
      </text:list>
      <text:p text:style-name="P75"/>
      <text:p text:style-name="P75">TO </text:p>
      <text:list xml:id="list3226447499692651407" text:style-name="L39">
        <text:list-item>
          <text:p text:style-name="P603">Rx</text:p>
          <text:list>
            <text:list-item>
              <text:p text:style-name="P604">Voor de diagnose van CAP (community acquired pneumonia) is een longfoto nodig,</text:p>
            </text:list-item>
            <text:list-item>
              <text:p text:style-name="P343">Patiënten met een vermoede pneumonie die behoren tot risicoklasse I (of hogere risicoklasse enkel omwille van de leeftijd) met een voorspelde mortaliteit kleiner dan 0,5%,kunnen eventueel zonder verder technisch onderzoek (RX, labo) in eigen beheer worden behandeld. De arts beslist hetzij of technisch onderzoek nodig is, hetzij of een behandeling meteen wordt ingesteld.</text:p>
            </text:list-item>
            <text:list-item>
              <text:p text:style-name="P344">Een Rx thorax moet worden overwogen bij alle ernstig zieke kinderen</text:p>
            </text:list-item>
          </text:list>
        </text:list-item>
        <text:list-item>
          <text:p text:style-name="P345">Gevalideerde hulpmiddelen kunnen deze beslissing ondersteunen,maar vervangen anamnestische en klinische overwegingen van de arts niet. </text:p>
        </text:list-item>
        <text:list-item>
          <text:p text:style-name="P346">Labo-onderzoek</text:p>
          <text:list>
            <text:list-item>
              <text:p text:style-name="P346">Bloedbeeld en CRP moeten niet routinematig worden bepaald bij een kind met een vermoeden van pneumonie dat er goed uitziet.</text:p>
            </text:list-item>
            <text:list-item>
              <text:p text:style-name="P577">Gestegen leucocytose (&gt; 15 × 10 <text:span text:style-name="T162">9</text:span>/l) en CRP &gt; 60-100 mg/l zijn suggestief voor een bacteriële etiologie (pneumokokken), maar lage waarden sluiten de mogelijkheid van een bacteriële infectie niet op een betrouwbare wijze uit.</text:p>
            </text:list-item>
            <text:list-item>
              <text:p text:style-name="P346">Een sneltest voor influenza wordt als passend beschouwd tijdens een epidemie.</text:p>
            </text:list-item>
          </text:list>
        </text:list-item>
        <text:list-item>
          <text:p text:style-name="P346">Rx-thorax en labo-onderzoek</text:p>
          <text:list>
            <text:list-item>
              <text:p text:style-name="P345">Bij alle andere <text:span text:style-name="T161">risicoklassen bij volwassenen</text:span> is technisch onderzoek vereist om hun risico preciezer in te schatten. Zij kunnen in eigen beheer verder worden opgevolgd, mits er door middel van RX-thorax en labo-onderzoek een volledige diagnostiek en risico-inschatting gebeurt. <text:s/>Patiënten die behoren tot risicoklassen IV en V volgens Fine dienen absoluut gehospitaliseerd te worden.</text:p>
            </text:list-item>
          </text:list>
        </text:list-item>
      </text:list>
      <text:p text:style-name="P75"/>
      <text:p text:style-name="P75">Hyperlink</text:p>
      <text:list xml:id="list6647985840355676904" text:style-name="L40">
        <text:list-item>
          <text:p text:style-name="P246">https://www.ebmpracticenet.be/nl/paginas/default.aspx?ebmid=ebm0010b</text:p>
        </text:list-item>
        <text:list-item>
          <text:p text:style-name="P246">https://www.ebmpracticenet.be/nl/paginas/default.aspx?ebmid=ebm00620</text:p>
        </text:list-item>
      </text:list>
      <text:p text:style-name="P1"><text:soft-page-break/></text:p>
      <text:p text:style-name="P233">Mononucleosis infectiosa</text:p>
      <text:p text:style-name="P1">Anamnese</text:p>
      <text:list xml:id="list8519412249859347882" text:style-name="L41">
        <text:list-item>
          <text:p text:style-name="P80">Symptomen zijn leeftijdsafhankelijk</text:p>
          <text:list>
            <text:list-item>
              <text:p text:style-name="P80">Voor de schoolleeftijd: bijna altijd symptoomloos</text:p>
            </text:list-item>
            <text:list-item>
              <text:p text:style-name="P80">15-25 jaar: meestal klinische tekens.</text:p>
            </text:list-item>
            <text:list-item>
              <text:p text:style-name="P80">&gt; 30 jaar: zeldzame infectie maar groter risico op complicaties.</text:p>
            </text:list-item>
            <text:list-item>
              <text:p text:style-name="P81">Spontaan herstel wordt meestal binnen 2 weken opgemerkt. Koorts kan soms 4-6 weken aanhouden.</text:p>
            </text:list-item>
          </text:list>
        </text:list-item>
        <text:list-item>
          <text:p text:style-name="P80">Symptomen</text:p>
          <text:list>
            <text:list-item>
              <text:p text:style-name="P80">hoge koorts</text:p>
            </text:list-item>
            <text:list-item>
              <text:p text:style-name="P80">tonsillitis</text:p>
            </text:list-item>
            <text:list-item>
              <text:p text:style-name="P80">veralgemeende gezwollen lymfeklieren of milt</text:p>
            </text:list-item>
            <text:list-item>
              <text:p text:style-name="P80">hepatitis</text:p>
            </text:list-item>
            <text:list-item>
              <text:p text:style-name="P80">oedeem van de oogleden (bij 15%)</text:p>
            </text:list-item>
            <text:list-item>
              <text:p text:style-name="P80">prodromaal symptoom</text:p>
            </text:list-item>
            <text:list-item>
              <text:p text:style-name="P80">kleine erythemateuze huidvlekjes, kan uitgelokt worden bij patiënten behandeld met amoxicilline (foto 1 ).</text:p>
            </text:list-item>
          </text:list>
        </text:list-item>
      </text:list>
      <text:p text:style-name="P1">KO</text:p>
      <text:list xml:id="list752930188664934595" text:style-name="L42">
        <text:list-item>
          <text:p text:style-name="P82">cfr. Anamnese</text:p>
        </text:list-item>
      </text:list>
      <text:p text:style-name="P1">TO</text:p>
      <text:list xml:id="list5685945331242663019" text:style-name="L43">
        <text:list-item>
          <text:p text:style-name="P83">Test bij klinisch vermoeden</text:p>
          <text:list>
            <text:list-item>
              <text:p text:style-name="P83">bloedbeeld met differentiatie van de witte bloedcellen</text:p>
              <text:list>
                <text:list-item>
                  <text:p text:style-name="P83">typische stijging van mononucleaire cellen</text:p>
                </text:list-item>
                <text:list-item>
                  <text:p text:style-name="P83">Thrombocytopenie en granulocytopenie komen vrij vaak voor.</text:p>
                </text:list-item>
                <text:list-item>
                  <text:p text:style-name="P83">Soms is het bloedbeeld ten onrechte verhoogd en stijgt het vermoeden van een kwaadaardige, hematologische ziekte.</text:p>
                </text:list-item>
              </text:list>
            </text:list-item>
            <text:list-item>
              <text:p text:style-name="P83">Een positieve sneltest in samenhang met een typisch klinisch beeld verschaft een redelijk betrouwbare diagnose bij jong volwassenen. Bij een derde van patiënten jonger dan 10 jaar en bij een vijfde van de patiënten ouder dan 30 jaar zal de sneltest negatief blijven.</text:p>
            </text:list-item>
            <text:list-item>
              <text:p text:style-name="P83">EBV IgM</text:p>
              <text:list>
                <text:list-item>
                  <text:p text:style-name="P83">Als een definitieve bevestiging van de diagnose belangrijk is, of diagnostisch in de beginfase.</text:p>
                </text:list-item>
              </text:list>
            </text:list-item>
          </text:list>
        </text:list-item>
        <text:list-item>
          <text:p text:style-name="P83">Andere laboratoriumtests zijn alleen nodig voor een differentiaaldiagnose.</text:p>
        </text:list-item>
      </text:list>
      <text:p text:style-name="P1">Hyperlink</text:p>
      <text:list xml:id="list7563356462805937183" text:style-name="L44">
        <text:list-item>
          <text:p text:style-name="P546"><text:a xlink:type="simple" xlink:href="https://www.ebmpracticenet.be/nl/paginas/default.aspx?ebmid=ebm00014#refs" office:target-frame-name="_top" xlink:show="replace" text:style-name="Internet_20_link" text:visited-style-name="Visited_20_Internet_20_Link"><text:span text:style-name="T14">https://www.ebmpracticenet.be/nl/paginas/default.aspx?ebmid=ebm00014#refs</text:span></text:a></text:p>
        </text:list-item>
      </text:list>
      <text:p text:style-name="P1"/>
      <text:p text:style-name="P233">Otitis media acuta/myringitis</text:p>
      <text:p text:style-name="P84">Anamnese</text:p>
      <text:list xml:id="list3455706254526396145" text:style-name="L45">
        <text:list-item>
          <text:p text:style-name="P347">Oorpijn en een verstopt gevoel in het oor</text:p>
        </text:list-item>
        <text:list-item>
          <text:p text:style-name="P85"><text:span text:style-name="T107">Effusie van het middenoor kan gehoorverlies veroorzaken </text:span><text:span text:style-name="T134">D</text:span><text:span text:style-name="T107"> .</text:span></text:p>
        </text:list-item>
        <text:list-item>
          <text:p text:style-name="P350">Bij kinderen </text:p>
          <text:list>
            <text:list-item>
              <text:p text:style-name="P88"><text:span text:style-name="T110">AOM </text:span><text:span text:style-name="T109">(= acute otitis media)</text:span><text:span text:style-name="T110"> veroorzaakt geen specifieke symptomen. Het is moeilijk om oorpijn bij een klein kind te beoordelen, bijvoorbeeld, trekken aan de oren komt vaak voor tijdens een gewone verkoudheid.</text:span></text:p>
            </text:list-item>
          </text:list>
          <text:p text:style-name="P86"/>
        </text:list-item>
      </text:list>
      <text:p text:style-name="P84">KO</text:p>
      <text:list xml:id="list695160031466131480" text:style-name="L46">
        <text:list-item>
          <text:p text:style-name="P89"><text:span text:style-name="T107">Het is essentieel dat de clinicus in staat is om de onderdelen van het trommelvlies te herkennen (de steel van het gehoorbeentje, umbo, lichtreflex; foto </text:span><text:span text:style-name="T135">4</text:span><text:span text:style-name="T107"> ).</text:span></text:p>
        </text:list-item>
        <text:list-item>
          <text:p text:style-name="P580">De positie, doorzichtigheid, kleur en mobiliteit van het trommelvlies moet worden geobserveerd.</text:p>
          <text:list>
            <text:list-item>
              <text:p text:style-name="P87"><text:span text:style-name="T107">Het trommelvlies is ondoorschijnend of troebel en meestal rood, </text:span><text:span text:style-name="T109">maar roodheid alleen is </text:span><text:soft-page-break/><text:span text:style-name="T109">geen diagnostische bevinding </text:span><text:span text:style-name="T107">(foto </text:span><text:span text:style-name="T135">3</text:span><text:span text:style-name="T107"> ).</text:span></text:p>
            </text:list-item>
            <text:list-item>
              <text:p text:style-name="P348">De criteria voor acute otitis media (AOM) zijn</text:p>
              <text:list>
                <text:list-item>
                  <text:p text:style-name="P351">middenooreffusie</text:p>
                </text:list-item>
                <text:list-item>
                  <text:p text:style-name="P98"><text:span text:style-name="T107">opgeblazen, mat, geelachtig trommelvlies met gestoorde of afwezige lichtreflex (foto's </text:span><text:span text:style-name="T135">1</text:span><text:span text:style-name="T107"> </text:span><text:span text:style-name="T135">2</text:span><text:span text:style-name="T107"> )</text:span></text:p>
                </text:list-item>
                <text:list-item>
                  <text:p text:style-name="P351">tekens en symptomen van een acute infectie.</text:p>
                </text:list-item>
              </text:list>
            </text:list-item>
          </text:list>
        </text:list-item>
        <text:list-item>
          <text:p text:style-name="P316">Het minimale materiaal voor de diagnose bestaat uit een krachtige pneumatische otoscoop die een luchtdichte afsluiting kan creëren en verschillende specula van variabele afmetingen. Een vrij dure kopstuk van een operatie-otoscoop, dat gemakkelijk aan te brengen is op het handvat, moet beschikbaar zijn om cerumen onder direct zicht te kunnen verwijderen.</text:p>
          <text:p text:style-name="P349"/>
        </text:list-item>
      </text:list>
      <text:p text:style-name="P84">TO</text:p>
      <text:list xml:id="list5913478812890336029" text:style-name="L47">
        <text:list-item>
          <text:p text:style-name="P585">Tympanometrie</text:p>
          <text:list>
            <text:list-item>
              <text:p text:style-name="P590"><text:span text:style-name="T107">Tympanometrie </text:span><text:span text:style-name="T134">B</text:span><text:span text:style-name="T107"> moet uitgevoerd worden voor otoscopie en vooraleer de gehoorgang schoon te maken. </text:span></text:p>
            </text:list-item>
            <text:list-item>
              <text:p text:style-name="P591"><text:span text:style-name="T107">De mobiliteit van het trommelvlies is verstoord bij onderzoek met een pneumatische otoscoop van voldoende omvang. Een tympanometrie </text:span><text:span text:style-name="T136">3</text:span><text:span text:style-name="T107"> is een betrouwbaar hulpmiddel bij de diagnose.</text:span></text:p>
            </text:list-item>
          </text:list>
        </text:list-item>
      </text:list>
      <text:p text:style-name="P84"/>
      <text:p text:style-name="P84">Hyperlink</text:p>
      <text:list xml:id="list8921478706695444089" text:style-name="L48">
        <text:list-item>
          <text:p text:style-name="P247">https://www.ebmpracticenet.be/nl/paginas/default.aspx?ebmid=ebm00849</text:p>
        </text:list-item>
        <text:list-item>
          <text:p text:style-name="P247">https://www.ebmpracticenet.be/nl/paginas/default.aspx?ebmid=ebm00936</text:p>
        </text:list-item>
      </text:list>
      <text:p text:style-name="P1"/>
      <text:p text:style-name="P233">Acute laryngitis/tracheïtis</text:p>
      <text:p text:style-name="P99">Anamnese</text:p>
      <text:list xml:id="list974627287847550311" text:style-name="L49">
        <text:list-item>
          <text:p text:style-name="P352">De symptomen van laryngitis zijn plotse droge, hese, doffe, "blaffende" hoest, inspiratoir piepen in associatie met huilen, en luidruchtige, moeilijke inspiratie (stridor).</text:p>
        </text:list-item>
        <text:list-item>
          <text:p text:style-name="P352">Bij patiënten met terugkerende laryngitis, kan de ernst van de eerdere episodes de ernst van de huidige episode voorspellen .</text:p>
        </text:list-item>
        <text:list-item>
          <text:p text:style-name="P352">Een bacteriële infectie (pneumonie, bacteriële tracheïtis, epiglottitis) moet worden vermoed als de koorts hoog blijft, de algemene gezondheid achteruit gaat en er geen respons is op de toegediende medicatie.</text:p>
        </text:list-item>
      </text:list>
      <text:p text:style-name="P99"/>
      <text:p text:style-name="P99">KO</text:p>
      <text:list xml:id="list7110183973032589915" text:style-name="L50">
        <text:list-item>
          <text:p text:style-name="P353">Probeer de ernst van ademhalingsmoeilijkheden en bewegingen van de borstwand te observeren als het kind rustig is en niet huilt. Het beste moment kan het begin van de consultatie zijn, voor het kind begint te huilen "door het zien van een witte jas ".</text:p>
          <text:list>
            <text:list-item>
              <text:p text:style-name="P355">Indien inspiratoire stridor in rust aanwezig is, verwijs naar het ziekenhuis.</text:p>
            </text:list-item>
          </text:list>
        </text:list-item>
        <text:list-item>
          <text:p text:style-name="P605">De oxygenatie moet steeds worden gecontroleerd met pulsoximetrie als het kind ademhalingsmoeilijkheden heeft, en het moet indien nodig bijkomende zuurstof krijgen (zuurstofsaturatie minder dan 95%).</text:p>
          <text:list>
            <text:list-item>
              <text:p text:style-name="P621">Zelfs een milde stoornis in de oxygenatie, in samenhang met inspiratoire moeilijkheden, kan een teken zijn van dreigend respiratoir falen (ventilatiestoornis).</text:p>
            </text:list-item>
          </text:list>
        </text:list-item>
        <text:list-item>
          <text:p text:style-name="P605">Om retracties van de intercostale ruimtes en/of fossa jugularis te herkennen, moet het kind voldoende uitgekleed worden.</text:p>
        </text:list-item>
      </text:list>
      <text:p text:style-name="P99"/>
      <text:p text:style-name="P99">TO</text:p>
      <text:list xml:id="list1123129571046924718" text:style-name="L51">
        <text:list-item>
          <text:p text:style-name="P354">Dringende laboratoriumtests of Rx zijn niet nodig bij ongecompliceerde laryngitis.</text:p>
        </text:list-item>
      </text:list>
      <text:p text:style-name="P99"/>
      <text:p text:style-name="P99">Hyperlink</text:p>
      <text:list xml:id="list7143595699114438319" text:style-name="L52">
        <text:list-item>
          <text:p text:style-name="P248">https://www.ebmpracticenet.be/nl/paginas/default.aspx?ebmid=ebm00615</text:p>
        </text:list-item>
      </text:list>
      <text:p text:style-name="P1"/>
      <text:p text:style-name="P1"><text:soft-page-break/></text:p>
      <text:p text:style-name="P233">Hypertrofie/chronische infectie tonsillen/adenoïd</text:p>
      <text:p text:style-name="P100">Anamnese </text:p>
      <text:list xml:id="list301362601710929472" text:style-name="L53">
        <text:list-item>
          <text:p text:style-name="P42">Geen informatie beschikbaar</text:p>
        </text:list-item>
      </text:list>
      <text:p text:style-name="P43"/>
      <text:p text:style-name="P100">KO</text:p>
      <text:list xml:id="list154402732187236" text:continue-list="list918462544359153846" text:style-name="L3">
        <text:list-item>
          <text:p text:style-name="P31">Geen informatie beschikbaar</text:p>
        </text:list-item>
      </text:list>
      <text:p text:style-name="P43"/>
      <text:p text:style-name="P100">TO</text:p>
      <text:list xml:id="list154402733200889" text:continue-numbering="true" text:style-name="L3">
        <text:list-item>
          <text:p text:style-name="P31">Geen informatie beschikbaar</text:p>
        </text:list-item>
      </text:list>
      <text:p text:style-name="P43"/>
      <text:p text:style-name="P100">Hyperlink</text:p>
      <text:list xml:id="list7020268105092889315" text:style-name="L199">
        <text:list-item>
          <text:p text:style-name="P19">Geen informatie beschikbaar</text:p>
        </text:list-item>
      </text:list>
      <text:p text:style-name="P1"/>
      <text:p text:style-name="P233">Depressie</text:p>
      <text:p text:style-name="P1">Anamnese</text:p>
      <text:list xml:id="list9164837339380269504" text:style-name="L54">
        <text:list-item>
          <text:p text:style-name="P101">Stap 1: <text:s/>wees alert <text:s/>(grade 1c)</text:p>
        </text:list-item>
        <text:list-item>
          <text:p text:style-name="P101">Stap 2: stel bij vermoeden van depressie twee oriënterende vragen en exploreer verder bij positief antwoord op één van beide (GRADE 1B):</text:p>
          <text:list>
            <text:list-item>
              <text:p text:style-name="P101">Ben je de laatste maand in je dagelijks leven frequent gehinderd door depressieve gevoelens of hopeloosheid?</text:p>
            </text:list-item>
            <text:list-item>
              <text:p text:style-name="P101">Ben je de voorbije maand frequent gehinderd geweest door weinig interesse of weinig plezier in de dingen die je deed?</text:p>
            </text:list-item>
          </text:list>
        </text:list-item>
        <text:list-item>
          <text:p text:style-name="P101">Stap 3: Stel een diagnostisch landschap op en verzamel argumenten voor of tegen de diagnose depressie door het stellen van volgende vragen (GCP):</text:p>
          <text:list>
            <text:list-item>
              <text:p text:style-name="P101">Zijn er ernstige en/of levensbedreigende behandelbare psychiatrische aandoeningen anders dan depressie aanwezig?</text:p>
            </text:list-item>
            <text:list-item>
              <text:p text:style-name="P101">Zijn er andere, behandelbare somatische problemen die zich met depressieve klachten kunnen aandienen?</text:p>
            </text:list-item>
            <text:list-item>
              <text:p text:style-name="P101">Zijn er behandelbare psychische of psychiatrische problemen die met depressieve klachten of depressie gepaard gaan, maar eerder een eigen aangepaste therapeutische benadering nodig hebben?</text:p>
            </text:list-item>
            <text:list-item>
              <text:p text:style-name="P101">Zijn er uitlokkende factoren of gekende risicofactoren die het vermoeden van een depressie kunnen versterken?</text:p>
            </text:list-item>
          </text:list>
        </text:list-item>
        <text:list-item>
          <text:p text:style-name="P101">Stap 4: Exploreer ideas, concerns, expectations en coping, en bevraag expliciet het suïciderisico (GCP).</text:p>
        </text:list-item>
        <text:list-item>
          <text:p text:style-name="P101">stap 5: Stel op basis van de voorgaande vier stappen de diagnose depressie en toets zo nodig aan de DSM-5 criteria.</text:p>
          <text:list>
            <text:list-item>
              <text:p text:style-name="P101">http://hulpgids.nl/informatie/ziektebeelden/depressieve-stemmingsstoornissen/depressie/depressieve-stoornis-dsm-5.html</text:p>
            </text:list-item>
          </text:list>
        </text:list-item>
        <text:list-item>
          <text:p text:style-name="P101">Stap 6:Schat de ernst van de depressie in (GCP). Beoordeel daarvoor:</text:p>
          <text:list>
            <text:list-item>
              <text:p text:style-name="P101">de lijdensdruk die de patiënt ervaart;</text:p>
            </text:list-item>
            <text:list-item>
              <text:p text:style-name="P101">de invloed die de depressie op het dagelijks leven/functioneren van de patiënt heeft;</text:p>
            </text:list-item>
          </text:list>
        </text:list-item>
      </text:list>
      <text:p text:style-name="P1">KO</text:p>
      <text:list xml:id="list6597273148596194719" text:style-name="L55">
        <text:list-item>
          <text:p text:style-name="P102">geen <text:span text:style-name="T164">vermeld</text:span></text:p>
        </text:list-item>
      </text:list>
      <text:p text:style-name="P1">TO</text:p>
      <text:list xml:id="list8649459445795347014" text:style-name="L56">
        <text:list-item>
          <text:p text:style-name="P103">geen vermeld</text:p>
        </text:list-item>
      </text:list>
      <text:p text:style-name="P1">Hyperlink</text:p>
      <text:list xml:id="list8491149095655375765" text:style-name="L57">
        <text:list-item>
          <text:p text:style-name="P547"><text:a xlink:type="simple" xlink:href="https://www.ebmpracticenet.be/nl/paginas/default.aspx?ebmid=ebm0111b" text:style-name="Internet_20_link" text:visited-style-name="Visited_20_Internet_20_Link"><text:span text:style-name="T14">https://www.ebmpracticenet.be/nl/paginas/default.aspx?ebmid=ebm0111b</text:span></text:a></text:p>
        </text:list-item>
        <text:list-item>
          <text:p text:style-name="P104">http://hulpgids.nl/informatie/ziektebeelden/depressieve-stemmingsstoornissen/depressie/depressieve-stoornis-dsm-5.html</text:p>
        </text:list-item>
      </text:list>
      <text:p text:style-name="P1"/>
      <text:p text:style-name="P233"><text:soft-page-break/>Crisis/voorbijgaande stressreactie</text:p>
      <text:p text:style-name="P105">Anamnese</text:p>
      <text:list xml:id="list154402739202573" text:continue-list="list154402733200889" text:style-name="L3">
        <text:list-item>
          <text:p text:style-name="P32">Geen informatie beschikbaar</text:p>
        </text:list-item>
      </text:list>
      <text:p text:style-name="P105">KO</text:p>
      <text:list xml:id="list154402740191047" text:continue-numbering="true" text:style-name="L3">
        <text:list-item>
          <text:p text:style-name="P32">Geen informatie beschikbaar</text:p>
        </text:list-item>
      </text:list>
      <text:p text:style-name="P105">TO</text:p>
      <text:list xml:id="list154402740191979" text:continue-numbering="true" text:style-name="L3">
        <text:list-item>
          <text:p text:style-name="P32">Geen informatie beschikbaar</text:p>
        </text:list-item>
      </text:list>
      <text:p text:style-name="P105">Hyperlink</text:p>
      <text:list xml:id="list8758407013148090366" text:style-name="L200">
        <text:list-item>
          <text:p text:style-name="P20">Geen informatie beschikbaar </text:p>
          <text:p text:style-name="P20"/>
        </text:list-item>
      </text:list>
      <text:p text:style-name="P233">Angstig/nerveus/gespannen gevoel</text:p>
      <text:p text:style-name="P1">Anamnese</text:p>
      <text:list xml:id="list8612401566197280321" text:style-name="L58">
        <text:list-item>
          <text:p text:style-name="P106">angststoornis</text:p>
          <text:list>
            <text:list-item>
              <text:p text:style-name="P106">Voortdurende staat van angst of paroxysmale angst die gerelateerd is aan specifieke situaties.</text:p>
            </text:list-item>
            <text:list-item>
              <text:p text:style-name="P106">Angst, concentratiemoeilijkheden, motorische rusteloosheid, moeilijkheden bij het in slaap vallen.</text:p>
            </text:list-item>
            <text:list-item>
              <text:p text:style-name="P106">Perifere somatische klachten zijn typisch: hartkloppingen, tremor, duizeligheid, zweten, misselijkheid, gevoel van verstikking, frequent urineren, buikklachten, trillende stem en blozen.</text:p>
            </text:list-item>
            <text:list-item>
              <text:p text:style-name="P106">Constante nervositeit, spierpijn, spanning in de nek en rug, hoofdpijn, gevoel van een brok in de keel, vermoeidheid.</text:p>
            </text:list-item>
            <text:list-item>
              <text:p text:style-name="P106">Overweeg, bij twijfel over de diagnose, het gebruik van gestandaardiseerde vragenlijsten voor gebruik in eerste lijn om angststoornissen uit te sluiten.</text:p>
              <text:list>
                <text:list-item>
                  <text:p text:style-name="P106">de ‘Short Mood Scale’, de ‘INSTEL-Screen’ en de Vierdimensionale Klachtenlijst (4DKL).</text:p>
                </text:list-item>
                <text:list-item>
                  <text:p text:style-name="P106">Deze vragenlijsten werden als screeningsinstrument in de eerste lijn onderzocht en goed bevonden om angststoornissen of depressie uit te sluiten.</text:p>
                </text:list-item>
              </text:list>
            </text:list-item>
          </text:list>
        </text:list-item>
      </text:list>
      <text:p text:style-name="P1">KO</text:p>
      <text:list xml:id="list5576489896511687558" text:style-name="L59">
        <text:list-item>
          <text:p text:style-name="P107">angststoornis</text:p>
          <text:list>
            <text:list-item>
              <text:p text:style-name="P107">voornamelijk een klinische diagnose, verder onderzoek zoals een bloedname is enkel aangewezen wanneer er andere oorzaken van angststoornissen, zoals hartproblemen, hyperthyreodie of medicatie of drugsabusus moet worden uitgesloten.</text:p>
            </text:list-item>
          </text:list>
        </text:list-item>
      </text:list>
      <text:p text:style-name="P1">TO</text:p>
      <text:list xml:id="list8128219054118415786" text:style-name="L60">
        <text:list-item>
          <text:p text:style-name="P108">geen vermeld</text:p>
        </text:list-item>
      </text:list>
      <text:p text:style-name="P1">Hyperlink</text:p>
      <text:list xml:id="list6247264678282377227" text:style-name="L61">
        <text:list-item>
          <text:p text:style-name="P548"><text:a xlink:type="simple" xlink:href="https://www.ebmpracticenet.be/nl/paginas/default.aspx?ebmid=ebm00729" office:target-frame-name="_top" xlink:show="replace" text:style-name="Internet_20_link" text:visited-style-name="Visited_20_Internet_20_Link"><text:span text:style-name="T14">https://www.ebmpracticenet.be/nl/paginas/default.aspx?ebmid=ebm00729</text:span></text:a></text:p>
        </text:list-item>
        <text:list-item>
          <text:p text:style-name="P548"><text:a xlink:type="simple" xlink:href="http://www.dynamed.com/topics/dmp~AN~T114697/Generalized-anxiety-disorder" office:target-frame-name="_top" xlink:show="replace" text:style-name="Internet_20_link" text:visited-style-name="Visited_20_Internet_20_Link"><text:span text:style-name="T14">http://www.dynamed.com/topics/dmp~AN~T114697/Generalized-anxiety-disorder</text:span></text:a></text:p>
        </text:list-item>
      </text:list>
      <text:p text:style-name="P1"/>
      <text:p text:style-name="P233">Down/depressief gevoel</text:p>
      <text:p text:style-name="P21">Anamnese</text:p>
      <text:list xml:id="list383336040870054186" text:style-name="L62">
        <text:list-item>
          <text:p text:style-name="P109">Cfr depressie</text:p>
        </text:list-item>
      </text:list>
      <text:p text:style-name="P21">KO</text:p>
      <text:list xml:id="list154402750203574" text:continue-numbering="true" text:style-name="L62">
        <text:list-item>
          <text:p text:style-name="P22">Cfr depressie</text:p>
        </text:list-item>
      </text:list>
      <text:p text:style-name="P21">TO</text:p>
      <text:list xml:id="list154402750205021" text:continue-numbering="true" text:style-name="L62">
        <text:list-item>
          <text:p text:style-name="P22">Cfr depressie</text:p>
        </text:list-item>
      </text:list>
      <text:p text:style-name="P21">Hyperlink</text:p>
      <text:list xml:id="list154402751197822" text:continue-numbering="true" text:style-name="L62">
        <text:list-item>
          <text:p text:style-name="P22">Cfr depressie</text:p>
        </text:list-item>
      </text:list>
      <text:p text:style-name="P1"/>
      <text:p text:style-name="P233">Hyperventilatie</text:p>
      <text:p text:style-name="P110">Anamnese</text:p>
      <text:list xml:id="list4811160598781959850" text:style-name="L63">
        <text:list-item>
          <text:p text:style-name="P356">Pijn in de borst</text:p>
          <text:list>
            <text:list-item>
              <text:p text:style-name="P622"><text:soft-page-break/>Vaak een stekende pijn aan de linkerkant</text:p>
            </text:list-item>
            <text:list-item>
              <text:p text:style-name="P622">Hyperventilatie kan leiden tot coronaire spasmen en zo typische angina pectoris opwekken, inclusief ST- en T- top veranderingen op het ECG.</text:p>
            </text:list-item>
          </text:list>
        </text:list-item>
        <text:list-item>
          <text:p text:style-name="P606">Tachycardie</text:p>
        </text:list-item>
        <text:list-item>
          <text:p text:style-name="P606">Neurologische symptomen</text:p>
          <text:list>
            <text:list-item>
              <text:p text:style-name="P622">Duizeligheid, flauwvallen</text:p>
            </text:list-item>
            <text:list-item>
              <text:p text:style-name="P622">Zwakte, tremor</text:p>
            </text:list-item>
            <text:list-item>
              <text:p text:style-name="P622">Paresthesieën</text:p>
            </text:list-item>
            <text:list-item>
              <text:p text:style-name="P622">Onhandigheid</text:p>
            </text:list-item>
            <text:list-item>
              <text:p text:style-name="P622">Concentratie problemen</text:p>
            </text:list-item>
            <text:list-item>
              <text:p text:style-name="P622">Tetanie</text:p>
            </text:list-item>
          </text:list>
        </text:list-item>
        <text:list-item>
          <text:p text:style-name="P606">Psychische klachten</text:p>
          <text:list>
            <text:list-item>
              <text:p text:style-name="P622">Angst, paniek aanval</text:p>
            </text:list-item>
            <text:list-item>
              <text:p text:style-name="P622">Depersonalisatie</text:p>
            </text:list-item>
          </text:list>
        </text:list-item>
        <text:list-item>
          <text:p text:style-name="P356">Voorgeschiedenis van de patiënt: psychogene oorzaken zouden reeds gekend moeten zijn vanuit de anamnese</text:p>
          <text:p text:style-name="P111"/>
        </text:list-item>
      </text:list>
      <text:p text:style-name="P110">KO</text:p>
      <text:list xml:id="list415773052982088298" text:style-name="L64">
        <text:list-item>
          <text:p text:style-name="P112">cfr. Anamnese</text:p>
        </text:list-item>
      </text:list>
      <text:p text:style-name="P110">TO</text:p>
      <text:list xml:id="list3610917839499307476" text:style-name="L65">
        <text:list-item>
          <text:p text:style-name="P357">Hyperventilatie-test</text:p>
          <text:list>
            <text:list-item>
              <text:p text:style-name="P358">Als door een uitgelokte hyperventilatie de bekende symptomen verschijnen, is dit een argument voor de diagnose en kan de patiënt beter de pathofysiologie van de symptomen begrijpen.</text:p>
            </text:list-item>
          </text:list>
        </text:list-item>
        <text:list-item>
          <text:p text:style-name="P358">Rx-thorax</text:p>
        </text:list-item>
        <text:list-item>
          <text:p text:style-name="P358">ECG volgens klinisch oordeel</text:p>
        </text:list-item>
        <text:list-item>
          <text:p text:style-name="P358">Controleer bij een vermoeden van een longembolie, het ECG en, indien beschikbaar, bloed gas analyse.</text:p>
        </text:list-item>
      </text:list>
      <text:p text:style-name="P110"/>
      <text:p text:style-name="P110">Hyperlink </text:p>
      <text:list xml:id="list3445915584765822539" text:style-name="L66">
        <text:list-item>
          <text:p text:style-name="P334">https://www.ebmpracticenet.be/nl/paginas/default.aspx?ebmid=ebm00114</text:p>
        </text:list-item>
      </text:list>
      <text:p text:style-name="P1"/>
      <text:p text:style-name="P233">Problemen met werksituatie + burn-out</text:p>
      <text:p text:style-name="P1">Anamnese</text:p>
      <text:list xml:id="list2990433029657654486" text:style-name="L67">
        <text:list-item>
          <text:p text:style-name="P113">burn-out</text:p>
          <text:list>
            <text:list-item>
              <text:p text:style-name="P113">Burn-out is geen ziekte, maar een syndroom. Het mag niet gemedicaliseerd worden.</text:p>
            </text:list-item>
            <text:list-item>
              <text:p text:style-name="P113">Burn-out is geassocieerd met</text:p>
              <text:list>
                <text:list-item>
                  <text:p text:style-name="P113">intense, overweldigende vermoeidheid</text:p>
                </text:list-item>
                <text:list-item>
                  <text:p text:style-name="P113">cynische relatie ten opzichte van het werk</text:p>
                </text:list-item>
                <text:list-item>
                  <text:p text:style-name="P113">verminderd professioneel gevoel van eigenwaarde.</text:p>
                </text:list-item>
              </text:list>
            </text:list-item>
            <text:list-item>
              <text:p text:style-name="P113">Zowel psychiatrische als somatische diagnoses kunnen overlappende symptomen veroorzaken.</text:p>
              <text:list>
                <text:list-item>
                  <text:p text:style-name="P113">Depressie en burn-out overlappen elkaar 1 . Burn-out kan een uitlokkende factor zijn in de ontwikkeling van depressie. Depressie wordt actief behandeld zoals in andere gevallen 2 . Vermoeidheid kan het symptoom zijn van een somatische ziekte</text:p>
                </text:list-item>
                <text:list-item>
                  <text:p text:style-name="P549"><text:span text:style-name="T14">Voor een uitgebreide differentiaaldiagnostische lijst: zie </text:span><text:a xlink:type="simple" xlink:href="https://www.ebmpracticenet.be/nl/paginas/default.aspx?ebmid=ebm00918" office:target-frame-name="_top" xlink:show="replace" text:style-name="Internet_20_link" text:visited-style-name="Visited_20_Internet_20_Link"><text:span text:style-name="T224">https://www.ebmpracticenet.be/nl/paginas/default.aspx?ebmid=ebm00918</text:span></text:a></text:p>
                </text:list-item>
              </text:list>
            </text:list-item>
          </text:list>
        </text:list-item>
      </text:list>
      <text:p text:style-name="P1">KO</text:p>
      <text:list xml:id="list7946575547718201236" text:style-name="L68">
        <text:list-item>
          <text:p text:style-name="P114">Geen vermeld</text:p>
        </text:list-item>
      </text:list>
      <text:p text:style-name="P1">TO</text:p>
      <text:list xml:id="list8407391318587971811" text:style-name="L69">
        <text:list-item>
          <text:p text:style-name="P115">geen vermeld</text:p>
        </text:list-item>
      </text:list>
      <text:p text:style-name="P1">Hyperlink</text:p>
      <text:list xml:id="list6109482143852080148" text:style-name="L70">
        <text:list-item>
          <text:p text:style-name="P550"><text:soft-page-break/><text:a xlink:type="simple" xlink:href="https://www.ebmpracticenet.be/nl/paginas/default.aspx?ebmid=ebm00918" office:target-frame-name="_top" xlink:show="replace" text:style-name="Internet_20_link" text:visited-style-name="Visited_20_Internet_20_Link"><text:span text:style-name="T14">https://www.ebmpracticenet.be/nl/paginas/default.aspx?ebmid=ebm00918</text:span></text:a></text:p>
        </text:list-item>
      </text:list>
      <text:p text:style-name="P1"/>
      <text:p text:style-name="P233">Andere psychische stoornis</text:p>
      <text:p text:style-name="P116">Anamnese</text:p>
      <text:list xml:id="list1740026762705936451" text:style-name="L71">
        <text:list-item>
          <text:p text:style-name="P44">Geen informatie beschikbaar</text:p>
        </text:list-item>
      </text:list>
      <text:p text:style-name="P1"/>
      <text:p text:style-name="P116">KO</text:p>
      <text:list xml:id="list755695008225120054" text:style-name="L72">
        <text:list-item>
          <text:p text:style-name="P45">Geen informatie beschikbaar</text:p>
        </text:list-item>
      </text:list>
      <text:p text:style-name="P116"/>
      <text:p text:style-name="P116">TO</text:p>
      <text:list xml:id="list1615581021456704703" text:style-name="L73">
        <text:list-item>
          <text:p text:style-name="P46">Geen informatie beschikbaar</text:p>
        </text:list-item>
      </text:list>
      <text:p text:style-name="P116">Hyperlink</text:p>
      <text:list xml:id="list1234508551537673166" text:style-name="L201">
        <text:list-item>
          <text:p text:style-name="P23">Geen informatie beschikbaar</text:p>
        </text:list-item>
      </text:list>
      <text:p text:style-name="P1"/>
      <text:p text:style-name="P233">CVS/fibromyalgie</text:p>
      <text:p text:style-name="P1">Anamnese</text:p>
      <text:list xml:id="list8648599130973771931" text:style-name="L74">
        <text:list-item>
          <text:p text:style-name="P117">CVS</text:p>
          <text:list>
            <text:list-item>
              <text:p text:style-name="P117">Het chronisch vermoeidheidssyndroom (CVS) is een aandoening gekenmerkt door chronische, limiterende vermoeidheid, post-exertionele malaise en een waaier van mogelijke andere symptomen, waaronder neurologisch/cognitieve problemen, orthostatische intolerantie, niet verkwikkende slaap, musculoskeletale pijn en een <text:s/>veranderde immuun en/of autonome respons</text:p>
              <text:list>
                <text:list-item>
                  <text:p text:style-name="P117">Vermoeidheid</text:p>
                  <text:list>
                    <text:list-item>
                      <text:p text:style-name="P117">&gt; 6m, niet door uitputting, niet beterend met rust</text:p>
                    </text:list-item>
                    <text:list-item>
                      <text:p text:style-name="P117">substantiële reductie in activiteitenniveau</text:p>
                    </text:list-item>
                  </text:list>
                </text:list-item>
                <text:list-item>
                  <text:p text:style-name="P117">post-exertionele malaise:</text:p>
                  <text:list>
                    <text:list-item>
                      <text:p text:style-name="P117">verergering van symptomen en verminderd functioneren na fysieke, cognitieve of orthostatische stressoren die voordien wel werden getolereerd</text:p>
                    </text:list-item>
                  </text:list>
                </text:list-item>
                <text:list-item>
                  <text:p text:style-name="P117">cognitieve symptomen</text:p>
                  <text:list>
                    <text:list-item>
                      <text:p text:style-name="P117">moeite met denken of met uitvoeren van executieve functies</text:p>
                    </text:list-item>
                    <text:list-item>
                      <text:p text:style-name="P117">verergert met uitputting, stress of tijdsdruk</text:p>
                    </text:list-item>
                  </text:list>
                </text:list-item>
                <text:list-item>
                  <text:p text:style-name="P117">orthostatische intolerantie</text:p>
                  <text:list>
                    <text:list-item>
                      <text:p text:style-name="P117">symptoomexacerbatie bij staande positie, minder last bij liggen/voeten omhoog</text:p>
                    </text:list-item>
                  </text:list>
                </text:list-item>
              </text:list>
            </text:list-item>
            <text:list-item>
              <text:p text:style-name="P117">Mogelijk<text:span text:style-name="T165">e</text:span> bijkomende symptomen</text:p>
              <text:list>
                <text:list-item>
                  <text:p text:style-name="P117">nausea, buikpijn, opgeblazen gevoel, prikkelbare darm syndroom</text:p>
                </text:list-item>
                <text:list-item>
                  <text:p text:style-name="P117">urinaire urgency, frequency, nycturie</text:p>
                </text:list-item>
                <text:list-item>
                  <text:p text:style-name="P117">pijnlijke keel, sinusitis</text:p>
                </text:list-item>
                <text:list-item>
                  <text:p text:style-name="P117">luchthonger, moeite met ademen, vermoeide thoracale spieren</text:p>
                </text:list-item>
                <text:list-item>
                  <text:p text:style-name="P117">griepaal beeld</text:p>
                </text:list-item>
                <text:list-item>
                  <text:p text:style-name="P117">gevoelige lymfeklieren</text:p>
                </text:list-item>
                <text:list-item>
                  <text:p text:style-name="P117">gevoeligheid voor externe stimuli</text:p>
                </text:list-item>
                <text:list-item>
                  <text:p text:style-name="P117">evt wijdverspreide pijn of ongemak</text:p>
                </text:list-item>
                <text:list-item>
                  <text:p text:style-name="P117">episodes van zweten</text:p>
                </text:list-item>
              </text:list>
            </text:list-item>
          </text:list>
        </text:list-item>
        <text:list-item>
          <text:p text:style-name="P117">fibromyalgie</text:p>
          <text:list>
            <text:list-item>
              <text:p text:style-name="P117">via de American College of Rheumatology-criteria voor fibromyalgie</text:p>
              <text:list>
                <text:list-item>
                  <text:p text:style-name="P117">Een voorgeschiedenis van diffuse pijn</text:p>
                  <text:list>
                    <text:list-item>
                      <text:p text:style-name="P117">Pijn in beide zijden van de romp</text:p>
                    </text:list-item>
                    <text:list-item>
                      <text:p text:style-name="P117">Boven en onder de taille</text:p>
                    </text:list-item>
                  </text:list>
                </text:list-item>
                <text:list-item>
                  <text:p text:style-name="P117">Pijn bij digitale palpatie op tenminste 11 van de volgende 18 pijnpunten (elke kant wordt apart meegeteld):</text:p>
                  <text:list>
                    <text:list-item>
                      <text:p text:style-name="P117">suboccipitale spierinserties</text:p>
                    </text:list-item>
                    <text:list-item>
                      <text:p text:style-name="P117">anterieure aspecten van de intertransverse ruimten tussen C5 en C7</text:p>
                    </text:list-item>
                    <text:list-item>
                      <text:p text:style-name="P117"><text:soft-page-break/>oorsprong van de m. supraspinatus boven de spina scapulae</text:p>
                    </text:list-item>
                    <text:list-item>
                      <text:p text:style-name="P117">middelpunt van de bovengrens van m. trapezius</text:p>
                    </text:list-item>
                    <text:list-item>
                      <text:p text:style-name="P117">tweede costochondrale junctie</text:p>
                    </text:list-item>
                    <text:list-item>
                      <text:p text:style-name="P117">2 cm distaal van de laterale epicondyl</text:p>
                    </text:list-item>
                    <text:list-item>
                      <text:p text:style-name="P117">bovenste, buitenste kwadranten van de billen in de voorste plooi van de spier</text:p>
                    </text:list-item>
                    <text:list-item>
                      <text:p text:style-name="P117">posterieur van het trochanter major uitsteeksel</text:p>
                    </text:list-item>
                    <text:list-item>
                      <text:p text:style-name="P117">van het mediaal vetkussentje van de knie tot aan de gewrichtslijn.</text:p>
                    </text:list-item>
                  </text:list>
                </text:list-item>
              </text:list>
            </text:list-item>
            <text:list-item>
              <text:p text:style-name="P117">Een werkgroep, benoemd door ACR, heeft alternatieve "diagnostische criteria" voor fibromyalgie gepubliceerd 1 die complementair zijn aan de bovenvermelde criteria. Palpatie van pijnpunten als indelingscriterium werd weggelaten. In plaats daarvan houden de nieuwe criteria meer rekening met psychische problemen, niet-verkwikkende slaap en het brede spectrum van somatische symptomen die karakteristiek zijn voor patiënten met fibromyalgie. De nieuwe "diagnostische criteria" maakt zelfdiagnose mogelijk.</text:p>
            </text:list-item>
            <text:list-item>
              <text:p text:style-name="P117">Bijkomende symptomen en typische kenmerken</text:p>
              <text:list>
                <text:list-item>
                  <text:p text:style-name="P117">Vermoeidheid gedurende de dag</text:p>
                </text:list-item>
                <text:list-item>
                  <text:p text:style-name="P117">Niet-verkwikkende slaap (slaap arousals)</text:p>
                </text:list-item>
                <text:list-item>
                  <text:p text:style-name="P117">Algemene pijn door aanraking, te wijten aan een verminderde pijndrempel voor nociceptieve stimuli</text:p>
                </text:list-item>
                <text:list-item>
                  <text:p text:style-name="P117">Psychosomatische klachten met betrekking tot de verschillende organen</text:p>
                  <text:list>
                    <text:list-item>
                      <text:p text:style-name="P117">prikkelbare darmsyndroom</text:p>
                    </text:list-item>
                    <text:list-item>
                      <text:p text:style-name="P117">frequent urineren</text:p>
                    </text:list-item>
                    <text:list-item>
                      <text:p text:style-name="P117">cardiale klachten</text:p>
                    </text:list-item>
                    <text:list-item>
                      <text:p text:style-name="P117">gynaecologische problemen</text:p>
                    </text:list-item>
                  </text:list>
                </text:list-item>
                <text:list-item>
                  <text:p text:style-name="P117">Neurologische symptomen</text:p>
                  <text:list>
                    <text:list-item>
                      <text:p text:style-name="P117">gevoelloosheid</text:p>
                    </text:list-item>
                    <text:list-item>
                      <text:p text:style-name="P117">prikkelend gevoel</text:p>
                    </text:list-item>
                    <text:list-item>
                      <text:p text:style-name="P117">gevoel van beklemming</text:p>
                    </text:list-item>
                    <text:list-item>
                      <text:p text:style-name="P117">hoofdpijn</text:p>
                    </text:list-item>
                  </text:list>
                </text:list-item>
                <text:list-item>
                  <text:p text:style-name="P117">Mentale stoornissen</text:p>
                  <text:list>
                    <text:list-item>
                      <text:p text:style-name="P117">depressie</text:p>
                    </text:list-item>
                    <text:list-item>
                      <text:p text:style-name="P117"><text:s/>angst</text:p>
                    </text:list-item>
                  </text:list>
                </text:list-item>
                <text:list-item>
                  <text:p text:style-name="P117">Cognitieve problemen</text:p>
                  <text:list>
                    <text:list-item>
                      <text:p text:style-name="P117">onvermogen om zich te concentreren</text:p>
                    </text:list-item>
                    <text:list-item>
                      <text:p text:style-name="P117">moeite met het leren van nieuwe dingen</text:p>
                    </text:list-item>
                  </text:list>
                </text:list-item>
                <text:list-item>
                  <text:p text:style-name="P117">Subjectieve gewaarwording van oedeem</text:p>
                </text:list-item>
                <text:list-item>
                  <text:p text:style-name="P117">30-50% van de patiënten heeft gewrichtshypermotiliteit.</text:p>
                </text:list-item>
                <text:list-item>
                  <text:p text:style-name="P117">Neiging tot blozen (erythema fugax) beperkt tot het bovenlichaam en, anderzijds, vaker koude extremiteiten bij deze patiënten.</text:p>
                </text:list-item>
                <text:list-item>
                  <text:p text:style-name="P117">De symptomen kunnen fluctueren met externe (bijvoorbeeld weersveranderingen, diverse stoornissen) en interne (stress) factoren.</text:p>
                </text:list-item>
                <text:list-item>
                  <text:p text:style-name="P117">Fibromyalgie is geen aparte ziekte-entiteit, maar eerder een combinatie van symptomen en bevindingen.</text:p>
                </text:list-item>
              </text:list>
            </text:list-item>
          </text:list>
        </text:list-item>
      </text:list>
      <text:p text:style-name="P1">KO</text:p>
      <text:list xml:id="list6445850287130803088" text:style-name="L75">
        <text:list-item>
          <text:p text:style-name="P118">CVS</text:p>
          <text:list>
            <text:list-item>
              <text:p text:style-name="P118">opsporen van orthostatische intolerantie</text:p>
              <text:list>
                <text:list-item>
                  <text:p text:style-name="P118">Bloeddruk en hartslag liggend en na 10 minuten te staan</text:p>
                </text:list-item>
                <text:list-item>
                  <text:p text:style-name="P118">tekens bij rechtstaan zijn onder meer</text:p>
                  <text:list>
                    <text:list-item>
                      <text:p text:style-name="P118">bleekheid, algemeen discomfort, acrocyanose, <text:s/>koude handen en voeten, verminderde perifere pulsaties, slingerende bewegingen,</text:p>
                    </text:list-item>
                  </text:list>
                </text:list-item>
                <text:list-item>
                  <text:p text:style-name="P118">inspecteer:</text:p>
                  <text:list>
                    <text:list-item>
                      <text:p text:style-name="P118">tekens van marbrering van de extremiteiten</text:p>
                    </text:list-item>
                    <text:list-item>
                      <text:p text:style-name="P118"><text:soft-page-break/>Raynaudfenomeen</text:p>
                    </text:list-item>
                    <text:list-item>
                      <text:p text:style-name="P118">nagelafwijkingen</text:p>
                    </text:list-item>
                    <text:list-item>
                      <text:p text:style-name="P118">palpitaties met of zonder aritmie</text:p>
                    </text:list-item>
                  </text:list>
                </text:list-item>
                <text:list-item>
                  <text:p text:style-name="P118">Tilt test</text:p>
                  <text:list>
                    <text:list-item>
                      <text:p text:style-name="P118">posturale tachycardie? neuraal gemedieerde hypotensie? orthostatische hypotensie</text:p>
                    </text:list-item>
                  </text:list>
                </text:list-item>
              </text:list>
            </text:list-item>
            <text:list-item>
              <text:p text:style-name="P118">ga significante gewichtsverandering na</text:p>
            </text:list-item>
            <text:list-item>
              <text:p text:style-name="P118">mogelijk aanwezige niet specifieke tekens</text:p>
              <text:list>
                <text:list-item>
                  <text:p text:style-name="P118">abnormale pupilaccomodatie</text:p>
                </text:list-item>
                <text:list-item>
                  <text:p text:style-name="P118">palpeerbare en gevoelige axillaire en cervicale lymfeklieren</text:p>
                </text:list-item>
                <text:list-item>
                  <text:p text:style-name="P118">niet exsudatieve pharyngitis</text:p>
                </text:list-item>
                <text:list-item>
                  <text:p text:style-name="P118">motorische afwijkingen</text:p>
                </text:list-item>
                <text:list-item>
                  <text:p text:style-name="P118">in ernstige gevallen kan spierzwakte, ataxie, verminderde coördinatie en zelfs tandradfenomeen en een positieve test van Romberg aanwezig zijn</text:p>
                </text:list-item>
              </text:list>
            </text:list-item>
          </text:list>
        </text:list-item>
        <text:list-item>
          <text:p text:style-name="P118">fibromyalgie</text:p>
          <text:list>
            <text:list-item>
              <text:p text:style-name="P118">KO is vaak normaal, met uitzondering van de drukpunten</text:p>
            </text:list-item>
            <text:list-item>
              <text:p text:style-name="P118">Zoek naar tekens die kunnen wijzen op comorbiditeiten</text:p>
              <text:list>
                <text:list-item>
                  <text:p text:style-name="P118">onderzoek de gewrichten: zwelling, range of motion, gevoeligheid, crepitaties<text:tab/></text:p>
                </text:list-item>
                <text:list-item>
                  <text:p text:style-name="P118">zoek naar focale zwakte</text:p>
                </text:list-item>
                <text:list-item>
                  <text:p text:style-name="P118">zoek naar tekens van bindweefselziekten bij suggestieve anamnese</text:p>
                </text:list-item>
              </text:list>
            </text:list-item>
          </text:list>
        </text:list-item>
      </text:list>
      <text:p text:style-name="P1">TO</text:p>
      <text:list xml:id="list4931528710908539322" text:style-name="L76">
        <text:list-item>
          <text:p text:style-name="P119">CVS</text:p>
          <text:list>
            <text:list-item>
              <text:p text:style-name="P119">CVS is een klinische diagnose na het uitsluiten van andere aandoeningen.</text:p>
            </text:list-item>
            <text:list-item>
              <text:p text:style-name="P119">Laboratoriumonderzoeken zijn typisch normaal, zelfs bij ernstige casussen. Denk aan andere oorzaken bij afwijkende resultaten.</text:p>
              <text:list>
                <text:list-item>
                  <text:p text:style-name="P119">Bepaal RBC, WBC, BP en formule, Na, K, Cl, bicarbonaat, Ca, P, nuchtere glucose, sedimentatie, CRP, bilirupine, AST, ALT, GGT, albumine/globuline ratio, ureum, creatinine, eGFR, TSH, vrij T4, serum ijzer, ijzerbindingscapaciteit, ferritine, vit B12, foliumzuur, CK, 25-OH-cholecalciferol (vit D), urine analyse</text:p>
                </text:list-item>
              </text:list>
            </text:list-item>
            <text:list-item>
              <text:p text:style-name="P119">Extra onderzoeken kunnen noodzakelijk zijn afhankelijk van de aanwezige symptomen.</text:p>
            </text:list-item>
          </text:list>
        </text:list-item>
        <text:list-item>
          <text:p text:style-name="P119">fibromyalgie</text:p>
          <text:list>
            <text:list-item>
              <text:p text:style-name="P119">Technische onderzoeken zijn niet noodzakelijk om de klinische diagnose te bevestigen.</text:p>
            </text:list-item>
            <text:list-item>
              <text:p text:style-name="P119">Een bloedname wordt vaak uitgevoerd om andere oorzaken uit te sluiten</text:p>
              <text:list>
                <text:list-item>
                  <text:p text:style-name="P119">ESR, Complet-formule, CRP, CK,metabool panel, TSH</text:p>
                </text:list-item>
                <text:list-item>
                  <text:p text:style-name="P119">routine testen voor ANA of RF wordt niet aangeraden</text:p>
                </text:list-item>
                <text:list-item>
                  <text:p text:style-name="P119">overweeg het testen van ferritine, transferrine saturatie en vitamine D afhankelijk van de kliniek</text:p>
                </text:list-item>
              </text:list>
            </text:list-item>
            <text:list-item>
              <text:p text:style-name="P119">Verwijs voor een polysomnografie indien screening voor slaapapneu of repetitieve lidmaatbewegingen positief is</text:p>
            </text:list-item>
          </text:list>
        </text:list-item>
      </text:list>
      <text:p text:style-name="P1">Hyperlink</text:p>
      <text:list xml:id="list6509961795450976916" text:style-name="L77">
        <text:list-item>
          <text:p text:style-name="P120">CVS</text:p>
          <text:list>
            <text:list-item>
              <text:p text:style-name="P551"><text:a xlink:type="simple" xlink:href="http://www.dynamed.com/topics/dmp~AN~T115094/Chronic-fatigue-syndrome" office:target-frame-name="_top" xlink:show="replace" text:style-name="Internet_20_link" text:visited-style-name="Visited_20_Internet_20_Link"><text:span text:style-name="T14">http://www.dynamed.com/topics/dmp~AN~T115094/Chronic-fatigue-syndrome</text:span></text:a></text:p>
            </text:list-item>
          </text:list>
        </text:list-item>
        <text:list-item>
          <text:p text:style-name="P120">fibromyalgie</text:p>
          <text:list>
            <text:list-item>
              <text:p text:style-name="P551"><text:a xlink:type="simple" xlink:href="https://www.ebmpracticenet.be/nl/paginas/default.aspx?ebmid=ebm00395" office:target-frame-name="_top" xlink:show="replace" text:style-name="Internet_20_link" text:visited-style-name="Visited_20_Internet_20_Link"><text:span text:style-name="T14">https://www.ebmpracticenet.be/nl/paginas/default.aspx?ebmid=ebm00395</text:span></text:a></text:p>
            </text:list-item>
            <text:list-item>
              <text:p text:style-name="P551"><text:a xlink:type="simple" xlink:href="http://www.dynamed.com/topics/dmp~AN~T116339/Fibromyalgia#History-and-Physical" office:target-frame-name="_top" xlink:show="replace" text:style-name="Internet_20_link" text:visited-style-name="Visited_20_Internet_20_Link"><text:span text:style-name="T14">http://www.dynamed.com/topics/dmp~AN~T116339/Fibromyalgia#History-and-Physical</text:span></text:a></text:p>
            </text:list-item>
          </text:list>
        </text:list-item>
      </text:list>
      <text:p text:style-name="P1"/>
      <text:p text:style-name="P233">Ferriprieve anemie</text:p>
      <text:p text:style-name="P1">Anamnese</text:p>
      <text:list xml:id="list154402819189001" text:continue-numbering="true" text:style-name="L77">
        <text:list-item>
          <text:p text:style-name="P120">anemie kan asymptomatisch zijn</text:p>
          <text:list>
            <text:list-item>
              <text:p text:style-name="P120">klinische symptomen kunnen verschijnen als het hemoglobine zakt &lt; 9-10 g/dL</text:p>
              <text:list>
                <text:list-item>
                  <text:p text:style-name="P120">vermoeidheid</text:p>
                </text:list-item>
                <text:list-item>
                  <text:p text:style-name="P120"><text:soft-page-break/>dyspnee d’effort, tachypnee</text:p>
                </text:list-item>
                <text:list-item>
                  <text:p text:style-name="P120">tachycardie, syncope, thoracale pijn</text:p>
                </text:list-item>
                <text:list-item>
                  <text:p text:style-name="P120">hoofdpijn</text:p>
                </text:list-item>
                <text:list-item>
                  <text:p text:style-name="P120">bleekheid</text:p>
                </text:list-item>
              </text:list>
            </text:list-item>
          </text:list>
        </text:list-item>
      </text:list>
      <text:p text:style-name="P1">KO</text:p>
      <text:list xml:id="list154402822210705" text:continue-numbering="true" text:style-name="L77">
        <text:list-item>
          <text:p text:style-name="P120">Geen vermeld</text:p>
        </text:list-item>
      </text:list>
      <text:p text:style-name="P1">TO</text:p>
      <text:list xml:id="list154402823202160" text:continue-numbering="true" text:style-name="L77">
        <text:list-item>
          <text:p text:style-name="P120">Stel de diagnose a.h.v. het hemoglobinegehalte</text:p>
        </text:list-item>
        <text:list-item>
          <text:p text:style-name="P120">Bepaal ook de volgende testen</text:p>
          <text:list>
            <text:list-item>
              <text:p text:style-name="P120">sedimentatie, CRP en witte bloedcellentelling</text:p>
            </text:list-item>
            <text:list-item>
              <text:p text:style-name="P120">hemoglobine, hematocriet, MCV</text:p>
            </text:list-item>
            <text:list-item>
              <text:p text:style-name="P120">reticulocyten</text:p>
              <text:list>
                <text:list-item>
                  <text:p text:style-name="P120">verminderde productie rode bloedcellen: daling reticulocyten</text:p>
                </text:list-item>
                <text:list-item>
                  <text:p text:style-name="P120">verhoogde afbraak van rode bloedcellen: reticulocytose</text:p>
                </text:list-item>
              </text:list>
            </text:list-item>
          </text:list>
        </text:list-item>
        <text:list-item>
          <text:p text:style-name="P120">Bepaal het type anemie via a.h.v. het MCV</text:p>
          <text:list>
            <text:list-item>
              <text:p text:style-name="P120">oorzaken van microcytaire anemie (MCV &lt; 80 fl)</text:p>
              <text:list>
                <text:list-item>
                  <text:p text:style-name="P120">ijzerdeficiëntie</text:p>
                  <text:list>
                    <text:list-item>
                      <text:p text:style-name="P120">plasma ferritine &lt; 30 µg/l (of &lt;15µg/l) is een teken van ijzergebrek.</text:p>
                    </text:list-item>
                    <text:list-item>
                      <text:p text:style-name="P120">Ijzergebrek in associatie met een chronische ziekte wordt bepaald met een serum oplosbare transferrinereceptortest (TfR).</text:p>
                      <text:list>
                        <text:list-item>
                          <text:p text:style-name="P120">deze test is niet goed gekend door Belgische huisartspraktijk, is duur en niet terugbetaald.</text:p>
                        </text:list-item>
                      </text:list>
                    </text:list-item>
                    <text:list-item>
                      <text:p text:style-name="P120">oorzaak vastleggen</text:p>
                      <text:list>
                        <text:list-item>
                          <text:p text:style-name="P120">menstruaties?</text:p>
                        </text:list-item>
                        <text:list-item>
                          <text:p text:style-name="P120">als &gt; 50j en ijzerdeficiëntie niet veroorzaakt door menstruaties</text:p>
                          <text:list>
                            <text:list-item>
                              <text:p text:style-name="P120">verwijs voor het uitvoeren van een colo- en/of gastroscopie</text:p>
                            </text:list-item>
                          </text:list>
                        </text:list-item>
                        <text:list-item>
                          <text:p text:style-name="P120">vermoeden coeliakie: bepaal tTGA antistoffen</text:p>
                        </text:list-item>
                      </text:list>
                    </text:list-item>
                  </text:list>
                </text:list-item>
                <text:list-item>
                  <text:p text:style-name="P120">secundaire anemieën</text:p>
                  <text:list>
                    <text:list-item>
                      <text:p text:style-name="P120">in een minderheid van de gevallen</text:p>
                    </text:list-item>
                  </text:list>
                </text:list-item>
                <text:list-item>
                  <text:p text:style-name="P120">thalassemie.</text:p>
                </text:list-item>
              </text:list>
            </text:list-item>
            <text:list-item>
              <text:p text:style-name="P120">oorzaken van normocytaire anemie (MCV 80-100 fl)</text:p>
              <text:list>
                <text:list-item>
                  <text:p text:style-name="P120">secundaire anemie</text:p>
                </text:list-item>
                <text:list-item>
                  <text:p text:style-name="P120">hemolytische anemie</text:p>
                </text:list-item>
                <text:list-item>
                  <text:p text:style-name="P120">acute bloedingen</text:p>
                </text:list-item>
                <text:list-item>
                  <text:p text:style-name="P120">aplastische anemie of beenmerginfiltratie.</text:p>
                </text:list-item>
              </text:list>
            </text:list-item>
            <text:list-item>
              <text:p text:style-name="P120">oorzaken van macrocytaire anemie (MCV &gt; 100 fl)</text:p>
              <text:list>
                <text:list-item>
                  <text:p text:style-name="P120">Normoblastische erytropoiëse</text:p>
                  <text:list>
                    <text:list-item>
                      <text:p text:style-name="P120">bloedverlies (&gt; 2 dagen eerder door hemolyse of bloedingen; merkbare reticulocytose)</text:p>
                    </text:list-item>
                    <text:list-item>
                      <text:p text:style-name="P120">leverziekte</text:p>
                    </text:list-item>
                    <text:list-item>
                      <text:p text:style-name="P120">zwaar alcoholgebruik</text:p>
                    </text:list-item>
                    <text:list-item>
                      <text:p text:style-name="P120">Ernstige hypothyreoïdie</text:p>
                    </text:list-item>
                  </text:list>
                </text:list-item>
                <text:list-item>
                  <text:p text:style-name="P551"><text:span text:style-name="T14">Megaloblastaire erytropoiëse of dyserythropoiëse </text:span><text:a xlink:type="simple" xlink:href="https://www.ebmpracticenet.be/nl/Paginas/default.aspx?ebmid=ebm00318&amp;sn=" office:target-frame-name="_top" xlink:show="replace" text:style-name="Internet_20_link" text:visited-style-name="Visited_20_Internet_20_Link"><text:span text:style-name="T224">1</text:span></text:a></text:p>
                  <text:list>
                    <text:list-item>
                      <text:p text:style-name="P120">megaloblastische anemie</text:p>
                    </text:list-item>
                    <text:list-item>
                      <text:p text:style-name="P120">vitamine B 12-deficiëntie</text:p>
                    </text:list-item>
                    <text:list-item>
                      <text:p text:style-name="P120">foliumzuurdeficiëntie</text:p>
                    </text:list-item>
                    <text:list-item>
                      <text:p text:style-name="P551"><text:span text:style-name="T14">Myelodysplastisch syndroom </text:span><text:a xlink:type="simple" xlink:href="https://www.ebmpracticenet.be/nl/Paginas/default.aspx?ebmid=ebm00327&amp;sn=" office:target-frame-name="_top" xlink:show="replace" text:style-name="Internet_20_link" text:visited-style-name="Visited_20_Internet_20_Link"><text:span text:style-name="T224">2</text:span></text:a></text:p>
                    </text:list-item>
                    <text:list-item>
                      <text:p text:style-name="P120">Geneesmiddelen geïnduceerde, defecte DNA-synthese</text:p>
                    </text:list-item>
                  </text:list>
                </text:list-item>
              </text:list>
            </text:list-item>
          </text:list>
        </text:list-item>
      </text:list>
      <text:p text:style-name="P1">Hyperlink</text:p>
      <text:list xml:id="list154402834209752" text:continue-numbering="true" text:style-name="L77">
        <text:list-item>
          <text:p text:style-name="P120">http://www.dynamed.com/topics/dmp~AN~T115953/Anemia-of-inflammation#History-and-Physical<text:tab/></text:p>
        </text:list-item>
        <text:list-item>
          <text:p text:style-name="P120">https://www.ebmpracticenet.be/nl/paginas/default.aspx?ebmid=ebm00315</text:p>
        </text:list-item>
        <text:list-item>
          <text:p text:style-name="P551"><text:soft-page-break/><text:a xlink:type="simple" xlink:href="https://www.ebmpracticenet.be/nl/paginas/default.aspx?ebmid=ebm00314#refs" office:target-frame-name="_top" xlink:show="replace" text:style-name="Internet_20_link" text:visited-style-name="Visited_20_Internet_20_Link"><text:span text:style-name="T14">https://www.ebmpracticenet.be/nl/paginas/default.aspx?ebmid=ebm00314#refs</text:span></text:a></text:p>
        </text:list-item>
      </text:list>
      <text:p text:style-name="P1"/>
      <text:p text:style-name="P233">Hartfalen</text:p>
      <text:p text:style-name="P1">Anamnese</text:p>
      <text:list xml:id="list8054370731295528792" text:style-name="L78">
        <text:list-item>
          <text:p text:style-name="P121">Wees alert voor het ontstaan van hartfalen bij patiënten met hypertensie, diabetes, myocardinfarct in de voorgeschiedenis en asymptomatische linkerventrikel systolische disfunctie (Grade 1A).</text:p>
        </text:list-item>
        <text:list-item>
          <text:p text:style-name="P121">Denk bij klachten als inspanningsdyspneu, moeheid/verminderde inspanningstolerantie en perifeer oedeem aan de mogelijkheid van hartfalen. Vraag bij gerezen verdenking naar orthopneu en paroxismale nachtelijke dyspneu (Grade 1C).</text:p>
        </text:list-item>
        <text:list-item>
          <text:p text:style-name="P121">Symptomen die meestal beschreven worden bij patiënten verdacht van chronisch hartfalen, zijn:</text:p>
          <text:list>
            <text:list-item>
              <text:p text:style-name="P121">dyspneu, inspanningsdyspneu, orthopneu, paroxismale nachtelijke dyspneu,</text:p>
            </text:list-item>
            <text:list-item>
              <text:p text:style-name="P121">hartkloppingen</text:p>
            </text:list-item>
            <text:list-item>
              <text:p text:style-name="P121">moeheid, vermoeidheid</text:p>
            </text:list-item>
            <text:list-item>
              <text:p text:style-name="P121">De specificiteit en sensitiviteit van elk van deze symptomen apart zijn echter onvoldoende om de diagnose van chronisch hartfalen te stellen (Grade 1C).</text:p>
            </text:list-item>
          </text:list>
        </text:list-item>
      </text:list>
      <text:p text:style-name="P1">KO</text:p>
      <text:list xml:id="list5136717959521503398" text:style-name="L79">
        <text:list-item>
          <text:p text:style-name="P122">Bepaal de centraal veneuze druk</text:p>
        </text:list-item>
        <text:list-item>
          <text:p text:style-name="P122">Ausculteer</text:p>
          <text:list>
            <text:list-item>
              <text:p text:style-name="P122">het hart (versterking ictus? derde harttoon? tachycardie? souffle?)</text:p>
            </text:list-item>
            <text:list-item>
              <text:p text:style-name="P122">de longen (crepitaties, pleurale effusie, tachypnee?)</text:p>
            </text:list-item>
          </text:list>
        </text:list-item>
        <text:list-item>
          <text:p text:style-name="P122">onderzoek het abdomen</text:p>
          <text:list>
            <text:list-item>
              <text:p text:style-name="P122">hepatomegalie?</text:p>
            </text:list-item>
          </text:list>
        </text:list-item>
        <text:list-item>
          <text:p text:style-name="P122">Inspecteer op perifeer oedeem, koude extremiteiten</text:p>
        </text:list-item>
      </text:list>
      <text:p text:style-name="P1">TO</text:p>
      <text:list xml:id="list8966778710576877299" text:style-name="L80">
        <text:list-item>
          <text:p text:style-name="P123">In het kader van een meer volledige oppuntstelling is een initieel labo onderzoek aanbevolen naar rode en witte bloedcellen, hemoglobine, hematocriet, glycemie, creatinine, kalium, natrium, TSH (Grade 1C).</text:p>
        </text:list-item>
        <text:list-item>
          <text:p text:style-name="P123">Als op basis van anamnese en klinisch onderzoek de diagnose onzeker blijft, laat dan natriuretische peptiden (NP) opsporen, eventueel voorafgegaan door een ECG en RX-thorax, om hartfalen uit te sluiten (Grade 2C).</text:p>
        </text:list-item>
        <text:list-item>
          <text:p text:style-name="P123">Verwijs patiënten verdacht van hartfalen naar de cardioloog voor een echocardiografie om hartfalen te bevestigen (Grade 2C).</text:p>
        </text:list-item>
      </text:list>
      <text:p text:style-name="P1">Hyperlink</text:p>
      <text:list xml:id="list55849087386169447" text:style-name="L81">
        <text:list-item>
          <text:p text:style-name="P552"><text:a xlink:type="simple" xlink:href="https://www.ebmpracticenet.be/nl/paginas/default.aspx?ebmid=ebm0015b" office:target-frame-name="_top" xlink:show="replace" text:style-name="Internet_20_link" text:visited-style-name="Visited_20_Internet_20_Link"><text:span text:style-name="T14">https://www.ebmpracticenet.be/nl/paginas/default.aspx?ebmid=ebm0015b</text:span></text:a></text:p>
        </text:list-item>
      </text:list>
      <text:p text:style-name="P1"/>
      <text:p text:style-name="P233">Hyperthyreoidie</text:p>
      <text:p text:style-name="P1">Anamnese</text:p>
      <text:list xml:id="list8615344542807230937" text:style-name="L82">
        <text:list-item>
          <text:p text:style-name="P124">Algemene symptomen</text:p>
          <text:list>
            <text:list-item>
              <text:p text:style-name="P124">Overgevoeligheid voor warmte en zweten</text:p>
            </text:list-item>
            <text:list-item>
              <text:p text:style-name="P124">Vermoeidheid, spierzwakte, verminderde algemene conditie</text:p>
            </text:list-item>
            <text:list-item>
              <text:p text:style-name="P124">Hartkloppingen, beven van de handen</text:p>
            </text:list-item>
            <text:list-item>
              <text:p text:style-name="P124">Gewichtsverlies</text:p>
            </text:list-item>
            <text:list-item>
              <text:p text:style-name="P125">Dorst, polyurie</text:p>
            </text:list-item>
          </text:list>
        </text:list-item>
        <text:list-item>
          <text:p text:style-name="P125">Warme en vochtige huid</text:p>
        </text:list-item>
        <text:list-item>
          <text:p text:style-name="P124">Labiliteit, nervositeit, prikkelbaarheid, slapeloosheid</text:p>
        </text:list-item>
        <text:list-item>
          <text:p text:style-name="P124">Tachycardie en aritmieën, met name voorkamerfibrillatie</text:p>
        </text:list-item>
        <text:list-item>
          <text:p text:style-name="P124">Toegenomen darmfunctie, diarree, gewichtsverlies zelfs bij een goede eetlust</text:p>
        </text:list-item>
        <text:list-item>
          <text:p text:style-name="P124">Oogafwijkingen enkel bij de ziekte van Basedow (Grave)</text:p>
        </text:list-item>
        <text:list-item>
          <text:p text:style-name="P124">Andere soorten van oculaire symptomen doen zich voor bij tal van andere vormen van hyperthyreoïdie.</text:p>
        </text:list-item>
        <text:list-item>
          <text:p text:style-name="P124"><text:soft-page-break/>De symptomen variëren individueel. Ouderen zijn vaker monosymptomatisch (bv. atriumfibrilleren, moeheid, gewichtsverlies, verergering van angina pectoris, inspanningsdyspneu) of hun symptomen zijn gemaskeerd (zij die reeds bètablokkers nemen).</text:p>
        </text:list-item>
        <text:list-item>
          <text:p text:style-name="P124">Symptomen thyreoïditis</text:p>
          <text:list>
            <text:list-item>
              <text:p text:style-name="P124">koorts, malaise en pijn bij palpatie schildklierregio</text:p>
            </text:list-item>
          </text:list>
        </text:list-item>
      </text:list>
      <text:p text:style-name="P1">KO</text:p>
      <text:list xml:id="list4525720647944643469" text:style-name="L83">
        <text:list-item>
          <text:p text:style-name="P126">Palpatie van de schildklier</text:p>
          <text:list>
            <text:list-item>
              <text:p text:style-name="P126">Grootte (vaak vergroot)</text:p>
            </text:list-item>
            <text:list-item>
              <text:p text:style-name="P126">Consistentie</text:p>
              <text:list>
                <text:list-item>
                  <text:p text:style-name="P126">Toegenomen bij ziekte van Graves (Basedow) en bij chronische thyreoïditis</text:p>
                </text:list-item>
              </text:list>
            </text:list-item>
            <text:list-item>
              <text:p text:style-name="P126">Knobbeltjes (aantal en consistentie)</text:p>
              <text:list>
                <text:list-item>
                  <text:p text:style-name="P126">Is er een solitair schildklier knobbeltje (typisch teken van schildklierkanker) of is de bevinding bijvoorbeeld suggestief voor multinodulaire goiter?</text:p>
                </text:list-item>
              </text:list>
            </text:list-item>
            <text:list-item>
              <text:p text:style-name="P126">Week aanvoelen</text:p>
              <text:list>
                <text:list-item>
                  <text:p text:style-name="P126">Typisch bij subacute thyreoïditis 4 , zelden bij chronische auto-immune thyreoïditis 5</text:p>
                </text:list-item>
              </text:list>
            </text:list-item>
          </text:list>
        </text:list-item>
        <text:list-item>
          <text:p text:style-name="P126">Hartslag</text:p>
        </text:list-item>
        <text:list-item>
          <text:p text:style-name="P126">Mogelijke beven van de handen</text:p>
        </text:list-item>
      </text:list>
      <text:p text:style-name="P1">TO</text:p>
      <text:list xml:id="list51393442788125378" text:style-name="L84">
        <text:list-item>
          <text:p text:style-name="P127">Bepaal serum TSH-concentratie en serum vrij T4</text:p>
          <text:list>
            <text:list-item>
              <text:p text:style-name="P127">Bij een hyperthyreoïdie is de</text:p>
              <text:list>
                <text:list-item>
                  <text:p text:style-name="P127"><text:s/>serum TSH-concentratie onder de referentiewaarde (vaak onmeetbaar), en zijn serum vrij T4 en/of vrij T3 concentraties verhoogd</text:p>
                </text:list-item>
                <text:list-item>
                  <text:p text:style-name="P127">Als TSH &lt; 0,1 en FT4 normaal is, wordt FT3 bepaald om T3 hyperthyreoïdie te diagnosticeren.</text:p>
                </text:list-item>
              </text:list>
            </text:list-item>
            <text:list-item>
              <text:p text:style-name="P127">Subklinische hyperthyreoïdie</text:p>
              <text:list>
                <text:list-item>
                  <text:p text:style-name="P127">Als TSH onder de referentiewaarden is maar zowel FT4 en FT3 normaal .</text:p>
                </text:list-item>
              </text:list>
            </text:list-item>
          </text:list>
        </text:list-item>
        <text:list-item>
          <text:p text:style-name="P128">Andere labotesten </text:p>
          <text:list>
            <text:list-item>
              <text:p text:style-name="P128">sedimentatie en leukocyten </text:p>
              <text:list>
                <text:list-item>
                  <text:p text:style-name="P128">bij vermoeden thyreoïditis</text:p>
                </text:list-item>
              </text:list>
            </text:list-item>
            <text:list-item>
              <text:p text:style-name="P128">TSH-receptorantistoffen</text:p>
              <text:list>
                <text:list-item>
                  <text:p text:style-name="P128">bij vermoeden ziekte van Graves </text:p>
                </text:list-item>
              </text:list>
            </text:list-item>
          </text:list>
        </text:list-item>
        <text:list-item>
          <text:p text:style-name="P127">echografie heeft geen plaats in de diagnostiek van hyperthyreoïdie.</text:p>
        </text:list-item>
      </text:list>
      <text:p text:style-name="P1">Hyperlink</text:p>
      <text:list xml:id="list672921084798137229" text:style-name="L85">
        <text:list-item>
          <text:p text:style-name="P553"><text:a xlink:type="simple" xlink:href="https://www.ebmpracticenet.be/nl/paginas/default.aspx?ebmid=ebm00513" office:target-frame-name="_top" xlink:show="replace" text:style-name="Internet_20_link" text:visited-style-name="Visited_20_Internet_20_Link"><text:span text:style-name="T14">https://www.ebmpracticenet.be/nl/paginas/default.aspx?ebmid=ebm00513</text:span></text:a></text:p>
        </text:list-item>
        <text:list-item>
          <text:p text:style-name="P129">https://www.ebmpracticenet.be/nl/Paginas/default.aspx?ebmid=ebm00509&amp;sn=</text:p>
        </text:list-item>
      </text:list>
      <text:p text:style-name="P1"/>
      <text:p text:style-name="P233">Hypothyreoïdie</text:p>
      <text:p text:style-name="P1">Anamnese</text:p>
      <text:list xml:id="list1932771281159227349" text:style-name="L86">
        <text:list-item>
          <text:p text:style-name="P130">De ziekte komt vaak voor en de symptomen kunnen vaag zijn.</text:p>
        </text:list-item>
        <text:list-item>
          <text:p text:style-name="P130">De symptomen en de ernst variëren individueel.</text:p>
        </text:list-item>
        <text:list-item>
          <text:p text:style-name="P130">Bij uitgesproken hypothyreoïdie</text:p>
          <text:list>
            <text:list-item>
              <text:p text:style-name="P130">Lusteloosheid, vermoeidheid, depressieve stemming, geheugen problemen, trage motoriek en spraak, koudegevoel, constipatie, gewichtstoename en trage hartslag.</text:p>
            </text:list-item>
            <text:list-item>
              <text:p text:style-name="P130">De huid is droog, ruw, koud of bleek.</text:p>
            </text:list-item>
            <text:list-item>
              <text:p text:style-name="P130">Het haar kan ruw worden, en er is haaruitval.</text:p>
            </text:list-item>
          </text:list>
        </text:list-item>
        <text:list-item>
          <text:p text:style-name="P130"><text:span text:style-name="T166">S</text:span>pierzwakte, pijn en stijfheid zijn <text:span text:style-name="T166">mogelijk</text:span>.</text:p>
        </text:list-item>
        <text:list-item>
          <text:p text:style-name="P130">Bij ouderen is het klinisch beeld vaak atypisch met trager handelen en depressie die dementie kunnen simuleren.</text:p>
        </text:list-item>
        <text:list-item>
          <text:p text:style-name="P131">De menstruele cyclus kan verstoord zijn; <text:span text:style-name="T166">b</text:span>ij jonge vrouwen kan het eerste symptoom amenorroe zijn of onvruchtbaarheid en/of hyperprolactinemie.</text:p>
        </text:list-item>
      </text:list>
      <text:p text:style-name="P1">KO</text:p>
      <text:list xml:id="list8147419119732495147" text:style-name="L87">
        <text:list-item>
          <text:p text:style-name="P132"><text:soft-page-break/>Palpatie van de schildklier</text:p>
          <text:list>
            <text:list-item>
              <text:p text:style-name="P132">Grootte</text:p>
            </text:list-item>
            <text:list-item>
              <text:p text:style-name="P132">Consistentie</text:p>
            </text:list-item>
            <text:list-item>
              <text:p text:style-name="P132">Knobbeltjes (aantal en consistentie)</text:p>
            </text:list-item>
            <text:list-item>
              <text:p text:style-name="P132">Week aanvoelen</text:p>
              <text:list>
                <text:list-item>
                  <text:p text:style-name="P132">Typisch bij subacute thyreoïditis 4 , zelden bij chronische auto-immune thyreoïditis 5</text:p>
                </text:list-item>
              </text:list>
            </text:list-item>
          </text:list>
        </text:list-item>
        <text:list-item>
          <text:p text:style-name="P132">Hartslag</text:p>
        </text:list-item>
        <text:list-item>
          <text:p text:style-name="P132">Mogelijke beven van de handen</text:p>
        </text:list-item>
      </text:list>
      <text:p text:style-name="P1">TO</text:p>
      <text:list xml:id="list7620028428846162783" text:style-name="L88">
        <text:list-item>
          <text:p text:style-name="P133">Serum TSH en FT4 zijn de onderzoeken van eerste keuze.</text:p>
          <text:list>
            <text:list-item>
              <text:p text:style-name="P133">primaire hypothyreoïdie</text:p>
              <text:list>
                <text:list-item>
                  <text:p text:style-name="P133">de TSH concentratie hoger en de FT4 lager dan de referentiewaarde.</text:p>
                </text:list-item>
              </text:list>
            </text:list-item>
            <text:list-item>
              <text:p text:style-name="P133">subklinische hypothyreoïdie</text:p>
              <text:list>
                <text:list-item>
                  <text:p text:style-name="P133">de FT4 concentratie binnen de referentiewaarden, maar is de TSH-concentratie permanent verhoogd.</text:p>
                </text:list-item>
                <text:list-item>
                  <text:p text:style-name="P133">De patiënt heeft meestal slechts beperkte of helemaal geen symptomen.</text:p>
                </text:list-item>
                <text:list-item>
                  <text:p text:style-name="P133">Blijvende verandering moet bevestigd worden door een nieuwe TSH bepaling na 6-8 weken. Serum TPO antilichaam concentratie wordt tegelijkertijd bepaald.</text:p>
                </text:list-item>
              </text:list>
            </text:list-item>
            <text:list-item>
              <text:p text:style-name="P133">centrale hypothyreoïdie</text:p>
              <text:list>
                <text:list-item>
                  <text:p text:style-name="P133">de TSH concentratie binnen de referentiewaarden of lichtjes gedaald en FT4 is verlaagd</text:p>
                </text:list-item>
                <text:list-item>
                  <text:p text:style-name="P133">Deze patiënten worden verwezen naar de specialist voor verdere oppuntstelling.</text:p>
                </text:list-item>
              </text:list>
            </text:list-item>
          </text:list>
        </text:list-item>
        <text:list-item>
          <text:p text:style-name="P133">Bepalen van vrij-T3 (FT3) test heeft geen meerwaarde.</text:p>
        </text:list-item>
        <text:list-item>
          <text:p text:style-name="P133">Vergeet niet dat hypothyreoïdie de oorzaak kan zijn van verhoogde cholesterol of creatine kinase (CK)-waarden.</text:p>
        </text:list-item>
        <text:list-item>
          <text:p text:style-name="P133">Echografie heeft geen zin als onderzoek (tenzij er afwijkingen zijn bij palpatie).</text:p>
        </text:list-item>
      </text:list>
      <text:p text:style-name="P1">Hyperlink</text:p>
      <text:list xml:id="list3153110669855988675" text:style-name="L89">
        <text:list-item>
          <text:p text:style-name="P554"><text:a xlink:type="simple" xlink:href="https://www.ebmpracticenet.be/nl/paginas/default.aspx?ebmid=ebm00514" office:target-frame-name="_top" xlink:show="replace" text:style-name="Internet_20_link" text:visited-style-name="Visited_20_Internet_20_Link"><text:span text:style-name="T14">https://www.ebmpracticenet.be/nl/paginas/default.aspx?ebmid=ebm00514</text:span></text:a></text:p>
        </text:list-item>
        <text:list-item>
          <text:p text:style-name="P554"><text:a xlink:type="simple" xlink:href="https://www.ebmpracticenet.be/nl/Paginas/default.aspx?ebmid=ebm00509&amp;sn" office:target-frame-name="_top" xlink:show="replace" text:style-name="Internet_20_link" text:visited-style-name="Visited_20_Internet_20_Link"><text:span text:style-name="T224">https://www.ebmpracticenet.be/nl/Paginas/default.aspx?ebmid=ebm00509&amp;sn</text:span></text:a><text:span text:style-name="T14">=</text:span></text:p>
        </text:list-item>
      </text:list>
      <text:p text:style-name="P1"/>
      <text:p text:style-name="P233">Diabetes mellitus</text:p>
      <text:p text:style-name="P1">Anamnese</text:p>
      <text:list xml:id="list3605803584685052954" text:style-name="L90">
        <text:list-item>
          <text:p text:style-name="P134">type 1 diabetes</text:p>
          <text:list>
            <text:list-item>
              <text:p text:style-name="P134">De patiënt is mager of heeft een normaal gewicht, maar overgewicht sluit diabetes type 1 niet uit.</text:p>
            </text:list-item>
            <text:list-item>
              <text:p text:style-name="P134">Significant onbedoeld gewichtsverlies binnen de paar weken voorafgaand aan de diagnose wijst gewoonlijk op insuline-afhankelijke diabetes.</text:p>
            </text:list-item>
            <text:list-item>
              <text:p text:style-name="P134">symptomen van hyperglycemie</text:p>
              <text:list>
                <text:list-item>
                  <text:p text:style-name="P134">polyurie, polydipsie</text:p>
                </text:list-item>
              </text:list>
            </text:list-item>
          </text:list>
        </text:list-item>
        <text:list-item>
          <text:p text:style-name="P134">type 2 diabetes</text:p>
          <text:list>
            <text:list-item>
              <text:p text:style-name="P134">Tenzij de patiënt tekens vertoont van type 1 diabetes heeft de patiënt meest waarschijnlijk type 2 diabetes.</text:p>
            </text:list-item>
            <text:list-item>
              <text:p text:style-name="P134">kenmerken van risicofactoren en/of complicaties</text:p>
              <text:list>
                <text:list-item>
                  <text:p text:style-name="P134">Atherosclerose is de belangrijkste complicatie van de ziekte, d.w.z. coronair vaatlijden, arterieel vaatlijden van de onderste ledematen en de hersenen en andere macrovasculaire aandoeningen (beroerte).</text:p>
                </text:list-item>
                <text:list-item>
                  <text:p text:style-name="P134">De patiënten hebben vaak een aanzienlijke familiale voorgeschiedenis van diabetes, hypertensie en vaatlijden.</text:p>
                </text:list-item>
                <text:list-item>
                  <text:p text:style-name="P134">Insuline-resistentiesyndroom (metaboolsyndroom 1 ) gaat meestal vooraf aan de ziekte</text:p>
                </text:list-item>
              </text:list>
            </text:list-item>
          </text:list>
        </text:list-item>
        <text:list-item>
          <text:p text:style-name="P135">Zeldzame vormen: zie <text:span text:style-name="T166">https://www.ebmpracticenet.be/nl/paginas/default.aspx?ebmid=ebm00486</text:span></text:p>
        </text:list-item>
      </text:list>
      <text:p text:style-name="P1"><text:soft-page-break/>KO</text:p>
      <text:list xml:id="list8591454688514301007" text:style-name="L91">
        <text:list-item>
          <text:p text:style-name="P136">type 1 diabetes</text:p>
          <text:list>
            <text:list-item>
              <text:p text:style-name="P136">Begint meestal onder de leeftijd van 30 jaar, maar bij sommige patiënten (10-15%) verschijnt de ziekte in een latere fase.</text:p>
            </text:list-item>
          </text:list>
        </text:list-item>
        <text:list-item>
          <text:p text:style-name="P136">type 2 diabetes</text:p>
          <text:list>
            <text:list-item>
              <text:p text:style-name="P136">80% van de patiënten hebben overgewicht.</text:p>
            </text:list-item>
            <text:list-item>
              <text:p text:style-name="P136">Meestal gediagnosticeerd op volwassen leeftijd (na 35 jaar).</text:p>
            </text:list-item>
            <text:list-item>
              <text:p text:style-name="P136">tekens metabool syndroom</text:p>
              <text:list>
                <text:list-item>
                  <text:p text:style-name="P136">overgewicht</text:p>
                </text:list-item>
                <text:list-item>
                  <text:p text:style-name="P136">verhoogde bloeddruk</text:p>
                </text:list-item>
              </text:list>
            </text:list-item>
          </text:list>
        </text:list-item>
      </text:list>
      <text:p text:style-name="P1">TO</text:p>
      <text:list xml:id="list154402861195718" text:continue-numbering="true" text:style-name="L91">
        <text:list-item>
          <text:p text:style-name="P136">Bepaal <text:span text:style-name="T167">de </text:span>nuchtere glycemie op veneus bloed. (Grade 1B)</text:p>
          <text:list>
            <text:list-item>
              <text:p text:style-name="P136">diagnose diabetes mellitus: twee nuchtere glycemiebepalingen op verschillende dagen met een waarde van ≥126 mg/dl. (Grade 1A)</text:p>
            </text:list-item>
            <text:list-item>
              <text:p text:style-name="P136">HbA1c vormt een minder gevoelig alternatief voor mensen bij wie nuchter zijn moeilijk haalbaar is. (Grade 2B)</text:p>
              <text:list>
                <text:list-item>
                  <text:p text:style-name="P136">diagnose diabetes mellitus na tweemaal een HbA1c ≥6,5%(48 mmol/mol) (Grade 2A) </text:p>
                </text:list-item>
              </text:list>
            </text:list-item>
            <text:list-item>
              <text:p text:style-name="P136">Een random glycemie ≥200 mg/dl bij een patiënt met de klassieke symptomen van hyperglycemie is ook een voldoende criterium voor de diagnose.</text:p>
            </text:list-item>
          </text:list>
        </text:list-item>
        <text:list-item>
          <text:p text:style-name="P136"><text:span text:style-name="T167">Extra bepalingen bij </text:span>type 1 diabetes</text:p>
          <text:list>
            <text:list-item>
              <text:p text:style-name="P136">Ketoacidose</text:p>
              <text:list>
                <text:list-item>
                  <text:p text:style-name="P136">Ketonlichamen duidelijk aanwezig in de urine en/of in het serum of urine</text:p>
                </text:list-item>
                <text:list-item>
                  <text:p text:style-name="P136">Metabole acidose</text:p>
                </text:list-item>
              </text:list>
            </text:list-item>
            <text:list-item>
              <text:p text:style-name="P136">Lage C-peptideconcentratie (i.e. verstoorde endogene insulineproductie)</text:p>
            </text:list-item>
            <text:list-item>
              <text:p text:style-name="P136">Serum C-peptide</text:p>
              <text:list>
                <text:list-item>
                  <text:p text:style-name="P136">laag bij de diagnose (&lt; 0.3-0.6 nmol/l tijdens hyperglycemie)</text:p>
                </text:list-item>
                <text:list-item>
                  <text:p text:style-name="P136">later niet detecteerbaar (gewoonlijk &lt; 0.1 nmol/l).</text:p>
                </text:list-item>
                <text:list-item>
                  <text:p text:style-name="P136">Het C-peptideniveau is glykemie-afhankelijk (verhoogd bij hoge glucosespiegels en verminderd bij lage glucosespiegels)</text:p>
                </text:list-item>
              </text:list>
            </text:list-item>
            <text:list-item>
              <text:p text:style-name="P136">Islet cel, glutamaat decarboxylase (GAD) of IA2-antilichamen</text:p>
              <text:list>
                <text:list-item>
                  <text:p text:style-name="P136">(positief bij 70-80% van de patiënten ten tijde van diagnose; bepaling is gewoonlijk niet noodzakelijk bij patiënten onder 20 jaar)</text:p>
                </text:list-item>
              </text:list>
            </text:list-item>
          </text:list>
        </text:list-item>
        <text:list-item>
          <text:p text:style-name="P136"><text:span text:style-name="T167">extra bepalingen bij </text:span>type 2 diabetes</text:p>
          <text:list>
            <text:list-item>
              <text:p text:style-name="P136">Serum nuchtere C-peptideconcentratie</text:p>
              <text:list>
                <text:list-item>
                  <text:p text:style-name="P136">bij <text:s/>onzekerheid bestaat over het type diabetes.</text:p>
                </text:list-item>
                <text:list-item>
                  <text:p text:style-name="P136">Een zeer lage concentratie (hierna 0,2-0,3 nmol / l) suggereert een sterk tekort aan insuline en een concentratie van &lt;0,5-0,6 nmol / l gedurende hyperglycemie suggereert een mogelijk tekort aan insuline, wat gewoonlijk insulinetherapie vereist, althans in de initiële fase. Ernstige hyperglykemie (&gt; 15 mmol / l) kan tijdelijk de uitscheiding van insuline verminderen en zelfs een lage C-peptideconcentratie kan normaliseren wanneer hyperglycemie wordt behandeld. Het opnieuw bepalen van de C-peptideconcentratie kan aangewezen zijn om de verdere behoefte aan insuline te beoordelen. Een hoge C-peptideconcentratie wijst meestal op een insulineresistentie. <text:s/></text:p>
                </text:list-item>
              </text:list>
            </text:list-item>
            <text:list-item>
              <text:p text:style-name="P136">Een glucagontolerantietest is niet nodig.</text:p>
            </text:list-item>
            <text:list-item>
              <text:p text:style-name="P136">Een GAD-antilichaam assay kan worden overwogen als de patiënt minder dan 40 jaar is, wanneer de C-peptideconcentratie lager is dan 0,2-0,3 nmol / l of als de patiënt anders atypische diabetes Type 2 heeft (autoimmuniteitsverschijnselen, slanke lijn, snel ontwikkelende symptomen).</text:p>
            </text:list-item>
            <text:list-item>
              <text:p text:style-name="P136">Tekens metabool syndroom</text:p>
              <text:list>
                <text:list-item>
                  <text:p text:style-name="P136">abnormale lipidenniveaus (vette lever, laag HDL-cholesterol en hoge triglyceriden) en vaak ook serum urinezuurconcentraties tegen de bovengrens van de <text:soft-page-break/>referentiewaarden of erboven.</text:p>
                </text:list-item>
              </text:list>
            </text:list-item>
          </text:list>
        </text:list-item>
      </text:list>
      <text:p text:style-name="P1">Hyperlink</text:p>
      <text:list xml:id="list6906704438812701920" text:style-name="L92">
        <text:list-item>
          <text:p text:style-name="P555"><text:a xlink:type="simple" xlink:href="https://www.ebmpracticenet.be/nl/paginas/default.aspx?ebmid=ebm0020b" office:target-frame-name="_top" xlink:show="replace" text:style-name="Internet_20_link" text:visited-style-name="Visited_20_Internet_20_Link"><text:span text:style-name="Standaardalinea-lettertype"><text:span text:style-name="T14">https://www.ebmpracticenet.be/nl/paginas/default.aspx?ebmid=ebm0020b</text:span></text:span></text:a></text:p>
        </text:list-item>
        <text:list-item>
          <text:p text:style-name="P555"><text:a xlink:type="simple" xlink:href="https://www.ebmpracticenet.be/nl/paginas/default.aspx?ebmid=ebm00486" office:target-frame-name="_top" xlink:show="replace" text:style-name="Internet_20_link" text:visited-style-name="Visited_20_Internet_20_Link"><text:span text:style-name="Standaardalinea-lettertype"><text:span text:style-name="T14">https://www.ebmpracticenet.be/nl/paginas/default.aspx?ebmid=ebm00486</text:span></text:span></text:a></text:p>
        </text:list-item>
      </text:list>
      <text:p text:style-name="P1"/>
      <text:p text:style-name="P233">OSAS</text:p>
      <text:p text:style-name="P25">Anamnese</text:p>
      <text:list xml:id="list8119149284725028153" text:style-name="L203">
        <text:list-item>
          <text:p text:style-name="P26"><text:span text:style-name="T130">Luid intermitterend snurken</text:span></text:p>
        </text:list-item>
        <text:list-item>
          <text:p text:style-name="P26"><text:span text:style-name="T130">Episodes van apneu tijdens de slaap</text:span></text:p>
        </text:list-item>
        <text:list-item>
          <text:p text:style-name="P26"><text:span text:style-name="T130">Overmatige vermoeidheid overdag, narcolepsie</text:span></text:p>
        </text:list-item>
        <text:list-item>
          <text:p text:style-name="P26"><text:span text:style-name="T130">Nycturie, nachtelijk zweten, verstoorde slaap 's nachts, impotentie, slapeloosheid, prikkelbaarheid en roekeloosheid, aantasting van het geheugen en de concentratie</text:span></text:p>
        </text:list-item>
        <text:list-item>
          <text:p text:style-name="P26"><text:span text:style-name="T130">Nachtelijke aritmieën, nachtelijke aanvallen van thoracale pijn</text:span></text:p>
        </text:list-item>
        <text:list-item>
          <text:p text:style-name="P26"><text:span text:style-name="T130">Hoofdpijn 's ochtends</text:span></text:p>
          <text:p text:style-name="P26"><text:span text:style-name="T130"/></text:p>
        </text:list-item>
      </text:list>
      <text:p text:style-name="P25">KO</text:p>
      <text:list xml:id="list5197684872597257273" text:style-name="L204">
        <text:list-item>
          <text:p text:style-name="P27"><text:span text:style-name="T130">Klinisch onderzoek kan normaal zijn</text:span></text:p>
        </text:list-item>
        <text:list-item>
          <text:p text:style-name="P27"><text:span text:style-name="T130">Overgewicht; BMI, bloeddruk </text:span></text:p>
        </text:list-item>
        <text:list-item>
          <text:p text:style-name="P27"><text:span text:style-name="T130">Nauwe farynx; slap, laagreikend zacht gehemelte; gezwollen, grote uvula die tot aan de tong reikt; grote amandelen; smalle neus; kleine of achteruit-hellende onderkaak; grote tong; korte en dikke nek</text:span></text:p>
        </text:list-item>
        <text:list-item>
          <text:p text:style-name="P27"><text:span text:style-name="T130">Verhoogde bloeddruk</text:span></text:p>
        </text:list-item>
      </text:list>
      <text:p text:style-name="P25"/>
      <text:p text:style-name="P25">TO</text:p>
      <text:list xml:id="list1463152459347682371" text:style-name="L205">
        <text:list-item>
          <text:p text:style-name="P28"><text:span text:style-name="T130">perifeer bloedbeeld, glykemie, schildklierfunctietesten, ECG</text:span></text:p>
        </text:list-item>
        <text:list-item>
          <text:p text:style-name="P28"><text:span text:style-name="T130">Bij een patiënt met overgewicht, zijn ook de basisonderzoeken voor het metabool syndroom 2 inbegrepen</text:span></text:p>
          <text:p text:style-name="P28"><text:span text:style-name="T130"/></text:p>
        </text:list-item>
      </text:list>
      <text:p text:style-name="P25">Hyperlink</text:p>
      <text:list xml:id="list139114792942048134" text:style-name="L206">
        <text:list-item>
          <text:p text:style-name="P7"><text:span text:style-name="Internet_20_link"><text:span text:style-name="T214">https://www.ebmpracticenet.be/nl/paginas/default.aspx?ebmid=ebm00143</text:span></text:span><text:span text:style-name="T222"> </text:span></text:p>
        </text:list-item>
      </text:list>
      <text:p text:style-name="P1"/>
      <text:p text:style-name="P233">COPD</text:p>
      <text:p text:style-name="P1">Anamnese</text:p>
      <text:list xml:id="list1552376186578983342" text:style-name="L94">
        <text:list-item>
          <text:p text:style-name="P137">Vermoed COPD bij patiënten met een voorgeschiedenis van roken (of contact met andere risicofactoren) met chronische en progressieve dyspnee, hoest en/of sputumproductie.</text:p>
        </text:list-item>
      </text:list>
      <text:p text:style-name="P1">KO</text:p>
      <text:list xml:id="list4836073175184205581" text:style-name="L95">
        <text:list-item>
          <text:p text:style-name="P138">De waarde van klinisch onderzoek voor de diagnose van COPD is beperkt</text:p>
        </text:list-item>
        <text:list-item>
          <text:p text:style-name="P138">Tekens die kunnen wijzen op COPD</text:p>
          <text:list>
            <text:list-item>
              <text:p text:style-name="P138">gebruik van acce<text:span text:style-name="T167">s</text:span>soire ademhalingsspieren</text:p>
            </text:list-item>
            <text:list-item>
              <text:p text:style-name="P138">pursed-lip ademhalen</text:p>
            </text:list-item>
            <text:list-item>
              <text:p text:style-name="P138">verminderde thoracale expansie</text:p>
            </text:list-item>
            <text:list-item>
              <text:p text:style-name="P138">percu<text:span text:style-name="T167">s</text:span>sie klinkt hypersonoor</text:p>
            </text:list-item>
            <text:list-item>
              <text:p text:style-name="P138">verminderde ademgeluiden</text:p>
            </text:list-item>
          </text:list>
        </text:list-item>
        <text:list-item>
          <text:p text:style-name="P138">Tekens die kunnen wijzen op een acute COPD exacerbatie</text:p>
          <text:list>
            <text:list-item>
              <text:p text:style-name="P138">centrale cyanose</text:p>
            </text:list-item>
            <text:list-item>
              <text:p text:style-name="P138">hemodynamische instabiliteit</text:p>
            </text:list-item>
            <text:list-item>
              <text:p text:style-name="P138">verminderd bewustzijn</text:p>
            </text:list-item>
          </text:list>
        </text:list-item>
      </text:list>
      <text:p text:style-name="P1">TO</text:p>
      <text:list xml:id="list359053342615740742" text:style-name="L96">
        <text:list-item>
          <text:p text:style-name="P139">Voer zelf of laat een spirometrie uitvoeren met bepaling van de FEV1 (forced expiratory volume in 1 second) en de FVC (forced vital capacity)</text:p>
          <text:list>
            <text:list-item>
              <text:p text:style-name="P139">een postbronchodilatatie FEV1/FVC ratio van &lt; 0,7 is consistent met COPD</text:p>
            </text:list-item>
            <text:list-item>
              <text:p text:style-name="P139">FEV1 als percentage van de voorspelde FEV1 wordt gebruikt om de ernst van de ziekte <text:soft-page-break/>in te schatten</text:p>
            </text:list-item>
          </text:list>
        </text:list-item>
        <text:list-item>
          <text:p text:style-name="P139">Additionele testen zijn</text:p>
          <text:list>
            <text:list-item>
              <text:p text:style-name="P139">zuurstofsaturatie, eventueel bloedgas in tweede lijn</text:p>
            </text:list-item>
            <text:list-item>
              <text:p text:style-name="P139">algemene bloedname</text:p>
              <text:list>
                <text:list-item>
                  <text:p text:style-name="P139">voornamelijk voor opsporen anemie of polycythemia</text:p>
                </text:list-item>
              </text:list>
            </text:list-item>
          </text:list>
        </text:list-item>
        <text:list-item>
          <text:p text:style-name="P139">Rx thorax</text:p>
        </text:list-item>
        <text:list-item>
          <text:p text:style-name="P139">andere, meer specifieke testen kunnen nodig zijn indien vermoed wordt dat andere risicofactoren een rol spelen in het ontstaansmechanisme.</text:p>
        </text:list-item>
      </text:list>
      <text:p text:style-name="P1">Hyperlink</text:p>
      <text:list xml:id="list3334061139173879410" text:style-name="L97">
        <text:list-item>
          <text:p text:style-name="P556"><text:a xlink:type="simple" xlink:href="http://www.dynamed.com/topics/dmp~AN~T115557/COPD" office:target-frame-name="_top" xlink:show="replace" text:style-name="Internet_20_link" text:visited-style-name="Visited_20_Internet_20_Link"><text:span text:style-name="Standaardalinea-lettertype"><text:span text:style-name="T16">http://www.dynamed.com/topics/dmp~AN~T115557/COPD</text:span></text:span></text:a></text:p>
        </text:list-item>
      </text:list>
      <text:p text:style-name="P140"/>
      <text:p text:style-name="P234">Zwangerschap</text:p>
      <text:p text:style-name="P141">Anamnese</text:p>
      <text:list xml:id="list1333331502723840356" text:style-name="L98">
        <text:list-item>
          <text:p text:style-name="P640">Symptomen</text:p>
          <text:list>
            <text:list-item>
              <text:p text:style-name="P641">Amenorrhee</text:p>
            </text:list-item>
            <text:list-item>
              <text:p text:style-name="P641">Gewichtstoename</text:p>
            </text:list-item>
            <text:list-item>
              <text:p text:style-name="P641">Slaapstoornissen</text:p>
            </text:list-item>
            <text:list-item>
              <text:p text:style-name="P641">Vermoeidheid</text:p>
            </text:list-item>
            <text:list-item>
              <text:p text:style-name="P641">Huidveranderingen: linea nigra, chloasma, striemen, flushing van het gelaat</text:p>
            </text:list-item>
            <text:list-item>
              <text:p text:style-name="P641">Rhinitis, epistaxis, gingivitis</text:p>
            </text:list-item>
            <text:list-item>
              <text:p text:style-name="P641">Borstveranderingen: gevoeligheid, vergroting, donkerder worden van de areola, verhoogde zichtbaarheid van venen, in een later stadium colostrumvorming</text:p>
            </text:list-item>
            <text:list-item>
              <text:p text:style-name="P641">Dyspnee</text:p>
            </text:list-item>
            <text:list-item>
              <text:p text:style-name="P641">Varices, oedeem benen</text:p>
            </text:list-item>
            <text:list-item>
              <text:p text:style-name="P641">Nausea en braken in eerste trimester, nadien meer eetlust en zin in specifieke voedingsmiddelen, constipatie, reflux en hemorroiden </text:p>
            </text:list-item>
            <text:list-item>
              <text:p text:style-name="P641">Urinaire frequency, nycturie, urineweginfecties, stress- en urge-incontinentie alsook vulvaire varices en leukorrhee</text:p>
            </text:list-item>
            <text:list-item>
              <text:p text:style-name="P641">Pijn t.h.v. de pelvis</text:p>
            </text:list-item>
            <text:list-item>
              <text:p text:style-name="P642">Hoofdpijn: nieuwe hoofdpijn kan ontstaan, voorafbestaande aandoeningen met hoofdpijn verbeteren vaak</text:p>
            </text:list-item>
            <text:list-item>
              <text:p text:style-name="P642">Zwangerschapslordose, beenkrampen</text:p>
            </text:list-item>
          </text:list>
        </text:list-item>
      </text:list>
      <text:p text:style-name="P141"/>
      <text:p text:style-name="P479">KO</text:p>
      <text:list xml:id="list6766139892353089130" text:style-name="L99">
        <text:list-item>
          <text:p text:style-name="P644">Cfr anamnese</text:p>
        </text:list-item>
      </text:list>
      <text:p text:style-name="P598">TO</text:p>
      <text:list xml:id="list870443556234270559" text:style-name="L100">
        <text:list-item>
          <text:p text:style-name="P645">hCG</text:p>
          <text:list>
            <text:list-item>
              <text:p text:style-name="P646"><text:span text:style-name="T204">kan gedetecteerd worden in materneel bloed, serum of urine vanaf 8 dagen na conce</text:span><text:span text:style-name="T205">p</text:span><text:span text:style-name="T204">tie en bereikt een piek van 100 000mu/ml op week 10</text:span></text:p>
            </text:list-item>
          </text:list>
        </text:list-item>
        <text:list-item>
          <text:p text:style-name="P645">echografie</text:p>
          <text:list>
            <text:list-item>
              <text:p text:style-name="P643">wordt gebruikt in het eerste trimester om het aantal, grootte en en locatie van de vruchtzakken in te schatten</text:p>
            </text:list-item>
          </text:list>
        </text:list-item>
      </text:list>
      <text:p text:style-name="P598">Hyperlink</text:p>
      <text:list xml:id="list4811152242168911649" text:style-name="L101">
        <text:list-item>
          <text:p text:style-name="P557"><text:span text:style-name="Internet_20_link"><text:span text:style-name="T17">http://www.dynamed.com.gateway2.cdlh.be/topics/dmp~AN~T114823/Common-symptoms-signs-and-laboratory-changes-in-pregnancy</text:span></text:span></text:p>
        </text:list-item>
      </text:list>
      <text:p text:style-name="P140"/>
      <text:p text:style-name="P235">Inflammatoire darmaandoeningen</text:p>
      <text:p text:style-name="P142">Anamnese</text:p>
      <text:list xml:id="list7101145292651595216" text:style-name="L102">
        <text:list-item>
          <text:p text:style-name="P143">Colitis ulcerosa</text:p>
          <text:list>
            <text:list-item>
              <text:p text:style-name="P147"><text:span text:style-name="T146">Colitis ulcerosa kan de oorzaak zijn van recidiverende en aanhoudende diarree, </text:span><text:span text:style-name="T147">mogelijk gemengd met bloed en slijm. Buikpijn is soms aanwezig. </text:span><text:span text:style-name="T146">De symptomen houden meestal </text:span><text:soft-page-break/><text:span text:style-name="T146">verschillende weken tot maanden aan.</text:span></text:p>
            </text:list-item>
            <text:list-item>
              <text:p text:style-name="P497">Recidieven zijn even typisch als remissies, zowel spontaan als geneesmiddelgeïnduceerd. Ongeveer 10 tot 20% van de patiënten heeft continue symptomen</text:p>
            </text:list-item>
            <text:list-item>
              <text:p text:style-name="P536">De ziekte kan worden onderverdeeld in milde, matige en ernstige vormen.</text:p>
              <text:list>
                <text:list-item>
                  <text:p text:style-name="P149">mild</text:p>
                  <text:list>
                    <text:list-item>
                      <text:p text:style-name="P531">Diarree &lt; 4 maal/24 uur (met of zonder bloed), geen systemische symptomen, Hb &gt; 115g/l, normale ontstekingsparameters</text:p>
                    </text:list-item>
                  </text:list>
                </text:list-item>
                <text:list-item>
                  <text:p text:style-name="P149">matig</text:p>
                  <text:list>
                    <text:list-item>
                      <text:p text:style-name="P531">Diarree &gt; 4 maal/24 uur, afwezige of milde systemische symptomen, Hb &gt; 105 g/l, normale ontstekingsparameters</text:p>
                    </text:list-item>
                  </text:list>
                </text:list-item>
                <text:list-item>
                  <text:p text:style-name="P149">ernstig </text:p>
                  <text:list>
                    <text:list-item>
                      <text:p text:style-name="P531">Diarree &gt; 6 maal/24 uur en tachycardie, koorts, Hb &lt; 105 g/l, verhoogde ontstekingsparameters (ESR en/of CRP)</text:p>
                    </text:list-item>
                  </text:list>
                </text:list-item>
              </text:list>
            </text:list-item>
            <text:list-item>
              <text:p text:style-name="P500">Extra-intestinale manifestaties zijn mogelijk (artritis, uveïtis, episcleritis, erythema nodosum, pyoderma gangrenosum en primaire scleroserende cholangitis).</text:p>
            </text:list-item>
          </text:list>
        </text:list-item>
        <text:list-item>
          <text:p text:style-name="P143">Crohn </text:p>
          <text:list>
            <text:list-item>
              <text:p text:style-name="P502">De meest voorkomende symptomen zijn buikpijn, diarree, koorts, gewichtsverlies en bloed in de ontlasting.</text:p>
            </text:list-item>
            <text:list-item>
              <text:p text:style-name="P498">Symptomen ontwikkelen zich meestal geleidelijk aan.</text:p>
            </text:list-item>
            <text:list-item>
              <text:p text:style-name="P147"><text:span text:style-name="T146">De leeftijd waarop de ziekte van Crohn begint, is meestal 20-30 jaar, </text:span><text:span text:style-name="T148">d</text:span><text:span text:style-name="T145">e ziekte kan ook in de kindertijd ontstaan.</text:span></text:p>
            </text:list-item>
            <text:list-item>
              <text:p text:style-name="P502">Klinische presentatie en de ontwikkeling van complicaties worden bepaald door</text:p>
              <text:list>
                <text:list-item>
                  <text:p text:style-name="P498">het gedrag van de ziekte</text:p>
                </text:list-item>
                <text:list-item>
                  <text:p text:style-name="P499">de plaats van de ziekte in het darmkanaal.</text:p>
                </text:list-item>
              </text:list>
            </text:list-item>
            <text:list-item>
              <text:p text:style-name="P499">De ziekte is beperkt tot de dunne darm bij ongeveer 30% van de patiënten en tot de dikke darm bij 25-30% van de patiënten. Ileocolische ziekte is goed voor 40% van de gevallen.</text:p>
              <text:list>
                <text:list-item>
                  <text:p text:style-name="P499">Ongeveer 5% heeft afwijkingen elders in het darmkanaal, bijvoorbeeld in de slokdarm of de maag.</text:p>
                </text:list-item>
              </text:list>
            </text:list-item>
            <text:list-item>
              <text:p text:style-name="P499">Extra-intestinale aantasting komt voor in 10-20% van de gevallen (bijvoorbeeld perifere artritis, sacro-iliitis, erythema nodosum, uveïtis, episcleritis, cholangitis).</text:p>
            </text:list-item>
            <text:list-item>
              <text:p text:style-name="P499">Jonge leeftijd bij begin van de ziekte, de noodzaak aan een corticosteroïdenbehandeling en perianale problemen suggereren een agressieve vorm van de ziekte.</text:p>
            </text:list-item>
            <text:list-item>
              <text:p text:style-name="P499">Symptomen</text:p>
              <text:list>
                <text:list-item>
                  <text:p text:style-name="P499">Buikpijn</text:p>
                </text:list-item>
                <text:list-item>
                  <text:p text:style-name="P499">Diarree</text:p>
                </text:list-item>
                <text:list-item>
                  <text:p text:style-name="P499">Lichte koorts</text:p>
                </text:list-item>
                <text:list-item>
                  <text:p text:style-name="P499">Bloeding uit het rectum</text:p>
                </text:list-item>
                <text:list-item>
                  <text:p text:style-name="P499">Gewichtsverlies</text:p>
                </text:list-item>
                <text:list-item>
                  <text:p text:style-name="P499">Verhoogde frequentie van de stoelgang</text:p>
                </text:list-item>
                <text:list-item>
                  <text:p text:style-name="P499">Tekenen van intestinale obstructie</text:p>
                </text:list-item>
                <text:list-item>
                  <text:p text:style-name="P499">Aanhoudende problemen</text:p>
                </text:list-item>
                <text:list-item>
                  <text:p text:style-name="P499">Groeivertraging bij kinderen</text:p>
                </text:list-item>
              </text:list>
            </text:list-item>
            <text:list-item>
              <text:p text:style-name="P499">De ziekte wordt geclassificeerd hetzij als inflammatoir, obstructief of fistuliserend (penetrerend), maar de ziekte kan zich door de jaren anders gedragen. </text:p>
              <text:list>
                <text:list-item>
                  <text:p text:style-name="P499">Complicaties zijn onder andere</text:p>
                  <text:list>
                    <text:list-item>
                      <text:p text:style-name="P499">darmobstructies</text:p>
                    </text:list-item>
                    <text:list-item>
                      <text:p text:style-name="P148"><text:span text:style-name="T145">abcesse</text:span><text:span text:style-name="T149">n</text:span></text:p>
                    </text:list-item>
                    <text:list-item>
                      <text:p text:style-name="P148"><text:span text:style-name="T145">fistels.</text:span></text:p>
                    </text:list-item>
                  </text:list>
                </text:list-item>
              </text:list>
            </text:list-item>
          </text:list>
        </text:list-item>
        <text:list-item>
          <text:p text:style-name="P153">DD tussen colitis ulcerosa en de ziekte van Crohn </text:p>
        </text:list-item>
      </text:list>
      <table:table table:name="Tabel1" table:style-name="Tabel1">
        <table:table-column table:style-name="Tabel1.A"/>
        <table:table-column table:style-name="Tabel1.B"/>
        <table:table-column table:style-name="Tabel1.C"/>
        <table:table-row>
          <table:table-cell table:style-name="Tabel1.A1" office:value-type="string">
            <text:p text:style-name="P649">Symptoom</text:p>
          </table:table-cell>
          <table:table-cell table:style-name="Tabel1.A1" office:value-type="string">
            <text:p text:style-name="P649">Colitis ulcerosa</text:p>
          </table:table-cell>
          <table:table-cell table:style-name="Tabel1.C1" office:value-type="string">
            <text:p text:style-name="P649">Ziekte van Crohn</text:p>
          </table:table-cell>
        </table:table-row>
        <text:soft-page-break/>
        <table:table-row>
          <table:table-cell table:style-name="Tabel1.A2" office:value-type="string">
            <text:p text:style-name="P649">Buikpijn </text:p>
          </table:table-cell>
          <table:table-cell table:style-name="Tabel1.A2" office:value-type="string">
            <text:p text:style-name="P649">+</text:p>
          </table:table-cell>
          <table:table-cell table:style-name="Tabel1.C2" office:value-type="string">
            <text:p text:style-name="P649">+++</text:p>
          </table:table-cell>
        </table:table-row>
        <table:table-row>
          <table:table-cell table:style-name="Tabel1.A2" office:value-type="string">
            <text:p text:style-name="P649">Diarree</text:p>
          </table:table-cell>
          <table:table-cell table:style-name="Tabel1.A2" office:value-type="string">
            <text:p text:style-name="P649">+++</text:p>
          </table:table-cell>
          <table:table-cell table:style-name="Tabel1.C2" office:value-type="string">
            <text:p text:style-name="P649">++</text:p>
          </table:table-cell>
        </table:table-row>
        <table:table-row>
          <table:table-cell table:style-name="Tabel1.A2" office:value-type="string">
            <text:p text:style-name="P649">Bloederige diarree</text:p>
          </table:table-cell>
          <table:table-cell table:style-name="Tabel1.A2" office:value-type="string">
            <text:p text:style-name="P649">+++</text:p>
          </table:table-cell>
          <table:table-cell table:style-name="Tabel1.C2" office:value-type="string">
            <text:p text:style-name="P649">+</text:p>
          </table:table-cell>
        </table:table-row>
        <table:table-row>
          <table:table-cell table:style-name="Tabel1.A2" office:value-type="string">
            <text:p text:style-name="P649">Procticis</text:p>
          </table:table-cell>
          <table:table-cell table:style-name="Tabel1.A2" office:value-type="string">
            <text:p text:style-name="P649">+++</text:p>
          </table:table-cell>
          <table:table-cell table:style-name="Tabel1.C2" office:value-type="string">
            <text:p text:style-name="P649">+</text:p>
          </table:table-cell>
        </table:table-row>
        <table:table-row>
          <table:table-cell table:style-name="Tabel1.A2" office:value-type="string">
            <text:p text:style-name="P649">Peri anale fistel </text:p>
          </table:table-cell>
          <table:table-cell table:style-name="Tabel1.A2" office:value-type="string">
            <text:p text:style-name="P649"/>
          </table:table-cell>
          <table:table-cell table:style-name="Tabel1.C2" office:value-type="string">
            <text:p text:style-name="P649">+</text:p>
          </table:table-cell>
        </table:table-row>
        <table:table-row>
          <table:table-cell table:style-name="Tabel1.A2" office:value-type="string">
            <text:p text:style-name="P649">Verhoogde sedimentatie</text:p>
          </table:table-cell>
          <table:table-cell table:style-name="Tabel1.A2" office:value-type="string">
            <text:p text:style-name="P649">+</text:p>
          </table:table-cell>
          <table:table-cell table:style-name="Tabel1.C2" office:value-type="string">
            <text:p text:style-name="P649">+++</text:p>
          </table:table-cell>
        </table:table-row>
      </table:table>
      <text:p text:style-name="P144"/>
      <text:p text:style-name="P142">KO</text:p>
      <text:list xml:id="list9114500958447110783" text:style-name="L103">
        <text:list-item>
          <text:p text:style-name="P145">Colitis ulcerosa</text:p>
          <text:list>
            <text:list-item>
              <text:p text:style-name="P537">Algemeen</text:p>
              <text:list>
                <text:list-item>
                  <text:p text:style-name="P539">Een ernstige opstoot wordt gekenmerkt door</text:p>
                  <text:list>
                    <text:list-item>
                      <text:p text:style-name="P539">Koorts</text:p>
                    </text:list-item>
                    <text:list-item>
                      <text:p text:style-name="P539">Tachycardie</text:p>
                    </text:list-item>
                    <text:list-item>
                      <text:p text:style-name="P539">Gewichtsverlies </text:p>
                    </text:list-item>
                  </text:list>
                </text:list-item>
              </text:list>
            </text:list-item>
            <text:list-item>
              <text:p text:style-name="P647">Huidtekens geassocieerd aan extra-intestinale manifestatie</text:p>
            </text:list-item>
            <text:list-item>
              <text:p text:style-name="P648">Afteuze stomatitis</text:p>
            </text:list-item>
            <text:list-item>
              <text:p text:style-name="P648">Erythema nodosum</text:p>
            </text:list-item>
            <text:list-item>
              <text:p text:style-name="P648">Syndroom van Sweet</text:p>
            </text:list-item>
            <text:list-item>
              <text:p text:style-name="P648">Psoriasis</text:p>
            </text:list-item>
            <text:list-item>
              <text:p text:style-name="P648">Icterus bij geassocieerde primaire scleroserende cholangitis</text:p>
            </text:list-item>
            <text:list-item>
              <text:p text:style-name="P648">Pyoderma gangrenosum</text:p>
            </text:list-item>
            <text:list-item>
              <text:p text:style-name="P647">Mogelijke oculaire symptomen</text:p>
            </text:list-item>
            <text:list-item>
              <text:p text:style-name="P648">Episcleritis, iridocyclitis, scleritis, uveïtis</text:p>
            </text:list-item>
            <text:list-item>
              <text:p text:style-name="P647">Abdominaal onderzoek</text:p>
            </text:list-item>
            <text:list-item>
              <text:p text:style-name="P648">Abdominale gevoeligheid en opzetting kan gezien worden bij ernstige opstoten</text:p>
            </text:list-item>
            <text:list-item>
              <text:p text:style-name="P648">Hepatomegalie?</text:p>
            </text:list-item>
            <text:list-item>
              <text:p text:style-name="P648">Perinaal: tags,</text:p>
            </text:list-item>
          </text:list>
        </text:list-item>
        <text:list-item>
          <text:p text:style-name="P146">Crohn</text:p>
          <text:list>
            <text:list-item>
              <text:p text:style-name="P538">Mogelijke klinische tekens </text:p>
              <text:list>
                <text:list-item>
                  <text:p text:style-name="P540">Cachexie</text:p>
                </text:list-item>
                <text:list-item>
                  <text:p text:style-name="P540">Koorts</text:p>
                </text:list-item>
                <text:list-item>
                  <text:p text:style-name="P540">Bleekheid </text:p>
                </text:list-item>
              </text:list>
            </text:list-item>
            <text:list-item>
              <text:p text:style-name="P154"><text:span text:style-name="T142">H</text:span><text:span text:style-name="T141">uidafwijkingen: erythema nodosum, pyoderma gangrenosum</text:span></text:p>
            </text:list-item>
            <text:list-item>
              <text:p text:style-name="P540">Inflammatie t.h.v. het oog kan zich uiten onder uveïtis, episcleritis, scleroconjunctivitis</text:p>
            </text:list-item>
            <text:list-item>
              <text:p text:style-name="P540">afteuze ulceraties van de orale mucosa</text:p>
            </text:list-item>
            <text:list-item>
              <text:p text:style-name="P540">Abdominaal onderzoek </text:p>
              <text:list>
                <text:list-item>
                  <text:p text:style-name="P540">Normale auscultatie? Pas op voor obstructie</text:p>
                </text:list-item>
                <text:list-item>
                  <text:p text:style-name="P540">Opzetting?</text:p>
                </text:list-item>
                <text:list-item>
                  <text:p text:style-name="P540">Spierverzet?</text:p>
                </text:list-item>
                <text:list-item>
                  <text:p text:style-name="P540">Hepatomegalie? </text:p>
                </text:list-item>
                <text:list-item>
                  <text:p text:style-name="P540">Palpabele massa (vnl. In rechter onderste kwadrant)</text:p>
                </text:list-item>
                <text:list-item>
                  <text:p text:style-name="P540">Loslaatpijn</text:p>
                </text:list-item>
                <text:list-item>
                  <text:p text:style-name="P540">Algemene gevoeligheid </text:p>
                </text:list-item>
                <text:list-item>
                  <text:p text:style-name="P540">Bij rugklachten: denk ook aan ankyloserende spondylitis of sacro-iliitis</text:p>
                </text:list-item>
                <text:list-item>
                  <text:p text:style-name="P540">Perifere gewrichten: tekens arthritis? Clubbing?</text:p>
                </text:list-item>
                <text:list-item>
                  <text:p text:style-name="P540">Rectaal</text:p>
                  <text:list>
                    <text:list-item>
                      <text:p text:style-name="P540">Abcessen? Ulcera? Fissuren? Skin tags?</text:p>
                    </text:list-item>
                  </text:list>
                </text:list-item>
              </text:list>
            </text:list-item>
          </text:list>
        </text:list-item>
      </text:list>
      <text:p text:style-name="P142"/>
      <text:p text:style-name="P142">TO</text:p>
      <text:list xml:id="list4581102432534922275" text:style-name="L104">
        <text:list-item>
          <text:p text:style-name="P150"><text:soft-page-break/>Colitis ulcerosa</text:p>
          <text:list>
            <text:list-item>
              <text:p text:style-name="P558"><text:span text:style-name="T12">Coloscopie en biopsieën zijn noodzakelijk, zelfs wanneer de colonmucosa een normaal uitzicht hebben </text:span><text:span text:style-name="text"><text:span text:style-name="T18">2</text:span></text:span><text:span text:style-name="T12"> .</text:span></text:p>
            </text:list-item>
            <text:list-item>
              <text:p text:style-name="P503">Bloedbeeld, ESR, CRP, fecaal calprotectine</text:p>
            </text:list-item>
            <text:list-item>
              <text:p text:style-name="P503">De histologische bevindingen zijn typisch, maar niet specifiek voor colitis ulcerosa (diffuse inflammatie die beperkt is tot de mucosa en de submucosa; ulceratie bij verergering van de ontsteking).</text:p>
            </text:list-item>
            <text:list-item>
              <text:p text:style-name="P155"><text:span text:style-name="T145">Bij ernstige colitis met vermoeden van complicaties kan een abdominale CT-scan of een gewone röntgenfoto worden overwogen.</text:span></text:p>
            </text:list-item>
          </text:list>
        </text:list-item>
        <text:list-item>
          <text:p text:style-name="P150">Crohn </text:p>
          <text:list>
            <text:list-item>
              <text:p text:style-name="P501">Een ileocolonoscopie met biopten voor histologie is het eerstelijnsonderzoek.</text:p>
              <text:list>
                <text:list-item>
                  <text:p text:style-name="P504">Beeldvorming, vooral magnetische resonantiebeeldvorming, kan worden gebruikt voor de beoordeling van de dunne darm.</text:p>
                </text:list-item>
                <text:list-item>
                  <text:p text:style-name="P504">Bovendien kan een endoscopie met een dunnedarmcapsule worden gebruikt op voorwaarde dat de symptomen van de patiënt, of de bevindingen van beeldvormend onderzoek, niet suggestief zijn voor vernauwingen van de dunne darm.</text:p>
                </text:list-item>
              </text:list>
            </text:list-item>
            <text:list-item>
              <text:p text:style-name="P504">Endoscopische bevindingen bij de ziekte van Crohn zijn onder andere</text:p>
              <text:list>
                <text:list-item>
                  <text:p text:style-name="P504">segmentaire of fragmentaire ontsteking</text:p>
                </text:list-item>
                <text:list-item>
                  <text:p text:style-name="P504">'kasseiachtig' (cobblestone) uiterlijk van de slijmvliezen</text:p>
                </text:list-item>
                <text:list-item>
                  <text:p text:style-name="P504">aften en fissuren</text:p>
                </text:list-item>
                <text:list-item>
                  <text:p text:style-name="P504">vernauwingen.</text:p>
                </text:list-item>
              </text:list>
            </text:list-item>
            <text:list-item>
              <text:p text:style-name="P504">Histologische bevindingen zijn diepe chronische ontstekingen die zich uitstrekken tot in de submucosa of zelfs doorheen de ganse darmwand; evenals granulomen, die de karakteristieke bevinding zijn.</text:p>
            </text:list-item>
            <text:list-item>
              <text:p text:style-name="P504">Vaak voorkomende laboratoriumresultaten</text:p>
              <text:list>
                <text:list-item>
                  <text:p text:style-name="P504">Verhoogde sedimentatie en CRP</text:p>
                </text:list-item>
                <text:list-item>
                  <text:p text:style-name="P504">Milde anemie</text:p>
                </text:list-item>
                <text:list-item>
                  <text:p text:style-name="P504">Leukocytose</text:p>
                </text:list-item>
                <text:list-item>
                  <text:p text:style-name="P505">Verhoogd fecaal calprotectine duidt op een ontsteking (deze test kan worden uitgevoerd in de eerste lijn vooraleer door te verwijzen)</text:p>
                </text:list-item>
              </text:list>
            </text:list-item>
            <text:list-item>
              <text:p text:style-name="P156"><text:span text:style-name="T145">In 10-15% van de gevallen is het niet mogelijk om een differentiaaldiagnose tussen colitis ulcerosa en ziekte van Crohn te maken (intermediaire vorm, “IBD niet-geclassificeerd”).</text:span></text:p>
            </text:list-item>
          </text:list>
        </text:list-item>
      </text:list>
      <text:p text:style-name="P151"/>
      <text:p text:style-name="P151">Hyperlink</text:p>
      <text:list xml:id="list247927759706513253" text:style-name="L105">
        <text:list-item>
          <text:p text:style-name="P12"><text:a xlink:type="simple" xlink:href="https://www.ebmpracticenet.be/nl/paginas/default.aspx?ebmid=ebm01073" text:style-name="Internet_20_link" text:visited-style-name="Visited_20_Internet_20_Link"><text:span text:style-name="T173">https://www.ebmpracticenet.be/nl/paginas/default.aspx?ebmid=ebm01073</text:span></text:a></text:p>
        </text:list-item>
        <text:list-item>
          <text:p text:style-name="P542">http://www.dynamed.com.gateway2.cdlh.be/topics/dmp~AN~T114217/Crohn-disease-in-adults#History-and-Physical</text:p>
        </text:list-item>
        <text:list-item>
          <text:p text:style-name="P152"><text:span text:style-name="T130">http://www.dynamed.com.gateway2.cdlh.be/topics/dmp~AN~T114507/Ulcerative-colitis#Physical</text:span></text:p>
        </text:list-item>
      </text:list>
      <text:p text:style-name="P141"/>
      <text:p text:style-name="P1"/>
      <text:p text:style-name="P233">Bijwerking van een geneesmiddel</text:p>
      <text:p text:style-name="P157">Anamnese</text:p>
      <text:list xml:id="list6202240271886435397" text:style-name="L106">
        <text:list-item>
          <text:p text:style-name="P158">Geen informatie beschikbaar</text:p>
        </text:list-item>
      </text:list>
      <text:p text:style-name="P157">KO</text:p>
      <text:list xml:id="list4853716571869226592" text:style-name="L107">
        <text:list-item>
          <text:p text:style-name="P159">Geen informatie beschikbaar</text:p>
        </text:list-item>
      </text:list>
      <text:p text:style-name="P157">TO</text:p>
      <text:list xml:id="list4504595294980173139" text:style-name="L108">
        <text:list-item>
          <text:p text:style-name="P160">Geen informatie beschikbaar</text:p>
        </text:list-item>
      </text:list>
      <text:p text:style-name="P157">Hyperlink</text:p>
      <text:list xml:id="list4220651307864206302" text:style-name="L202">
        <text:list-item>
          <text:p text:style-name="P163">Geen informatie beschikbaar</text:p>
        </text:list-item>
      </text:list>
      <text:p text:style-name="P1"/>
      <text:p text:style-name="P233"><text:soft-page-break/>Tuberculose</text:p>
      <text:p text:style-name="P157">Anamnese</text:p>
      <text:list xml:id="list4718373608535850073" text:style-name="L109">
        <text:list-item>
          <text:p text:style-name="P161">Vraag risicofactoren voor tuberculose na </text:p>
          <text:list>
            <text:list-item>
              <text:p text:style-name="P359">Nauwe contacten van een patiënt met een positieve longtuberculosekleuring</text:p>
            </text:list-item>
            <text:list-item>
              <text:p text:style-name="P362">Oudere mensen (ouder dan 75 jaar)</text:p>
            </text:list-item>
            <text:list-item>
              <text:p text:style-name="P362">Personen die alcohol- of drugsproblemen hebben of die buiten de maatschappij leven</text:p>
            </text:list-item>
            <text:list-item>
              <text:p text:style-name="P362">Vluchtelingen en immigranten uit landen met een hoge tuberculose-incidentie</text:p>
            </text:list-item>
            <text:list-item>
              <text:p text:style-name="P362">Patiënten met bepaalde andere ziekten (HIV, diabetes, reumatoïde artritis, maligniteiten, silicose, ernstig nierfalen)</text:p>
            </text:list-item>
            <text:list-item>
              <text:p text:style-name="P362">Bij patiënten die immunosuppressiva nemen (anti-afstotingsgeneesmiddelen, TNF-remmers, cytostatica, glucocorticoïden)</text:p>
            </text:list-item>
            <text:list-item>
              <text:p text:style-name="P362">Gezondheids- en sociale gezondheidszorgwerkers</text:p>
            </text:list-item>
            <text:list-item>
              <text:p text:style-name="P362">Gevangenen</text:p>
            </text:list-item>
          </text:list>
        </text:list-item>
        <text:list-item>
          <text:p text:style-name="P359">Longtuberculose</text:p>
          <text:list>
            <text:list-item>
              <text:p text:style-name="P359">Kan asymptomatisch zijn.</text:p>
            </text:list-item>
            <text:list-item>
              <text:p text:style-name="P362">Algemene symptomen: vermoeidheid, slechte eetlust, gewichtsverlies, koortsaanvallen, nachtzweten</text:p>
            </text:list-item>
            <text:list-item>
              <text:p text:style-name="P362">Pulmonale symptomen: langdurig hoesten en langdurige slijmproductie, hemoptoë</text:p>
            </text:list-item>
          </text:list>
        </text:list-item>
        <text:list-item>
          <text:p text:style-name="P364">miliaire tuberculose </text:p>
          <text:list>
            <text:list-item>
              <text:p text:style-name="P364">Overweeg miliaire tuberculose bij oudere, geïnstitutionaliseerde patiënten met langdurige koorts en een verhoogde serum alkalische fosfataseconcentratie.</text:p>
            </text:list-item>
            <text:list-item>
              <text:p text:style-name="P363">Bij patiënten met AIDS kan een mycobacteriële infectie speciale kenmerken hebben. Tuberculose kan de eerste manifestatie van een HIV-infectie zijn.</text:p>
            </text:list-item>
            <text:list-item>
              <text:p text:style-name="P364"/>
            </text:list-item>
          </text:list>
        </text:list-item>
      </text:list>
      <text:p text:style-name="P157">KO</text:p>
      <text:list xml:id="list8032210128630960212" text:style-name="L110">
        <text:list-item>
          <text:p text:style-name="P164">Vaak niet nuttig om de diagnose te stellen van longtuberculose </text:p>
        </text:list-item>
        <text:list-item>
          <text:p text:style-name="P164">Kinderen kunnen afbuigende groeicurves hebben</text:p>
        </text:list-item>
        <text:list-item>
          <text:p text:style-name="P164">zoek naar tekens van extrapulmonale tuberculose </text:p>
          <text:list>
            <text:list-item>
              <text:p text:style-name="P164">Koorts, hepatomegalie, lymfadenopathie, splenomegalie</text:p>
            </text:list-item>
            <text:list-item>
              <text:p text:style-name="P164">Scrotale gevoeligheid en zwelling bij mannen of pelvische gevoeligheid bij vrouwen met genitourinaire tuberculose</text:p>
            </text:list-item>
            <text:list-item>
              <text:p text:style-name="P164">Beperkte ROM in patiënten met gewrichts- of bottuberculose</text:p>
            </text:list-item>
            <text:list-item>
              <text:p text:style-name="P164">craniale neuropathie in patiënten met tuberculeuze meningitis</text:p>
            </text:list-item>
            <text:list-item>
              <text:p text:style-name="P164">abdominale zwelling en gevoeligheid met mogelijke palpeerbare massa in patiënten met abdominale tuberculose</text:p>
            </text:list-item>
          </text:list>
        </text:list-item>
      </text:list>
      <text:p text:style-name="P157"/>
      <text:p text:style-name="P157">TO</text:p>
      <text:list xml:id="list5062386155263206448" text:style-name="L111">
        <text:list-item>
          <text:p text:style-name="P360">Bacteriologische onderzoeken</text:p>
          <text:list>
            <text:list-item>
              <text:p text:style-name="P360">Kleuring en cultuur uit herhaalde, opeenvolgende stalen (sputum, urine) , gewoonlijk op drie opeenvolgende dagen</text:p>
            </text:list-item>
            <text:list-item>
              <text:p text:style-name="P165"><text:span text:style-name="T139">Mycobacterium tuberculosis</text:span><text:span text:style-name="T107"> kan ook direct worden ontdekt uit een staal door snelle tests op basis van genamplificatie</text:span><text:span text:style-name="T137"> B</text:span><text:span text:style-name="T107"> .</text:span></text:p>
            </text:list-item>
            <text:list-item>
              <text:p text:style-name="P623">De meeste, commerciële tests zijn alleen goedgekeurd en erkend voor DNA, geïsoleerd uit kleuringspositief sputum en/of een kleuringspositieve cultuur. De tests zijn meestal minder gevoelig voor kleuringsnegatief sputum en andere stalen.</text:p>
            </text:list-item>
            <text:list-item>
              <text:p text:style-name="P304">Stalen</text:p>
            </text:list-item>
            <text:list-item>
              <text:p text:style-name="P623">Lichaamsexcreties en vloeistoffen: sputum, urine, bloed, cerebrospinaal vocht, pleuravocht, beenmerg, wondvocht</text:p>
            </text:list-item>
            <text:list-item>
              <text:p text:style-name="P623">Naald- en aspiratiestalen</text:p>
            </text:list-item>
            <text:list-item>
              <text:p text:style-name="P623">Weefselstalen (in een schone buis zonder formaldehyde)</text:p>
            </text:list-item>
            <text:list-item>
              <text:p text:style-name="P317">De kweek duurt 4-6 weken.</text:p>
            </text:list-item>
          </text:list>
        </text:list-item>
        <text:list-item>
          <text:p text:style-name="P162">Longtuberculose</text:p>
          <text:list>
            <text:list-item>
              <text:p text:style-name="P162"><text:soft-page-break/>Rx thorax indien nodig </text:p>
            </text:list-item>
            <text:list-item>
              <text:p text:style-name="P361">Bacteriologische stalen</text:p>
            </text:list-item>
            <text:list-item>
              <text:p text:style-name="P365">De tuberculinehuidtest (Mantoux)</text:p>
              <text:list>
                <text:list-item>
                  <text:p text:style-name="P365"><text:span text:style-name="T190">O</text:span>m de diagnose te ondersteunen, in het bijzonder bij pediatrische patiënten. </text:p>
                </text:list-item>
                <text:list-item>
                  <text:p text:style-name="P365">Kennis en opleiding zijn vereist bij het uitvoeren en interpreteren van de test.</text:p>
                </text:list-item>
              </text:list>
            </text:list-item>
            <text:list-item>
              <text:p text:style-name="P635">Een induratie met een diameter kleiner dan 5 mm wordt als negatief beschouwd. Een induratie met een diameter van ten minste 15 mm wordt geïnterpreteerd als een teken van latente of actieve tuberculose-infectie, zowel bij gevaccineerde als niet-gevaccineerde personen. Als de diameter tussen de 5 en 14 mm is, is de interpretatie van het staal afhankelijk van de vaccinatiestatus van de patiënt; Raadpleeg de nationale en internationale richtlijnen.</text:p>
            </text:list-item>
            <text:list-item>
              <text:p text:style-name="P581">Laboratoriumtesten op basis van de gamma-interferonproductie </text:p>
              <text:list>
                <text:list-item>
                  <text:p text:style-name="P592"><text:span text:style-name="T107">(IGRA = Interferon Gamma Release Assay). Een positief resultaat onderscheidt een actieve tuberculose-infectie niet van een latente tuberculose-infectie, en dus moet de diagnose gebaseerd zijn op </text:span><text:span text:style-name="T139">Mycobacterium</text:span><text:span text:style-name="T107">-cultuur en -kleuring. </text:span></text:p>
                </text:list-item>
                <text:list-item>
                  <text:p text:style-name="P581">IGRA-tests zijn specifieker dan tuberculinehuidtesten.</text:p>
                </text:list-item>
              </text:list>
            </text:list-item>
          </text:list>
        </text:list-item>
        <text:list-item>
          <text:p text:style-name="P586">Miliaire tuberculose </text:p>
          <text:list>
            <text:list-item>
              <text:p text:style-name="P586">De Rx thorax kan normaal zijn in de eerste fase. Een CAT-scan kan diagnostisch zijn in dergelijke gevallen.</text:p>
            </text:list-item>
            <text:list-item>
              <text:p text:style-name="P582">Een negatieve tuberculinetest kan een teken zijn van ernstige tuberculose.</text:p>
            </text:list-item>
          </text:list>
        </text:list-item>
      </text:list>
      <text:p text:style-name="P583"/>
      <text:p text:style-name="P587">Hyperlink </text:p>
      <text:list xml:id="list4416672592178173166" text:style-name="L112">
        <text:list-item>
          <text:p text:style-name="P588">https://www.ebmpracticenet.be/nl/paginas/default.aspx?ebmid=ebm00126</text:p>
        </text:list-item>
        <text:list-item>
          <text:p text:style-name="P589">http://www.dynamed.com.gateway2.cdlh.be/topics/dmp~AN~T116300#History-and-Physical</text:p>
        </text:list-item>
      </text:list>
      <text:p text:style-name="P1"/>
      <text:p text:style-name="P233">HIV</text:p>
      <text:p text:style-name="P1">Anamnese</text:p>
      <text:list xml:id="list8407652084152141675" text:style-name="L113">
        <text:list-item>
          <text:p text:style-name="P166">Primaire infectie</text:p>
          <text:list>
            <text:list-item>
              <text:p text:style-name="P166">De primaire hiv-infectie ontwikkelt zich bij 30-50% van de geïnfecteerde patiënten, 2-6 weken na het oplopen van het virus.</text:p>
            </text:list-item>
            <text:list-item>
              <text:p text:style-name="P166">Enkele symptomen zijn: koorts, vermoeidheid, keelontsteking, hoofdpijn, diarree, myalgie, artralgie en occasioneel gezwollen lymfklieren alsook een uitslag van kleine papels op het lichaam.</text:p>
            </text:list-item>
            <text:list-item>
              <text:p text:style-name="P166">De primaire infectie lijkt vaak op mononucleose.</text:p>
            </text:list-item>
            <text:list-item>
              <text:p text:style-name="P166">De symptomen verdwijnen binnen de maand.</text:p>
            </text:list-item>
          </text:list>
        </text:list-item>
        <text:list-item>
          <text:p text:style-name="P166">Asymptomatische fase</text:p>
        </text:list-item>
        <text:list-item>
          <text:p text:style-name="P166">Symptomatische HIV infectie</text:p>
          <text:list>
            <text:list-item>
              <text:p text:style-name="P166">De symptomen zijn aspecifiek, zoals gewichtsverlies, koorts en aanhoudende diarree.</text:p>
            </text:list-item>
            <text:list-item>
              <text:p text:style-name="P166">Herpes zoster (gordelroos), orofaryngeale candidiase en seborroïsch eczeem (foto 1) wijzen ook op een verminderde immuunrespons.</text:p>
            </text:list-item>
          </text:list>
        </text:list-item>
        <text:list-item>
          <text:p text:style-name="P166">AIDS</text:p>
          <text:list>
            <text:list-item>
              <text:p text:style-name="P166">= <text:s/>hiv-infectie met minstens één van de officieel geregistreerde opportunistische ziekten.</text:p>
            </text:list-item>
            <text:list-item>
              <text:p text:style-name="P166">De meest voorkomende opportunistische ziekten in West-Europa zijn:</text:p>
              <text:list>
                <text:list-item>
                  <text:p text:style-name="P166">fungale oesofagitis of stomatitis</text:p>
                </text:list-item>
                <text:list-item>
                  <text:p text:style-name="P166">Pneumocystis jirovecii pneumonie</text:p>
                </text:list-item>
                <text:list-item>
                  <text:p text:style-name="P166">infecties veroorzaakt door atypische mycobacteriën (M. avium-intracellulare)</text:p>
                </text:list-item>
                <text:list-item>
                  <text:p text:style-name="P166">Kaposi-sarcoom.</text:p>
                </text:list-item>
                <text:list-item>
                  <text:p text:style-name="P166">Tuberculose is een vaak voorkomende comorbiditeit in vele landen</text:p>
                </text:list-item>
              </text:list>
            </text:list-item>
          </text:list>
        </text:list-item>
      </text:list>
      <text:p text:style-name="P1">KO</text:p>
      <text:list xml:id="list1632160526872231549" text:style-name="L114">
        <text:list-item>
          <text:p text:style-name="P167">Verricht een volledig klinisch onderzoek </text:p>
          <text:list>
            <text:list-item>
              <text:p text:style-name="P167">BMI</text:p>
            </text:list-item>
            <text:list-item>
              <text:p text:style-name="P167"><text:soft-page-break/>abnormale subcutane vetverdeling </text:p>
            </text:list-item>
            <text:list-item>
              <text:p text:style-name="P167">infecties of abnormaliteiten van huid, mondholte en tanden </text:p>
            </text:list-item>
            <text:list-item>
              <text:p text:style-name="P167"><text:span text:style-name="T187">palpeer de</text:span> lymfeklieren </text:p>
            </text:list-item>
            <text:list-item>
              <text:p text:style-name="P167">neuropsychiatrische evaluatie</text:p>
            </text:list-item>
            <text:list-item>
              <text:p text:style-name="P167">rectaal onderzoek </text:p>
            </text:list-item>
            <text:list-item>
              <text:p text:style-name="P167">gynaecologisch onderzoek als CD4 T-celtelling &lt; 200 cells/mcL </text:p>
            </text:list-item>
          </text:list>
        </text:list-item>
      </text:list>
      <text:p text:style-name="P1">TO</text:p>
      <text:list xml:id="list9075345668087765216" text:style-name="L115">
        <text:list-item>
          <text:p text:style-name="P168">HIV test</text:p>
          <text:list>
            <text:list-item>
              <text:p text:style-name="P168">Gecombineerde HIV-AgAb-test.</text:p>
            </text:list-item>
            <text:list-item>
              <text:p text:style-name="P168"><text:s/>Een positief staal wordt opnieuw getest, maar als het positief blijft, zal het laboratorium een tweede staal vragen alvorens een resultaat te geven.</text:p>
            </text:list-item>
            <text:list-item>
              <text:p text:style-name="P168">De test wordt positief 2-4 weken na het begin van de symptomen of ten laatste 3 maanden na het oplopen van het virus.</text:p>
            </text:list-item>
          </text:list>
        </text:list-item>
        <text:list-item>
          <text:p text:style-name="P168">primaire infectie</text:p>
          <text:list>
            <text:list-item>
              <text:p text:style-name="P168">HIV-AgAb-test moet worden herhaald na 3 maanden indien er verdenking is op een primaire infectie waarbij de eerste test negatief bleef.</text:p>
            </text:list-item>
          </text:list>
        </text:list-item>
        <text:list-item>
          <text:p text:style-name="P168">Symptomatische HIV infectie</text:p>
          <text:list>
            <text:list-item>
              <text:p text:style-name="P168">Het aantal CD4-cellen is vaak gedaald tot onder 0,35 x 10 9/l.</text:p>
            </text:list-item>
            <text:list-item>
              <text:p text:style-name="P168">Indien de patiënt een intraveneuze druggebruiker is, wordt een hepatitis B vaccinatieprogramma gestart tenzij de patiënt de ziekte reeds heeft doormaakt of reeds werd gevaccineerd. Ook de HCV-antilichamen moeten worden onderzocht.</text:p>
            </text:list-item>
          </text:list>
        </text:list-item>
      </text:list>
      <text:p text:style-name="P1">Hyperlink</text:p>
      <text:list xml:id="list2857555952634305453" text:style-name="L116">
        <text:list-item>
          <text:p text:style-name="P559"><text:a xlink:type="simple" xlink:href="https://www.ebmpracticenet.be/nl/paginas/default.aspx?ebmid=ebm00018" text:style-name="Internet_20_link" text:visited-style-name="Visited_20_Internet_20_Link"><text:span text:style-name="Standaardalinea-lettertype"><text:span text:style-name="T14">https://www.ebmpracticenet.be/nl/paginas/default.aspx?ebmid=ebm00018</text:span></text:span></text:a></text:p>
        </text:list-item>
        <text:list-item>
          <text:p text:style-name="P560"><text:span text:style-name="Standaardalinea-lettertype"><text:span text:style-name="T15">http://www.dynamed.com.gateway2.cdlh.be/topics/dmp~AN~T114424/Overview-of-HIV-infection#Pathogen-and-transmission</text:span></text:span></text:p>
        </text:list-item>
      </text:list>
      <text:p text:style-name="P1"/>
      <text:p text:style-name="P233">Lyme</text:p>
      <text:p text:style-name="P1">Anamnese</text:p>
      <text:list xml:id="list2415625756773119165" text:style-name="L117">
        <text:list-item>
          <text:p text:style-name="P169">vroege huidsymptomen van een Borrelia infectie kunnen zich voordoen als</text:p>
          <text:list>
            <text:list-item>
              <text:p text:style-name="P169">gelokaliseerd erythema migrans</text:p>
              <text:list>
                <text:list-item>
                  <text:p text:style-name="P169">meest voorkomend</text:p>
                </text:list-item>
                <text:list-item>
                  <text:p text:style-name="P169">solitaire huidlesie op de plaats van een tekenbeet</text:p>
                  <text:list>
                    <text:list-item>
                      <text:p text:style-name="P169">gebied met rond al dan niet verheven erytheem dat uitbreidt in diameter (vaak &gt; 5cm) <text:s/>in dagen tot weken</text:p>
                    </text:list-item>
                    <text:list-item>
                      <text:p text:style-name="P169">kan een centrale klaring hebben</text:p>
                    </text:list-item>
                  </text:list>
                </text:list-item>
                <text:list-item>
                  <text:p text:style-name="P169">eventuele begeleidende symptomen</text:p>
                  <text:list>
                    <text:list-item>
                      <text:p text:style-name="P169">koorts, rillingen, vermoeidheid, arthralgieën of myalgiën</text:p>
                    </text:list-item>
                    <text:list-item>
                      <text:p text:style-name="P169">regionale lymfadenopathie</text:p>
                    </text:list-item>
                    <text:list-item>
                      <text:p text:style-name="P169">foto's 1 2 3 4 5 6 7 8 (EBMpracticenet)</text:p>
                    </text:list-item>
                  </text:list>
                </text:list-item>
              </text:list>
            </text:list-item>
            <text:list-item>
              <text:p text:style-name="P169">Borrelia lymfocytoom</text:p>
              <text:list>
                <text:list-item>
                  <text:p text:style-name="P169">zeldzame solitaire blauwrode zwelling; wordt tot enkele centimeters groot</text:p>
                </text:list-item>
                <text:list-item>
                  <text:p text:style-name="P169">Meest voorkomend op borst of oor</text:p>
                </text:list-item>
                <text:list-item>
                  <text:p text:style-name="P169">meer voorkomend bij kinderen</text:p>
                </text:list-item>
                <text:list-item>
                  <text:p text:style-name="P169"><text:s text:c="2"/>(foto 10 ). (EBMpracticenet)</text:p>
                </text:list-item>
              </text:list>
            </text:list-item>
          </text:list>
        </text:list-item>
        <text:list-item>
          <text:p text:style-name="P169">vroege gedissemineerde ziekte van Lyme</text:p>
          <text:list>
            <text:list-item>
              <text:p text:style-name="P169">multipele erythema migrans</text:p>
            </text:list-item>
            <text:list-item>
              <text:p text:style-name="P169">neurologische symptomen</text:p>
            </text:list-item>
            <text:list-item>
              <text:p text:style-name="P169">lyme carditis</text:p>
            </text:list-item>
          </text:list>
        </text:list-item>
        <text:list-item>
          <text:p text:style-name="P169">late symptomen van de ziekte van Lyme</text:p>
          <text:list>
            <text:list-item>
              <text:p text:style-name="P169">artritis</text:p>
            </text:list-item>
            <text:list-item>
              <text:p text:style-name="P169">late neurologische symptomen</text:p>
            </text:list-item>
            <text:list-item>
              <text:p text:style-name="P169">acrodermatitis chronica atrophicans</text:p>
              <text:list>
                <text:list-item>
                  <text:p text:style-name="P169"><text:soft-page-break/>typisch roodblauwe lesies op de extensorzijden van de <text:s/>extremiteiten</text:p>
                </text:list-item>
                <text:list-item>
                  <text:p text:style-name="P169">de zwelling kan initieel deegachtig aanvoelen en verder evolueren naar atrofie of fibrocystische nodules</text:p>
                </text:list-item>
                <text:list-item>
                  <text:p text:style-name="P169">(foto's 1112 EBM practicenet</text:p>
                </text:list-item>
              </text:list>
            </text:list-item>
          </text:list>
        </text:list-item>
        <text:list-item>
          <text:p text:style-name="P169">Voor meer informatie: zie overzichtsartikels</text:p>
        </text:list-item>
      </text:list>
      <text:p text:style-name="P1">KO</text:p>
      <text:list xml:id="list5591234532823801047" text:style-name="L118">
        <text:list-item>
          <text:p text:style-name="P170">koorts?</text:p>
        </text:list-item>
        <text:list-item>
          <text:p text:style-name="P170">lymfadenopathie</text:p>
          <text:list>
            <text:list-item>
              <text:p text:style-name="P170">regionaal/gegeneraliseerd</text:p>
            </text:list-item>
          </text:list>
        </text:list-item>
        <text:list-item>
          <text:p text:style-name="P170">huid: inspecteer op</text:p>
          <text:list>
            <text:list-item>
              <text:p text:style-name="P170">een erythema migrans</text:p>
            </text:list-item>
            <text:list-item>
              <text:p text:style-name="P170">een huidlymfocytoom</text:p>
            </text:list-item>
            <text:list-item>
              <text:p text:style-name="P170">acrodermatitis chronica atrophicans</text:p>
            </text:list-item>
          </text:list>
        </text:list-item>
        <text:list-item>
          <text:p text:style-name="P170"/>
          <text:list>
            <text:list-item>
              <text:p text:style-name="P171">zeldzaam voorkomen van conjunctivitis, uveitis, paipllitis, episcleritis</text:p>
            </text:list-item>
          </text:list>
        </text:list-item>
        <text:list-item>
          <text:p text:style-name="P171">zo nodig, spoor naar tekens van atrioventriculair blok en myopericarditis</text:p>
        </text:list-item>
        <text:list-item>
          <text:p text:style-name="P171">ga na of er tekens van artritis zijn</text:p>
        </text:list-item>
        <text:list-item>
          <text:p text:style-name="P171">voer een neurologisch onderzoek uit, heb aandacht voor het opsporen van een n facialis parese</text:p>
        </text:list-item>
      </text:list>
      <text:p text:style-name="P1">TO</text:p>
      <text:list xml:id="list6972742740705775488" text:style-name="L119">
        <text:list-item>
          <text:p text:style-name="P172">Serologie</text:p>
          <text:list>
            <text:list-item>
              <text:p text:style-name="P172">het belangrijkste instrument om gedissemineerde of late lymeziekte te identificeren.</text:p>
            </text:list-item>
            <text:list-item>
              <text:p text:style-name="P172">Belangrijkste test = <text:s/>de bepaling van specifieke antilichamen tegen een of meerdere Borrelia-antigenen 5 .</text:p>
            </text:list-item>
            <text:list-item>
              <text:p text:style-name="P172">Verschillende labo's gebruiken nog steeds verschillende serologische methoden en antilichamen. Daarom zou het labo altijd instructies voor interpretatie moeten meegeven.</text:p>
            </text:list-item>
            <text:list-item>
              <text:p text:style-name="P172">Het gebruik van recombinante antigenen wordt aanbevolen.</text:p>
            </text:list-item>
            <text:list-item>
              <text:p text:style-name="P172">De test is gebaseerd op de bepaling van Bb IgG-antilichamen.</text:p>
            </text:list-item>
            <text:list-item>
              <text:p text:style-name="P172">IgM-antilichamen zijn niet nuttig voor de diagnose en geven geen informatie over de ziekteactiviteit.</text:p>
            </text:list-item>
            <text:list-item>
              <text:p text:style-name="P172">Bij onzekerheid i.v.m. de specificiteit van de gedetecteerde antilichamen bijvoorbeeld, kan het resultaat door een immunoblotbepaling worden bevestigd.</text:p>
            </text:list-item>
            <text:list-item>
              <text:p text:style-name="P172">In gebieden die endemisch zijn voor Borrelia is de bevolking vaak seropositief, wat de diagnostische specificiteit aanzienlijk vermindert. In hyperendemische regio's kan de prevalentie van seropositiviteit oplopen tot 50% of zelfs hoger, vooral in de oudere leeftijdsgroepen; zelfs in minder endemische gebieden kan de prevalentie 5 tot 10% bedragen.</text:p>
            </text:list-item>
          </text:list>
        </text:list-item>
        <text:list-item>
          <text:p text:style-name="P172">Analyse cerebrospinaal vocht: zie neuroborreliose</text:p>
        </text:list-item>
        <text:list-item>
          <text:p text:style-name="P172">Detectie van Borrelia-DNA met behulp van PCR</text:p>
          <text:list>
            <text:list-item>
              <text:p text:style-name="P172">een accurate methode voor het onderzoeken van onbehandelde patiënten.</text:p>
            </text:list-item>
            <text:list-item>
              <text:p text:style-name="P172">Bepaling van DNA, niet alleen levende bacteriën</text:p>
            </text:list-item>
            <text:list-item>
              <text:p text:style-name="P172">De test gebeurt</text:p>
              <text:list>
                <text:list-item>
                  <text:p text:style-name="P172">op een huidbiopt en is geschikt voor de diagnose van EM, lymfocytomen en ACA, met een sensitiviteit van 70 tot 80% en een specificiteit van bijna 100%.</text:p>
                </text:list-item>
                <text:list-item>
                  <text:p text:style-name="P172">op synoviaal vocht voor Lyme-artritis</text:p>
                </text:list-item>
              </text:list>
            </text:list-item>
          </text:list>
        </text:list-item>
        <text:list-item>
          <text:p text:style-name="P172">Borreliakweek</text:p>
          <text:list>
            <text:list-item>
              <text:p text:style-name="P172"><text:s/>is klinisch niet haalbaar: lange incubatietijd en de lage sensitiviteit.</text:p>
            </text:list-item>
          </text:list>
        </text:list-item>
        <text:list-item>
          <text:p text:style-name="P172">Sneltesten</text:p>
          <text:list>
            <text:list-item>
              <text:p text:style-name="P172">Apotheken verkopen sneltesten om de aanwezigheid van de Borrelia-bacterie in een teek te achterhalen. Deze worden nochtans niet aanbevolen wegens onvoldoende onderbouwing. </text:p>
            </text:list-item>
          </text:list>
        </text:list-item>
        <text:list-item>
          <text:p text:style-name="P172">Naar klinische manifestatie</text:p>
          <text:list>
            <text:list-item>
              <text:p text:style-name="P172"><text:soft-page-break/>EM</text:p>
              <text:list>
                <text:list-item>
                  <text:p text:style-name="P172">EM moet gediagnosticeerd en behandeld worden zonder voorafgaande laboratoriumtests. Dit geldt ook voor multipele laesies.</text:p>
                </text:list-item>
                <text:list-item>
                  <text:p text:style-name="P172">Indien een objectieve diagnose van EM nodig is, kan het Borrelia-DNA worden bepaald met de PCR methode op een huidbiopt. Dit is geen routineonderzoek en mag geen reden zijn om de behandeling uit te stellen.</text:p>
                </text:list-item>
                <text:list-item>
                  <text:p text:style-name="P172">Antilichamenbepaling is niet zinvol voor het stellen van de diagnose.</text:p>
                </text:list-item>
                <text:list-item>
                  <text:p text:style-name="P172">Lymfocytomen op de plaats van de tekenbeet zijn kenmerkend voor de diagnose van primaire borreliose en vereisen onmiddellijke behandeling. Histologisch onderzoek, PCR en antilichamenbepaling kunnen nodig zijn voor de differentiële diagnose.</text:p>
                </text:list-item>
              </text:list>
            </text:list-item>
            <text:list-item>
              <text:p text:style-name="P172">Benigne huidlymfocytose</text:p>
              <text:list>
                <text:list-item>
                  <text:p text:style-name="P172">Borrelia-antilichamen worden in bijna alle gevallen in het serum teruggevonden. In onduidelijke gevallen is histologisch onderzoek nodig.</text:p>
                </text:list-item>
              </text:list>
            </text:list-item>
            <text:list-item>
              <text:p text:style-name="P172">Perifere neuroborreliose, neuroborreliose, lyme-artritis, acrodermatitis</text:p>
              <text:list>
                <text:list-item>
                  <text:p text:style-name="P173">zie https://www.ebmpracticenet.be/nl/paginas/default.aspx?ebmid=ebm00031</text:p>
                </text:list-item>
              </text:list>
            </text:list-item>
          </text:list>
        </text:list-item>
      </text:list>
      <text:p text:style-name="P1">Hyperlink</text:p>
      <text:list xml:id="list5497465955734797605" text:style-name="L120">
        <text:list-item>
          <text:p text:style-name="P174">https://www.ebmpracticenet.be/nl/paginas/default.aspx?ebmid=ebm00031</text:p>
        </text:list-item>
        <text:list-item>
          <text:p text:style-name="P561"><text:a xlink:type="simple" xlink:href="http://www.dynamed.com/topics/dmp~AN~T114365/Lyme-disease#History-and-Physical" office:target-frame-name="_top" xlink:show="replace" text:style-name="Internet_20_link" text:visited-style-name="Visited_20_Internet_20_Link"><text:span text:style-name="Standaardalinea-lettertype"><text:span text:style-name="T14">http://www.dynamed.com/topics/dmp~AN~T114365/Lyme-disease#History-and-Physical</text:span></text:span></text:a></text:p>
        </text:list-item>
      </text:list>
      <text:p text:style-name="P1"/>
      <text:p text:style-name="P236">Hepatitis C</text:p>
      <text:p text:style-name="P175">Anamnese</text:p>
      <text:list xml:id="list3500114240145654438" text:style-name="L121">
        <text:list-item>
          <text:p text:style-name="P176">Basisinformatie</text:p>
          <text:list>
            <text:list-item>
              <text:p text:style-name="P366">De meest voorkomende vorm van hepatitis in vele landen</text:p>
            </text:list-item>
            <text:list-item>
              <text:p text:style-name="P367">Er zijn ongeveer 500 miljoen dragers van hepatitis C.</text:p>
            </text:list-item>
          </text:list>
        </text:list-item>
        <text:list-item>
          <text:p text:style-name="P366">Infectieweg</text:p>
          <text:list>
            <text:list-item>
              <text:p text:style-name="P367">Parenteraal zoals bij hepatitis B, maar de besmettelijkheid is veel lager. Bronnen van blootstelling zijn onder andere IV druggebruik, tatoeage, bloedtransfusie en onbeschermde seks met een hepatitis C-positieve partner. </text:p>
            </text:list-item>
          </text:list>
        </text:list-item>
        <text:list-item>
          <text:p text:style-name="P176">Klinisch beeld</text:p>
          <text:list>
            <text:list-item>
              <text:p text:style-name="P366">De klinische presentatie is meestal mild. Enkel ongeveer 10-15% van de geïnfecteerde personen ontwikkelt icterus, vergeleken met 50% van zij die besmet zijn met hepatitis B. Sommige patiënten blijven asymptomatisch.</text:p>
            </text:list-item>
            <text:list-item>
              <text:p text:style-name="P367">Extrahepatische manifestaties zoals essentiële cryoglobulinemie, glomerulonefritis, auto-immuun thyreoïditis, Sjögrensyndroom en porphyria cutanea tarda werden gemeld bij patiënten met chronische hepatitis C</text:p>
            </text:list-item>
          </text:list>
        </text:list-item>
      </text:list>
      <text:p text:style-name="P175">KO</text:p>
      <text:list xml:id="list201821801299763518" text:style-name="L122">
        <text:list-item>
          <text:p text:style-name="P177">Cfr. Anamnese</text:p>
        </text:list-item>
      </text:list>
      <text:p text:style-name="P175">TO</text:p>
      <text:list xml:id="list3628600125810309944" text:style-name="L123">
        <text:list-item>
          <text:p text:style-name="P179">laboratorium-testen</text:p>
          <text:list>
            <text:list-item>
              <text:p text:style-name="P368">Schommelende transaminasen (ALT) concentraties zijn vaak de enige manifestatie van hepatitis C. De concentraties kunnen periodiek normaliseren.</text:p>
            </text:list-item>
            <text:list-item>
              <text:p text:style-name="P369">De plasma ALT- en AST-concentraties zijn zelden meer dan 800 U/l.</text:p>
            </text:list-item>
            <text:list-item>
              <text:p text:style-name="P369">Een specifieke diagnose wordt verkregen door het bepalen van antilichamen tegen hepatitis C en RNA (HCV-RNA).</text:p>
              <text:list>
                <text:list-item>
                  <text:p text:style-name="P369">Antilichamen kunnen worden bepaald 10 weken na blootstelling.</text:p>
                </text:list-item>
                <text:list-item>
                  <text:p text:style-name="P180"><text:span text:style-name="T107">HCV-RNA is meestal positief bij het optreden van de symptomen.</text:span></text:p>
                </text:list-item>
              </text:list>
            </text:list-item>
          </text:list>
        </text:list-item>
      </text:list>
      <text:p text:style-name="P175">Hyperlink</text:p>
      <text:list xml:id="list3655745688135018958" text:style-name="L124">
        <text:list-item>
          <text:p text:style-name="P178">https://www.ebmpracticenet.be/nl/paginas/default.aspx?ebmid=ebm00216</text:p>
        </text:list-item>
      </text:list>
      <text:p text:style-name="P1"/>
      <text:p text:style-name="P1"><text:span text:style-name="T168">Lymfoproliferatieve aandoeningen</text:span><text:span text:style-name="T171"> </text:span></text:p>
      <text:p text:style-name="P181">Anamnese</text:p>
      <text:list xml:id="list3535237055108418575" text:style-name="L125">
        <text:list-item>
          <text:p text:style-name="P182">lymfoom</text:p>
          <text:list>
            <text:list-item>
              <text:p text:style-name="P186"><text:soft-page-break/>Lymfomen worden onderverdeeld in Hodgkin en non-Hodgkin lymfomen. </text:p>
              <text:list>
                <text:list-item>
                  <text:p text:style-name="P186">Zie https://www.ebmpracticenet.be/nl/paginas/default.aspx?ebmid=ebm00329</text:p>
                </text:list-item>
              </text:list>
            </text:list-item>
            <text:list-item>
              <text:p text:style-name="P182"><text:span text:style-name="T107">Bij lymfomen</text:span><text:span text:style-name="T137"> 3</text:span><text:span text:style-name="T107"> zijn de symptomen zowel lokaal als systemisch naargelang het ziektetype en de mate van ontsteking:</text:span></text:p>
            </text:list-item>
            <text:list-item>
              <text:p text:style-name="P624">lymfadenopathie</text:p>
            </text:list-item>
            <text:list-item>
              <text:p text:style-name="P624">splenomegalie en soms hepatomegalie</text:p>
            </text:list-item>
            <text:list-item>
              <text:p text:style-name="P624">systemische symptomen: koorts, zweten, gewichtsverlies, jeuk etc.</text:p>
            </text:list-item>
            <text:list-item>
              <text:p text:style-name="P624">een extranodale tumor</text:p>
            </text:list-item>
            <text:list-item>
              <text:p text:style-name="P624">disfunctie van een orgaan dat door de tumor is getroffen.</text:p>
            </text:list-item>
          </text:list>
        </text:list-item>
        <text:list-item>
          <text:p text:style-name="P182">chronische lymfatische leukemie</text:p>
          <text:list>
            <text:list-item>
              <text:p text:style-name="P370"><text:span text:style-name="T190">Ontstaan van</text:span> leukocytose, lymfocytose en in sommige gevallen vergrootte lymfeklieren en/of splenomegalie.</text:p>
            </text:list-item>
            <text:list-item>
              <text:p text:style-name="P187"><text:span text:style-name="T120">Door verdringing van de normale hematopoëse treedt beenmergfalen op. Dit leidt tot </text:span><text:span text:style-name="T107">anemie, neutropenie en/of trombocytopenie.</text:span></text:p>
            </text:list-item>
          </text:list>
        </text:list-item>
        <text:list-item>
          <text:p text:style-name="P182"><text:span text:style-name="T191">p</text:span>lasmacelmaligniteiten</text:p>
          <text:list>
            <text:list-item>
              <text:p text:style-name="P186">Multiple myeloom</text:p>
              <text:list>
                <text:list-item>
                  <text:p text:style-name="P486">Vaak</text:p>
                  <text:list>
                    <text:list-item>
                      <text:p text:style-name="P486">Osteolytische lesies en botpijnen</text:p>
                    </text:list-item>
                    <text:list-item>
                      <text:p text:style-name="P486">Lichte anemie, hypercalciëmie, hyperuricemie</text:p>
                    </text:list-item>
                    <text:list-item>
                      <text:p text:style-name="P486">Nierinsufficiëntie.</text:p>
                    </text:list-item>
                  </text:list>
                </text:list-item>
                <text:list-item>
                  <text:p text:style-name="P486">Zelden</text:p>
                  <text:list>
                    <text:list-item>
                      <text:p text:style-name="P488">Hyperviscositeitssyndroom (vooral IgA-myeloom)</text:p>
                    </text:list-item>
                  </text:list>
                </text:list-item>
              </text:list>
              <text:p text:style-name="P183"/>
            </text:list-item>
          </text:list>
        </text:list-item>
      </text:list>
      <text:p text:style-name="P181">KO</text:p>
      <text:list xml:id="list154402975200319" text:continue-numbering="true" text:style-name="L125">
        <text:list-item>
          <text:p text:style-name="P182">lymfoom</text:p>
          <text:list>
            <text:list-item>
              <text:p text:style-name="P188">cfr anamnese</text:p>
            </text:list-item>
          </text:list>
        </text:list-item>
        <text:list-item>
          <text:p text:style-name="P184">chronische lymfatische leukemi<text:span text:style-name="T171">e</text:span></text:p>
          <text:list>
            <text:list-item>
              <text:p text:style-name="P370">Typische bevindingen zijn splenomegalie en vergrote lymfeklieren in de hals, oksel, lies of de buik.</text:p>
            </text:list-item>
          </text:list>
        </text:list-item>
        <text:list-item>
          <text:p text:style-name="P182"><text:span text:style-name="T191">p</text:span>lasmacelmaligniteiten</text:p>
          <text:list>
            <text:list-item>
              <text:p text:style-name="P186">cfr Anamnese</text:p>
            </text:list-item>
          </text:list>
        </text:list-item>
      </text:list>
      <text:p text:style-name="P181"/>
      <text:p text:style-name="P181">TO</text:p>
      <text:list xml:id="list154402976185402" text:continue-numbering="true" text:style-name="L125">
        <text:list-item>
          <text:p text:style-name="P185">lymfoo<text:span text:style-name="T170">m</text:span></text:p>
          <text:list>
            <text:list-item>
              <text:p text:style-name="P188">Histopathologisch onderzoek</text:p>
              <text:list>
                <text:list-item>
                  <text:p text:style-name="P371">De diagnose van Hodgkinlymfoom en non-Hodgkinlymfoom is altijd gebaseerd op een grondig, histopathologisch onderzoek. Een chirurgische biopsie is noodzakelijk.</text:p>
                </text:list-item>
                <text:list-item>
                  <text:p text:style-name="P374">Als een patiënt voelbare lymfeklieren heeft van meer dan 2 cm in diameter die niet in grootte afnemen tijdens follow-up van een maand, of een soortgelijke lymfadenopathie wordt waargenomen bij beeldvorming, dient hij/zij te worden doorverwezen naar een specialist voor een biopsie.</text:p>
                </text:list-item>
                <text:list-item>
                  <text:p text:style-name="P374">Als lymfadenopathie gepaard gaat met algemene symptomen, snelle progressie of hematologische veranderingen, moet het onderzoek zonder uitstel worden uitgevoerd.</text:p>
                </text:list-item>
              </text:list>
            </text:list-item>
            <text:list-item>
              <text:p text:style-name="P305">Immunologisch (immunocytochemisch, flowcytometrie) en enzymatische fenotypering van kwaadaardige cellen (speciale kleuringen)</text:p>
            </text:list-item>
            <text:list-item>
              <text:p text:style-name="P377">Chromosomale G-bandtypering en moleculaire genetica om chromosomale en genwijzigingen te bevestigen</text:p>
            </text:list-item>
            <text:list-item>
              <text:p text:style-name="P379">Laboratoriumtesten</text:p>
              <text:list>
                <text:list-item>
                  <text:p text:style-name="P374">niet bijzonder behulpzaam bij de diagnose, maar een significante lymfocytose wordt bij sommige lymfomen waargenomen. Laboratoriumtests zijn belangrijk bij het beoordelen van de conditie van de verschillende organen en de haalbaarheid van de <text:soft-page-break/>behandeling.</text:p>
                </text:list-item>
              </text:list>
            </text:list-item>
            <text:list-item>
              <text:p text:style-name="P379">Weefselonderzoek voor subtypering</text:p>
            </text:list-item>
            <text:list-item>
              <text:p text:style-name="P378">Staging</text:p>
              <text:list>
                <text:list-item>
                  <text:p text:style-name="P378">De verspreiding wordt bepaald door klinisch onderzoek, door computertomografie van de hals en het lichaam en door beenmergbiopsie.</text:p>
                </text:list-item>
                <text:list-item>
                  <text:p text:style-name="P306">De mate van infiltratie in het beenmerg wordt geschat door een beenmergpunctie en aspiratie.</text:p>
                </text:list-item>
                <text:list-item>
                  <text:p text:style-name="P306">Bij het onderzoek naar tumoren die de hersenen en het beenmerg comprimeren, levert de MRI-scan meestal de meeste informatie. Bij gastro-intestinale lymfomen, is endoscopie het eerste keuze onderzoek en endoscopische echografie is in sommige gevallen aangewezen.</text:p>
                </text:list-item>
              </text:list>
            </text:list-item>
          </text:list>
        </text:list-item>
        <text:list-item>
          <text:p text:style-name="P182">chronische lymfatische leukemie</text:p>
          <text:list>
            <text:list-item>
              <text:p text:style-name="P380">Histopathologisch onderzoek </text:p>
            </text:list-item>
            <text:list-item>
              <text:p text:style-name="P380">Immunologische en enzymatische fenotypering</text:p>
              <text:list>
                <text:list-item>
                  <text:p text:style-name="P381">De diagnose wordt bevestigd door een analyse van surface-antigenen op bloed- of beenmerglymfocyten met een flowcytometrie (immunofenotypering). Het onderzoek wordt gebruikt om de klonale aard van de B-lymfocyten na te gaan en CLL te onderscheiden van andere lymfoproliferatieve aandoeningen.</text:p>
                </text:list-item>
              </text:list>
            </text:list-item>
            <text:list-item>
              <text:p text:style-name="P380">Laboratoriumtesten</text:p>
              <text:list>
                <text:list-item>
                  <text:p text:style-name="P305">Perifere bloeduitstrijkjes worden gekenmerkt door grote populaties van kleine morfologisch rijpe lymfocyten.</text:p>
                </text:list-item>
                <text:list-item>
                  <text:p text:style-name="P372">leucocytose <text:span text:style-name="T192">met lymfocytose</text:span>, terwijl de rest van het bloedbeeld normaal blijft.</text:p>
                </text:list-item>
                <text:list-item>
                  <text:p text:style-name="P375">In de meer gevorderde stadia van de ziekte zijn anemie, neutropenie en/of trombocytopenie ook aanwezig.</text:p>
                </text:list-item>
                <text:list-item>
                  <text:p text:style-name="P380">Voer een volledige bloedtelling uit </text:p>
                </text:list-item>
              </text:list>
            </text:list-item>
            <text:list-item>
              <text:p text:style-name="P380">Beenmergonderzoek</text:p>
              <text:list>
                <text:list-item>
                  <text:p text:style-name="P376">niet nodig op het moment van de diagnose, maar moet worden uitgevoerd voordat een behandeling wordt gestart.</text:p>
                </text:list-item>
              </text:list>
            </text:list-item>
            <text:list-item>
              <text:p text:style-name="P382">Verdere onderzoeken in gespecialiseerde zorg </text:p>
              <text:list>
                <text:list-item>
                  <text:p text:style-name="P307">lactaatdehydrogenase (LDH), bilirubine, directe Coombstest, creatinine, serum eiwitelektroforese</text:p>
                </text:list-item>
                <text:list-item>
                  <text:p text:style-name="P307">een Rx thorax en echo abdomen</text:p>
                </text:list-item>
                <text:list-item>
                  <text:p text:style-name="P307">chromosoomanalyse van <text:span text:style-name="T193">het bloed of </text:span>beenmergcellen</text:p>
                </text:list-item>
                <text:list-item>
                  <text:p text:style-name="P307">de mutatiestatus van het immunoglobuline-gen uit bloed of beenmerg CLL-cellen met de PCR-techniek </text:p>
                </text:list-item>
                <text:list-item>
                  <text:p text:style-name="P307">cel surface-antigen CD38 (en intracellulair antigeen ZAP-70)</text:p>
                </text:list-item>
              </text:list>
            </text:list-item>
          </text:list>
        </text:list-item>
        <text:list-item>
          <text:p text:style-name="P182">Plasmacelmaligniteiten</text:p>
          <text:list>
            <text:list-item>
              <text:p text:style-name="P489">De belangrijkste diagnostische moeilijkheid is om een ​​onderscheid te maken tussen vroege gevallen van MM en "goedaardige" paraproteinemieën.</text:p>
            </text:list-item>
            <text:list-item>
              <text:p text:style-name="P490">Typische laboratoriumbevindingen</text:p>
              <text:list>
                <text:list-item>
                  <text:p text:style-name="P487">Verhoogde bezinking (niet bij lichte ketens myeloom)</text:p>
                </text:list-item>
                <text:list-item>
                  <text:p text:style-name="P487">M-component in serum en/of urine</text:p>
                </text:list-item>
                <text:list-item>
                  <text:p text:style-name="P487">Verlaagd hemoglobineniveau, vaak ook leuko- en trombocytopenie</text:p>
                </text:list-item>
                <text:list-item>
                  <text:p text:style-name="P487">Kwaadaardige plasmacelinfiltraten in het beenmerg</text:p>
                </text:list-item>
                <text:list-item>
                  <text:p text:style-name="P487">Osteolytische lesies op een Rx thorax</text:p>
                </text:list-item>
                <text:list-item>
                  <text:p text:style-name="P487">Vaak verhoogd serum urinezuur en calcium, maar verminderde albumineconcentratie</text:p>
                </text:list-item>
              </text:list>
            </text:list-item>
            <text:list-item>
              <text:p text:style-name="P490">Basisonderzoeken</text:p>
              <text:list>
                <text:list-item>
                  <text:p text:style-name="P487">Bloedbeeld, serum calcium, kalium, natrium en creatinine en sedimentatiesnelheid</text:p>
                </text:list-item>
                <text:list-item>
                  <text:p text:style-name="P487">Beenmergonderzoek</text:p>
                </text:list-item>
                <text:list-item>
                  <text:p text:style-name="P487">Serum en urine-eiwitelektroforese (M-component kan uitsluitend worden gevonden in de urine bij 10-20% van de MM-patiënten</text:p>
                </text:list-item>
              </text:list>
            </text:list-item>
            <text:list-item>
              <text:p text:style-name="P487">Aanvullend onderzoek wanneer MM zeker of waarschijnlijk is</text:p>
              <text:list>
                <text:list-item>
                  <text:p text:style-name="P487"><text:soft-page-break/>Rx (schedel, thorax/ribben, wervels, schouderbladen, bekken en de lange botten van de ledematen)</text:p>
                </text:list-item>
                <text:list-item>
                  <text:p text:style-name="P487">Serum/plasma totaal eiwit, albumine, kalium, natrium, calcium, geïoniseerde calcium, creatinine, urinezuur en immunoglobulinen (IgG, IgA, IgM, IgD soms), serum vrije lichte keten analyse</text:p>
                </text:list-item>
                <text:list-item>
                  <text:p text:style-name="P487">Identificatie van M-component zware en lichte ketens door immunofixatie of andere technieken</text:p>
                </text:list-item>
                <text:list-item>
                  <text:p text:style-name="P487">MRI is gevoeliger dan radiografie, maar is zelden geïndiceerd bij de basisdiagnose. Scintigrafie onthult geen lytische veranderingen.</text:p>
                </text:list-item>
              </text:list>
            </text:list-item>
          </text:list>
        </text:list-item>
      </text:list>
      <text:p text:style-name="P181">Hyperlink </text:p>
      <text:list xml:id="list5833845481455226373" text:style-name="L126">
        <text:list-item>
          <text:p text:style-name="P562"><text:a xlink:type="simple" xlink:href="https://www.ebmpracticenet.be/nl/paginas/default.aspx?ebmid=ebm00329" text:style-name="Internet_20_link" text:visited-style-name="Visited_20_Internet_20_Link"><text:span text:style-name="T3">https://www.ebmpracticenet.be/nl/paginas/default.aspx?ebmid=ebm0032</text:span></text:a><text:a xlink:type="simple" xlink:href="https://www.ebmpracticenet.be/nl/paginas/default.aspx?ebmid=ebm00329" text:style-name="Internet_20_link" text:visited-style-name="Visited_20_Internet_20_Link"><text:span text:style-name="T7">9</text:span></text:a></text:p>
        </text:list-item>
        <text:list-item>
          <text:p text:style-name="P249">https://www.ebmpracticenet.be/nl/paginas/default.aspx?ebmid=ebm00954</text:p>
        </text:list-item>
        <text:list-item>
          <text:p text:style-name="P250">https://www.ebmpracticenet.be/nl/paginas/default.aspx?ebmid=ebm00320</text:p>
        </text:list-item>
        <text:list-item>
          <text:p text:style-name="P373">https://www.ebmpracticenet.be/nl/paginas/default.aspx?ebmid=ebm00325</text:p>
        </text:list-item>
      </text:list>
      <text:p text:style-name="P181"/>
      <text:p text:style-name="P237">Maligniteiten</text:p>
      <text:p text:style-name="P189">Anamnese</text:p>
      <text:list xml:id="list1982879431227483658" text:style-name="L127">
        <text:list-item>
          <text:p text:style-name="P383">Ook verschillende kwaadaardige aandoeningen kunnen de oorzaak zijn van vermoeidheid. Zo vermeldt 40% van de patienten vermoeidheid bij de diagnose van een maligniteit  (http://theoncologist.alphamedpress.org/content/12/suppl_1/4.full) . Doe een uitgebreide anamnese naar symptomen van maligniteiten</text:p>
        </text:list-item>
      </text:list>
      <text:list xml:id="list6717788955570235723" text:style-name="L128">
        <text:list-item>
          <text:p text:style-name="P190">geen <text:span text:style-name="T194">verdere </text:span>algemene informatie beschikbaar, zoek via EBMpracticenet naar specifieke maligniteit</text:p>
        </text:list-item>
      </text:list>
      <text:p text:style-name="P189">KO</text:p>
      <text:list xml:id="list154402993197511" text:continue-numbering="true" text:style-name="L128">
        <text:list-item>
          <text:p text:style-name="P190">geen algemene informatie beschikbaar, zoek via EBMpracticenet naar specifieke maligniteit</text:p>
        </text:list-item>
      </text:list>
      <text:p text:style-name="P189">TO</text:p>
      <text:list xml:id="list154402993186838" text:continue-numbering="true" text:style-name="L128">
        <text:list-item>
          <text:p text:style-name="P190">geen algemene informatie beschikbaar, zoek via EBMpracticenet naar specifieke maligniteit</text:p>
        </text:list-item>
      </text:list>
      <text:p text:style-name="P189">Hyperlink</text:p>
      <text:list xml:id="list5386193693109744825" text:style-name="L129">
        <text:list-item>
          <text:p text:style-name="P384">(http://theoncologist.alphamedpress.org/content/12/suppl_1/4.full) </text:p>
        </text:list-item>
      </text:list>
      <text:p text:style-name="P191"/>
      <text:p text:style-name="P237">Ernstige nierinsufficiëntie <text:span text:style-name="T172">(chronische nierinsufficiëntie)</text:span></text:p>
      <text:p text:style-name="P194">Anamnese</text:p>
      <text:list xml:id="list6308460663369579246" text:style-name="L130">
        <text:list-item>
          <text:p text:style-name="P385">Vaak asymptomatisch in vroege stadia</text:p>
        </text:list-item>
        <text:list-item>
          <text:p text:style-name="P411">Symptomen van uremie</text:p>
          <text:list>
            <text:list-item>
              <text:p text:style-name="P411">slaapstoornissen</text:p>
            </text:list-item>
            <text:list-item>
              <text:p text:style-name="P411">vermoeidheid</text:p>
            </text:list-item>
            <text:list-item>
              <text:p text:style-name="P411">verminderde mentale accuraatheid</text:p>
            </text:list-item>
            <text:list-item>
              <text:p text:style-name="P411">anorexia</text:p>
            </text:list-item>
            <text:list-item>
              <text:p text:style-name="P411">nausea en braken</text:p>
            </text:list-item>
            <text:list-item>
              <text:p text:style-name="P411">zwakte</text:p>
            </text:list-item>
            <text:list-item>
              <text:p text:style-name="P411">pruritus</text:p>
            </text:list-item>
            <text:list-item>
              <text:p text:style-name="P411">epilepsie aanvalle<text:span text:style-name="T194">n</text:span></text:p>
            </text:list-item>
            <text:list-item>
              <text:p text:style-name="P411">thoracale pijn door pericarditis of pleuritis </text:p>
            </text:list-item>
          </text:list>
        </text:list-item>
      </text:list>
      <text:p text:style-name="P194"/>
      <text:p text:style-name="P194">KO</text:p>
      <text:list xml:id="list8753537897110017689" text:style-name="L131">
        <text:list-item>
          <text:p text:style-name="P386">algemeen</text:p>
          <text:list>
            <text:list-item>
              <text:p text:style-name="P412">Bloeddruk (hypertensie?)</text:p>
            </text:list-item>
            <text:list-item>
              <text:p text:style-name="P412">Groeiretardatie in kinderen</text:p>
            </text:list-item>
            <text:list-item>
              <text:p text:style-name="P197"><text:span text:style-name="T107">‘uremische frost </text:span><text:span text:style-name="T123">(poederachtige afzettingen van ureum en urinezuurzouten)</text:span><text:span text:style-name="T107">’ t.h.v. het gelaat?</text:span></text:p>
            </text:list-item>
          </text:list>
        </text:list-item>
        <text:list-item>
          <text:p text:style-name="P413">Cardiaal</text:p>
          <text:list>
            <text:list-item>
              <text:p text:style-name="P413">tekens van pericarditis?</text:p>
            </text:list-item>
          </text:list>
        </text:list-item>
        <text:list-item>
          <text:p text:style-name="P197"><text:soft-page-break/><text:span text:style-name="T124">E</text:span><text:span text:style-name="T107">xtremiteiten</text:span></text:p>
          <text:list>
            <text:list-item>
              <text:p text:style-name="P413">nagels</text:p>
              <text:list>
                <text:list-item>
                  <text:p text:style-name="P413">Terry nagels: proximale witte nagelbedden met distale roze dwarse band </text:p>
                </text:list-item>
                <text:list-item>
                  <text:p text:style-name="P197"><text:span text:style-name="T107">Beau lijnen: </text:span><text:span text:style-name="T124">d</text:span><text:span text:style-name="T107">warse nagelrichels of indeukingen in het nagelbed </text:span></text:p>
                </text:list-item>
              </text:list>
            </text:list-item>
            <text:list-item>
              <text:p text:style-name="P413">tekens van calciphylaxis cutis bij eindstadium nierfalen</text:p>
              <text:list>
                <text:list-item>
                  <text:p text:style-name="P413">huidlaesies: erytheem, bleekheid, ecchymose, subcutane nodules, livedo reticularis dat evolueert naar necrose en ulceratie. </text:p>
                </text:list-item>
              </text:list>
            </text:list-item>
          </text:list>
        </text:list-item>
        <text:list-item>
          <text:p text:style-name="P197"><text:span text:style-name="T124">N</text:span><text:span text:style-name="T107">eurologisch</text:span></text:p>
          <text:list>
            <text:list-item>
              <text:p text:style-name="P413">kijk na op tekens van perifere neuropathie</text:p>
            </text:list-item>
          </text:list>
        </text:list-item>
      </text:list>
      <text:p text:style-name="P194"/>
      <text:p text:style-name="P194">TO</text:p>
      <text:list xml:id="list2792763800662182850" text:style-name="L132">
        <text:list-item>
          <text:p text:style-name="P387">Welke labobepalingen aanvragen om de diagnose van CNI te stellen?</text:p>
          <text:list>
            <text:list-item>
              <text:p text:style-name="P414">Bepaal de eGFR minstens driemaal in negentig dagen (op basis van consensus).</text:p>
            </text:list-item>
            <text:list-item>
              <text:p text:style-name="P414">Denk bij plots sterk gedaalde nierfunctie aan de mogelijkheid van een acute nierinsufficiëntie en overleg zo nodig met een nefroloog over de verder te nemen stappen.</text:p>
            </text:list-item>
            <text:list-item>
              <text:p text:style-name="P198"><text:span text:style-name="T107">Stel de diagnose CNI bij een eGFR &lt;60 ml/min/1,73 m </text:span><text:span text:style-name="T163">2</text:span><text:span text:style-name="T107"> gedurende minstens negentig dagen.</text:span></text:p>
            </text:list-item>
            <text:list-item>
              <text:p text:style-name="P198"><text:span text:style-name="T107">Bepaal de gecorrigeerde albuminurie (diabetici) of gecorrigeerde proteïnurie (niet-diabetici) bij een eGFR &lt;60 ml/min/1,73 m </text:span><text:span text:style-name="T163">2</text:span><text:span text:style-name="T107"> (Grade 1C).</text:span></text:p>
            </text:list-item>
            <text:list-item>
              <text:p text:style-name="P414">Bepaal het stadium van nierinsufficiëntie aan de hand van de eGFR (op basis van consensus):</text:p>
              <text:list>
                <text:list-item>
                  <text:p text:style-name="P415">Stadium I</text:p>
                  <text:list>
                    <text:list-item>
                      <text:p text:style-name="P199"><text:span text:style-name="T107">eGFR </text:span><text:span text:style-name="T137">&gt;</text:span><text:span text:style-name="T140"> 90</text:span></text:p>
                    </text:list-item>
                    <text:list-item>
                      <text:p text:style-name="P535">Normale of gestegen eGFR, maar met tekenen van nierschade (o.a. proteïnurie of aanwezigheid van structurele nierschade)</text:p>
                    </text:list-item>
                  </text:list>
                </text:list-item>
                <text:list-item>
                  <text:p text:style-name="P535">Stadium II</text:p>
                  <text:list>
                    <text:list-item>
                      <text:p text:style-name="P535">eGFR 60-89</text:p>
                    </text:list-item>
                    <text:list-item>
                      <text:p text:style-name="P535">Lichte daling van de eGFR en tekenen van nierschade</text:p>
                    </text:list-item>
                  </text:list>
                </text:list-item>
                <text:list-item>
                  <text:p text:style-name="P535">Stadium IIIA</text:p>
                  <text:list>
                    <text:list-item>
                      <text:p text:style-name="P535">eGFR 45-59</text:p>
                    </text:list-item>
                    <text:list-item>
                      <text:p text:style-name="P535">Matige daling van de eGFR, met of zonder tekenen van nierschade</text:p>
                    </text:list-item>
                  </text:list>
                </text:list-item>
                <text:list-item>
                  <text:p text:style-name="P535">Stadium III B</text:p>
                  <text:list>
                    <text:list-item>
                      <text:p text:style-name="P535">eGFR 30-44</text:p>
                    </text:list-item>
                    <text:list-item>
                      <text:p text:style-name="P535">Matige daling van de eGFR, met of zonder tekenen van nierschade</text:p>
                    </text:list-item>
                  </text:list>
                </text:list-item>
                <text:list-item>
                  <text:p text:style-name="P535">Stadium IV</text:p>
                  <text:list>
                    <text:list-item>
                      <text:p text:style-name="P535">e GFR 15-29</text:p>
                    </text:list-item>
                    <text:list-item>
                      <text:p text:style-name="P535">Ernstige daling van de eGFR, met of zonder tekenen van nierschade</text:p>
                    </text:list-item>
                  </text:list>
                </text:list-item>
                <text:list-item>
                  <text:p text:style-name="P535">Stadium V </text:p>
                  <text:list>
                    <text:list-item>
                      <text:p text:style-name="P200"><text:span text:style-name="T140">eGFR </text:span><text:span text:style-name="T137">&lt;</text:span><text:span text:style-name="T140"> 15</text:span></text:p>
                    </text:list-item>
                    <text:list-item>
                      <text:p text:style-name="P535">Terminaal nierfalen</text:p>
                    </text:list-item>
                  </text:list>
                </text:list-item>
              </text:list>
            </text:list-item>
          </text:list>
        </text:list-item>
        <text:list-item>
          <text:p text:style-name="P388">echografie van de nieren en urinewegen voor bij patiënten met CNI en een van de volgende symptomen of diagnoses (Grade 1C):</text:p>
          <text:list>
            <text:list-item>
              <text:p text:style-name="P632"><text:span text:style-name="T107">progressieve nierinsufficiëntie (eGFR-daling van meer dan 5 ml/min/1,73 m </text:span><text:span text:style-name="T163">2</text:span><text:span text:style-name="T107"> in een jaar of meer dan 10 ml/min/1,73 m </text:span><text:span text:style-name="T163">2</text:span><text:span text:style-name="T107"> in vijf jaar);</text:span></text:p>
            </text:list-item>
            <text:list-item>
              <text:p text:style-name="P625">macroscopische hematurie;</text:p>
            </text:list-item>
            <text:list-item>
              <text:p text:style-name="P625">obstructie van de urinaire tractus;</text:p>
              <text:list>
                <text:list-item>
                  <text:p text:style-name="P638">symptomen: verandering van de mictie, die zich uit in klachten zoals het moeilijk op gang komen van het plassen, een zwakkere urinestraal, moeilijk te bedwingen aandrang, niet helemaal leeg kunnen plassen en toegenomen mictiefrequentie</text:p>
                </text:list-item>
              </text:list>
            </text:list-item>
            <text:list-item>
              <text:p text:style-name="P625"><text:soft-page-break/>familiale voorgeschiedenis van polycystische nierziekten bij patiënten ouder dan twintig jaar;</text:p>
            </text:list-item>
            <text:list-item>
              <text:p text:style-name="P632"><text:span text:style-name="T107">chronische nierziekte stadium 4 of 5 (GFR &lt;30 ml/min/1,73 m </text:span><text:span text:style-name="T163">2</text:span><text:span text:style-name="T107">).</text:span></text:p>
            </text:list-item>
          </text:list>
        </text:list-item>
        <text:list-item>
          <text:p text:style-name="P607">Welke labobepalingen aanvragen om complicaties van CNI op te sporen?</text:p>
        </text:list-item>
        <text:list-item>
          <text:p text:style-name="P634"><text:span text:style-name="T107">Indien nog niet bepaald, controleer het hemoglobinegehalte bij patiënten met CNI-stadium 3B, 4 en 5 (GFR &lt;45 ml/min/1,73 m </text:span><text:span text:style-name="T163">2</text:span><text:span text:style-name="T107">) om anemie op te sporen. Bepaal de verdere testfrequentie volgens de gemeten waarden en de klinische omstandigheden (Grade 1C).</text:span></text:p>
        </text:list-item>
        <text:list-item>
          <text:p text:style-name="P634"><text:span text:style-name="T107">Bepaal de serumconcentraties van calcium, fosfaat, bicarbonaat, parathormoon en 25-OH-vitamine D bij patiënten met CNI-stadium 4 of 5 (GFR &lt;30 ml/min/1,73 m </text:span><text:span text:style-name="T163">2</text:span><text:span text:style-name="T107">). Bepaal de verdere testfrequentie volgens de gemeten waarden en de klinische omstandigheden. Bij twijfel, vraag specialistisch advies (Grade 1C).</text:span></text:p>
        </text:list-item>
      </text:list>
      <text:p text:style-name="P194"/>
      <text:p text:style-name="P194">Hyperlink</text:p>
      <text:list xml:id="list8413767272362277805" text:style-name="L133">
        <text:list-item>
          <text:p text:style-name="P251">http://www.dynamed.com/topics/dmp~AN~T115336/Chronic-kidney-disease-CKD-in-adults#History-and-Physical</text:p>
        </text:list-item>
        <text:list-item>
          <text:p text:style-name="P389">https://www.ebmpracticenet.be/nl/paginas/default.aspx?ebmid=ebm0016b</text:p>
        </text:list-item>
      </text:list>
      <text:p text:style-name="P191"/>
      <text:p text:style-name="P191"><text:span text:style-name="T168">Ernstige leverinsufficiëntie </text:span><text:span text:style-name="T169">(richtlijn levercirrose)</text:span><text:span text:style-name="T186"> <text:s/></text:span></text:p>
      <text:p text:style-name="P194">Anamnese</text:p>
      <text:list xml:id="list3170845481261346454" text:style-name="L134">
        <text:list-item>
          <text:p text:style-name="P203">etiologi<text:span text:style-name="T195">e</text:span></text:p>
          <text:list>
            <text:list-item>
              <text:p text:style-name="P418">Alcoholische hepatitis</text:p>
            </text:list-item>
            <text:list-item>
              <text:p text:style-name="P420">Chronische, immunologische leverziekten</text:p>
              <text:list>
                <text:list-item>
                  <text:p text:style-name="P204"><text:span text:style-name="T107">Auto-immune hepatitis</text:span><text:span text:style-name="T137"> 1</text:span></text:p>
                </text:list-item>
                <text:list-item>
                  <text:p text:style-name="P204"><text:span text:style-name="T107">Primaire, biliaire cirrose</text:span><text:span text:style-name="T137"> 2</text:span></text:p>
                </text:list-item>
                <text:list-item>
                  <text:p text:style-name="P204"><text:span text:style-name="T107">Scleroserende cholangitis</text:span><text:span text:style-name="T137"> 3</text:span></text:p>
                </text:list-item>
              </text:list>
            </text:list-item>
            <text:list-item>
              <text:p text:style-name="P420">Chronische, virale hepatitis</text:p>
              <text:list>
                <text:list-item>
                  <text:p text:style-name="P420">Hepatitis B</text:p>
                </text:list-item>
                <text:list-item>
                  <text:p text:style-name="P420">Hepatitis C</text:p>
                </text:list-item>
              </text:list>
            </text:list-item>
            <text:list-item>
              <text:p text:style-name="P420">Metabole ziekten</text:p>
              <text:list>
                <text:list-item>
                  <text:p text:style-name="P420">Diabetes en het metabool syndroom (steatohepatitis)</text:p>
                </text:list-item>
                <text:list-item>
                  <text:p text:style-name="P204"><text:span text:style-name="T107">Hemochromatose</text:span><text:span text:style-name="T137"> 4</text:span></text:p>
                </text:list-item>
                <text:list-item>
                  <text:p text:style-name="P420">Alfa-1-antitrypsinedeficiëntie</text:p>
                </text:list-item>
                <text:list-item>
                  <text:p text:style-name="P420">De ziekte van Wilson</text:p>
                </text:list-item>
              </text:list>
            </text:list-item>
          </text:list>
        </text:list-item>
        <text:list-item>
          <text:p text:style-name="P203">symptomen</text:p>
          <text:list>
            <text:list-item>
              <text:p text:style-name="P419">In een vroeg stadium is cirrose vaak asymptomatisch. </text:p>
            </text:list-item>
            <text:list-item>
              <text:p text:style-name="P421">Vermoeidheid, jeuk, icterus, en zwelling van de buik zijn late symptomen of houden verband met de activiteit van de onderliggende ziekte.</text:p>
            </text:list-item>
            <text:list-item>
              <text:p text:style-name="P421">Acute bloeding uit slokdarmvarices kan ook het eerste symptoom van levercirrose zijn.</text:p>
              <text:p text:style-name="P615"/>
            </text:list-item>
          </text:list>
        </text:list-item>
      </text:list>
      <text:p text:style-name="P194">KO</text:p>
      <text:list xml:id="list7996342953729203313" text:style-name="L135">
        <text:list-item>
          <text:p text:style-name="P390">Ga tekenen na die cirrose suggereren</text:p>
          <text:list>
            <text:list-item>
              <text:p text:style-name="P422">Een kleine verharde lever, met een rand die mogelijks voelbaar is bij een magere patiënt</text:p>
            </text:list-item>
            <text:list-item>
              <text:p text:style-name="P422">Voelbare milt</text:p>
            </text:list-item>
            <text:list-item>
              <text:p text:style-name="P422">Spieratrofie en verlies van lichaamsgewicht</text:p>
            </text:list-item>
            <text:list-item>
              <text:p text:style-name="P422">Spider naevi op de bovenste romp en het gezicht</text:p>
            </text:list-item>
            <text:list-item>
              <text:p text:style-name="P422">Palmair erytheem</text:p>
            </text:list-item>
            <text:list-item>
              <text:p text:style-name="P422">Gynaecomastie en atrofie van de testes</text:p>
            </text:list-item>
            <text:list-item>
              <text:p text:style-name="P422">Gedilateerde oppervlakkige venen van het abdomen</text:p>
            </text:list-item>
            <text:list-item>
              <text:p text:style-name="P422">Ascites</text:p>
            </text:list-item>
            <text:list-item>
              <text:p text:style-name="P422">Geelzucht</text:p>
            </text:list-item>
          </text:list>
        </text:list-item>
        <text:list-item>
          <text:p text:style-name="P422">Opmerking: andere richtlijnen stellen dat enkel icterus enige voorspellende waarde heeft <text:soft-page-break/>voor een leveraandoening.</text:p>
        </text:list-item>
      </text:list>
      <text:p text:style-name="P194"/>
      <text:p text:style-name="P194">TO</text:p>
      <text:list xml:id="list2846327407806718009" text:style-name="L136">
        <text:list-item>
          <text:p text:style-name="P391">Het basis laboratoriumonderzoek als een leverziekte wordt vermoed is onder meer</text:p>
          <text:list>
            <text:list-item>
              <text:p text:style-name="P423">Sedimentatie, basisbloedbeeld inclusief trombocyten, ALT, AST, alkalische fosfatase, GGT, bilirubine, protrombinetijd of INR, albumine, prealbumine, kalium, natrium, creatinine en glucose</text:p>
            </text:list-item>
          </text:list>
        </text:list-item>
        <text:list-item>
          <text:p text:style-name="P423">Onderzoeken om de etiologie te bepalen, omvatten</text:p>
          <text:list>
            <text:list-item>
              <text:p text:style-name="P423">HBsAg, HCV-antilichamen, gladde spier-antilichamen, mitochondriale antilichamen, antinucleaire antilichamen, transglutaminase antilichamen, serum IgG, IgA, IgM, serum ijzer, transferrine, ferritine, alpha-1-antitrypsine, ceruloplasmine.</text:p>
            </text:list-item>
          </text:list>
        </text:list-item>
        <text:list-item>
          <text:p text:style-name="P423">Indicatoren van slechte prognose zijn</text:p>
          <text:list>
            <text:list-item>
              <text:p text:style-name="P423">serumbilirubine boven de 300 µmol/l</text:p>
            </text:list-item>
            <text:list-item>
              <text:p text:style-name="P423">serumalbumine minder dan 20 g/l</text:p>
            </text:list-item>
            <text:list-item>
              <text:p text:style-name="P423">INR boven 2,5.</text:p>
            </text:list-item>
          </text:list>
        </text:list-item>
        <text:list-item>
          <text:p text:style-name="P423">echografie abdomen</text:p>
          <text:list>
            <text:list-item>
              <text:p text:style-name="P423">Een "heldere" lever wijst op vette transformatie of cirrose, maar is aspecifiek en wordt pas gezien op echografie als deze meer dan 30% is. </text:p>
            </text:list-item>
            <text:list-item>
              <text:p text:style-name="P423">Splenomegalie, gedilateerde vaten van het portaalsysteem en zichtbare collateralen suggereren portale hypertensie. Verwijs dan voor het laten uitvoeren van een gastroscopie om mogelijke slokdarmvarices op te sporen. </text:p>
            </text:list-item>
            <text:list-item>
              <text:p text:style-name="P423">Zelfs een kleine hoeveelheid ascites kan gemakkelijk worden opgespoord.</text:p>
            </text:list-item>
            <text:list-item>
              <text:p text:style-name="P423">Retrograde flow of obstructie in de Vena Porta, gedetecteerd door Dopplerechografie, is een teken van een slechte prognose.</text:p>
            </text:list-item>
          </text:list>
        </text:list-item>
        <text:list-item>
          <text:p text:style-name="P423">Leverbiopsie</text:p>
          <text:list>
            <text:list-item>
              <text:p text:style-name="P423">de enige betrouwbare methode om levercirrose te diagnosticeren</text:p>
            </text:list-item>
            <text:list-item>
              <text:p text:style-name="P423">Het resultaat kan vals-negatief zijn, want zelfs eerder gezond weefsel kan worden gevonden tussen de cirrosegebieden.</text:p>
            </text:list-item>
            <text:list-item>
              <text:p text:style-name="P423">Leverbiopsie kan worden uitgevoerd als tromboplastinetijd &gt; 50 of INR &lt; 1,5, bloedplaatjes &gt; 60 is.</text:p>
            </text:list-item>
          </text:list>
        </text:list-item>
      </text:list>
      <text:p text:style-name="P194"/>
      <text:p text:style-name="P194">Hyperlink</text:p>
      <text:list xml:id="list5229078807673010457" text:style-name="L137">
        <text:list-item>
          <text:p text:style-name="P205"><text:span text:style-name="T138">https://www.ebmpracticenet.be/nl/paginas/default.aspx?ebmid=ebm00215</text:span><text:span text:style-name="T125">.</text:span></text:p>
        </text:list-item>
      </text:list>
      <text:p text:style-name="P191"/>
      <text:p text:style-name="P238">ALS</text:p>
      <text:p text:style-name="P206">Anamnese</text:p>
      <text:list xml:id="list1025869181495422746" text:style-name="L138">
        <text:list-item>
          <text:p text:style-name="P480">ALS is een progressieve neurodegeneratieve aandoening van de motorische neuronen in de hersenen en het ruggenmerg, wat leidt tot progressieve zwakte en atrofie van de willekeurige spieren zonder sensorisch deficit.</text:p>
        </text:list-item>
        <text:list-item>
          <text:p text:style-name="P613">De functies van het autonome zenuwstelsel en de sfincters blijven intact.</text:p>
        </text:list-item>
        <text:list-item>
          <text:p text:style-name="P613">Milde cognitieve stoornis komt voor bij 40% van de patiënten.</text:p>
        </text:list-item>
        <text:list-item>
          <text:p text:style-name="P483">De etiologie van ALS is onbekend.</text:p>
        </text:list-item>
        <text:list-item>
          <text:p text:style-name="P483">Het meest voorkomende primaire symptoom is distale zwakte van de bovenste of onderste ledematen bij functies die normale spierkracht vereisen.</text:p>
        </text:list-item>
        <text:list-item>
          <text:p text:style-name="P613">Kenmerkend zijn krampen in de benen.</text:p>
        </text:list-item>
        <text:list-item>
          <text:p text:style-name="P613">Bij betrokkenheid van de bulbaire regio is het eerste symptoom verslechtering van de spraak- en slikreflex. Atrofie en fasciculaties van de tong kunnen voorkomen. </text:p>
        </text:list-item>
        <text:list-item>
          <text:p text:style-name="P613">10-25% van de patiënten klaagt van veelal lichte distale gevoelloosheid, paresthesieën of milde pijn.</text:p>
        </text:list-item>
        <text:list-item>
          <text:p text:style-name="P483">Spierzwakte en atrofie evolueren progressief proximaal vanaf de distale delen naar andere ledematen, ademhalingsspieren en de bulbaire regio. De zwakte kan ook beginnen in de bulbaire regio en distaal uitbreiden.</text:p>
        </text:list-item>
        <text:list-item>
          <text:p text:style-name="P613"><text:soft-page-break/>De betrokkenheid van de bovenste motorneuronen leidt tot spasticiteit en versnelde peesreflexen. De Babinski-reflex is positief bij ongeveer 50%.</text:p>
        </text:list-item>
        <text:list-item>
          <text:p text:style-name="P613">Schade aan de lagere motorneuronen verzwakt de spiertonus en reflexen. </text:p>
        </text:list-item>
        <text:list-item>
          <text:p text:style-name="P613">Naarmate de ziekte vordert, worden spieratrofie en zwakke spiertonus dominant.</text:p>
        </text:list-item>
        <text:list-item>
          <text:p text:style-name="P613">De hartspier is niet betrokken.</text:p>
        </text:list-item>
        <text:list-item>
          <text:p text:style-name="P613">Oogspierfuncties worden gespaard tot de laatste fase van de ziekte.</text:p>
        </text:list-item>
      </text:list>
      <text:p text:style-name="P206"/>
      <text:p text:style-name="P206">KO</text:p>
      <text:list xml:id="list7236295240420835028" text:style-name="L139">
        <text:list-item>
          <text:p text:style-name="P3"><text:span text:style-name="T175">Atrofie van de spieren van de duimmuis en handpalmen is de meest prominente bevinding (foto </text:span><text:span text:style-name="Internet_20_link"><text:span text:style-name="T25">1</text:span></text:span><text:span text:style-name="T175"> ).</text:span></text:p>
        </text:list-item>
        <text:list-item>
          <text:p text:style-name="P619">Gewichtsverlies is hoofdzakelijk het gevolg van spieratrofie.</text:p>
        </text:list-item>
        <text:list-item>
          <text:p text:style-name="P619">Spiertrekkingen, voornamelijk in de spieren van de ledematen en in de tong. Spiertrekkingen alleen zijn geen teken van een pathologische situatie.</text:p>
        </text:list-item>
        <text:list-item>
          <text:p text:style-name="P620">Bij echte en aanhoudende sensorische symptomen moet men op zoek gaan naar een andere diagnose.</text:p>
        </text:list-item>
        <text:list-item>
          <text:p text:style-name="P620">Subtiele frontaal-type-dementie kan het eerste teken zijn</text:p>
        </text:list-item>
      </text:list>
      <text:p text:style-name="P206"/>
      <text:p text:style-name="P206">TO</text:p>
      <text:list xml:id="list3554091023688942699" text:style-name="L140">
        <text:list-item>
          <text:p text:style-name="P481">Laboratoriumtests geven geen specifieke informatie. Eiwitconcentraties in plasma CK en cerebrospinaal vocht kunnen enigszins verhoogd zijn.</text:p>
        </text:list-item>
        <text:list-item>
          <text:p text:style-name="P614">ENMG (elektromyografie en zenuwgeleidingsonderzoeken) wordt meestal aangevraagd door de neuroloog.</text:p>
        </text:list-item>
        <text:list-item>
          <text:p text:style-name="P614">Een CT of MRI van het hoofd en de nek is aan te raden om andere aandoeningen van het centrale zenuwstelsel, cervicale spondylotische myelopathie en neoplasma uit te sluiten.</text:p>
        </text:list-item>
      </text:list>
      <text:p text:style-name="P206"/>
      <text:p text:style-name="P206">Hyperlink </text:p>
      <text:list xml:id="list7052295167933154552" text:style-name="L141">
        <text:list-item>
          <text:p text:style-name="P482">https://www.ebmpracticenet.be/nl/paginas/default.aspx?ebmid=ebm00799</text:p>
          <text:p text:style-name="P595"/>
        </text:list-item>
      </text:list>
      <text:p text:style-name="P238"><text:span text:style-name="T201">Infectieuze e</text:span>ndocarditis</text:p>
      <text:p text:style-name="P206">Anamnese</text:p>
      <text:list xml:id="list8966475997517450589" text:style-name="L142">
        <text:list-item>
          <text:p text:style-name="P506">Het ontwikkelen van een infectueuze endocarditis vereist meestal de aanwezigheid van zowel bacteriëmie en een voorbeschikkende klep- of andere hartaandoening.</text:p>
        </text:list-item>
        <text:list-item>
          <text:p text:style-name="P506">De volgende patiëntengroepen hebben een verhoogd risico op endocarditis: patiënten met kunsthartkleppen, een voorgeschiedenis van endocarditis of een niet gecorrigeerd hartdefect, patiënten met een harttransplantatie die een klepgebrek hebben ontwikkeld, patiënten onder hemodialyse, immunodeficiënte patiënten en intraveneuze druggebruikers.</text:p>
        </text:list-item>
        <text:list-item>
          <text:p text:style-name="P508">Symptomen</text:p>
          <text:list>
            <text:list-item>
              <text:p text:style-name="P509">Koorts, sepsis, lethargie, dyspneu, hartgeruis, trombo-embolische complicaties</text:p>
            </text:list-item>
            <text:list-item>
              <text:p text:style-name="P507">Het klinische beeld kan soms verwarrend mild zijn en de koorts kan al meerdere maanden aanwezig zijn.</text:p>
            </text:list-item>
            <text:list-item>
              <text:p text:style-name="P509">De klinische presentatie kan dit zijn van een acute agressieve sepsis, maar de aandoening kan ook subacuut en minder ernstig verlopen (fluctuerende laaggradige koorts).</text:p>
            </text:list-item>
            <text:list-item>
              <text:p text:style-name="P507">Andere symptomen kunnen metastatische abcessen in lichaamsorganen of de huid omvatten, splenomegalie, glomerulonefritis, gewrichtssymptomen, malaise, zwakte, gewichtsverlies of nachtelijk zweten evenals neurologische symptomen door de embolisatie.</text:p>
            </text:list-item>
            <text:list-item>
              <text:p text:style-name="P507">Petechiën op de huid, slijmvliezen en onder de vingernagels (zeldzaam)</text:p>
            </text:list-item>
            <text:list-item>
              <text:p text:style-name="P507">Hartinsufficiëntie door ernstige regurgitatie in de geïnfecteerde hartklep</text:p>
            </text:list-item>
            <text:list-item>
              <text:p text:style-name="P507">Recidiverende "griep" die een behandeling met antibiotica vereist, maar zonder lokale symptomen</text:p>
            </text:list-item>
          </text:list>
        </text:list-item>
        <text:list-item>
          <text:p text:style-name="P511">Vermoed een endocarditis bij een patiënt met </text:p>
          <text:list>
            <text:list-item>
              <text:p text:style-name="P507">een hartgeruis bij auscultatie</text:p>
            </text:list-item>
            <text:list-item>
              <text:p text:style-name="P207"><text:soft-page-break/><text:span text:style-name="T145">klinische tekens van embole</text:span><text:span text:style-name="T150">n</text:span></text:p>
            </text:list-item>
            <text:list-item>
              <text:p text:style-name="P511">een ongekende infectiebron</text:p>
            </text:list-item>
          </text:list>
        </text:list-item>
      </text:list>
      <text:p text:style-name="P599"/>
      <text:p text:style-name="P206">KO</text:p>
      <text:list xml:id="list8859169381562221490" text:style-name="L143">
        <text:list-item>
          <text:p text:style-name="P208">Koorts in 90%, <text:span text:style-name="T206">in veel gevallen het enige aanwezige symptoom</text:span></text:p>
        </text:list-item>
        <text:list-item>
          <text:p text:style-name="P208">Roth spots?</text:p>
          <text:list>
            <text:list-item>
              <text:p text:style-name="P208">Exudatieve, oedemateuze lesies van de retina, in 2%</text:p>
            </text:list-item>
          </text:list>
        </text:list-item>
        <text:list-item>
          <text:p text:style-name="P208">Conjunctivale bloeding in 5%</text:p>
        </text:list-item>
        <text:list-item>
          <text:p text:style-name="P208">Cardiaal</text:p>
          <text:list>
            <text:list-item>
              <text:p text:style-name="P512">Een hartgeruis is hoorbaar bij 85% van de patiënten in een bepaald stadium van de ziekte; niettemin is de afwezigheid van een hartgeruis geen uitsluiter voor endocarditis. </text:p>
            </text:list-item>
            <text:list-item>
              <text:p text:style-name="P209">40% mitraalklep, 30% aortaklep</text:p>
            </text:list-item>
          </text:list>
        </text:list-item>
        <text:list-item>
          <text:p text:style-name="P209">Splenomegalie in 10%</text:p>
        </text:list-item>
        <text:list-item>
          <text:p text:style-name="P209">Extremiteiten</text:p>
          <text:list>
            <text:list-item>
              <text:p text:style-name="P209">Splinterbloedingen <text:span text:style-name="T202">(8%)</text:span>?</text:p>
            </text:list-item>
            <text:list-item>
              <text:p text:style-name="P209">Janeway laesies <text:span text:style-name="T202">(5%)</text:span>?</text:p>
              <text:list>
                <text:list-item>
                  <text:p text:style-name="P209">Kleine, niet pijnlijke livide of erythemateuze macula of noduli in de handpalmen of de zolen </text:p>
                </text:list-item>
              </text:list>
            </text:list-item>
            <text:list-item>
              <text:p text:style-name="P210">Osler noduli <text:span text:style-name="T203">(3%)?</text:span></text:p>
              <text:list>
                <text:list-item>
                  <text:p text:style-name="P210">pijnlijke, erythemateuze nodules in vingers en tenen </text:p>
                </text:list-item>
              </text:list>
            </text:list-item>
          </text:list>
        </text:list-item>
        <text:list-item>
          <text:p text:style-name="P211">Neurologisch </text:p>
          <text:list>
            <text:list-item>
              <text:p text:style-name="P211">doe een zorgvuldig neurologisch onderzoek </text:p>
            </text:list-item>
            <text:list-item>
              <text:p text:style-name="P211">mogelijke cerebrale complicaties: cerebraal embool, intracraniële bloeding, cerebraal abces </text:p>
            </text:list-item>
          </text:list>
        </text:list-item>
      </text:list>
      <text:p text:style-name="P206"/>
      <text:p text:style-name="P206">TO</text:p>
      <text:list xml:id="list7898506246231943914" text:style-name="L144">
        <text:list-item>
          <text:p text:style-name="P510">Gebaseerd op een transoesophageale echocardiografie en herhaalde bloedkweken genomen voor de start van de behandeling.</text:p>
          <text:list>
            <text:list-item>
              <text:p text:style-name="P513">Een normale echocardiogram sluit de mogelijkheid van endocarditis totaal niet uit.</text:p>
            </text:list-item>
            <text:list-item>
              <text:p text:style-name="P513">Een endocarditis met een negatieve cultuur stelt een diagnostisch probleem.</text:p>
            </text:list-item>
          </text:list>
        </text:list-item>
        <text:list-item>
          <text:p text:style-name="P513">Drie tot vier sets van bloedkweken (een aërobe fles samen met een anaërobe) moeten ongeveer 30 minuten na mekaar voor de start van de antimicrobiële medicatie worden afgenomen.</text:p>
          <text:list>
            <text:list-item>
              <text:p text:style-name="P513">Er is geen noodzaak dat dit samenvalt met een koortspiek</text:p>
            </text:list-item>
            <text:list-item>
              <text:p text:style-name="P513">Bij een acute septische endocarditis worden gewoonlijk maar twee kweken 30 minuten van mekaar afgenomen.</text:p>
            </text:list-item>
            <text:list-item>
              <text:p text:style-name="P513">Antimicrobiële therapie kan bloedkweken negativeren gedurende een niet gespecifieerde periode.</text:p>
            </text:list-item>
          </text:list>
        </text:list-item>
        <text:list-item>
          <text:p text:style-name="P513">Sedimentatie, CRP, volledig bloedbeeld, creatinine, urineonderzoek en bacteriële cultuur, ECG en Rx <text:span text:style-name="T207">t</text:span>horax</text:p>
          <text:list>
            <text:list-item>
              <text:p text:style-name="P513">CRP en sedimentatie zijn gewoonlijk verhoogd.</text:p>
            </text:list-item>
          </text:list>
        </text:list-item>
      </text:list>
      <text:p text:style-name="P206"/>
      <text:p text:style-name="P206">Hyperlink</text:p>
      <text:list xml:id="list7397594690572342503" text:style-name="L145">
        <text:list-item>
          <text:p text:style-name="P4"><text:a xlink:type="simple" xlink:href="https://www.ebmpracticenet.be/nl/paginas/default.aspx?ebmid=ebm00963" text:style-name="Internet_20_link" text:visited-style-name="Visited_20_Internet_20_Link"><text:span text:style-name="Internet_20_link"><text:span text:style-name="T26">https://www.ebmpracticenet.be/nl/paginas/default.aspx?ebmid=ebm00963</text:span></text:span></text:a></text:p>
        </text:list-item>
        <text:list-item>
          <text:p text:style-name="P4"><text:span text:style-name="Internet_20_link"><text:span text:style-name="T27">http://www.dynamed.com.gateway2.cdlh.be/topics/dmp~AN~T113919/Infective-endocarditis#History-and-Physical</text:span></text:span></text:p>
        </text:list-item>
      </text:list>
      <text:p text:style-name="P191"><text:span text:style-name="T168"><text:s/></text:span></text:p>
      <text:p text:style-name="P239">RA</text:p>
      <text:p text:style-name="P194">Anamnese</text:p>
      <text:list xml:id="list2555542577269824240" text:style-name="L146">
        <text:list-item>
          <text:p text:style-name="P424">Het begin van RA is verraderlijk maar het kan ook abrupt zijn.</text:p>
        </text:list-item>
        <text:list-item>
          <text:p text:style-name="P431">Stijfheid 's morgens, gevoeligheid, gevoel van rigiditeit en zwelling. Pijn in rust is niet typisch in de vroege stadia.</text:p>
          <text:list>
            <text:list-item>
              <text:p text:style-name="P432"><text:soft-page-break/>Hoe actiever de ontsteking, hoe langer de ochtendstijfheid duurt, typisch minstens 1 uur, in tegenstelling tot artrose waarbij de stijfheid 's morgens slecht een tiental minuten duurt.</text:p>
            </text:list-item>
            <text:list-item>
              <text:p text:style-name="P432">Begint vaak in de polsen, gewrichten van de vingers of de bal van de voet, maar elk gewricht kan getroffen worden.</text:p>
            </text:list-item>
            <text:list-item>
              <text:p text:style-name="P432">Typische, symmetrische polyartritis ( ≥ 3 gewrichtsregio's).</text:p>
            </text:list-item>
            <text:list-item>
              <text:p text:style-name="P432">Hoe meer gezwollen kleine gewrichten met zwellingen, hoe waarschijnlijker RA</text:p>
            </text:list-item>
          </text:list>
        </text:list-item>
        <text:list-item>
          <text:p text:style-name="P432">systemische symptomen</text:p>
          <text:list>
            <text:list-item>
              <text:p text:style-name="P432">vermoeidheid</text:p>
            </text:list-item>
            <text:list-item>
              <text:p text:style-name="P432">verlies aan eetlust</text:p>
            </text:list-item>
            <text:list-item>
              <text:p text:style-name="P432">koorts.</text:p>
            </text:list-item>
          </text:list>
        </text:list-item>
      </text:list>
      <text:p text:style-name="P437"/>
      <text:p text:style-name="P438">KO</text:p>
      <text:list xml:id="list3234594423383570943" text:style-name="L147">
        <text:list-item>
          <text:p text:style-name="P426">Klinisch onderzoek moet altijd gebaseerd zijn op een zorgvuldige anamnese.</text:p>
        </text:list-item>
      </text:list>
      <text:list xml:id="list5510970522618920984" text:style-name="L148">
        <text:list-item>
          <text:p text:style-name="P440">Observatie</text:p>
          <text:list>
            <text:list-item>
              <text:p text:style-name="P440">Vraag de patiënt om zich uit te kleden tot op zijn ondergoed.</text:p>
            </text:list-item>
            <text:list-item>
              <text:p text:style-name="P440">observeer bij de hand drukken, stappen, uitkleden.</text:p>
            </text:list-item>
            <text:list-item>
              <text:p text:style-name="P440">Wordt de patiënt vergezeld omwille van de ernst van de symptomen</text:p>
            </text:list-item>
          </text:list>
        </text:list-item>
        <text:list-item>
          <text:p text:style-name="P440">Het algemeen onderzoek moet vrij uitgebreid zijn: </text:p>
          <text:list>
            <text:list-item>
              <text:p text:style-name="P440">hart- en longauscultatie,</text:p>
            </text:list-item>
            <text:list-item>
              <text:p text:style-name="P440">bloeddrukmeting</text:p>
            </text:list-item>
            <text:list-item>
              <text:p text:style-name="P440">palpatie van de lymfeklieren en buik</text:p>
            </text:list-item>
            <text:list-item>
              <text:p text:style-name="P440">inspectie van mond en huid.</text:p>
            </text:list-item>
          </text:list>
        </text:list-item>
        <text:list-item>
          <text:p text:style-name="P440">bij de eerste consultatie alle gewrichten controleren </text:p>
          <text:list>
            <text:list-item>
              <text:p text:style-name="P440">Symptomen veroorzaakt door gewricht zelf/ aanliggende weefsels?</text:p>
            </text:list-item>
            <text:list-item>
              <text:p text:style-name="P440">Tekens van een ontstoken gewricht</text:p>
              <text:list>
                <text:list-item>
                  <text:p text:style-name="P440">pijn bij het bewegen</text:p>
                </text:list-item>
                <text:list-item>
                  <text:p text:style-name="P440">pijn</text:p>
                </text:list-item>
                <text:list-item>
                  <text:p text:style-name="P440">zwelling</text:p>
                </text:list-item>
                <text:list-item>
                  <text:p text:style-name="P440">warmte</text:p>
                </text:list-item>
                <text:list-item>
                  <text:p text:style-name="P440">stijfheid</text:p>
                </text:list-item>
                <text:list-item>
                  <text:p text:style-name="P440">beperkte beweging van het aangetaste gewricht.</text:p>
                </text:list-item>
              </text:list>
            </text:list-item>
          </text:list>
        </text:list-item>
      </text:list>
      <text:p text:style-name="P427"/>
      <text:p text:style-name="P441">TO (in eerste lijn)</text:p>
      <text:list xml:id="list3044923388903717825" text:style-name="L149">
        <text:list-item>
          <text:p text:style-name="P428">De diagnose is vooral gebaseerd op de anamnese en onderzoek van de gewrichten </text:p>
        </text:list-item>
        <text:list-item>
          <text:p text:style-name="P443">Laboratoriumtests: </text:p>
          <text:list>
            <text:list-item>
              <text:p text:style-name="P443">De routine laboratoriumtests kunnen tot bij een derde van de patiënten normaal zijn in de vroege stadia.</text:p>
            </text:list-item>
            <text:list-item>
              <text:p text:style-name="P443">ESR, CRP, basis bloedbeeld met bloedplaatjes, ALT, urinecultuur, reumatoïde factor (RF) en anti-CCP antilichaamassays.</text:p>
              <text:list>
                <text:list-item>
                  <text:p text:style-name="P443">ESR- en CRP-niveaus geven ziekteactiviteit aan, maar ze zijn niet altijd verhoogd.</text:p>
                </text:list-item>
                <text:list-item>
                  <text:p text:style-name="P443">Zestig tot zeventig procent van de patiënten met recent begonnen RA zijn positief voor RF en 40-60% voor anti-CCP-antilichamen (tot 90% in RA met typische symptomen). De aanwezigheid van anti-CCP antilichamen is specifieker voor RA dan de aanwezigheid van RF. </text:p>
                </text:list-item>
              </text:list>
            </text:list-item>
            <text:list-item>
              <text:p text:style-name="P443"><text:s/>Serum TSH, creatinine en antinucleaire antilichamen kunnen ook worden overwogen</text:p>
              <text:list>
                <text:list-item>
                  <text:p text:style-name="P443">indien er tekenen zijn van systemische bindweefselaandoeningen: witte vingers, gevoeligheid aan zonlicht, leukopenie of trombocytopenie.</text:p>
                </text:list-item>
              </text:list>
            </text:list-item>
          </text:list>
        </text:list-item>
        <text:list-item>
          <text:p text:style-name="P443">Een synovia-analyse</text:p>
          <text:list>
            <text:list-item>
              <text:p text:style-name="P308">als de etiologie van gewrichtsontsteking onbekend is, op voorwaarde dat het volume van synoviale vloeistof voldoende is voor aspiratie.</text:p>
            </text:list-item>
            <text:list-item>
              <text:p text:style-name="P308">Bepaal </text:p>
              <text:list>
                <text:list-item>
                  <text:p text:style-name="P92"><text:soft-page-break/><text:span text:style-name="T126">c</text:span><text:span text:style-name="T107">ellentelling + differentiële telling en kristallen</text:span></text:p>
                  <text:list>
                    <text:list-item>
                      <text:p text:style-name="P92"><text:span text:style-name="T107">Het gewrichtsvocht is infammatoir als de witte bloedcellentelling hoger ligt dan 2 000 × 10 </text:span><text:span text:style-name="T163">6</text:span><text:span text:style-name="T107">/l </text:span></text:p>
                    </text:list-item>
                  </text:list>
                </text:list-item>
                <text:list-item>
                  <text:p text:style-name="P308">Bacteriële kleuring en cultuur als de vloeistof troebel is</text:p>
                </text:list-item>
              </text:list>
            </text:list-item>
          </text:list>
        </text:list-item>
        <text:list-item>
          <text:p text:style-name="P318">Beeldvorming</text:p>
          <text:list>
            <text:list-item>
              <text:p text:style-name="P318">Gewone Rx van de handen en voeten, indien nodig, en volgens de lokale protocollen</text:p>
            </text:list-item>
            <text:list-item>
              <text:p text:style-name="P442">Indien nodig kan een echografie gebruikt worden om de zwelling van de gewrichten aan te tonen en om bursitis, tendinitis en tenosynovitis te detecteren.</text:p>
            </text:list-item>
          </text:list>
        </text:list-item>
      </text:list>
      <text:p text:style-name="P441">Hyperlink</text:p>
      <text:list xml:id="list9066947464455043883" text:style-name="L150">
        <text:list-item>
          <text:p text:style-name="P392">https://www.ebmpracticenet.be/nl/paginas/default.aspx?ebmid=ebm00456</text:p>
        </text:list-item>
        <text:list-item>
          <text:p text:style-name="P392">https://www.ebmpracticenet.be/nl/Paginas/default.aspx?ebmid=ebm00438&amp;sn=</text:p>
        </text:list-item>
      </text:list>
      <text:p text:style-name="P437"/>
      <text:p text:style-name="P541">SLE</text:p>
      <text:p text:style-name="P445">Anamnese </text:p>
      <text:list xml:id="list154403095211252" text:continue-list="list2555542577269824240" text:style-name="L146">
        <text:list-item>
          <text:p text:style-name="P425">De klinische presentatie is zeer variabel. </text:p>
          <text:list>
            <text:list-item>
              <text:p text:style-name="P433">Plotseling of langzaam begin</text:p>
            </text:list-item>
            <text:list-item>
              <text:p text:style-name="P433">De klinische activiteit kan constant zijn, fluctueren of spontaan verdwijnen.</text:p>
            </text:list-item>
            <text:list-item>
              <text:p text:style-name="P212"><text:span text:style-name="T107">Elk orgaansysteem kan als enige of in combinatie met andere orgaansystemen tegelijkertijd worden aangetast door inflammatoire processen, met variabele activiteit en ernst </text:span><text:span text:style-name="T137">1</text:span><text:span text:style-name="T107"> .</text:span></text:p>
            </text:list-item>
            <text:list-item>
              <text:p text:style-name="P433">Geen enkel teken of symptoom stelt de diagnose van SLE op zich vast.</text:p>
            </text:list-item>
          </text:list>
        </text:list-item>
        <text:list-item>
          <text:p text:style-name="P433">Typische eerste symptomen zijn </text:p>
          <text:list>
            <text:list-item>
              <text:p text:style-name="P433">gewrichtspijn en zwelling van de gewrichten</text:p>
              <text:list>
                <text:list-item>
                  <text:p text:style-name="P433">bijna bij alle patiënten, gewrichtsmisvormingen zijn zeldzaam</text:p>
                </text:list-item>
              </text:list>
            </text:list-item>
            <text:list-item>
              <text:p text:style-name="P433">myalgie</text:p>
              <text:list>
                <text:list-item>
                  <text:p text:style-name="P433">Myalgie komt vaak voor, maar myositis is zeldzaam.</text:p>
                </text:list-item>
              </text:list>
            </text:list-item>
            <text:list-item>
              <text:p text:style-name="P433">Huiduitslag</text:p>
              <text:list>
                <text:list-item>
                  <text:p text:style-name="P433">Vaak voorkomende huidveranderingen</text:p>
                  <text:list>
                    <text:list-item>
                      <text:p text:style-name="P212"><text:span text:style-name="T107">uitslag thv de jukbeenderen (foto </text:span><text:span text:style-name="T137">1</text:span><text:span text:style-name="T107"> )</text:span></text:p>
                    </text:list-item>
                    <text:list-item>
                      <text:p text:style-name="P433">lichtgevoeligheid</text:p>
                    </text:list-item>
                    <text:list-item>
                      <text:p text:style-name="P212"><text:span text:style-name="T107">discoïde lupus erythematosus (foto </text:span><text:span text:style-name="T137">2</text:span><text:span text:style-name="T107"> )</text:span></text:p>
                    </text:list-item>
                    <text:list-item>
                      <text:p text:style-name="P212"><text:span text:style-name="T107">alopecia (foto </text:span><text:span text:style-name="T137">3</text:span><text:span text:style-name="T107"> ).</text:span></text:p>
                    </text:list-item>
                  </text:list>
                </text:list-item>
                <text:list-item>
                  <text:p text:style-name="P433">Zeldzamere symptomen </text:p>
                  <text:list>
                    <text:list-item>
                      <text:p text:style-name="P212"><text:span text:style-name="T107">vasculitis van kleine bloedvaten (foto </text:span><text:span text:style-name="T137">4</text:span><text:span text:style-name="T107"> ) </text:span></text:p>
                    </text:list-item>
                    <text:list-item>
                      <text:p text:style-name="P212"><text:span text:style-name="T107">subacute cutane lupus (de letsels zijn ofwel ring- of pukkelvormig; foto </text:span><text:span text:style-name="T137">5</text:span><text:span text:style-name="T107"> )</text:span></text:p>
                    </text:list-item>
                    <text:list-item>
                      <text:p text:style-name="P433">beenulcera</text:p>
                    </text:list-item>
                    <text:list-item>
                      <text:p text:style-name="P434">andere complexe huiduitslag.</text:p>
                    </text:list-item>
                  </text:list>
                </text:list-item>
              </text:list>
            </text:list-item>
            <text:list-item>
              <text:p text:style-name="P434">pleuritis </text:p>
              <text:list>
                <text:list-item>
                  <text:p text:style-name="P434">ongeveer 20-40% ontwikkelt pleuritis</text:p>
                </text:list-item>
                <text:list-item>
                  <text:p text:style-name="P434">meer zeldzame pneumologische symptomen</text:p>
                  <text:list>
                    <text:list-item>
                      <text:p text:style-name="P434">acute longontsteking</text:p>
                    </text:list-item>
                    <text:list-item>
                      <text:p text:style-name="P434">diffuse alveolaire bloeding</text:p>
                    </text:list-item>
                    <text:list-item>
                      <text:p text:style-name="P434">chronische interstitiële longziekte</text:p>
                    </text:list-item>
                  </text:list>
                </text:list-item>
              </text:list>
            </text:list-item>
            <text:list-item>
              <text:p text:style-name="P434">pericarditis </text:p>
              <text:list>
                <text:list-item>
                  <text:p text:style-name="P434">meer zeldzame cardiale symptomen</text:p>
                  <text:list>
                    <text:list-item>
                      <text:p text:style-name="P434">endocarditis (Libman-Sacks)</text:p>
                    </text:list-item>
                    <text:list-item>
                      <text:p text:style-name="P434">myocarditis</text:p>
                    </text:list-item>
                    <text:list-item>
                      <text:p text:style-name="P434">coronair vaatlijden</text:p>
                    </text:list-item>
                    <text:list-item>
                      <text:p text:style-name="P434">Hypertensie komt vaak voor, vooral bij nefritis</text:p>
                    </text:list-item>
                    <text:list-item>
                      <text:p text:style-name="P435">T-golfveranderingen komen vaak voor op het ECG.</text:p>
                    </text:list-item>
                  </text:list>
                </text:list-item>
              </text:list>
            </text:list-item>
            <text:list-item>
              <text:p text:style-name="P436">algemene symptomen, zoals koorts, vermoeidheid en gewichtsverlies.</text:p>
            </text:list-item>
          </text:list>
        </text:list-item>
        <text:list-item>
          <text:p text:style-name="P213"><text:span text:style-name="T107">Mucosale ulcera worden gezien bij ongeveer 20% van de patiënten tijdens de acute fase van </text:span><text:soft-page-break/><text:span text:style-name="T107">de ziekte (foto </text:span><text:span text:style-name="T137">6</text:span><text:span text:style-name="T107"> ).</text:span></text:p>
        </text:list-item>
        <text:list-item>
          <text:p text:style-name="P436">Een milde vorm van het raynaudfenomeen.</text:p>
        </text:list-item>
        <text:list-item>
          <text:p text:style-name="P436">Nefritis</text:p>
          <text:list>
            <text:list-item>
              <text:p text:style-name="P213"><text:span text:style-name="T107">Ongeveer 30-50% van de patiënten zal nefritis ontwikkelen in een bepaald stadium van hun ziekte, de klinische presentatie ervan varieert van milde proteïnurie en hematurie tot nefrotisch syndroom en ernstige nierinsufficiënti</text:span><text:span text:style-name="T122">e</text:span></text:p>
            </text:list-item>
          </text:list>
        </text:list-item>
        <text:list-item>
          <text:p text:style-name="P436">Neuropsychiatrische symptomen treffen ongeveer 30-40% van de patiënten.</text:p>
          <text:list>
            <text:list-item>
              <text:p text:style-name="P436">Het meest voorkomende neurologische symptoom is hoofdpijn.</text:p>
            </text:list-item>
            <text:list-item>
              <text:p text:style-name="P436">Focale of gegeneraliseerde epileptische aanvallen</text:p>
            </text:list-item>
            <text:list-item>
              <text:p text:style-name="P436">ontsteking van de craniale en perifere zenuwen in 10%</text:p>
            </text:list-item>
            <text:list-item>
              <text:p text:style-name="P436">Psychiatrische symptomen, zoals verwarring, wanen, en verminderd niveau van bewustzijn zijn zeldzaam. Lichte verstoring van cognitieve functies (geheugen, leren) wordt gezien, vooral tijdens de actieve fase van de ziekte. Stemmingsschommelingen komen vaak voor.</text:p>
            </text:list-item>
          </text:list>
        </text:list-item>
        <text:list-item>
          <text:p text:style-name="P436">Thromboserisico</text:p>
          <text:list>
            <text:list-item>
              <text:p text:style-name="P436">Veneuze trombose bij ongeveer 10% van SLE-patiënten en tenminste de helft van de gevallen hebben ook antifosfolipidenantilichamen</text:p>
            </text:list-item>
            <text:list-item>
              <text:p text:style-name="P436">Het risico op cerebrale trombose en TIA neemt toe, vooral op latere leeftijd.</text:p>
            </text:list-item>
            <text:list-item>
              <text:p text:style-name="P436">Lymfeklieren kunnen groter worden, met name tijdens een acute fase van de ziekte.</text:p>
            </text:list-item>
          </text:list>
        </text:list-item>
        <text:list-item>
          <text:p text:style-name="P436">Gastro-intestinaal</text:p>
          <text:list>
            <text:list-item>
              <text:p text:style-name="P436">Buikpijn, misselijkheid en verhoogde aminotransferasewaarden komen vaak voor</text:p>
            </text:list-item>
            <text:list-item>
              <text:p text:style-name="P436">Ascites, lupoïde hepatitis en pancreatitis zijn zeldzaam.</text:p>
            </text:list-item>
          </text:list>
        </text:list-item>
        <text:list-item>
          <text:p text:style-name="P436">Complicaties komen 2-3 keer vaker voor bij zwangere dan bij andere vrouwen.</text:p>
        </text:list-item>
      </text:list>
      <text:p text:style-name="P446"/>
      <text:p text:style-name="P438">KO</text:p>
      <text:list xml:id="list7917149677690870298" text:style-name="L151">
        <text:list-item>
          <text:p text:style-name="P430">Ga na of de mogelijke symptomen aanwezig zijn via een algemeen klinisch onderzoek; besteed specifieke aandacht aan de huidinspectie, hart- en longauscultatie, abdominale palpatie, neurologisch- en gewrichtsonderzoek. </text:p>
        </text:list-item>
      </text:list>
      <text:p text:style-name="P427"/>
      <text:p text:style-name="P438">TO</text:p>
      <text:list xml:id="list154403143198506" text:continue-list="list3044923388903717825" text:style-name="L149">
        <text:list-item>
          <text:p text:style-name="P429">Als SLE wordt vermoed, kunnen de volgende onderzoeken uitsluitsel geven:</text:p>
          <text:list>
            <text:list-item>
              <text:p text:style-name="P444"><text:s/>BSE, CRP</text:p>
              <text:list>
                <text:list-item>
                  <text:p text:style-name="P444">BSE is matig verhoogd, maar CRP-niveau is vaak normaal</text:p>
                </text:list-item>
              </text:list>
            </text:list-item>
            <text:list-item>
              <text:p text:style-name="P444">bloedbeeld</text:p>
              <text:list>
                <text:list-item>
                  <text:p text:style-name="P444">anemie</text:p>
                </text:list-item>
                <text:list-item>
                  <text:p text:style-name="P444">Leukocytopenie (lymfocytopenie in het bijzonder)</text:p>
                </text:list-item>
                <text:list-item>
                  <text:p text:style-name="P444"><text:s/>milde trombocytopenie</text:p>
                </text:list-item>
              </text:list>
            </text:list-item>
            <text:list-item>
              <text:p text:style-name="P444"><text:s/>anti-nucleaire antilichamen </text:p>
              <text:list>
                <text:list-item>
                  <text:p text:style-name="P444">Een immunofluorescentietest op antinucleaire antilichamen is positief bij 90% van de patiënten.</text:p>
                </text:list-item>
                <text:list-item>
                  <text:p text:style-name="P444">Ongeveer 50-60% van de patiënten heeft antilichamen tegen eigen DNA.</text:p>
                </text:list-item>
                <text:list-item>
                  <text:p text:style-name="P444">Een meer gedetailleerde analyse van antinucleaire antilichamen (extraheerbare nucleaire antigenen) kunnen anti-Sm (10%), anti-SS-A (30%) en anti-RNP (30%) antilichamen onthullen.</text:p>
                </text:list-item>
                <text:list-item>
                  <text:p text:style-name="P444">Polyklonale hypergammaglobulinemie</text:p>
                </text:list-item>
                <text:list-item>
                  <text:p text:style-name="P444">Complementdeficiëntie (C3 en C4) in ongeveer 60% van de patiënten</text:p>
                </text:list-item>
                <text:list-item>
                  <text:p text:style-name="P444">Antifosfolipidenantistoffen (lupus anticoagulansantilichaam, anti-cardiolipine-antilichaam en anti-beta-2-glycoproteïne I antilichaam) bij 20-40% van de patiënten</text:p>
                </text:list-item>
              </text:list>
            </text:list-item>
            <text:list-item>
              <text:p text:style-name="P444"><text:s/>urineonderzoek.</text:p>
              <text:list>
                <text:list-item>
                  <text:p text:style-name="P444">Bij nefritis:</text:p>
                  <text:list>
                    <text:list-item>
                      <text:p text:style-name="P439"><text:s/>proteïnurie, microscopische hematurie, verhoogde creatinineniveau's en verminderde creatinineklaring</text:p>
                    </text:list-item>
                  </text:list>
                </text:list-item>
              </text:list>
            </text:list-item>
          </text:list>
        </text:list-item>
      </text:list>
      <text:p text:style-name="P438"><text:soft-page-break/>Hyperlink</text:p>
      <text:list xml:id="list154403152187980" text:continue-list="list9066947464455043883" text:style-name="L150">
        <text:list-item>
          <text:p text:style-name="P11">https://www.ebmpracticenet.be/nl/paginas/default.aspx?ebmid=ebm00446</text:p>
        </text:list-item>
        <text:list-item>
          <text:p text:style-name="P11"><text:a xlink:type="simple" xlink:href="http://www.dynamed.com/topics/dmp~AN~T115873/Systemic-lupus-erythematosus-SLE" text:style-name="Internet_20_link" text:visited-style-name="Visited_20_Internet_20_Link"><text:span text:style-name="T173">http://www.dynamed.com/topics/dmp~AN~T115873/Systemic-lupus-erythematosus-SLE</text:span></text:a></text:p>
        </text:list-item>
      </text:list>
      <text:p text:style-name="P446"/>
      <text:p text:style-name="P541">PMR</text:p>
      <text:p text:style-name="P445">Anamnese</text:p>
      <text:list xml:id="list154403157180683" text:continue-list="list154403095211252" text:style-name="L146">
        <text:list-item>
          <text:p text:style-name="P447">Algemeen</text:p>
          <text:list>
            <text:list-item>
              <text:p text:style-name="P514">Polymyalgia rheumatica is een chronische ontstekingsziekte van onbekende etiologie.</text:p>
            </text:list-item>
            <text:list-item>
              <text:p text:style-name="P517">Spierpijn en -stijfheid, alsook systemische symptomen zijn een typisch klinisch beeld.</text:p>
            </text:list-item>
            <text:list-item>
              <text:p text:style-name="P563"><text:span text:style-name="T11">Temporale arteriitis </text:span><text:span text:style-name="text"><text:span text:style-name="T19">1</text:span></text:span><text:span text:style-name="T11"> kan worden aangetoond bij 15-30% van de patiënten met polymyalgia rheumatica.</text:span></text:p>
            </text:list-item>
            <text:list-item>
              <text:p text:style-name="P514">Er is een vrouwelijk overwicht. De ziekte wordt bijna uitsluitend aangetroffen bij patiënten ouder dan 50 jaar. Piekincidentie is onder de 70-jarigen</text:p>
            </text:list-item>
          </text:list>
        </text:list-item>
        <text:list-item>
          <text:p text:style-name="P447">Symptomen </text:p>
          <text:list>
            <text:list-item>
              <text:p text:style-name="P514">Symmetrische pijn en stijfheid in de nek, schouders, bovenarmen, onderrug en bovenbenen gedurende meer dan een maand. De pijn is erger tijdens de nacht en ‘s morgens en gaat gepaard met langdurige ochtendstijfheid.</text:p>
            </text:list-item>
            <text:list-item>
              <text:p text:style-name="P517">Algemene symptomen: vermoeidheid, gewichtsverlies, minder eetlust, koorts, depressie</text:p>
            </text:list-item>
            <text:list-item>
              <text:p text:style-name="P517">Het begin van de ziekte is meestal acuut. </text:p>
            </text:list-item>
            <text:list-item>
              <text:p text:style-name="P563"><text:span text:style-name="T11">Door de associatie tussen polymyalgia rheumatica en temporale arteriitis is het belangrijk om het klinisch beeld ervan te erkennen; dit houdt hoofdpijn, kaakclaudicatio, scalpgevoeligheid, visuele stoornissen en claudicatio van de ledematen in. Deze symptomen moeten aanleiding geven tot diagnostische exploratie met temporale arteriitis </text:span><text:span text:style-name="text"><text:span text:style-name="T19">1</text:span></text:span><text:span text:style-name="T11"> in het achterhoofd</text:span></text:p>
            </text:list-item>
          </text:list>
        </text:list-item>
      </text:list>
      <text:p text:style-name="P519">KO</text:p>
      <text:list xml:id="list154403164202955" text:continue-numbering="true" text:style-name="L146">
        <text:list-item>
          <text:p text:style-name="P515">Pijnlijke bewegingsrestricties van de schouder- en heupgewrichten</text:p>
        </text:list-item>
        <text:list-item>
          <text:p text:style-name="P518">Geen gevoelige plekken zoals bij fibromyalgie, maar er kan pijn zijn bij palpatie in de bovenarmen en bovenbenen.</text:p>
        </text:list-item>
        <text:list-item>
          <text:p text:style-name="P518">In sommige gevallen kunnen er arthritiden van de polsen en vingers zijn die lijken op reumatoïde artritis. Bij oudere mensen kan reumatoïde artritis een polymyalgie begin hebben</text:p>
        </text:list-item>
      </text:list>
      <text:p text:style-name="P519">TO</text:p>
      <text:list xml:id="list154403166205185" text:continue-list="list154403143198506" text:style-name="L149">
        <text:list-item>
          <text:p text:style-name="P520">Diagnose op basis van klinische bevindingen is vaak al voldoende: leeftijd boven de 50, typisch klinisch beeld, verhoogde ESR (&gt; 40 mm/t) en snelle subjectieve respons op predniso(lo)ne (10-20 mg/dag) binnen 3 dagen.</text:p>
        </text:list-item>
        <text:list-item>
          <text:p text:style-name="P564"><text:span text:style-name="T11">ESR is een goede screeningstest wanneer polymyalgia rheumatica wordt vermoed als oorzaak van musculoskeletale pijn (cfr. Fibromyalgie </text:span><text:span text:style-name="text"><text:span text:style-name="T19">2</text:span></text:span><text:span text:style-name="T11"> ).</text:span></text:p>
        </text:list-item>
        <text:list-item>
          <text:p text:style-name="P520">Laboratoriumtests wijzen op de typische bevindingen van een gegeneraliseerde ontsteking: naast een verhoogde ESR zijn de bevindingen een duidelijk verhoogde CRP-concentratie, milde tot matige normocytische anemie en trombocytose. Alkalische fosfatase kan verhoogd zijn. De reumatoïde factor en anti-citrulline antilichamen zijn meestal negatief. Creatine kinaseconcentratie is normaal (zie polymyositis).</text:p>
        </text:list-item>
        <text:list-item>
          <text:p text:style-name="P520">Een echografie van de schouders of heupen is een hulpvol deel van de initiële onderzoeken. Deze tonen vaak bursitis, tenosynovitis of synovitis aan. Inflammatie van de weke delen wordt ook gevisualiseerd tijdens een MRI of PET-scan. Dit laatste onderzoek kan subklinische ontsteking aantonen van de wanden van grote slagaders.</text:p>
        </text:list-item>
        <text:list-item>
          <text:p text:style-name="P564"><text:span text:style-name="T11">Arteria temporalis biopsie (video </text:span><text:span text:style-name="text"><text:span text:style-name="T20">1</text:span></text:span><text:span text:style-name="T11"> ) is enkel aan te raden indien de symptomen of tekens de mogelijkheid van temporale arteriitis suggereren.</text:span></text:p>
        </text:list-item>
      </text:list>
      <text:p text:style-name="P516"/>
      <text:p text:style-name="P523">Hyperlink </text:p>
      <text:list xml:id="list154403171190388" text:continue-list="list154403152187980" text:style-name="L150">
        <text:list-item>
          <text:p text:style-name="P484">https://www.ebmpracticenet.be/nl/paginas/default.aspx?ebmid=ebm01095</text:p>
          <text:p text:style-name="P532"/>
        </text:list-item>
      </text:list>
      <text:p text:style-name="P448"/>
      <text:p text:style-name="P445"><text:soft-page-break/><text:span text:style-name="T168">Sjögren</text:span> </text:p>
      <text:p text:style-name="P445">Anamnese</text:p>
      <text:list xml:id="list154403173202698" text:continue-list="list154403164202955" text:style-name="L146">
        <text:list-item>
          <text:p text:style-name="P447">Basisinformatie</text:p>
          <text:list>
            <text:list-item>
              <text:p text:style-name="P514">Een verminderde functie van exocriene klieren manifesteert zich meestal voor het eerstals droogheid van de ogen (keratoconjunctivitis sicca) en de mond (xerostomie).</text:p>
            </text:list-item>
            <text:list-item>
              <text:p text:style-name="P517">Kan optreden als primaire ziekte of secundair aan reumatoïde artritis, of zelden aan SLE of sclerodermie</text:p>
            </text:list-item>
          </text:list>
        </text:list-item>
        <text:list-item>
          <text:p text:style-name="P514">Klinisch beeld </text:p>
          <text:list>
            <text:list-item>
              <text:p text:style-name="P514">Een zanderig gevoel in het oog, gevoeligheid voor licht en vermoeidheid van de ogen</text:p>
            </text:list-item>
            <text:list-item>
              <text:p text:style-name="P517">Een droge mondmucosa die dysfagie veroorzaakt.</text:p>
            </text:list-item>
            <text:list-item>
              <text:p text:style-name="P517">Verhoogde cariësvorming en snelle tandheelkundige holtevorming</text:p>
            </text:list-item>
            <text:list-item>
              <text:p text:style-name="P517">Verminderde smaak- en reuksensatie</text:p>
            </text:list-item>
            <text:list-item>
              <text:p text:style-name="P517">Fissuren in de tong en lippen</text:p>
            </text:list-item>
            <text:list-item>
              <text:p text:style-name="P214"><text:span text:style-name="T145">Recidiverende zwelling van de speekselkliere</text:span><text:span text:style-name="T151">n</text:span><text:span text:style-name="T145">.</text:span></text:p>
            </text:list-item>
            <text:list-item>
              <text:p text:style-name="P517">Korsten op het neusslijmvlies, droge hoest, terugkerende luchtweginfecties</text:p>
            </text:list-item>
            <text:list-item>
              <text:p text:style-name="P517">Droge huid</text:p>
            </text:list-item>
            <text:list-item>
              <text:p text:style-name="P517">Andere auto-immuunziekten zoals thyreoïditis</text:p>
            </text:list-item>
            <text:list-item>
              <text:p text:style-name="P517">Droogheid van de vulva en de vagina, dyspareunie</text:p>
            </text:list-item>
            <text:list-item>
              <text:p text:style-name="P517">Vermoeidheid, myalgie, pijn in de gewrichten en Raynaudfenomeen zijn veel voorkomende manifestaties.</text:p>
            </text:list-item>
            <text:list-item>
              <text:p text:style-name="P517">Zelden</text:p>
              <text:list>
                <text:list-item>
                  <text:p text:style-name="P517"><text:s/>acute pancreatitis, hepatomegalie, interstitiële nefritis, interstitiële cystitis</text:p>
                </text:list-item>
                <text:list-item>
                  <text:p text:style-name="P517">Polyneuropathie, symptomen van het centrale zenuwstelsel </text:p>
                </text:list-item>
                <text:list-item>
                  <text:p text:style-name="P563"><text:span text:style-name="T11">Gelijktijdige, atrofische gastritis, coeliakie of primaire biliaire cirrose </text:span><text:span text:style-name="text"><text:span text:style-name="T19">1</text:span></text:span></text:p>
                </text:list-item>
              </text:list>
            </text:list-item>
            <text:list-item>
              <text:p text:style-name="P517">Verhoogd risico op lymfomen. Lymfoom kan worden vermoed door massieve vergroting van de speekselklieren of vergrote lymfeklieren: deze vereisen een biopsie. </text:p>
            </text:list-item>
          </text:list>
        </text:list-item>
      </text:list>
      <text:p text:style-name="P194"/>
      <text:p text:style-name="P194">KO</text:p>
      <text:list xml:id="list3256616707581417309" text:style-name="L152">
        <text:list-item>
          <text:p text:style-name="P449">cfr. anamnese</text:p>
        </text:list-item>
      </text:list>
      <text:p text:style-name="P194"/>
      <text:p text:style-name="P194">TO</text:p>
      <text:list xml:id="list154403184185447" text:continue-list="list154403166205185" text:style-name="L149">
        <text:list-item>
          <text:p text:style-name="P521">De sedimentatie is vaak gestegen.</text:p>
        </text:list-item>
        <text:list-item>
          <text:p text:style-name="P522">Om de diagnose van Sjögren te stellen, moet aan vier van de volgende criteria worden voldaan. Uitsluitingscriteria omvatten lymfoom, HIV-infectie, sarcoïdose en graft-versus-hostziekte.</text:p>
          <text:list>
            <text:list-item>
              <text:p text:style-name="P522">Oogklachten: droge ogen langer dan 3 maanden of een gevoel van een vreemd lichaam in het oog.</text:p>
            </text:list-item>
            <text:list-item>
              <text:p text:style-name="P522">Orale symptomen: droge mond gedurende meer dan 3 maanden of permanent gezwollen speekselklieren.</text:p>
            </text:list-item>
            <text:list-item>
              <text:p text:style-name="P522">Oogbevindingen: bij de Schirmertest wordt een papieren strook in 5 minuten &lt; 5 mm bevochtigd.</text:p>
            </text:list-item>
            <text:list-item>
              <text:p text:style-name="P522">Speekselklierbiopsie van de onderlip: focale sialo-adenitis (de patholoog moet de "focus score" bepalen die &gt; 1 moet bedragen).</text:p>
            </text:list-item>
            <text:list-item>
              <text:p text:style-name="P522">Veranderingen in de speekselklieren: verminderde speekselsecretie of abnormale klierstructuur of sialectasis, gedetecteerd door echografie ((sialografie of scintigrafie worden tegenwoordig zelden uitgevoerd).</text:p>
            </text:list-item>
            <text:list-item>
              <text:p text:style-name="P522">Auto-antilichamen: Anti-SSA of anti-SSB-antilichamen, anti-nucleaire antilichamen of reumatoïde factor.</text:p>
            </text:list-item>
          </text:list>
        </text:list-item>
        <text:list-item>
          <text:p text:style-name="P522">Een definitieve diagnose van Sjögrensyndroom vereist hetzij een afwijkend resultaat van de speekselklierbiopsie of positieve SS-antilichamen. Bij ouderen zijn de slijmvliezen vaak droog, wat kan leiden tot overdiagnose.</text:p>
        </text:list-item>
      </text:list>
      <text:p text:style-name="P194"/>
      <text:p text:style-name="P194"><text:soft-page-break/>Hyperlink</text:p>
      <text:list xml:id="list154403187194851" text:continue-list="list154403171190388" text:style-name="L150">
        <text:list-item>
          <text:p text:style-name="P533">https://www.ebmpracticenet.be/nl/paginas/default.aspx?ebmid=ebm00448</text:p>
        </text:list-item>
      </text:list>
      <text:p text:style-name="P191"/>
      <text:p text:style-name="P240">Sarcoïdose</text:p>
      <text:p text:style-name="P215">Anamnese</text:p>
      <text:list xml:id="list5204362402781634662" text:style-name="L153">
        <text:list-item>
          <text:p text:style-name="P524">Sarcoïdose is een systemische, inflammatoire ziekte met onbekende oorzaak. Granulomateuze veranderingen door sarcoïdose kunnen in vrijwel elk orgaan voorkomen.</text:p>
        </text:list-item>
        <text:list-item>
          <text:p text:style-name="P525">Ongeveer 50% van de gevallen wordt toevallig gediagnosticeerd in een asymptomatische fase, op basis van een Rx thorax, gemaakt tijdens onderzoeken voor een andere ziekte of tijdens routine check-ups.</text:p>
        </text:list-item>
        <text:list-item>
          <text:p text:style-name="P526">De symptomen komen het meest voor ter hoogte van de longen (hoesten, dyspneu), maar ze kunnen zich voordoen in elk orgaan, zoals de huid (erythema nodosum, maculopapulaire laesies, reactivering van oude littekens), ogen (droge ogen, iritis, door de oogarts gediagnosticeerde uveïtis) of lymfeklieren (lymfeklier zwelling).</text:p>
        </text:list-item>
        <text:list-item>
          <text:p text:style-name="P525">Sommige patiënten melden zich met zogenaamde acute sarcoïdose waarbij de symptomen zich gedurende een korte tijdsperiode ontwikkelen. Sommige of alle van de volgende symptomen zijn aanwezig:</text:p>
          <text:list>
            <text:list-item>
              <text:p text:style-name="P565"><text:span text:style-name="T11">erythema nodosum </text:span><text:span text:style-name="text"><text:span text:style-name="T19">1</text:span></text:span><text:span text:style-name="T11"> (in het bijzonder bij vrouwen ; foto's </text:span><text:span text:style-name="text"><text:span text:style-name="T21">1</text:span></text:span><text:span text:style-name="T11"> </text:span><text:span text:style-name="text"><text:span text:style-name="T21">2</text:span></text:span><text:span text:style-name="T11"> )</text:span></text:p>
            </text:list-item>
            <text:list-item>
              <text:p text:style-name="P526">artralgie, zwelling van de gewrichten</text:p>
            </text:list-item>
            <text:list-item>
              <text:p text:style-name="P526">verhoogde lichaamstemperatuur</text:p>
            </text:list-item>
            <text:list-item>
              <text:p text:style-name="P526">iritis of uveïtis</text:p>
            </text:list-item>
            <text:list-item>
              <text:p text:style-name="P526">speekselklieroedeem</text:p>
            </text:list-item>
            <text:list-item>
              <text:p text:style-name="P565"><text:span text:style-name="T11">roodheid, zwelling en gevoeligheid van oude littekens (litteken sarcoïdose ; foto's </text:span><text:span text:style-name="text"><text:span text:style-name="T21">3</text:span></text:span><text:span text:style-name="T11"> </text:span><text:span text:style-name="text"><text:span text:style-name="T21">4</text:span></text:span><text:span text:style-name="T11"> )</text:span></text:p>
            </text:list-item>
            <text:list-item>
              <text:p text:style-name="P526">hoest en dyspneu</text:p>
            </text:list-item>
            <text:list-item>
              <text:p text:style-name="P527">opgezette lymfeklieren.</text:p>
            </text:list-item>
          </text:list>
        </text:list-item>
        <text:list-item>
          <text:p text:style-name="P216"><text:span text:style-name="T143">Chronische sarcoïdos</text:span><text:span text:style-name="T144">e</text:span></text:p>
          <text:list>
            <text:list-item>
              <text:p text:style-name="P527">Kortademigheid, hoesten</text:p>
            </text:list-item>
            <text:list-item>
              <text:p text:style-name="P566"><text:span text:style-name="T11">Diverse soorten papulaire huidletsels (foto's </text:span><text:span text:style-name="text"><text:span text:style-name="T23">5</text:span></text:span><text:span text:style-name="T11"> </text:span><text:span text:style-name="text"><text:span text:style-name="T23">6</text:span></text:span><text:span text:style-name="T11"> )</text:span></text:p>
            </text:list-item>
            <text:list-item>
              <text:p text:style-name="P527">Chronische uveitis, glaucoom</text:p>
            </text:list-item>
            <text:list-item>
              <text:p text:style-name="P527">Hypercalciëmie</text:p>
            </text:list-item>
            <text:list-item>
              <text:p text:style-name="P527">Nierinsufficiëntie als gevolg van nefrocalcinose</text:p>
            </text:list-item>
            <text:list-item>
              <text:p text:style-name="P527">Aritmieën en geleidingsstoornissen (ook in het acute stadium)</text:p>
            </text:list-item>
            <text:list-item>
              <text:p text:style-name="P527">Hypersplenisme</text:p>
            </text:list-item>
            <text:list-item>
              <text:p text:style-name="P527">Neurologische symptomen</text:p>
            </text:list-item>
          </text:list>
        </text:list-item>
        <text:list-item>
          <text:p text:style-name="P528">Neurosarcoïdose en cardiale sarcoïdose</text:p>
          <text:list>
            <text:list-item>
              <text:p text:style-name="P217"><text:span text:style-name="T152">cfr </text:span><text:span text:style-name="T130">https://www.ebmpracticenet.be/nl/paginas/default.aspx?ebmid=ebm00135</text:span></text:p>
            </text:list-item>
          </text:list>
        </text:list-item>
      </text:list>
      <text:p text:style-name="P215">KO</text:p>
      <text:list xml:id="list8121208761019899835" text:style-name="L154">
        <text:list-item>
          <text:p text:style-name="P218">cfr anamnese</text:p>
          <text:p text:style-name="P218"/>
        </text:list-item>
      </text:list>
      <text:p text:style-name="P215">TO </text:p>
      <text:list xml:id="list5294347393779621045" text:style-name="L155">
        <text:list-item>
          <text:p text:style-name="P219">Rx thorax </text:p>
          <text:list>
            <text:list-item>
              <text:p text:style-name="P567"><text:span text:style-name="T13">90-95% van de patiënten hebben veranderingen op Rx thorax (foto's </text:span><text:span text:style-name="text"><text:span text:style-name="T22">7</text:span></text:span><text:span text:style-name="T13"> </text:span><text:span text:style-name="text"><text:span text:style-name="T22">8</text:span></text:span><text:span text:style-name="T13">).</text:span></text:p>
            </text:list-item>
            <text:list-item>
              <text:p text:style-name="P529">Een radioloog moet worden geraadpleegd en er moet hem worden verteld dat sarcoïdose wordt vermoed.</text:p>
            </text:list-item>
            <text:list-item>
              <text:p text:style-name="P529">Indeling van radiologische bevindingen</text:p>
              <text:list>
                <text:list-item>
                  <text:p text:style-name="P529">Type I: vergrote, hilaire lymfeklieren</text:p>
                </text:list-item>
                <text:list-item>
                  <text:p text:style-name="P529">Type II: zoals hierboven + parenchymale afwijkingen</text:p>
                </text:list-item>
                <text:list-item>
                  <text:p text:style-name="P529">Type III: alleen parenchymale afwijkingen</text:p>
                </text:list-item>
                <text:list-item>
                  <text:p text:style-name="P529">Type IV: longfibrose</text:p>
                </text:list-item>
              </text:list>
            </text:list-item>
            <text:list-item>
              <text:p text:style-name="P529">In de erythema nodosum-fase kan de aanvankelijke Rx thorax normaal zijn; als er symptomen zijn die wijzen op sarcoïdose, moet de Rx thorax worden herhaald na een maand.</text:p>
            </text:list-item>
          </text:list>
        </text:list-item>
        <text:list-item>
          <text:p text:style-name="P219"><text:soft-page-break/>Uit te voeren laboratoriumonderzoeken</text:p>
          <text:list>
            <text:list-item>
              <text:p text:style-name="P530">Er zijn vaak geen abnormale bevindingen in de bloed- of urinetests.</text:p>
            </text:list-item>
            <text:list-item>
              <text:p text:style-name="P529">Basis bloedbeeld (hemoglobine, hematocriet, totaal aantal rode bloedcellen en het totale aantal witte bloedcellen, leuko- en trombocytopenie kunnen voorkomen)</text:p>
            </text:list-item>
            <text:list-item>
              <text:p text:style-name="P529">Sedimentatie (verhoogd bij een aantal patiënten met name bij het begin van de ziekte)</text:p>
            </text:list-item>
            <text:list-item>
              <text:p text:style-name="P529">Serum en 24-uurs urine calcium (sommige patiënten hebben verhoogde waarden)</text:p>
            </text:list-item>
            <text:list-item>
              <text:p text:style-name="P529">Serum ACE (kan verhoogd zijn bij ongeveer 2/3 van de patiënten bij aanvang en in de actieve stadia van de ziekte)</text:p>
            </text:list-item>
            <text:list-item>
              <text:p text:style-name="P529">ALT- (alanine aminotransferase) en ALP- (alkalische fosfatase) waarden nemen toe in associatie met veranderingen in de lever en creatinine stijgt in associatie met veranderingen van de nier.</text:p>
            </text:list-item>
          </text:list>
        </text:list-item>
        <text:list-item>
          <text:p text:style-name="P529">Verder onderzoek moet worden uitgevoerd en de diagnose wordt bevestigd in gespecialiseerde diensten, meestal in longafdelingen of afdelingen in interne geneeskunde.</text:p>
          <text:list>
            <text:list-header>
              <text:p text:style-name="P219"/>
            </text:list-header>
          </text:list>
        </text:list-item>
      </text:list>
      <text:p text:style-name="P215">Hyperlink</text:p>
      <text:list xml:id="list5924287912900671971" text:style-name="L156">
        <text:list-item>
          <text:p text:style-name="P485">https://www.ebmpracticenet.be/nl/paginas/default.aspx?ebmid=ebm00135</text:p>
          <text:p text:style-name="P192"/>
        </text:list-item>
      </text:list>
      <text:p text:style-name="P237">Verhoogde pulmonale druk en pulmonale hypertensie</text:p>
      <text:p text:style-name="P194">Anamnese</text:p>
      <text:list xml:id="list4679170147893625339" text:style-name="L157">
        <text:list-item>
          <text:p text:style-name="P220">basisinformati<text:span text:style-name="T196">e</text:span></text:p>
          <text:list>
            <text:list-item>
              <text:p text:style-name="P450">Verhoogde pulmonale bloeddruk, verwijst naar een toestand waarbij de gemiddelde pulmonaire, arteriële druk hoger is dan 25 mmHg en de gemiddelde pulmonale capillaire wedgedruk van &lt; 15 mmHg. Dit leidt uiteindelijk tot rechterhartfalen</text:p>
              <text:list>
                <text:list-item>
                  <text:p text:style-name="P453">De meest voorkomende oorzaken</text:p>
                  <text:list>
                    <text:list-item>
                      <text:p text:style-name="P453">hartinsufficiëntie</text:p>
                    </text:list-item>
                    <text:list-item>
                      <text:p text:style-name="P453">hartklepgebreken</text:p>
                    </text:list-item>
                    <text:list-item>
                      <text:p text:style-name="P453">longziekten die hypoxemie veroorzaken (zoals chronische obstructieve longziekte (COPD) en pulmonale fibrose)</text:p>
                    </text:list-item>
                  </text:list>
                </text:list-item>
              </text:list>
            </text:list-item>
            <text:list-item>
              <text:p text:style-name="P453">Pulmonale arteriële hypertensie (PAH) en chronische trombo-embolische pulmonale hypertensie (CTEPH) daarentegen, zijn zeldzame ziekten</text:p>
            </text:list-item>
          </text:list>
        </text:list-item>
        <text:list-item>
          <text:p text:style-name="P450">Symptomen en bevindinge<text:span text:style-name="T196">n</text:span></text:p>
          <text:list>
            <text:list-item>
              <text:p text:style-name="P450">Symptomen ontwikkelen zich meestal geleidelijk aan.</text:p>
            </text:list-item>
            <text:list-item>
              <text:p text:style-name="P453">Meest voorkomend</text:p>
              <text:list>
                <text:list-item>
                  <text:p text:style-name="P453">verzwakte inspanningstolerantie</text:p>
                </text:list-item>
                <text:list-item>
                  <text:p text:style-name="P453">kortademigheid bij inspanning.</text:p>
                </text:list-item>
              </text:list>
            </text:list-item>
            <text:list-item>
              <text:p text:style-name="P453">Andere symptomen</text:p>
              <text:list>
                <text:list-item>
                  <text:p text:style-name="P453">vermoeidheid</text:p>
                </text:list-item>
                <text:list-item>
                  <text:p text:style-name="P453">pijn op de borst</text:p>
                </text:list-item>
                <text:list-item>
                  <text:p text:style-name="P453">hartkloppingen</text:p>
                </text:list-item>
                <text:list-item>
                  <text:p text:style-name="P453">hoesten </text:p>
                </text:list-item>
                <text:list-item>
                  <text:p text:style-name="P453">hese stem.</text:p>
                </text:list-item>
              </text:list>
            </text:list-item>
            <text:list-item>
              <text:p text:style-name="P453">verder gevorderde ziekte</text:p>
              <text:list>
                <text:list-item>
                  <text:p text:style-name="P453">pitting oedeem in de onderste ledematen</text:p>
                </text:list-item>
                <text:list-item>
                  <text:p text:style-name="P453">ascites</text:p>
                </text:list-item>
                <text:list-item>
                  <text:p text:style-name="P453">Bij ernstige ziekte kunnen er episodes van bewusteloosheid zijn.</text:p>
                </text:list-item>
              </text:list>
            </text:list-item>
          </text:list>
          <text:p text:style-name="P596"/>
        </text:list-item>
      </text:list>
      <text:p text:style-name="P194">KO</text:p>
      <text:list xml:id="list1975701845726113658" text:style-name="L158">
        <text:list-item>
          <text:p text:style-name="P394">Auscultatie van het hart: </text:p>
          <text:list>
            <text:list-item>
              <text:p text:style-name="P454">meest voorkomend: geaccentueerde tweede harttoon</text:p>
            </text:list-item>
            <text:list-item>
              <text:p text:style-name="P454">een diastolisch pulmonaalklepregurgitatiegeruis </text:p>
            </text:list-item>
            <text:list-item>
              <text:p text:style-name="P454">ventriculaire galop </text:p>
            </text:list-item>
          </text:list>
        </text:list-item>
        <text:list-item>
          <text:p text:style-name="P454">Andere klinische tekenen</text:p>
          <text:list>
            <text:list-item>
              <text:p text:style-name="P454"><text:soft-page-break/>rechterventrikelictus </text:p>
            </text:list-item>
            <text:list-item>
              <text:p text:style-name="P454">uitzetten van de vena jugularis</text:p>
            </text:list-item>
            <text:list-item>
              <text:p text:style-name="P454">pitting oedeem in de ledematen</text:p>
            </text:list-item>
            <text:list-item>
              <text:p text:style-name="P454">hepatomegalie</text:p>
            </text:list-item>
            <text:list-item>
              <text:p text:style-name="P454">ascites</text:p>
            </text:list-item>
            <text:list-item>
              <text:p text:style-name="P454">cyanose.</text:p>
            </text:list-item>
            <text:list-item>
              <text:p text:style-name="P454">tekenen van de onderliggende ziekte</text:p>
              <text:list>
                <text:list-item>
                  <text:p text:style-name="P454">bijv. Raynaudfenomeen, vlinderrash, sclerodactylie, teleangiëctasie</text:p>
                </text:list-item>
              </text:list>
            </text:list-item>
          </text:list>
        </text:list-item>
      </text:list>
      <text:p text:style-name="P194"/>
      <text:p text:style-name="P194">TO</text:p>
      <text:list xml:id="list8390253610515386354" text:style-name="L159">
        <text:list-item>
          <text:p text:style-name="P395">Echocardiografie is het belangrijkste screeningsinstrument voor verhoogde pulmonale bloeddruk</text:p>
          <text:list>
            <text:list-item>
              <text:p text:style-name="P626"><text:s/>Als de patiënt een ziekte heeft die duidelijk de verhoogde pulmonale bloeddruk (hartfalen, longziekte) verklaart, zijn er geen verdere onderzoeken nodig en volstaat een optimale behandeling van de onderliggende ziekte.</text:p>
            </text:list-item>
          </text:list>
        </text:list-item>
        <text:list-item>
          <text:p text:style-name="P608">Als PAH of CTEPH worden vermoed, zijn altijd een uitgebreid diagnostisch onderzoek (incl. rechter hartkatheterisatie) en expertise op vele terreinen nodig. Daarom vinden onderzoek en behandeling van deze ziekten steeds plaats in gespecialiseerde centra.</text:p>
        </text:list-item>
      </text:list>
      <text:p text:style-name="P194"/>
      <text:p text:style-name="P194">Hyperlink</text:p>
      <text:list xml:id="list4284115941577362747" text:style-name="L160">
        <text:list-item>
          <text:p text:style-name="P455">https://www.ebmpracticenet.be/nl/paginas/default.aspx?ebmid=ebm00098#s1</text:p>
        </text:list-item>
      </text:list>
      <text:p text:style-name="P191"/>
      <text:p text:style-name="P191"><text:span text:style-name="T168">Nefrotisch syndroom</text:span> </text:p>
      <text:p text:style-name="P194">Anamnese</text:p>
      <text:list xml:id="list6109060945065832437" text:style-name="L161">
        <text:list-item>
          <text:p text:style-name="P416">Het nefrotisch syndroom is een nierziekte gekarakteriseerd door ernstige proteïnurie, perifeer oedeem, hypoalbuminemie en hyperlipidemie. </text:p>
        </text:list-item>
        <text:list-item>
          <text:p text:style-name="P201">etiologie</text:p>
          <text:list>
            <text:list-item>
              <text:p text:style-name="P417">Diabetische nefropathie (meest frequent)</text:p>
            </text:list-item>
            <text:list-item>
              <text:p text:style-name="P222"><text:span text:style-name="T107">Sommige types van chronische glomerulonefritis (minimal change glomerulonefritis, membraneuze glomerulonefritis, focale segmentale glomerulosclerose)</text:span><text:span text:style-name="T137"> 1</text:span></text:p>
            </text:list-item>
            <text:list-item>
              <text:p text:style-name="P460">Nier amyloïdose</text:p>
            </text:list-item>
            <text:list-item>
              <text:p text:style-name="P460">Multipel myeloom</text:p>
            </text:list-item>
            <text:list-item>
              <text:p text:style-name="P461">Zwangerschap kan gepaard gaan met een nefrotisch-achtige klinische toestand.</text:p>
            </text:list-item>
          </text:list>
        </text:list-item>
        <text:list-item>
          <text:p text:style-name="P461">Typische presentatie</text:p>
          <text:list>
            <text:list-item>
              <text:p text:style-name="P461">progressief ernstiger wordend perifeer oedeem van de onderste ledematen</text:p>
              <text:list>
                <text:list-item>
                  <text:p text:style-name="P461">belangrijkste symptoom</text:p>
                </text:list-item>
              </text:list>
            </text:list-item>
            <text:list-item>
              <text:p text:style-name="P461">gewichtstoename</text:p>
            </text:list-item>
            <text:list-item>
              <text:p text:style-name="P461">vermoeidheid</text:p>
            </text:list-item>
            <text:list-item>
              <text:p text:style-name="P461">dyspnee met of zonder thoracale pijn </text:p>
            </text:list-item>
          </text:list>
        </text:list-item>
        <text:list-item>
          <text:p text:style-name="P461">Andere mogelijke symptomen</text:p>
          <text:list>
            <text:list-item>
              <text:p text:style-name="P461">periorbitaal oedeem</text:p>
            </text:list-item>
            <text:list-item>
              <text:p text:style-name="P461">genitaal oedeem</text:p>
            </text:list-item>
            <text:list-item>
              <text:p text:style-name="P461">ascites</text:p>
            </text:list-item>
            <text:list-item>
              <text:p text:style-name="P461">respiratoire moeilijkheden door pleurale effusie</text:p>
            </text:list-item>
            <text:list-item>
              <text:p text:style-name="P461">schuimende urine</text:p>
            </text:list-item>
          </text:list>
        </text:list-item>
      </text:list>
      <text:p text:style-name="P202"/>
      <text:p text:style-name="P194">KO</text:p>
      <text:list xml:id="list3948011167514347737" text:style-name="L162">
        <text:list-item>
          <text:p text:style-name="P396">Algemeen</text:p>
          <text:list>
            <text:list-item>
              <text:p text:style-name="P223"><text:span text:style-name="T107">perifeer </text:span><text:span text:style-name="T127">of genitaal</text:span><text:span text:style-name="T107"> oedeem? <text:s/></text:span></text:p>
            </text:list-item>
            <text:list-item>
              <text:p text:style-name="P462">bloeddruk: hypertensie? </text:p>
            </text:list-item>
          </text:list>
        </text:list-item>
        <text:list-item>
          <text:p text:style-name="P462">bij meer ernstige casussen</text:p>
          <text:list>
            <text:list-item>
              <text:p text:style-name="P462">periorbitaal oedeem</text:p>
            </text:list-item>
            <text:list-item>
              <text:p text:style-name="P462"><text:soft-page-break/>xanthoma eruptiva</text:p>
            </text:list-item>
          </text:list>
        </text:list-item>
      </text:list>
      <text:list xml:id="list4267057577713716444" text:style-name="L163">
        <text:list-item>
          <text:p text:style-name="P609"><text:span text:style-name="T197">A</text:span>usculteer voor pericardvocht</text:p>
        </text:list-item>
        <text:list-item>
          <text:p text:style-name="P609"><text:span text:style-name="T197">A</text:span>usculteer voor pleuravocht</text:p>
        </text:list-item>
        <text:list-item>
          <text:p text:style-name="P612">Onderzoek het abdomen: ascits?</text:p>
        </text:list-item>
        <text:list-item>
          <text:p text:style-name="P612">Leukonychie thv de nagels? </text:p>
          <text:p text:style-name="P195"/>
        </text:list-item>
      </text:list>
      <text:p text:style-name="P194"/>
      <text:p text:style-name="P194">TO</text:p>
      <text:list xml:id="list2092913488582763850" text:style-name="L164">
        <text:list-item>
          <text:p text:style-name="P397">De diagnose is gebaseerd op het klinische beeld en de resultaten van laboratoriumtests.</text:p>
          <text:list>
            <text:list-item>
              <text:p text:style-name="P463">Zwellingen, urine albumine +++ (24-uur urinaire proteïne-excretie &gt; 3 g), lage serum albumine concentratie (&lt;30 g / l)</text:p>
            </text:list-item>
            <text:list-item>
              <text:p text:style-name="P224"><text:span text:style-name="T107">Controleer ook altijd de plasma creatinine concentratie (en eGFR) en mogelijke hematurie; </text:span><text:span text:style-name="T121">t</text:span><text:span text:style-name="T107">est de lipiden</text:span></text:p>
            </text:list-item>
          </text:list>
        </text:list-item>
        <text:list-item>
          <text:p text:style-name="P463">Verdere diagnostische testen zijn afhankelijk van de meest waarschijnlijke onderliggende aandoening.</text:p>
        </text:list-item>
        <text:list-item>
          <text:p text:style-name="P463">Om de etiologie vast te stellen, is een verwijzing voor een nierbiopsie vaak nodig.</text:p>
        </text:list-item>
      </text:list>
      <text:p text:style-name="P194"/>
      <text:p text:style-name="P194">Hyperlink</text:p>
      <text:list xml:id="list7798807008221457626" text:style-name="L165">
        <text:list-item>
          <text:p text:style-name="P252">http://www.dynamed.com/topics/dmp~AN~T114446/Nephrotic-syndrome-in-adults</text:p>
        </text:list-item>
        <text:list-item>
          <text:p text:style-name="P456">https://www.ebmpracticenet.be/nl/paginas/default.aspx?ebmid=ebm00227#s1</text:p>
        </text:list-item>
      </text:list>
      <text:p text:style-name="P191"/>
      <text:p text:style-name="P237">Hypocortisolemie</text:p>
      <text:p text:style-name="P194">Anamnese</text:p>
      <text:list xml:id="list3970032915773059891" text:style-name="L166">
        <text:list-item>
          <text:p text:style-name="P491">Etiologie</text:p>
          <text:list>
            <text:list-item>
              <text:p text:style-name="P492">Adrenocorticale ziekte (de ziekte van Addison )</text:p>
            </text:list-item>
            <text:list-item>
              <text:p text:style-name="P494">Auto-immune adrenalitis, infecties (tuberculose, HIV), bloedingen, infiltratieve ziekte, metastasen of adrenoleukodystrofie</text:p>
            </text:list-item>
            <text:list-item>
              <text:p text:style-name="P568"><text:span text:style-name="T9">Kan optreden als een uiting van het auto-immune polyendocriene syndroom type 1 (APS-1) </text:span><text:span text:style-name="Internet_20_link"><text:span text:style-name="T4">1</text:span></text:span><text:span text:style-name="T9"> .</text:span></text:p>
            </text:list-item>
            <text:list-item>
              <text:p text:style-name="P492">Hypofyse- of hypothalamusziekte</text:p>
            </text:list-item>
            <text:list-item>
              <text:p text:style-name="P494">Tumor, trauma, infectie of circulatiestoornissen (bij ouderen)</text:p>
            </text:list-item>
            <text:list-item>
              <text:p text:style-name="P492">Langdurige behandeling met glucocorticoïden</text:p>
            </text:list-item>
          </text:list>
        </text:list-item>
        <text:list-item>
          <text:p text:style-name="P491">Symptomen</text:p>
          <text:list>
            <text:list-item>
              <text:p text:style-name="P493">De symptomen van een te laag cortisolniveau zijn onder meer gewichtsverlies, vermoeidheid en hypotensie. Pigmentatie van de huid kan ook een symptoom zijn. De ziekte kan zich ook uiten als een acute Addison-crisi<text:span text:style-name="T198">s</text:span></text:p>
            </text:list-item>
            <text:list-item>
              <text:p text:style-name="P493">Langzaam ontwikkelen van symptome<text:span text:style-name="T198">n</text:span></text:p>
              <text:list>
                <text:list-item>
                  <text:p text:style-name="P493">Vermoeidheid en asthenie bij bijna 100% van de patiënten</text:p>
                </text:list-item>
                <text:list-item>
                  <text:p text:style-name="P493">Verlies van eetlust, misselijkheid bij 90%, gewichtsverlies bij 80%</text:p>
                </text:list-item>
                <text:list-item>
                  <text:p text:style-name="P493">Hypotensie (&lt; 110/70 mmHg) bij 90%, in eerste instantie alleen posturaal</text:p>
                </text:list-item>
                <text:list-item>
                  <text:p text:style-name="P493">Huid- of mucosale pigmentatie bij 80%</text:p>
                  <text:list>
                    <text:list-item>
                      <text:p text:style-name="P493">Merk op dat bij hypopituïtarisme-geïnduceerd hypocortisolemie de huid bleek is.</text:p>
                    </text:list-item>
                  </text:list>
                </text:list-item>
                <text:list-item>
                  <text:p text:style-name="P493">Meer zelde<text:span text:style-name="T198">n</text:span></text:p>
                  <text:list>
                    <text:list-item>
                      <text:p text:style-name="P493">Buikpijn, diarree, constipatie</text:p>
                    </text:list-item>
                    <text:list-item>
                      <text:p text:style-name="P493">Verlangen naar zout, flauwvallen, vitiligo</text:p>
                    </text:list-item>
                    <text:list-item>
                      <text:p text:style-name="P493">Laboratoriumresultaten</text:p>
                      <text:list>
                        <text:list-item>
                          <text:p text:style-name="P493">Elektrolytstoornissen</text:p>
                          <text:list>
                            <text:list-item>
                              <text:p text:style-name="P493">Hyponatriëmie is de eerste afwijking van de elektrolyten bij de ziekte van Addison.</text:p>
                            </text:list-item>
                            <text:list-item>
                              <text:p text:style-name="P493">Bij de gevorderde vorm van de ziekte van Addison, kunnen hyperkaliëmie, en soms hypercalciëmie, optreden bovenop hyponatriëmie.</text:p>
                            </text:list-item>
                            <text:list-item>
                              <text:p text:style-name="P493"><text:soft-page-break/>Bij voortgezet hypocortisolisme (ACTH-deficiëntie) zijn de elektrolytniveaus vaak binnen de normale grenzen, maar kan hyponatriëmie optreden.</text:p>
                            </text:list-item>
                            <text:list-item>
                              <text:p text:style-name="P493">Hypoglykemie, zelfs neuroglycopenie</text:p>
                            </text:list-item>
                            <text:list-item>
                              <text:p text:style-name="P493">Normocytische anemie en eosinofilie</text:p>
                            </text:list-item>
                          </text:list>
                        </text:list-item>
                      </text:list>
                    </text:list-item>
                  </text:list>
                </text:list-item>
              </text:list>
            </text:list-item>
          </text:list>
        </text:list-item>
      </text:list>
      <text:p text:style-name="P194">KO</text:p>
      <text:list xml:id="list6587550425416125566" text:style-name="L167">
        <text:list-item>
          <text:p text:style-name="P225">cfr anamnese</text:p>
        </text:list-item>
      </text:list>
      <text:p text:style-name="P194">TO</text:p>
      <text:list xml:id="list6842053244464698025" text:style-name="L168">
        <text:list-item>
          <text:p text:style-name="P495">Plasmacortisol</text:p>
          <text:list>
            <text:list-item>
              <text:p text:style-name="P496">Hypocortisolisme is een mogelijke diagnose, indien de cortisolconcentratie 's ochtends lager dan 350 nmol/l is en is een waarschijnlijke diagnose als de concentratie onder 180 nmol/l ligt. Een occasionele meting onder 400 nmol/l bij een ernstig zieke patiënt wijst op bijnierinsufficiëntie, en alleen een meting &gt; 900 nmol/l geeft een normale bijnierfunctie aan.</text:p>
            </text:list-item>
            <text:list-item>
              <text:p text:style-name="P496">Bij cortisolwaarden tussen de 100 en 500 nmol/l is een verwijzing naar een specialist noodzakelijk; bij waarden onder de 100 nmol/l moet onmiddellijk naar het ziekenhuis worden doorverwezen.</text:p>
            </text:list-item>
          </text:list>
        </text:list-item>
        <text:list-item>
          <text:p text:style-name="P496">Als de diagnose niet zeker is, moet een korte ACTH-test worden uitgevoerd.</text:p>
          <text:list>
            <text:list-item>
              <text:p text:style-name="P496">Als de resultaten van deze tests suggestief zijn voor de ziekte van Addison, moet de patiënt naar een specialist worden gestuurd voor verder onderzoek en het instellen van de behandeling.</text:p>
            </text:list-item>
            <text:list-item>
              <text:p text:style-name="P631">Indien antilichamen tegen de bijnieren negatief zijn bij een patiënt met primaire bijnierschorsinsufficiëntie, moet beeldvorming van de bijnieren worden overwogen. Bij mannelijke patiënten moet de mogelijkheid van adrenoleukodystrofie worden overwogen (serum VLCFA-test).</text:p>
            </text:list-item>
          </text:list>
        </text:list-item>
        <text:list-item>
          <text:p text:style-name="P93"><text:span text:style-name="T131">Door glucocorticoïden geïnduceerde onderdrukking van de hypofysebijniera</text:span><text:span text:style-name="T132">s (onderdrukte ACTH-secretie)</text:span></text:p>
          <text:list>
            <text:list-item>
              <text:p text:style-name="P569"><text:span text:style-name="T10">cfr </text:span><text:span text:style-name="Internet_20_link"><text:span text:style-name="T5">https://www.ebmpracticenet.be/nl/paginas/default.aspx?ebmid=ebm00515</text:span></text:span><text:span text:style-name="T9"> </text:span></text:p>
            </text:list-item>
          </text:list>
        </text:list-item>
      </text:list>
      <text:p text:style-name="P194">Hyperlink</text:p>
      <text:list xml:id="list2430414612420900101" text:style-name="L169">
        <text:list-item>
          <text:p text:style-name="P5"><text:span text:style-name="Internet_20_link"><text:span text:style-name="T24">https://www.ebmpracticenet.be/nl/paginas/default.aspx?ebmid=ebm00515</text:span></text:span></text:p>
          <text:p text:style-name="P5"/>
        </text:list-item>
      </text:list>
      <text:p text:style-name="P237">Hypercalciëmie</text:p>
      <text:p text:style-name="P194">Anamnese</text:p>
      <text:list xml:id="list8306175575048801529" text:style-name="L170">
        <text:list-item>
          <text:p text:style-name="P398">De ernst van de symptomen varieert van asymptomatisch tot ernstige systemische symptomen. Meestal asymptomatisch wanneer de concentratie van geïoniseerd calcium in het plasma &lt;1,4 mmol/l (nuchter plasmacalcium &lt;2,8 mmol/l) is.</text:p>
        </text:list-item>
        <text:list-item>
          <text:p text:style-name="P399">Voor een uitgebreide differentiaaldiagnostische lijst: zie https://www.ebmpracticenet.be/nl/paginas/default.aspx?ebmid=ebm00502#s1</text:p>
        </text:list-item>
        <text:list-item>
          <text:p text:style-name="P320">Systemische symptomen</text:p>
          <text:list>
            <text:list-item>
              <text:p text:style-name="P320">Vermoeidheid, verlies aan eetlust</text:p>
            </text:list-item>
          </text:list>
        </text:list-item>
        <text:list-item>
          <text:p text:style-name="P319">Gastro-intestinale symptomen</text:p>
          <text:list>
            <text:list-item>
              <text:p text:style-name="P309">Misselijkheid, obstipatie, buikpijn, maagzweer, pancreatitis</text:p>
            </text:list-item>
          </text:list>
        </text:list-item>
        <text:list-item>
          <text:p text:style-name="P319">Nieren en vochtbalans</text:p>
          <text:list>
            <text:list-item>
              <text:p text:style-name="P309">Urine en nierstenen</text:p>
            </text:list-item>
            <text:list-item>
              <text:p text:style-name="P309">Polyurie, polydipsie, dehydratie</text:p>
            </text:list-item>
            <text:list-item>
              <text:p text:style-name="P309">Nierinsufficiëntie</text:p>
            </text:list-item>
          </text:list>
        </text:list-item>
        <text:list-item>
          <text:p text:style-name="P319">Botten en gewrichten</text:p>
          <text:list>
            <text:list-item>
              <text:p text:style-name="P309">Artralgie, botpijn pijn, pijn, breuken</text:p>
            </text:list-item>
            <text:list-item>
              <text:p text:style-name="P309">Radiologische veranderingen (in hyperparathyreoïdie, maligniteiten)</text:p>
            </text:list-item>
          </text:list>
        </text:list-item>
        <text:list-item>
          <text:p text:style-name="P319">Neuropsychiatrische symptomen</text:p>
          <text:list>
            <text:list-item>
              <text:p text:style-name="P309">Concentratieverlies, depressie, dementie</text:p>
            </text:list-item>
            <text:list-item>
              <text:p text:style-name="P309">Verwardheid, psychose</text:p>
            </text:list-item>
          </text:list>
        </text:list-item>
        <text:list-item>
          <text:p text:style-name="P319"><text:soft-page-break/>Cardiovasculaire symptomen</text:p>
          <text:list>
            <text:list-item>
              <text:p text:style-name="P309">Kort-QT-interval en aritmieën</text:p>
            </text:list-item>
            <text:list-item>
              <text:p text:style-name="P309">Hypertensie</text:p>
            </text:list-item>
          </text:list>
        </text:list-item>
      </text:list>
      <text:p text:style-name="P194"/>
      <text:p text:style-name="P194">KO</text:p>
      <text:list xml:id="list6561340239435836612" text:style-name="L171">
        <text:list-item>
          <text:p text:style-name="P321">algemeen</text:p>
          <text:list>
            <text:list-item>
              <text:p text:style-name="P310">onderzoek op verwarring, stupor, coma</text:p>
            </text:list-item>
            <text:list-item>
              <text:p text:style-name="P310"><text:span text:style-name="T199">meet de</text:span> bloeddruk: hypertensie? </text:p>
            </text:list-item>
            <text:list-item>
              <text:p text:style-name="P310">zoek bij kinderen naar groeivertraging, lethargie, dehydratatie</text:p>
            </text:list-item>
          </text:list>
        </text:list-item>
        <text:list-item>
          <text:p text:style-name="P322">Zoek naar corneale calcificatie<text:span text:style-name="T199">s</text:span></text:p>
        </text:list-item>
        <text:list-item>
          <text:p text:style-name="P322">palpabele nekmassa’s kunnen mogelijk zijn in patiënten met hyperparathyroïdisme door een carcinoom of adenoom</text:p>
        </text:list-item>
        <text:list-item>
          <text:p text:style-name="P321">Thorax</text:p>
          <text:list>
            <text:list-item>
              <text:p text:style-name="P310">palpeer de borsten en de axillaire regio’s, evalueer of er knobbels aanwezig zijn die borskanker doen vermoeden</text:p>
            </text:list-item>
            <text:list-item>
              <text:p text:style-name="P310">kijk voor ribafwijkingen en respiratoire distress, wat kan wijzen op neonatale hyperparathyroidisme</text:p>
            </text:list-item>
            <text:list-item>
              <text:p text:style-name="P310">ausculteer het hart: bradycardie? onregelmatig ritme? </text:p>
            </text:list-item>
            <text:list-item>
              <text:p text:style-name="P310">Focale afwijkingen thv longen correleren zelden met longkanker</text:p>
            </text:list-item>
          </text:list>
        </text:list-item>
        <text:list-item>
          <text:p text:style-name="P321">Extremiteiten</text:p>
          <text:list>
            <text:list-item>
              <text:p text:style-name="P310">Ernstige botafwijkingen en botbreuken kunnen wijzen op neonataal hyperparathyroidisme</text:p>
            </text:list-item>
          </text:list>
        </text:list-item>
        <text:list-item>
          <text:p text:style-name="P321">Neurologisch</text:p>
          <text:list>
            <text:list-item>
              <text:p text:style-name="P310">inspecteer op tekenen van spierzwakte, hypotonie of hyperreflexie</text:p>
            </text:list-item>
          </text:list>
        </text:list-item>
        <text:list-item>
          <text:p text:style-name="P321">Rectaal: voer een PPA uit en een iFOBT</text:p>
        </text:list-item>
      </text:list>
      <text:p text:style-name="P194"/>
      <text:p text:style-name="P194">TO</text:p>
      <text:list xml:id="list6673873518134940858" text:style-name="L172">
        <text:list-item>
          <text:p text:style-name="P401">Plasma geïoniseerd calcium, of nuchter plasmacalcium en plasma-albumine.</text:p>
          <text:list>
            <text:list-item>
              <text:p text:style-name="P464">Hypercalciëmie is aanwezig wanneer de geïoniseerde calciumconcentratie in het plasma herhaaldelijk de waarde van 1,3 mmol/l of de nuchtere plasmacalcium- concentratie de waarde van 2,50 mmol/l overschrijdt . Referentiewaarden variëren in verschillende ziekenhuizen. </text:p>
            </text:list-item>
          </text:list>
        </text:list-item>
      </text:list>
      <text:list xml:id="list677307600409263676" text:style-name="L173">
        <text:list-item>
          <text:list>
            <text:list-item>
              <text:p text:style-name="P627"><text:s/>Een 10 g/l verandering in serumalbumine veroorzaakt een 0,2 mmol/l verandering in plasma calcium in dezelfde zin. </text:p>
            </text:list-item>
            <text:list-item>
              <text:p text:style-name="P627">Geïoniseerd calcium is nuttiger dan calcium als er afwijkingen van serumeiwitten zijn.</text:p>
            </text:list-item>
          </text:list>
        </text:list-item>
        <text:list-item>
          <text:p text:style-name="P323">Serum PTH-gehalte kan worden gebruikt voor de differentiaaldiagnose tussen bijschildklier-afhankelijke en bijschildklier-onafhankelijke hypercalciëmie.</text:p>
          <text:list>
            <text:list-item>
              <text:p text:style-name="P90"><text:span text:style-name="T128">i</text:span><text:span text:style-name="T107">n bijschildklier-afhankelijke hypercalciëmie</text:span></text:p>
              <text:list>
                <text:list-item>
                  <text:p text:style-name="P324">verhoogde PTH-concentratie tot tegen de bovengrens van normale waarden.</text:p>
                </text:list-item>
                <text:list-item>
                  <text:p text:style-name="P324">Primaire hyperparathyreoïdie kan gediagnosticeerd worden als de plasma geïoniseerd calcium-, of plasmacalcium-spiegels en de serum PTH-concentratie verhoogd zijn of in de buurt liggen van de bovengrens van het normale bereik. Neem contact op met een specialist.</text:p>
                </text:list-item>
              </text:list>
            </text:list-item>
            <text:list-item>
              <text:p text:style-name="P324">In bijschildklier-onafhankelijke hypercalciëmie</text:p>
              <text:list>
                <text:list-item>
                  <text:p text:style-name="P324">de PTH-concentratie is afgenomen of is ze te laag om te meten.</text:p>
                </text:list-item>
                <text:list-item>
                  <text:p text:style-name="P324">Er moet meestal naar een kwaadaardige tumor met botmetastasen of sarcoïdose worden gezocht. Verwijs hiervoor naar de gespecialiseerde gezondheidszorg.</text:p>
                </text:list-item>
              </text:list>
            </text:list-item>
            <text:list-item>
              <text:p text:style-name="P90"><text:span text:style-name="T107">Let op: </text:span><text:span text:style-name="T128">s</text:span><text:span text:style-name="T107">ecundaire hyperparathyreoïdie veroorzaakt door onvoldoende inname of malabsorptie van calcium en/of vitamine D is een frequente oorzaak van verhoogd PTH-gehalte. In dit geval zijn plasmacalcium niveaus of normaal of laag.</text:span></text:p>
            </text:list-item>
          </text:list>
        </text:list-item>
      </text:list>
      <text:p text:style-name="P194"/>
      <text:p text:style-name="P194"><text:soft-page-break/>Hyperlink</text:p>
      <text:list xml:id="list3512101044192584118" text:style-name="L174">
        <text:list-item>
          <text:p text:style-name="P6"><text:a xlink:type="simple" xlink:href="https://www.dynamed.com/topics/dmp~AN~T116018/Hypercalcemia#History-and-Physical" text:style-name="Internet_20_link" text:visited-style-name="Visited_20_Internet_20_Link"><text:span text:style-name="T174">https://www.dynamed.com/topics/dmp~AN~T116018/Hypercalcemia#History-and-Physical</text:span></text:a></text:p>
        </text:list-item>
        <text:list-item>
          <text:p text:style-name="P402">https://www.ebmpracticenet.be/nl/paginas/default.aspx?ebmid=ebm00502#s1</text:p>
        </text:list-item>
      </text:list>
      <text:p text:style-name="P191"/>
      <text:p text:style-name="P237">MS</text:p>
      <text:p text:style-name="P194">Anamnese</text:p>
      <text:list xml:id="list6183944732666478071" text:style-name="L175">
        <text:list-item>
          <text:p text:style-name="P325">De symptomen van multiple sclerose zijn divers, afhankelijk van de locatie en grootte van de inflammatoire foci in het centrale zenuwstelsel (plaques).</text:p>
        </text:list-item>
        <text:list-item>
          <text:p text:style-name="P325">MS wordt onderverdeeld in subtypes:</text:p>
          <text:list>
            <text:list-item>
              <text:p text:style-name="P311">relapsing-remitting</text:p>
              <text:list>
                <text:list-item>
                  <text:p text:style-name="P311">meest voorkomend</text:p>
                </text:list-item>
                <text:list-item>
                  <text:p text:style-name="P311">De demyelinisatie vindt plaats in de inflammatoire foci, of plaques, gelokaliseerd in de witte stof van de hersenen, de oogzenuw en het ruggenmerg.</text:p>
                </text:list-item>
                <text:list-item>
                  <text:p text:style-name="P311">Alles wat het immuunsysteem activeert, zoals infecties, chirurgische ingrepen, bevalling, ongevallen en stress kan aanleiding geven tot exacerbaties (relaps).</text:p>
                </text:list-item>
              </text:list>
            </text:list-item>
            <text:list-item>
              <text:p text:style-name="P311">secundair progressief </text:p>
              <text:list>
                <text:list-item>
                  <text:p text:style-name="P311">De permanente motorische en functionele achteruitgang is reeds ingezet, samen met de schade aan de tractus corticospinalis. De neurodegeneratie verloopt gestaag en traag. Occasionele exacerbaties kunnen nog steeds optreden.</text:p>
                </text:list-item>
              </text:list>
            </text:list-item>
            <text:list-item>
              <text:p text:style-name="P311">primair progressief</text:p>
              <text:list>
                <text:list-item>
                  <text:p text:style-name="P311">Dit wordt vanaf onset gekenmerkt door een gestage progressie van motorische en functionele achteruitgang (typische schade aan de tractus corticospinalis), zonder duidelijke exacerbaties.</text:p>
                </text:list-item>
              </text:list>
            </text:list-item>
          </text:list>
        </text:list-item>
        <text:list-item>
          <text:p text:style-name="P226">Symptomen</text:p>
          <text:list>
            <text:list-item>
              <text:p text:style-name="P465">Wazig zicht in een of beide ogen (optische neuritis)</text:p>
            </text:list-item>
            <text:list-item>
              <text:p text:style-name="P311">Parese van een of meer ledematen</text:p>
            </text:list-item>
            <text:list-item>
              <text:p text:style-name="P311">Atactische gang</text:p>
            </text:list-item>
            <text:list-item>
              <text:p text:style-name="P311">Gevoelsstoornissen</text:p>
            </text:list-item>
            <text:list-item>
              <text:p text:style-name="P311">Blaas- en darmdisfunctie (aandrang, constipatie)</text:p>
            </text:list-item>
            <text:list-item>
              <text:p text:style-name="P94"><text:span text:style-name="T107">Aandoeningen van de oogbewegingen (oftalmoplegie, internucleaire oftalmoplegie, nystagmus) </text:span><text:span text:style-name="T137">1</text:span></text:p>
            </text:list-item>
            <text:list-item>
              <text:p text:style-name="P311">Duizeligheid en misselijkheid</text:p>
            </text:list-item>
            <text:list-item>
              <text:p text:style-name="P311">Spraakstoornissen; dysartrie in de meeste gevallen</text:p>
            </text:list-item>
            <text:list-item>
              <text:p text:style-name="P311">Moeheid</text:p>
            </text:list-item>
            <text:list-item>
              <text:p text:style-name="P311">Andere symptomen</text:p>
            </text:list-item>
          </text:list>
        </text:list-item>
      </text:list>
      <text:list xml:id="list6396959696428283168" text:style-name="L176">
        <text:list-item>
          <text:list>
            <text:list-item>
              <text:p text:style-name="P628">Cognitieve stoornissen</text:p>
            </text:list-item>
            <text:list-item>
              <text:p text:style-name="P633"><text:span text:style-name="T107">Trigeminusneuralgie </text:span><text:span text:style-name="T137">2</text:span><text:span text:style-name="T107"> en andere neuralgieën</text:span></text:p>
            </text:list-item>
            <text:list-item>
              <text:p text:style-name="P636">Paroxysmale dysartrie en ataxie</text:p>
            </text:list-item>
            <text:list-item>
              <text:p text:style-name="P637">Het teken van Lhermitte (gevoel dat lijkt op een elektrische schok in de rug en de ledematen, uitgelokt door bewegingen van de cervicale wervelkolom)</text:p>
            </text:list-item>
            <text:list-item>
              <text:p text:style-name="P584">Symptomen als louter vermoeidheid, moeheid, psychiatrische symptomen, hoofdpijn of paresthesieën of andere gevoelsstoornissen die niet duidelijk afkomstig zijn van CZS, gelden niet als initiële symptomen die suggestief zijn voor de diagnose van MS. </text:p>
            </text:list-item>
          </text:list>
        </text:list-item>
      </text:list>
      <text:p text:style-name="P227"/>
      <text:p text:style-name="P194">KO</text:p>
      <text:list xml:id="list7157935662919159542" text:style-name="L177">
        <text:list-item>
          <text:p text:style-name="P403">Spoor de bovenvermelde symptomen op bij klinisch onderzoek</text:p>
        </text:list-item>
      </text:list>
      <text:p text:style-name="P194"/>
      <text:p text:style-name="P227">TO</text:p>
      <text:list xml:id="list4338015841614245892" text:style-name="L178">
        <text:list-item>
          <text:p text:style-name="P95"><text:span text:style-name="T129">D</text:span><text:span text:style-name="T107">e diagnose van relapsing-remitting MS is gebaseerd op het klinische beeld, het onderzoek van het cerebrospinaal vocht (CSV) en MRI, </text:span><text:span text:style-name="T129">verwijs hiervoor bij vermoeden. </text:span></text:p>
        </text:list-item>
        <text:list-item>
          <text:p text:style-name="P335">Geëvoceerde potentiaaltest </text:p>
          <text:list>
            <text:list-item>
              <text:p text:style-name="P97"><text:soft-page-break/><text:span text:style-name="T107">kan als aanvullende test worden gebruikt om letsels aan te tonen in de visuele, sensorische en auditieve banen </text:span><text:span text:style-name="T137">4</text:span><text:span text:style-name="T107">.</text:span></text:p>
            </text:list-item>
          </text:list>
        </text:list-item>
      </text:list>
      <text:p text:style-name="P194"/>
      <text:p text:style-name="P227">Hyperlink</text:p>
      <text:list xml:id="list1727638017691696219" text:style-name="L179">
        <text:list-item>
          <text:p text:style-name="P404">https://www.ebmpracticenet.be/nl/paginas/default.aspx?ebmid=ebm00801</text:p>
        </text:list-item>
        <text:list-item>
          <text:p text:style-name="P404">http://www.dynamed.com/topics/dmp~AN~T116285/Multiple-sclerosis-MS</text:p>
        </text:list-item>
      </text:list>
      <text:p text:style-name="P193"/>
      <text:p text:style-name="P237">Geheugenstoornissen</text:p>
      <text:p text:style-name="P600">Anamnese</text:p>
      <text:list xml:id="list3767050791402203712" text:style-name="L180">
        <text:list-item>
          <text:p text:style-name="P326">De meest frequente oorzaken van de geheugensymptomen kunnen worden gegroepeerd in transiënte oorzaken, sequellen van ziekten (bv hersenbeschadiging), progressieve ziekten (bv AD) en behandelbare oorzaken (bv hypothyroidie)</text:p>
        </text:list-item>
      </text:list>
      <text:p text:style-name="P2"><text:span text:style-name="T174">zie</text:span><text:span text:style-name="T176"> </text:span><text:a xlink:type="simple" xlink:href="https://www.ebmpracticenet.be/nl/paginas/default.aspx?ebmid=ebm00752#s1" text:style-name="Internet_20_link" text:visited-style-name="Visited_20_Internet_20_Link"><text:span text:style-name="T176">https://www.ebmpracticenet.be/nl/paginas/default.aspx?ebmid=ebm00752#s1</text:span></text:a></text:p>
      <text:list xml:id="list598280767462250969" text:style-name="L181">
        <text:list-item>
          <text:p text:style-name="P312">Wanneer moet u een geheugenstoornis vermoeden?</text:p>
          <text:list>
            <text:list-item>
              <text:p text:style-name="P312">Bezorgdheid geuit door een familielid i.v.m. de geheugenfunctie of mentale alertheid van de patiënt</text:p>
            </text:list-item>
            <text:list-item>
              <text:p text:style-name="P312">Subjectief, persisterend en storend geheugenverlies</text:p>
            </text:list-item>
            <text:list-item>
              <text:p text:style-name="P312">Geheugenproblemen die het uitvoeren van werk of huishoudelijke taken belemmeren</text:p>
            </text:list-item>
            <text:list-item>
              <text:p text:style-name="P312">Te laat komen op afspraken, oneigenlijk gebruik van diensten in de gezondheidszorg, moeite om behandelingsinstructies te volgen</text:p>
            </text:list-item>
            <text:list-item>
              <text:p text:style-name="P312">Vatbaar voor verwarring of slechte recuperatie bij een acute ziekte of chirurgische ingreep</text:p>
            </text:list-item>
            <text:list-item>
              <text:p text:style-name="P312">Moeilijkheden met het vinden van woorden of problemen met oriëntatie (tijdsbesef, gemakkelijk verloren lopen)</text:p>
            </text:list-item>
            <text:list-item>
              <text:p text:style-name="P312">Moeilijkheden met visuele perceptie en perceptuele vergissingen</text:p>
            </text:list-item>
            <text:list-item>
              <text:p text:style-name="P312">Vermindering van het redenerend vermogen en het oplossen van problemen</text:p>
            </text:list-item>
            <text:list-item>
              <text:p text:style-name="P312">Verminderd conceptueel denken, bv. moeilijkheden om financiële zaken te behartigen</text:p>
            </text:list-item>
            <text:list-item>
              <text:p text:style-name="P312">Verandering in persoonlijkheid, achterdocht of angs</text:p>
            </text:list-item>
            <text:list-item>
              <text:p text:style-name="P312">Minder initiatief, zich terugtrekken uit sociale contacten</text:p>
            </text:list-item>
            <text:list-item>
              <text:p text:style-name="P313">Tijdens de afspraak wekt een verandering in de mentale alertheid van de patiënt het vermoeden van de arts of verpleegkundige ("een eigenaardige, vreemde patiënt").</text:p>
            </text:list-item>
          </text:list>
        </text:list-item>
        <text:list-item>
          <text:p text:style-name="P327">De klinische beoordeling van een patiënt met een geheugenstoornis gebeurt voornamelijk aan de hand van vragenlijsten over symptomen, een beoordeling van geheugens- en cognitieve functies, alsook een beoordeling van de dagelijkse activiteiten en stemmings- en gedragssymptomen.</text:p>
          <text:list>
            <text:list-item>
              <text:p text:style-name="P471">Voor meer informatie: zie https://www.ebmpracticenet.be/nl/paginas/default.aspx?ebmid=ebm00753</text:p>
            </text:list-item>
          </text:list>
        </text:list-item>
        <text:list-item>
          <text:p text:style-name="P472">Symptomen van specifieke geheugenstoornissen</text:p>
          <text:list>
            <text:list-item>
              <text:p text:style-name="P328">Ziekte van Alzheimer</text:p>
              <text:list>
                <text:list-item>
                  <text:p text:style-name="P328">Begint meestal met geheugenstoornissen: de patiënt kan geen nieuwe dingen leren.</text:p>
                </text:list-item>
                <text:list-item>
                  <text:p text:style-name="P328">De klinische diagnose is in ongeveer 90% van de gevallen correct..</text:p>
                </text:list-item>
              </text:list>
            </text:list-item>
            <text:list-item>
              <text:p text:style-name="P328">Vasculaire dementie</text:p>
              <text:list>
                <text:list-item>
                  <text:p text:style-name="P328">een klinisch heterogeen syndroom dat geassocieerd is met tal van vasculaire factoren en hersenveranderingen. De etiologie en de klinische presentatie van VCI varieert daardoor.</text:p>
                </text:list-item>
                <text:list-item>
                  <text:p text:style-name="P328">Symptomen i.v.m. het geheugen en de snelheid om informatie te verwerken na een CVA komen vaak voor.</text:p>
                </text:list-item>
                <text:list-item>
                  <text:p text:style-name="P328">Small vessel disease</text:p>
                  <text:list>
                    <text:list-item>
                      <text:p text:style-name="P328">Beginnende symptomen variëren. De voorgeschiedenis van de patiënt omvat vaak enkel episoden van een transient ischaemic attack (TIA), kortstondige gangstoornissen of verwardheid zonder duidelijke neurologische tekens of symptomen die wijzen op een CVA. </text:p>
                    </text:list-item>
                    <text:list-item>
                      <text:p text:style-name="P328"><text:soft-page-break/>Een typisch vroegtijdig, cognitief symptoom is een executief functiedeficit, dat gepaard gaat met een trager intellectueel functioneren.</text:p>
                    </text:list-item>
                    <text:list-item>
                      <text:p text:style-name="P328">Gedragssymptomen omvatten depressie, veranderingen in persoonlijkheid en vertraagde psychomotore snelheid.</text:p>
                    </text:list-item>
                  </text:list>
                </text:list-item>
                <text:list-item>
                  <text:p text:style-name="P328">Large vessel disease</text:p>
                  <text:list>
                    <text:list-item>
                      <text:p text:style-name="P328">Een typisch kenmerk van cognitieve achteruitgang is een inconsistent presteren bij neuropsychologische testen.</text:p>
                    </text:list-item>
                    <text:list-item>
                      <text:p text:style-name="P328">Het begin van de symptomen is over het algemeen acuut (uren, dagen) en de symptomen worden stapsgewijs erger (herstel na exacerbatie) en fluctueren. </text:p>
                    </text:list-item>
                  </text:list>
                </text:list-item>
              </text:list>
            </text:list-item>
            <text:list-item>
              <text:p text:style-name="P328">Ziekte van Parkinson dementie</text:p>
              <text:list>
                <text:list-item>
                  <text:p text:style-name="P329">verminderde aandacht en een daling van de uitvoerende functievaardigheden en gedragssymptomen, zoals gebrek aan initiatief.</text:p>
                </text:list-item>
                <text:list-item>
                  <text:p text:style-name="P329">Er is minder geheugenverlies dan bij de ziekte van Alzheimer </text:p>
                </text:list-item>
              </text:list>
            </text:list-item>
            <text:list-item>
              <text:p text:style-name="P329">Lewy body dementie</text:p>
              <text:list>
                <text:list-item>
                  <text:p text:style-name="P329">cognitieve symptomen met terugkerende visuele hallucinaties, extrapiramidale symptomen en fluctuaties in cognitieve functie naast verschillende niveaus van alertheid.</text:p>
                </text:list-item>
                <text:list-item>
                  <text:p text:style-name="P329">Kernkarakteristieken (twee zijn essentieel voor een diagnose van DLB):</text:p>
                  <text:list>
                    <text:list-item>
                      <text:p text:style-name="P329">fluctuerende cognitie met variaties in aandacht en alertheid</text:p>
                    </text:list-item>
                    <text:list-item>
                      <text:p text:style-name="P329">terugkerende, gedetailleerde, visuele hallucinaties</text:p>
                    </text:list-item>
                    <text:list-item>
                      <text:p text:style-name="P329">extrapiramidale symptomen (stijfheid, traagheid, verstoorde gang, soms tremor).</text:p>
                    </text:list-item>
                  </text:list>
                </text:list-item>
                <text:list-item>
                  <text:p text:style-name="P329">Eigenschappen die DLB ondersteunen:</text:p>
                  <text:list>
                    <text:list-item>
                      <text:p text:style-name="P329">REM-slaap gedragsstoornis</text:p>
                    </text:list-item>
                    <text:list-item>
                      <text:p text:style-name="P329">gevoeligheid voor antipsychotica</text:p>
                    </text:list-item>
                    <text:list-item>
                      <text:p text:style-name="P329">verminderde dopaminetransporterbinding in de basale ganglia.</text:p>
                    </text:list-item>
                  </text:list>
                </text:list-item>
              </text:list>
            </text:list-item>
          </text:list>
        </text:list-item>
      </text:list>
      <text:p text:style-name="P601"><text:s/>KO</text:p>
      <text:list xml:id="list8794666704668738566" text:style-name="L182">
        <text:list-item>
          <text:p text:style-name="P330">De oorzaak van de geheugenklachten of de verandering in mentale alertheid moet altijd onderzocht worden. Basisonderzoeken hebben tot doel om depressie en andere behandelbare oorzaken te identificeren en om geheugenstoornissen te ontdekken die verder onderzoek vergen.</text:p>
        </text:list-item>
        <text:list-item>
          <text:p text:style-name="P330">algemene en de neurologische status</text:p>
          <text:list>
            <text:list-item>
              <text:p text:style-name="P314">ziekte van Alzheimer</text:p>
              <text:list>
                <text:list-item>
                  <text:p text:style-name="P336">Een normale neurologische status is gebruikelijk bij het begin van de ziekte</text:p>
                </text:list-item>
              </text:list>
            </text:list-item>
            <text:list-item>
              <text:p text:style-name="P314">Vasculaire dementie</text:p>
              <text:list>
                <text:list-item>
                  <text:p text:style-name="P336">Unilaterale symptomen (unilaterale zwakte, abnormale Romberg)</text:p>
                </text:list-item>
                <text:list-item>
                  <text:p text:style-name="P336">Small vessel disease</text:p>
                  <text:list>
                    <text:list-item>
                      <text:p text:style-name="P338">tekens van letsels van de bovenste motorneuronen (pronatorafwijking, unilaterale hyperreflexie en positief Babinskiteken, coördinatieproblemen)</text:p>
                    </text:list-item>
                    <text:list-item>
                      <text:p text:style-name="P338">gangstoornissen (apraktisch-atactisch, met kleine stapjes, schuifelend, breed genomen gang)</text:p>
                    </text:list-item>
                    <text:list-item>
                      <text:p text:style-name="P338">evenwichtsstoornissen en vallen</text:p>
                    </text:list-item>
                    <text:list-item>
                      <text:p text:style-name="P338">mictiestoornissen (urinaire frequency en urge)</text:p>
                    </text:list-item>
                    <text:list-item>
                      <text:p text:style-name="P338">pseudobulbaire symptomen, zoals mineure problemen met articulatie (dysartrie) en slikken (dysfagie), dwangmatig huilen en lachen</text:p>
                    </text:list-item>
                    <text:list-item>
                      <text:p text:style-name="P338">extrapiramidale symptomen (hypokinesie, rigiditeit)</text:p>
                    </text:list-item>
                    <text:list-item>
                      <text:p text:style-name="P338">Focale neurologische uitval zijn vaak subtiel en beperkt tot, bv., milde stoornissen van evenwicht of gang.</text:p>
                    </text:list-item>
                  </text:list>
                </text:list-item>
                <text:list-item>
                  <text:p text:style-name="P336">Large vessel disease</text:p>
                  <text:list>
                    <text:list-item>
                      <text:p text:style-name="P338">Afhankelijk van de locatie van de infarcten, kunnen de klinische bevindingen het volgende omvatten: visuele gezichtsvelddefecten , afhangen van de mondhoeken, hemiplegie en/of gangstoornissen (hemiplegie of apraktische-atactische gang).</text:p>
                    </text:list-item>
                  </text:list>
                </text:list-item>
                <text:list-item>
                  <text:p text:style-name="P314"><text:soft-page-break/>Combinatie ziekte van Alzheimer en vasculaire dementie</text:p>
                  <text:list>
                    <text:list-item>
                      <text:p text:style-name="P336">De klinische diagnose is moeilijk vermits de patiënten focale, neurologische tekens vertonen en symptomen die wijzen naar CVD en ischemische veranderingen op beeldvorming van de hersenen.</text:p>
                    </text:list-item>
                  </text:list>
                </text:list-item>
              </text:list>
            </text:list-item>
            <text:list-item>
              <text:p text:style-name="P314">Extrapiramidale symptomen, vaak gepaard met tremor, wijzen op de ziekte van Parkinson. Extrapiramidale symptomen die manifest worden door middel van provocatie worden vaak ook gezien in Lewy body dementie.</text:p>
            </text:list-item>
            <text:list-item>
              <text:p text:style-name="P314">Loop-apraxie is een aanwijzing voor normale druk hydrocefalie of subcorticale vasculaire dementie.</text:p>
            </text:list-item>
          </text:list>
        </text:list-item>
      </text:list>
      <text:p text:style-name="P602">TO</text:p>
      <text:list xml:id="list4537846178102212167" text:style-name="L183">
        <text:list-item>
          <text:p text:style-name="P473">Specifieke diagnostische criteria zijn raad te plegen via <text:span text:style-name="T188">de bijhorende richtlijn op </text:span>EBMpracticenet. </text:p>
        </text:list-item>
        <text:list-item>
          <text:p text:style-name="P331">Laboratoriumtests</text:p>
          <text:list>
            <text:list-item>
              <text:p text:style-name="P315">Routine bloedtesten kunnen andere pathologieën uitsluiten</text:p>
              <text:list>
                <text:list-item>
                  <text:p text:style-name="P96"><text:span text:style-name="T107">Bepaal RBC, WBC met formule, BP, glucose, natrium, kalium, calcium, schildklier-, lever- en nierfunctietests, vitamine B </text:span><text:span text:style-name="T178">12</text:span><text:span text:style-name="T107"> en, indien nodig, lipiden en ESR.</text:span></text:p>
                </text:list-item>
                <text:list-item>
                  <text:p text:style-name="P315">Verdere tests na individueel onderzoek: bv. syfilisserologie (Treponema pallidum antistoftest of Treponema pallidum hemagglutinatie assay), HIV en Borrelia antilichamen, zware metalen in de urine, screenen op drugs.</text:p>
                </text:list-item>
              </text:list>
            </text:list-item>
          </text:list>
        </text:list-item>
        <text:list-item>
          <text:p text:style-name="P331">ECG, zeker indien het gebruik van acetylcholinesteraseremmers overwogen wordt.</text:p>
        </text:list-item>
        <text:list-item>
          <text:p text:style-name="P331">Beeldvorming</text:p>
          <text:list>
            <text:list-item>
              <text:p text:style-name="P315">MRI van de hersenen</text:p>
              <text:list>
                <text:list-item>
                  <text:p text:style-name="P337">het eerste onderzoek dat wordt gebruikt om kenmerken van geheugenstoornissen aan te tonen, <text:span text:style-name="T189">zowel voor de ziekte van Alzheimer, vasculaire dementie, small vessel disease en large vessel disease, </text:span></text:p>
                </text:list-item>
              </text:list>
            </text:list-item>
            <text:list-item>
              <text:p text:style-name="P315">CT-scan van de hersenen</text:p>
              <text:list>
                <text:list-item>
                  <text:p text:style-name="P337">indien een MRI-scan gecontra-indiceerd is of wanneer beeldvorming dringend is.</text:p>
                </text:list-item>
                <text:list-item>
                  <text:p text:style-name="P337">De belangrijkste behandelbare oorzaken, zoals een subdurale bloeding, normaledrukhydrocefalie en tumoren, alsook tekens van corticale of lacunaire infarcten en matige tot ernstige lage dichtheid in de witte stof kunnen worden aangetoond met een CT-scan</text:p>
                </text:list-item>
              </text:list>
            </text:list-item>
          </text:list>
        </text:list-item>
      </text:list>
      <text:p text:style-name="P194"/>
      <text:p text:style-name="P194">Hyperlink</text:p>
      <text:list xml:id="list1526556071262661264" text:style-name="L184">
        <text:list-item>
          <text:p text:style-name="P339">https://www.ebmpracticenet.be/nl/paginas/default.aspx?ebmid=ebm00753</text:p>
        </text:list-item>
        <text:list-item>
          <text:p text:style-name="P339">https://www.ebmpracticenet.be/nl/paginas/default.aspx?ebmid=ebm00756#s1</text:p>
        </text:list-item>
        <text:list-item>
          <text:p text:style-name="P339">https://www.ebmpracticenet.be/nl/paginas/default.aspx?ebmid=ebm00755#s1</text:p>
        </text:list-item>
        <text:list-item>
          <text:p text:style-name="P9"><text:a xlink:type="simple" xlink:href="https://www.ebmpracticenet.be/nl/paginas/default.aspx?ebmid=ebm00757#s1" text:style-name="Internet_20_link" text:visited-style-name="Visited_20_Internet_20_Link"><text:span text:style-name="T177">https://www.ebmpracticenet.be/nl/paginas/default.aspx?ebmid=ebm00757#s1</text:span></text:a></text:p>
        </text:list-item>
        <text:list-item>
          <text:p text:style-name="P9"><text:a xlink:type="simple" xlink:href="https://www.ebmpracticenet.be/nl/paginas/default.aspx?ebmid=ebm00758" text:style-name="Internet_20_link" text:visited-style-name="Visited_20_Internet_20_Link"><text:span text:style-name="T173">https://www.ebmpracticenet.be/nl/paginas/default.aspx?ebmid=ebm00758</text:span></text:a></text:p>
        </text:list-item>
        <text:list-item>
          <text:p text:style-name="P10"><text:a xlink:type="simple" xlink:href="https://www.ebmpracticenet.be/nl/paginas/default.aspx?ebmid=ebm00752#s1" text:style-name="Internet_20_link" text:visited-style-name="Visited_20_Internet_20_Link"><text:span text:style-name="T177">https://www.ebmpracticenet.be/nl/paginas/default.aspx?ebmid=ebm00752#s1</text:span></text:a></text:p>
        </text:list-item>
        <text:list-item>
          <text:p text:style-name="P400">http://www.dynamed.com/topics/dmp~AN~T115618/Dementia-evaluation#Testing-overview</text:p>
        </text:list-item>
      </text:list>
      <text:p text:style-name="P191"/>
      <text:p text:style-name="P191"><text:span text:style-name="T168">Narcolepsie en andere hypersomnieën van centrale oorsprong</text:span> </text:p>
      <text:p text:style-name="P194">Anamnese</text:p>
      <text:list xml:id="list1030336252320200542" text:style-name="L185">
        <text:list-item>
          <text:p text:style-name="P228">Basisinformati<text:span text:style-name="T200">e</text:span></text:p>
          <text:list>
            <text:list-item>
              <text:p text:style-name="P466">Deze aandoeningen zijn erg zeldzame oorzaken van excessieve slaperigheid maar moeten niettemin worden geïdentificeerd omdat hun correcte diagnose en behandeling significant de toekomst van de patiënt verbetert.</text:p>
            </text:list-item>
            <text:list-item>
              <text:p text:style-name="P474">Het treedt meestal voor het eerst op in de adolescentie of de vroege volwassenheid en hindert vaak studies en werk.</text:p>
            </text:list-item>
            <text:list-item>
              <text:p text:style-name="P474">Slaperigheid wordt buitensporig als het dagelijks of bijna dagelijks voorkomt in situaties <text:soft-page-break/>die een zekere graad van fysieke activiteit en/of alertheid vergen.</text:p>
            </text:list-item>
            <text:list-item>
              <text:p text:style-name="P474">Hypersomnieën van centrale oorsprong zijn meer gekenmerkt door vermoeidheid, d.w.z. dat ze niet gepaard gaan met een verhoogde neiging om in slaap te vallen.</text:p>
            </text:list-item>
          </text:list>
        </text:list-item>
        <text:list-item>
          <text:p text:style-name="P229">Narcolepsie</text:p>
          <text:list>
            <text:list-item>
              <text:p text:style-name="P467">Uitgesproken vermoeidheid (slaperigheid) is het voornaamste symptoom van narcolepsie; </text:p>
            </text:list-item>
            <text:list-item>
              <text:p text:style-name="P629">de alertheid fluctueert in cycli die enkele uren duren, en de patiënt valt dagelijks of bijna dagelijks in slaap in abnormale situaties (bv tijdens praten of eten),  waar een gezond individu normaal niet in slaap zou vallen, ondanks de vermoeidheid.</text:p>
            </text:list-item>
            <text:list-item>
              <text:p text:style-name="P629">In slaap vallen wordt meestal voorafgegaan door verhoogde vermoeidheid. De patiënt kan in staat zijn om het in slaap vallen uit te stellen door bv. met opzet er tegen te vechten of door te wandelen. Na een redelijk korte periode van slaap (&lt; 30 minuten) wordt de patiënt meestal fris wakker.</text:p>
            </text:list-item>
          </text:list>
        </text:list-item>
        <text:list-item>
          <text:p text:style-name="P571"><text:span text:style-name="T54">Kataplexie</text:span></text:p>
          <text:list>
            <text:list-item>
              <text:p text:style-name="P571"><text:span text:style-name="T54">een verlies aan spiertonus, meestal getriggerd door sterke (positieve) emoties, en gepaarde gaat met bv. uitval van peesreflexen.</text:span></text:p>
              <text:list>
                <text:list-item>
                  <text:p text:style-name="P571"><text:span text:style-name="T54">partieel (bv. spiertrekkingen van de gelaatspieren, verminderde spierkracht in de nek en/of de onderste ledematen)</text:span></text:p>
                </text:list-item>
                <text:list-item>
                  <text:p text:style-name="P571"><text:span text:style-name="T54">totaal -&gt; posturale collaps </text:span></text:p>
                </text:list-item>
              </text:list>
            </text:list-item>
            <text:list-item>
              <text:p text:style-name="P571"><text:span text:style-name="T54">Het verlies aan sterkte is meestal geleidelijk en de patiënt bezeert zichzelf zelden.</text:span></text:p>
            </text:list-item>
            <text:list-item>
              <text:p text:style-name="P571"><text:span text:style-name="T54">Een aanval van kataplexie duurt meestal seconden tot minuten, maar kan langer duren. De frequentie van de aanvallen kan variëren van enkele in heel het leven tot dozijnen elke dag.</text:span></text:p>
            </text:list-item>
            <text:list-item>
              <text:p text:style-name="P571"><text:span text:style-name="T54">Het is niet gemakkelijk om een milde kataplexie te onderscheiden van normale gevoelens, die ook door gezonde individuen worden waargenomen, bv. na een intense lachbui.</text:span></text:p>
            </text:list-item>
            <text:list-item>
              <text:p text:style-name="P571"><text:span text:style-name="T54">De meeste patiënten zullen een onderbroken nachtrust ervaren.</text:span></text:p>
            </text:list-item>
            <text:list-item>
              <text:p text:style-name="P571"><text:span text:style-name="T54">Slaapverlamming en verschrikkelijke hallucinaties die gepaard gaan met in slaap vallen zijn frequent, maar hun voorkomen vertoont grote variatie tussen de individuen.</text:span></text:p>
            </text:list-item>
            <text:list-item>
              <text:p text:style-name="P571"><text:span text:style-name="T54">Parasomnieën komen veel voor, en ongeveer een vierde van de patiënten zal slaapapneu ontwikkelen.</text:span></text:p>
            </text:list-item>
            <text:list-item>
              <text:p text:style-name="P571"><text:span text:style-name="T54">Depressie en en obesitas met geassocieerde gezondheidsproblemen komen vaak voor.</text:span></text:p>
            </text:list-item>
          </text:list>
        </text:list-item>
        <text:list-item>
          <text:p text:style-name="P229">Idiopathische hypersomnie</text:p>
          <text:list>
            <text:list-item>
              <text:p text:style-name="P468">Idiopathische hypersomnie is een uitsluitingsdiagnose, en na uitgebreide neurologische, psychiatrische en andere onderzoeken kan het gediagnosticeerd worden bij patiënten met uitgesproken slaperigheid waarbij de tests, buiten deze van de multiple sleep latency test, normaal zijn.</text:p>
            </text:list-item>
            <text:list-item>
              <text:p text:style-name="P475">De volgende eigenschappen helpen meestal om de aandoening van narcolepsie (zonder kataplexie) te onderscheiden:</text:p>
            </text:list-item>
            <text:list-item>
              <text:p text:style-name="P629">slaaptijd 's nachts is continu en in een typisch geval langer dan normaal</text:p>
            </text:list-item>
            <text:list-item>
              <text:p text:style-name="P629">bij ontwaken (evenzeer na een dutje overdag) is de patiënt slaperig en zelfs verward ("slaapdronken")</text:p>
            </text:list-item>
            <text:list-item>
              <text:p text:style-name="P629">een patiënt met hypersomnie voelt zich vaak niet geheel wakker tijdens de dag terwijl een patiënt met narcolepsie periodes van alertheid heeft (in het bijzonder na een korte dut) ondanks de grote variatie in de graad van alertheid</text:p>
            </text:list-item>
            <text:list-item>
              <text:p text:style-name="P629">de nood om in slaap te vallen overdag is niet zo overweldigend als bij narcolepsie, en de slaapperiodes duren langer (&gt; 1 uur).</text:p>
            </text:list-item>
          </text:list>
        </text:list-item>
        <text:list-item>
          <text:p text:style-name="P467">Periodische hypersomnieën </text:p>
          <text:list>
            <text:list-item>
              <text:p text:style-name="P468">Gekenmerkt door episoden van uitgesproken vermoeidheid (slaperigheid) die minstens één keer per jaar terugkomt en 2 dagen tot 4 weken aanhoudt. De functionele capaciteit van de patiënt is normaal tussen de symptomatische episodes.</text:p>
            </text:list-item>
            <text:list-item>
              <text:p text:style-name="P475">De patiënt kan 18 uur per 24 uur slapen.</text:p>
            </text:list-item>
            <text:list-item>
              <text:p text:style-name="P475"><text:soft-page-break/>De best bekende periodische hypersomnie is het polysymptomatische type (Kleine-Levinsyndroom), dat gepaard kan gaan met verwardheid, agressie, hyperseksualiteit en dwangmatig overeten.</text:p>
            </text:list-item>
          </text:list>
        </text:list-item>
      </text:list>
      <text:p text:style-name="P194">KO</text:p>
      <text:list xml:id="list4567828882371244265" text:style-name="L186">
        <text:list-item>
          <text:p text:style-name="P230">Geen informatie beschikbaar </text:p>
        </text:list-item>
      </text:list>
      <text:p text:style-name="P194">TO</text:p>
      <text:list xml:id="list6588471910846490186" text:style-name="L187">
        <text:list-item>
          <text:p text:style-name="P405">Verwijs naar een specialistische slaapkliniek, ook de behandeling en follow-up dienen te worden uitgevoerd in gespecialiseerde centra.</text:p>
        </text:list-item>
        <text:list-item>
          <text:p text:style-name="P610">De diagnose is meestal gebaseerd op polysomnografisch onderzoek (PSG) en op een multiple sleep latency test, die de dag na de PSG wordt uitgevoerd.</text:p>
        </text:list-item>
        <text:list-item>
          <text:p text:style-name="P610">Het is ook mogelijk om de diagnose van narcolepsie te stellen zonder slaaponderzoeken, indien hypocretine (orexine) deficiëntie in het cerebrospinaal vocht wordt gemeten.</text:p>
          <text:p text:style-name="P616"/>
        </text:list-item>
      </text:list>
      <text:p text:style-name="P194">Hyperlink</text:p>
      <text:list xml:id="list5352075787234091878" text:style-name="L188">
        <text:list-item>
          <text:p text:style-name="P457">https://www.ebmpracticenet.be/nl/paginas/default.aspx?ebmid=ebm00788</text:p>
        </text:list-item>
      </text:list>
      <text:p text:style-name="P191"/>
      <text:p text:style-name="P237">ziekte van Parkinson</text:p>
      <text:p text:style-name="P194">Anamnese</text:p>
      <text:list xml:id="list7699092160988622643" text:style-name="L189">
        <text:list-item>
          <text:p text:style-name="P221">etiologie</text:p>
          <text:list>
            <text:list-item>
              <text:p text:style-name="P451">De leeftijd bij aanvang is typisch 50-70 jaar </text:p>
            </text:list-item>
            <text:list-item>
              <text:p text:style-name="P570"><text:span text:style-name="T8">De etiologie is in de meeste gevallen ongekend. Iatrogeen secundair parkinsonisme is een bijwerking bij antipsychotica of metoclopramide. Voor </text:span><text:span text:style-name="T6">zeldzame oorzaken: zie </text:span><text:a xlink:type="simple" xlink:href="https://www.ebmpracticenet.be/nl/paginas/default.aspx?ebmid=ebm00798" text:style-name="Internet_20_link" text:visited-style-name="Visited_20_Internet_20_Link"><text:span text:style-name="T14">https://www.ebmpracticenet.be/nl/paginas/default.aspx?ebmid=ebm00798</text:span></text:a></text:p>
            </text:list-item>
          </text:list>
        </text:list-item>
        <text:list-item>
          <text:p text:style-name="P452">symptomen </text:p>
          <text:list>
            <text:list-item>
              <text:p text:style-name="P91"><text:span text:style-name="T119">Meestal unilateraal in het begin. Denk aan andere oorzaken als de pati</text:span><text:span text:style-name="T107">ënt symmetrische bilaterale symptomen zonder tremor heeft. </text:span></text:p>
            </text:list-item>
            <text:list-item>
              <text:p text:style-name="P332">De symptomen beginnen traag</text:p>
            </text:list-item>
            <text:list-item>
              <text:p text:style-name="P332">Vallen en dementie zijn niet aanwezig in de beginfase.</text:p>
            </text:list-item>
            <text:list-item>
              <text:p text:style-name="P332">Meest frequent</text:p>
              <text:list>
                <text:list-item>
                  <text:p text:style-name="P91"><text:span text:style-name="T107">Rusttremor bij ongeveer 75% van de patiënten (video </text:span><text:span text:style-name="T137">1</text:span><text:span text:style-name="T107"> )</text:span></text:p>
                  <text:list>
                    <text:list-item>
                      <text:p text:style-name="P332">De tremor is grof en vermindert tijdens beweging.</text:p>
                    </text:list-item>
                    <text:list-item>
                      <text:p text:style-name="P332">De kaak kan trillen, terwijl het hoofd dat gewoonlijk niet doet.</text:p>
                    </text:list-item>
                  </text:list>
                </text:list-item>
                <text:list-item>
                  <text:p text:style-name="P332">Hypokinesie</text:p>
                  <text:list>
                    <text:list-item>
                      <text:p text:style-name="P332">manifesteert zich als akinesie en bradykinesie.</text:p>
                    </text:list-item>
                    <text:list-item>
                      <text:p text:style-name="P332">Uitdrukkingen en oogknipperen zijn verminderd, het gezicht wordt als een masker, de spraak kan monotoon zijn.</text:p>
                    </text:list-item>
                    <text:list-item>
                      <text:p text:style-name="P332">micrografie en langzamer schrijven</text:p>
                    </text:list-item>
                  </text:list>
                </text:list-item>
                <text:list-item>
                  <text:p text:style-name="P91"><text:span text:style-name="T107">Toename van de spiertonus (rigiditeit; video </text:span><text:span text:style-name="T137">2</text:span><text:span text:style-name="T107"> )</text:span></text:p>
                  <text:list>
                    <text:list-item>
                      <text:p text:style-name="P332">Rigiditeit kan worden gevoeld als een gelijkmatige (loden pijp rigiditeit) of als een ritmisch wisselende (tandrad rigiditeit) weerstand, afhankelijk van het type tremor.</text:p>
                    </text:list-item>
                  </text:list>
                </text:list-item>
              </text:list>
            </text:list-item>
            <text:list-item>
              <text:p text:style-name="P332">Andere</text:p>
              <text:list>
                <text:list-item>
                  <text:p text:style-name="P332">Spierpijn</text:p>
                </text:list-item>
                <text:list-item>
                  <text:p text:style-name="P332">Abnormale houding</text:p>
                  <text:list>
                    <text:list-item>
                      <text:p text:style-name="P332">De armen worden gebogen gehouden naast de taille en slingeren niet tijdens het stappen, de passen verkorten en de gang wordt schuifelend en traag. Unilaterale reductie van geassocieerde bewegingen is vaak een vroegtijdig symptoom.</text:p>
                    </text:list-item>
                    <text:list-item>
                      <text:p text:style-name="P332">Na verloop van tijd wordt de houding gebogen.</text:p>
                    </text:list-item>
                  </text:list>
                </text:list-item>
                <text:list-item>
                  <text:p text:style-name="P332">Valneiging</text:p>
                  <text:list>
                    <text:list-item>
                      <text:p text:style-name="P332">kan geassocieerd zijn met zowel motorische problemen als orthostatische hypotensie.</text:p>
                    </text:list-item>
                  </text:list>
                </text:list-item>
                <text:list-item>
                  <text:p text:style-name="P332"><text:soft-page-break/>Stoornissen van het autonome zenuwstelsel (constipatie, impotentie, orthostatische hypotensie, urine-urgency en moeite met plassen)</text:p>
                </text:list-item>
                <text:list-item>
                  <text:p text:style-name="P332">Kwijlen, slikmoeilijkheden</text:p>
                </text:list-item>
                <text:list-item>
                  <text:p text:style-name="P332">Vettige huid</text:p>
                </text:list-item>
                <text:list-item>
                  <text:p text:style-name="P332">Verminderd reukvermogen</text:p>
                </text:list-item>
                <text:list-item>
                  <text:p text:style-name="P332">Gedragsstoornissen tijdens de REM-slaap</text:p>
                </text:list-item>
                <text:list-item>
                  <text:p text:style-name="P332">Depressie (in ongeveer 40-50% van de gevallen), apathie en angst</text:p>
                </text:list-item>
                <text:list-item>
                  <text:p text:style-name="P332">Dementie</text:p>
                  <text:list>
                    <text:list-item>
                      <text:p text:style-name="P332">in late stadia van de ziekte (in meer dan 30% van de gevallen)</text:p>
                    </text:list-item>
                    <text:list-item>
                      <text:p text:style-name="P332">Milde geheugenstoornissen komen vaker voor dan dementie.</text:p>
                    </text:list-item>
                  </text:list>
                </text:list-item>
                <text:list-item>
                  <text:p text:style-name="P332">Hallucinaties en psychotische symptomen gerelateerd aan medicatie</text:p>
                </text:list-item>
              </text:list>
            </text:list-item>
            <text:list-item>
              <text:p text:style-name="P332">Psychologische en fysiologische stress verergeren alle symptomen.</text:p>
            </text:list-item>
            <text:list-item>
              <text:p text:style-name="P232"><text:span text:style-name="T107">Bij het voorkomen van andere symptomen, sluit ook andere ziekten uit. Zie </text:span><text:span text:style-name="T125">https://www.ebmpracticenet.be/nl/paginas/default.aspx?ebmid=ebm00798</text:span></text:p>
              <text:p text:style-name="P458"/>
            </text:list-item>
          </text:list>
        </text:list-item>
      </text:list>
      <text:p text:style-name="P194">KO</text:p>
      <text:list xml:id="list642381053259115712" text:style-name="L190">
        <text:list-item>
          <text:p text:style-name="P406">zoek bovenvermelde tekens bij het klinisch onderzoek </text:p>
        </text:list-item>
        <text:list-item>
          <text:p text:style-name="P333">De tekens bevatten geen hyperreflexie of een positief teken van Babinski.</text:p>
        </text:list-item>
      </text:list>
      <text:p text:style-name="P194"/>
      <text:p text:style-name="P194">TO</text:p>
      <text:list xml:id="list518571730033051279" text:style-name="L191">
        <text:list-item>
          <text:p text:style-name="P407">Denk aan de ziekte van Parkinson als de patiënt twee van de drie majeure symptomen (tremor, hypokinesie, rigiditeit) heeft.</text:p>
        </text:list-item>
        <text:list-item>
          <text:p text:style-name="P617">Verwijs bij vermoeden door naar een neuroloog om de behandeling uit te tekenen. </text:p>
          <text:p text:style-name="P617"/>
        </text:list-item>
      </text:list>
      <text:p text:style-name="P194">Hyperlink</text:p>
      <text:list xml:id="list1563087567462384816" text:style-name="L192">
        <text:list-item>
          <text:p text:style-name="P459">https://www.ebmpracticenet.be/nl/paginas/default.aspx?ebmid=ebm00798</text:p>
        </text:list-item>
      </text:list>
      <text:p text:style-name="P191"/>
      <text:p text:style-name="P191"><text:span text:style-name="T168">Myasthenia gravis en myastheen syndroom</text:span> </text:p>
      <text:p text:style-name="P194">Anamnese</text:p>
      <text:list xml:id="list764909677339745116" text:style-name="L193">
        <text:list-item>
          <text:p text:style-name="P231">Basisinformatie</text:p>
          <text:list>
            <text:list-item>
              <text:p text:style-name="P469">Myasthenia gravis is een zeldzame auto-immuunziekte waarbij de functie van het myoneuraal gewricht van de willekeurige spieren is aangetast.</text:p>
            </text:list-item>
            <text:list-item>
              <text:p text:style-name="P476">Twee belangrijke soorten:</text:p>
            </text:list-item>
            <text:list-item>
              <text:p text:style-name="P630">de oculaire vorm die zich beperkt tot de oogspieren (ca. 15% van de gevallen)</text:p>
            </text:list-item>
            <text:list-item>
              <text:p text:style-name="P630">de gegeneraliseerde vorm, met symptomen die gewoonlijk het meest prominent zijn in de proximale spieren van de schouder en het bekken.</text:p>
            </text:list-item>
          </text:list>
        </text:list-item>
        <text:list-item>
          <text:p text:style-name="P470">Symptomen</text:p>
          <text:list>
            <text:list-item>
              <text:p text:style-name="P469">Moeheid (verschillende gradaties) en zwakte in willekeurige spieren, die verergeren door spanning en verminderen door rust.</text:p>
            </text:list-item>
            <text:list-item>
              <text:p text:style-name="P476">Kunnen zich manifesteren in slechts één spier of spiergroep.</text:p>
            </text:list-item>
            <text:list-item>
              <text:p text:style-name="P630">Dubbelzien, unilaterale ptose</text:p>
            </text:list-item>
            <text:list-item>
              <text:p text:style-name="P630">Bulbaire symptomen, nasale spreektoon en vermoeidheid bij het spreken</text:p>
            </text:list-item>
            <text:list-item>
              <text:p text:style-name="P630">Faciale spierzwakte: hypomimie, grimassen/fluiten is niet mogelijk</text:p>
            </text:list-item>
            <text:list-item>
              <text:p text:style-name="P630">Vermoeidheid in de spieren van nek, ledematen en heupen</text:p>
            </text:list-item>
          </text:list>
        </text:list-item>
        <text:list-item>
          <text:p text:style-name="P572"><text:span text:style-name="T54">De patiënt heeft meer kans dan de gemiddelde bevolking om andere auto-immuunziekten te hebben.</text:span></text:p>
          <text:list>
            <text:list-item>
              <text:p text:style-name="P572"><text:span text:style-name="T54">Thyreoïditis, artritis, SLE, pernicieuze anemie, coeliakie, syndroom van Sjögren</text:span></text:p>
            </text:list-item>
          </text:list>
        </text:list-item>
      </text:list>
      <text:p text:style-name="P194"/>
      <text:p text:style-name="P194">KO</text:p>
      <text:list xml:id="list5884002504724313424" text:style-name="L194">
        <text:list-item>
          <text:p text:style-name="P408">Onderzoek op aanwezige spierzwakte en voer een neurologisch onderzoek van de craniale zenuwen uit </text:p>
        </text:list-item>
      </text:list>
      <text:p text:style-name="P194"/>
      <text:p text:style-name="P194"><text:soft-page-break/>TO</text:p>
      <text:list xml:id="list7724706608422805180" text:style-name="L195">
        <text:list-item>
          <text:p text:style-name="P409">Klinische demonstratie van spiervermoeidheid bij spierstimulatietests</text:p>
        </text:list-item>
        <text:list-item>
          <text:p text:style-name="P618"><text:span text:style-name="T107">Enlon </text:span><text:span text:style-name="T163">®</text:span><text:span text:style-name="T107">-test (voorheen Tensilon </text:span><text:span text:style-name="T163">®</text:span><text:span text:style-name="T107">-test): edrofonium, een kortwerkende anticholinesteraseremmer</text:span></text:p>
        </text:list-item>
        <text:list-item>
          <text:p text:style-name="P611">Serum acetylcholinereceptorantilichamen en, indien nodig, Anti-MuSK-antilichamen</text:p>
        </text:list-item>
        <text:list-item>
          <text:p text:style-name="P611">Neurofysiologische tests: tetanisatie op EMG (= bibber-EMG), éénvezel-EMG</text:p>
          <text:p text:style-name="P597"/>
        </text:list-item>
      </text:list>
      <text:p text:style-name="P194">Hyperlink</text:p>
      <text:list xml:id="list2926506858051567138" text:style-name="L196">
        <text:list-item>
          <text:p text:style-name="P477">https://www.ebmpracticenet.be/nl/paginas/default.aspx?ebmid=ebm00795#s1</text:p>
        </text:list-item>
        <text:list-item>
          <text:p text:style-name="P410">http://www.dynamed.com/topics/dmp~AN~T113873/Myasthenia-gravis#Overview-and-Recommendations</text:p>
        </text:list-item>
      </text:list>
      <text:p text:style-name="P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mily-generic="roman"/>
    <style:font-face style:name="Calibri" svg:font-family="Calibri" style:font-family-generic="roman"/>
    <style:font-face style:name="Liberation Serif1" svg:font-family="'Liberation Serif'"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Times New Roman2" svg:font-family="'Times New Roman'"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al_20__28_web_29_" style:display-name="Normaal (web)" style:family="paragraph" style:parent-style-name="Standard">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nl" style:country-asian="NL" style:font-name-complex="Times New Roman" style:font-family-complex="'Times New Roman'" style:font-family-generic-complex="roman" style:font-pitch-complex="variable" style:language-complex="ar" style:country-complex="SA" fo:hyphenate="true"/>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nl" fo:country="NL" style:font-size-asian="11pt" style:language-asian="en" style:country-asian="US" style:font-name-complex="Times New Roman2" style:font-family-complex="'Times New Roman'" style:font-family-generic-complex="swiss"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andaardalinea-lettertype"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1" style:display-name="WW_CharLFO4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2" style:display-name="WW_CharLFO4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3" style:display-name="WW_CharLFO4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4" style:display-name="WW_CharLFO4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5" style:display-name="WW_CharLFO4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6" style:display-name="WW_CharLFO4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7" style:display-name="WW_CharLFO4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8" style:display-name="WW_CharLFO4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9" style:display-name="WW_CharLFO4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1" style:display-name="WW_CharLFO4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2" style:display-name="WW_CharLFO4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3" style:display-name="WW_CharLFO4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4" style:display-name="WW_CharLFO4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5" style:display-name="WW_CharLFO4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6" style:display-name="WW_CharLFO4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7" style:display-name="WW_CharLFO4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8" style:display-name="WW_CharLFO4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9" style:display-name="WW_CharLFO4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1" style:display-name="WW_CharLFO4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2" style:display-name="WW_CharLFO4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3" style:display-name="WW_CharLFO4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4" style:display-name="WW_CharLFO4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5" style:display-name="WW_CharLFO4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6" style:display-name="WW_CharLFO4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7" style:display-name="WW_CharLFO4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8" style:display-name="WW_CharLFO4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9" style:display-name="WW_CharLFO4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1" style:display-name="WW_CharLFO4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2" style:display-name="WW_CharLFO4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3" style:display-name="WW_CharLFO4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4" style:display-name="WW_CharLFO4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5" style:display-name="WW_CharLFO4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6" style:display-name="WW_CharLFO4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7" style:display-name="WW_CharLFO4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8" style:display-name="WW_CharLFO4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9" style:display-name="WW_CharLFO4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1" style:display-name="WW_CharLFO4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2" style:display-name="WW_CharLFO4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3" style:display-name="WW_CharLFO4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4" style:display-name="WW_CharLFO4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5" style:display-name="WW_CharLFO4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6" style:display-name="WW_CharLFO4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7" style:display-name="WW_CharLFO4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8" style:display-name="WW_CharLFO4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9" style:display-name="WW_CharLFO4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1" style:display-name="WW_CharLFO4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2" style:display-name="WW_CharLFO4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3" style:display-name="WW_CharLFO4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4" style:display-name="WW_CharLFO4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5" style:display-name="WW_CharLFO4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6" style:display-name="WW_CharLFO4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7" style:display-name="WW_CharLFO4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8" style:display-name="WW_CharLFO4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9" style:display-name="WW_CharLFO4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1" style:display-name="WW_CharLFO4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2" style:display-name="WW_CharLFO4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3" style:display-name="WW_CharLFO4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4" style:display-name="WW_CharLFO4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5" style:display-name="WW_CharLFO4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6" style:display-name="WW_CharLFO4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7" style:display-name="WW_CharLFO4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8" style:display-name="WW_CharLFO4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9" style:display-name="WW_CharLFO4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1" style:display-name="WW_CharLFO4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2" style:display-name="WW_CharLFO4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3" style:display-name="WW_CharLFO4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4" style:display-name="WW_CharLFO4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5" style:display-name="WW_CharLFO4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6" style:display-name="WW_CharLFO4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7" style:display-name="WW_CharLFO4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8" style:display-name="WW_CharLFO4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9" style:display-name="WW_CharLFO4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1" style:display-name="WW_CharLFO5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2" style:display-name="WW_CharLFO5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3" style:display-name="WW_CharLFO5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4" style:display-name="WW_CharLFO5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5" style:display-name="WW_CharLFO5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6" style:display-name="WW_CharLFO5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7" style:display-name="WW_CharLFO5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8" style:display-name="WW_CharLFO5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9" style:display-name="WW_CharLFO5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1" style:display-name="WW_CharLFO5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2" style:display-name="WW_CharLFO5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3" style:display-name="WW_CharLFO5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4" style:display-name="WW_CharLFO5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5" style:display-name="WW_CharLFO5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6" style:display-name="WW_CharLFO5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7" style:display-name="WW_CharLFO5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8" style:display-name="WW_CharLFO5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9" style:display-name="WW_CharLFO5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1" style:display-name="WW_CharLFO5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2" style:display-name="WW_CharLFO5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3" style:display-name="WW_CharLFO5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4" style:display-name="WW_CharLFO5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5" style:display-name="WW_CharLFO5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6" style:display-name="WW_CharLFO5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7" style:display-name="WW_CharLFO5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8" style:display-name="WW_CharLFO5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9" style:display-name="WW_CharLFO5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1" style:display-name="WW_CharLFO5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2" style:display-name="WW_CharLFO5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3" style:display-name="WW_CharLFO5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4" style:display-name="WW_CharLFO5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5" style:display-name="WW_CharLFO5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6" style:display-name="WW_CharLFO5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7" style:display-name="WW_CharLFO5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8" style:display-name="WW_CharLFO5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9" style:display-name="WW_CharLFO5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1" style:display-name="WW_CharLFO5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2" style:display-name="WW_CharLFO5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3" style:display-name="WW_CharLFO5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4" style:display-name="WW_CharLFO5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5" style:display-name="WW_CharLFO5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6" style:display-name="WW_CharLFO5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7" style:display-name="WW_CharLFO5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8" style:display-name="WW_CharLFO5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9" style:display-name="WW_CharLFO5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1" style:display-name="WW_CharLFO5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2" style:display-name="WW_CharLFO5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3" style:display-name="WW_CharLFO5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4" style:display-name="WW_CharLFO5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5" style:display-name="WW_CharLFO5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6" style:display-name="WW_CharLFO5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7" style:display-name="WW_CharLFO5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8" style:display-name="WW_CharLFO5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9" style:display-name="WW_CharLFO5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1" style:display-name="WW_CharLFO5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2" style:display-name="WW_CharLFO5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3" style:display-name="WW_CharLFO5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4" style:display-name="WW_CharLFO5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5" style:display-name="WW_CharLFO5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6" style:display-name="WW_CharLFO5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7" style:display-name="WW_CharLFO5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8" style:display-name="WW_CharLFO5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9" style:display-name="WW_CharLFO5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1" style:display-name="WW_CharLFO5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2" style:display-name="WW_CharLFO5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3" style:display-name="WW_CharLFO5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4" style:display-name="WW_CharLFO5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5" style:display-name="WW_CharLFO5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6" style:display-name="WW_CharLFO5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7" style:display-name="WW_CharLFO5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8" style:display-name="WW_CharLFO5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9" style:display-name="WW_CharLFO5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1" style:display-name="WW_CharLFO5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2" style:display-name="WW_CharLFO5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3" style:display-name="WW_CharLFO5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4" style:display-name="WW_CharLFO5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5" style:display-name="WW_CharLFO5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6" style:display-name="WW_CharLFO5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7" style:display-name="WW_CharLFO5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8" style:display-name="WW_CharLFO5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9" style:display-name="WW_CharLFO5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1" style:display-name="WW_CharLFO5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2" style:display-name="WW_CharLFO5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3" style:display-name="WW_CharLFO5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4" style:display-name="WW_CharLFO5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5" style:display-name="WW_CharLFO5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6" style:display-name="WW_CharLFO5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7" style:display-name="WW_CharLFO5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8" style:display-name="WW_CharLFO5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9" style:display-name="WW_CharLFO5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1" style:display-name="WW_CharLFO6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2" style:display-name="WW_CharLFO6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3" style:display-name="WW_CharLFO6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4" style:display-name="WW_CharLFO6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5" style:display-name="WW_CharLFO6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6" style:display-name="WW_CharLFO6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7" style:display-name="WW_CharLFO6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8" style:display-name="WW_CharLFO6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9" style:display-name="WW_CharLFO6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1" style:display-name="WW_CharLFO6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2" style:display-name="WW_CharLFO6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3" style:display-name="WW_CharLFO6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4" style:display-name="WW_CharLFO6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5" style:display-name="WW_CharLFO6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6" style:display-name="WW_CharLFO6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7" style:display-name="WW_CharLFO6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8" style:display-name="WW_CharLFO6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9" style:display-name="WW_CharLFO6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1" style:display-name="WW_CharLFO6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2" style:display-name="WW_CharLFO6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3" style:display-name="WW_CharLFO6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4" style:display-name="WW_CharLFO6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5" style:display-name="WW_CharLFO6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6" style:display-name="WW_CharLFO6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7" style:display-name="WW_CharLFO6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8" style:display-name="WW_CharLFO6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9" style:display-name="WW_CharLFO6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1" style:display-name="WW_CharLFO6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2" style:display-name="WW_CharLFO6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3" style:display-name="WW_CharLFO6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4" style:display-name="WW_CharLFO6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5" style:display-name="WW_CharLFO6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6" style:display-name="WW_CharLFO6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7" style:display-name="WW_CharLFO6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8" style:display-name="WW_CharLFO6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9" style:display-name="WW_CharLFO6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1" style:display-name="WW_CharLFO6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2" style:display-name="WW_CharLFO6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3" style:display-name="WW_CharLFO6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4" style:display-name="WW_CharLFO6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5" style:display-name="WW_CharLFO6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6" style:display-name="WW_CharLFO6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7" style:display-name="WW_CharLFO6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8" style:display-name="WW_CharLFO6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9" style:display-name="WW_CharLFO6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1" style:display-name="WW_CharLFO6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2" style:display-name="WW_CharLFO6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3" style:display-name="WW_CharLFO6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4" style:display-name="WW_CharLFO6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5" style:display-name="WW_CharLFO6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6" style:display-name="WW_CharLFO6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7" style:display-name="WW_CharLFO6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8" style:display-name="WW_CharLFO6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9" style:display-name="WW_CharLFO6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1" style:display-name="WW_CharLFO6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2" style:display-name="WW_CharLFO6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3" style:display-name="WW_CharLFO6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4" style:display-name="WW_CharLFO6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5" style:display-name="WW_CharLFO6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6" style:display-name="WW_CharLFO6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7" style:display-name="WW_CharLFO6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8" style:display-name="WW_CharLFO6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9" style:display-name="WW_CharLFO6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Liberation Serif1" fo:font-family="'Liberation Serif'" style:font-family-generic="roman"/>
    </style:style>
    <style:style style:name="ListLabel_20_3" style:display-name="ListLabel 3" style:family="text">
      <style:text-properties style:font-name="Liberation Serif1" fo:font-family="'Liberation Serif'" style:font-family-generic="roman"/>
    </style:style>
    <style:style style:name="Numbering_20_Symbols" style:display-name="Numbering Symbols" style:family="text"/>
    <style:style style:name="ListLabel_20_4" style:display-name="ListLabel 4" style:family="text">
      <style:text-properties style:font-name="Liberation Serif1" fo:font-family="'Liberation Serif'" style:font-family-generic="roman"/>
    </style:style>
    <style:style style:name="ListLabel_20_5" style:display-name="ListLabel 5" style:family="text">
      <style:text-properties style:font-name="Liberation Serif1" fo:font-family="'Liberation Serif'" style:font-family-generic="roman"/>
    </style:style>
    <style:style style:name="text" style:family="text" style:parent-style-name="Default_20_Paragraph_20_Font">
      <style:text-properties style:font-name-complex="Times New Roman2" style:font-family-complex="'Times New Roman'" style:font-family-generic-complex="swiss"/>
    </style:style>
    <style:style style:name="Kop_20_3_20_Char" style:display-name="Kop 3 Char" style:family="text" style:parent-style-name="Default_20_Paragraph_20_Font">
      <style:text-properties style:font-name="Times New Roman1" fo:font-family="'Times New Roman'" style:font-family-generic="roman" fo:font-size="13.5pt" fo:language="nl" fo:country="NL" fo:font-weight="bold" style:font-size-asian="13.5pt" style:language-asian="nl" style:country-asian="NL" style:font-weight-asian="bold" style:font-name-complex="Times New Roman2" style:font-family-complex="'Times New Roman'" style:font-family-generic-complex="swiss" style:font-size-complex="1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Standaard" style:font-family-generic="modern" style:font-pitch="fixed"/>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Standaard"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ard"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ard"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ard"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Windows_x86 LibreOffice_project/882f8a0a489bc99a9e60c7905a60226254cb6ff0</meta:generator>
    <meta:initial-creator>Katrien Peeraer</meta:initial-creator>
    <meta:creation-date>2018-01-22T08:23:00Z</meta:creation-date>
    <dc:date>2018-02-11T15:44:02.203000000</dc:date>
    <meta:editing-cycles>279</meta:editing-cycles>
    <meta:editing-duration>P1DT9H47M30S</meta:editing-duration>
    <dc:creator>Katrien Peeraer</dc:creator>
    <meta:document-statistic meta:table-count="1" meta:image-count="0" meta:object-count="0" meta:page-count="59" meta:paragraph-count="2176" meta:word-count="18594" meta:character-count="133048" meta:non-whitespace-character-count="118239"/>
    <meta:template xlink:type="simple" xlink:actuate="onRequest" xlink:title="" xlink:href="Normal"/>
  </office:meta>
</office:document-meta>
</file>